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P10" style:parent-style-name="Normalny" style:family="paragraph">
      <style:paragraph-properties fo:text-align="justify" fo:line-height="150%"/>
    </style:style>
    <style:style style:name="T11" style:parent-style-name="Domyślnaczcionkaakapitu" style:family="text">
      <style:text-properties style:text-underline-type="single" style:text-underline-style="solid" style:text-underline-width="auto" style:text-underline-mode="continuous"/>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fo:text-indent="0.2479in"/>
    </style:style>
    <style:style style:name="P15" style:parent-style-name="Normalny" style:family="paragraph">
      <style:paragraph-properties fo:text-align="justify" fo:line-height="150%" fo:text-indent="0.2479in"/>
    </style:style>
    <style:style style:name="T16" style:parent-style-name="Domyślnaczcionkaakapitu" style:family="text">
      <style:text-properties fo:background-color="#80FFFF"/>
    </style:style>
    <style:style style:name="P17" style:parent-style-name="Normalny" style:family="paragraph">
      <style:paragraph-properties fo:text-align="justify" fo:line-height="150%" fo:text-indent="0.2479in"/>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P20" style:parent-style-name="Normalny" style:family="paragraph">
      <style:paragraph-properties fo:text-align="justify" fo:line-height="150%" fo:text-indent="0.2479in"/>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479in"/>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fo:text-indent="0.2479in"/>
    </style:style>
    <style:style style:name="P30" style:parent-style-name="Normalny" style:family="paragraph">
      <style:paragraph-properties fo:text-align="justify" fo:line-height="150%"/>
    </style:style>
    <style:style style:name="T31" style:parent-style-name="Domyślnaczcionkaakapitu" style:family="text">
      <style:text-properties style:text-underline-type="single" style:text-underline-style="solid" style:text-underline-width="auto" style:text-underline-mode="continuous"/>
    </style:style>
    <style:style style:name="T32" style:parent-style-name="Domyślnaczcionkaakapitu" style:family="text">
      <style:text-properties fo:background-color="#80FFFF" style:text-underline-type="single" style:text-underline-style="solid" style:text-underline-width="auto" style:text-underline-mode="continuous"/>
    </style:style>
    <style:style style:name="T33" style:parent-style-name="Domyślnaczcionkaakapitu" style:family="text">
      <style:text-properties style:text-underline-type="single" style:text-underline-style="solid" style:text-underline-width="auto" style:text-underline-mode="continuous"/>
    </style:style>
    <style:style style:name="P34" style:parent-style-name="Normalny" style:family="paragraph">
      <style:paragraph-properties fo:text-align="justify" fo:line-height="150%" fo:text-indent="0.2479in"/>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479in"/>
    </style:style>
    <style:style style:name="P40" style:parent-style-name="Normalny" style:family="paragraph">
      <style:paragraph-properties fo:text-align="justify" fo:line-height="150%" fo:text-indent="0.2479in"/>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479in"/>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P48" style:parent-style-name="Normalny" style:family="paragraph">
      <style:paragraph-properties fo:text-align="justify" fo:line-height="150%" fo:text-indent="0.2479in"/>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479in"/>
    </style:style>
    <style:style style:name="P53" style:parent-style-name="Normalny" style:family="paragraph">
      <style:paragraph-properties fo:text-align="justify" fo:line-height="150%" fo:text-indent="0.2479in"/>
    </style:style>
    <style:style style:name="P54" style:parent-style-name="Normalny" style:family="paragraph">
      <style:paragraph-properties fo:text-align="justify" fo:line-height="150%" fo:text-indent="0.2479in"/>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479in"/>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P63" style:parent-style-name="Normalny" style:family="paragraph">
      <style:paragraph-properties fo:text-align="justify" fo:line-height="150%" fo:text-indent="0.2479in"/>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479in"/>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fo:text-indent="0.2479in"/>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479in"/>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479in"/>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fo:text-indent="0.2479in"/>
    </style:style>
    <style:style style:name="P97" style:parent-style-name="Normalny" style:family="paragraph">
      <style:paragraph-properties fo:text-align="justify" fo:line-height="150%" fo:text-indent="0.2479in"/>
    </style:style>
    <style:style style:name="P98" style:parent-style-name="Normalny" style:family="paragraph">
      <style:paragraph-properties fo:text-align="justify" fo:line-height="150%" fo:text-indent="0.2479in"/>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fo:text-indent="0.2479in"/>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fo:text-indent="0.2479in"/>
    </style:style>
    <style:style style:name="P114" style:parent-style-name="Normalny" style:family="paragraph">
      <style:paragraph-properties fo:text-align="justify" fo:line-height="150%" fo:text-indent="0.2479in"/>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fo:text-indent="0.2479in"/>
    </style:style>
    <style:style style:name="P122" style:parent-style-name="Normalny" style:family="paragraph">
      <style:paragraph-properties fo:text-align="justify" fo:line-height="150%" fo:text-indent="0.2479in"/>
    </style:style>
    <style:style style:name="T123" style:parent-style-name="Domyślnaczcionkaakapitu" style:family="text">
      <style:text-properties fo:background-color="#80FFFF"/>
    </style:style>
    <style:style style:name="P124" style:parent-style-name="Normalny" style:family="paragraph">
      <style:paragraph-properties fo:text-align="justify" fo:line-height="150%" fo:text-indent="0.2479in"/>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479in"/>
    </style:style>
    <style:style style:name="P127" style:parent-style-name="Normalny" style:family="paragraph">
      <style:paragraph-properties fo:text-align="justify" fo:line-height="150%" fo:text-indent="0.2479in"/>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fo:text-indent="0.2479in"/>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479in"/>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479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479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fo:text-indent="0.2479in"/>
    </style:style>
    <style:style style:name="P160" style:parent-style-name="Normalny" style:family="paragraph">
      <style:paragraph-properties fo:text-align="justify" fo:line-height="150%" fo:text-indent="0.2479in"/>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fo:text-indent="0.2479in"/>
    </style:style>
    <style:style style:name="P165" style:parent-style-name="Normalny" style:family="paragraph">
      <style:paragraph-properties fo:text-align="justify" fo:line-height="150%"/>
    </style:style>
    <style:style style:name="T166" style:parent-style-name="Domyślnaczcionkaakapitu" style:family="text">
      <style:text-properties style:text-underline-type="single" style:text-underline-style="solid" style:text-underline-width="auto" style:text-underline-mode="continuous"/>
    </style:style>
    <style:style style:name="T167" style:parent-style-name="Domyślnaczcionkaakapitu" style:family="text">
      <style:text-properties fo:background-color="#80FFFF" style:text-underline-type="single" style:text-underline-style="solid" style:text-underline-width="auto" style:text-underline-mode="continuous"/>
    </style:style>
    <style:style style:name="T168" style:parent-style-name="Domyślnaczcionkaakapitu" style:family="text">
      <style:text-properties style:text-underline-type="single" style:text-underline-style="solid" style:text-underline-width="auto" style:text-underline-mode="continuous"/>
    </style:style>
    <style:style style:name="T169" style:parent-style-name="Domyślnaczcionkaakapitu" style:family="text">
      <style:text-properties fo:background-color="#80FFFF" style:text-underline-type="single" style:text-underline-style="solid" style:text-underline-width="auto" style:text-underline-mode="continuous"/>
    </style:style>
    <style:style style:name="T170" style:parent-style-name="Domyślnaczcionkaakapitu" style:family="text">
      <style:text-properties style:text-underline-type="single" style:text-underline-style="solid" style:text-underline-width="auto" style:text-underline-mode="continuous"/>
    </style:style>
    <style:style style:name="T171" style:parent-style-name="Domyślnaczcionkaakapitu" style:family="text">
      <style:text-properties fo:background-color="#80FFFF" style:text-underline-type="single" style:text-underline-style="solid" style:text-underline-width="auto" style:text-underline-mode="continuous"/>
    </style:style>
    <style:style style:name="T172" style:parent-style-name="Domyślnaczcionkaakapitu" style:family="text">
      <style:text-properties style:text-underline-type="single" style:text-underline-style="solid" style:text-underline-width="auto" style:text-underline-mode="continuous"/>
    </style:style>
    <style:style style:name="T173" style:parent-style-name="Domyślnaczcionkaakapitu" style:family="text">
      <style:text-properties fo:background-color="#80FFFF" style:text-underline-type="single" style:text-underline-style="solid" style:text-underline-width="auto" style:text-underline-mode="continuous"/>
    </style:style>
    <style:style style:name="T174" style:parent-style-name="Domyślnaczcionkaakapitu" style:family="text">
      <style:text-properties style:text-underline-type="single" style:text-underline-style="solid" style:text-underline-width="auto" style:text-underline-mode="continuous"/>
    </style:style>
    <style:style style:name="T175" style:parent-style-name="Domyślnaczcionkaakapitu" style:family="text">
      <style:text-properties fo:background-color="#80FFFF" style:text-underline-type="single" style:text-underline-style="solid" style:text-underline-width="auto" style:text-underline-mode="continuous"/>
    </style:style>
    <style:style style:name="T176" style:parent-style-name="Domyślnaczcionkaakapitu" style:family="text">
      <style:text-properties style:text-underline-type="single" style:text-underline-style="solid" style:text-underline-width="auto" style:text-underline-mode="continuous"/>
    </style:style>
    <style:style style:name="T177" style:parent-style-name="Domyślnaczcionkaakapitu" style:family="text">
      <style:text-properties fo:background-color="#80FFFF" style:text-underline-type="single" style:text-underline-style="solid" style:text-underline-width="auto" style:text-underline-mode="continuous"/>
    </style:style>
    <style:style style:name="T178" style:parent-style-name="Domyślnaczcionkaakapitu" style:family="text">
      <style:text-properties style:text-underline-type="single" style:text-underline-style="solid" style:text-underline-width="auto" style:text-underline-mode="continuous"/>
    </style:style>
    <style:style style:name="P179" style:parent-style-name="Normalny" style:family="paragraph">
      <style:paragraph-properties fo:text-align="justify" fo:line-height="150%" fo:text-indent="0.2479in"/>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479in"/>
    </style:style>
    <style:style style:name="P182" style:parent-style-name="Normalny" style:family="paragraph">
      <style:paragraph-properties fo:text-align="justify" fo:line-height="150%"/>
    </style:style>
    <style:style style:name="T183" style:parent-style-name="Domyślnaczcionkaakapitu" style:family="text">
      <style:text-properties style:text-underline-type="single" style:text-underline-style="solid" style:text-underline-width="auto" style:text-underline-mode="continuous"/>
    </style:style>
    <style:style style:name="T184" style:parent-style-name="Domyślnaczcionkaakapitu" style:family="text">
      <style:text-properties fo:background-color="#80FFFF" style:text-underline-type="single" style:text-underline-style="solid" style:text-underline-width="auto" style:text-underline-mode="continuous"/>
    </style:style>
    <style:style style:name="T185" style:parent-style-name="Domyślnaczcionkaakapitu" style:family="text">
      <style:text-properties style:text-underline-type="single" style:text-underline-style="solid" style:text-underline-width="auto" style:text-underline-mode="continuous"/>
    </style:style>
    <style:style style:name="T186" style:parent-style-name="Domyślnaczcionkaakapitu" style:family="text">
      <style:text-properties fo:background-color="#80FFFF" style:text-underline-type="single" style:text-underline-style="solid" style:text-underline-width="auto" style:text-underline-mode="continuous"/>
    </style:style>
    <style:style style:name="T187" style:parent-style-name="Domyślnaczcionkaakapitu" style:family="text">
      <style:text-properties style:text-underline-type="single" style:text-underline-style="solid" style:text-underline-width="auto" style:text-underline-mode="continuous"/>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fo:text-indent="0.2479in"/>
    </style:style>
    <style:style style:name="P193" style:parent-style-name="Normalny" style:family="paragraph">
      <style:paragraph-properties fo:text-align="justify" fo:line-height="150%"/>
    </style:style>
    <style:style style:name="T194" style:parent-style-name="Domyślnaczcionkaakapitu" style:family="text">
      <style:text-properties style:text-underline-type="single" style:text-underline-style="solid" style:text-underline-width="auto" style:text-underline-mode="continuous"/>
    </style:style>
    <style:style style:name="T195" style:parent-style-name="Domyślnaczcionkaakapitu" style:family="text">
      <style:text-properties fo:background-color="#80FFFF" style:text-underline-type="single" style:text-underline-style="solid" style:text-underline-width="auto" style:text-underline-mode="continuous"/>
    </style:style>
    <style:style style:name="T196" style:parent-style-name="Domyślnaczcionkaakapitu" style:family="text">
      <style:text-properties style:text-underline-type="single" style:text-underline-style="solid" style:text-underline-width="auto" style:text-underline-mode="continuous"/>
    </style:style>
    <style:style style:name="T197" style:parent-style-name="Domyślnaczcionkaakapitu" style:family="text">
      <style:text-properties fo:background-color="#80FFFF" style:text-underline-type="single" style:text-underline-style="solid" style:text-underline-width="auto" style:text-underline-mode="continuous"/>
    </style:style>
    <style:style style:name="T198" style:parent-style-name="Domyślnaczcionkaakapitu" style:family="text">
      <style:text-properties style:text-underline-type="single" style:text-underline-style="solid" style:text-underline-width="auto" style:text-underline-mode="continuous"/>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fo:text-indent="0.2479in"/>
    </style:style>
    <style:style style:name="P201" style:parent-style-name="Normalny" style:family="paragraph">
      <style:paragraph-properties fo:text-align="justify" fo:line-height="150%" fo:text-indent="0.2479in"/>
    </style:style>
    <style:style style:name="P202" style:parent-style-name="Normalny" style:family="paragraph">
      <style:paragraph-properties fo:text-align="justify" fo:line-height="150%" fo:text-indent="0.2479in"/>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style:style>
    <style:style style:name="T205" style:parent-style-name="Domyślnaczcionkaakapitu" style:family="text">
      <style:text-properties style:text-underline-type="single" style:text-underline-style="solid" style:text-underline-width="auto" style:text-underline-mode="continuous"/>
    </style:style>
    <style:style style:name="T206" style:parent-style-name="Domyślnaczcionkaakapitu" style:family="text">
      <style:text-properties fo:background-color="#80FFFF" style:text-underline-type="single" style:text-underline-style="solid" style:text-underline-width="auto" style:text-underline-mode="continuous"/>
    </style:style>
    <style:style style:name="T207" style:parent-style-name="Domyślnaczcionkaakapitu" style:family="text">
      <style:text-properties style:text-underline-type="single" style:text-underline-style="solid" style:text-underline-width="auto" style:text-underline-mode="continuous"/>
    </style:style>
    <style:style style:name="T208" style:parent-style-name="Domyślnaczcionkaakapitu" style:family="text">
      <style:text-properties fo:background-color="#80FFFF" style:text-underline-type="single" style:text-underline-style="solid" style:text-underline-width="auto" style:text-underline-mode="continuous"/>
    </style:style>
    <style:style style:name="T209" style:parent-style-name="Domyślnaczcionkaakapitu" style:family="text">
      <style:text-properties style:text-underline-type="single" style:text-underline-style="solid" style:text-underline-width="auto" style:text-underline-mode="continuous"/>
    </style:style>
    <style:style style:name="T210" style:parent-style-name="Domyślnaczcionkaakapitu" style:family="text">
      <style:text-properties fo:background-color="#80FFFF" style:text-underline-type="single" style:text-underline-style="solid" style:text-underline-width="auto" style:text-underline-mode="continuous"/>
    </style:style>
    <style:style style:name="T211" style:parent-style-name="Domyślnaczcionkaakapitu" style:family="text">
      <style:text-properties style:text-underline-type="single" style:text-underline-style="solid" style:text-underline-width="auto" style:text-underline-mode="continuous"/>
    </style:style>
    <style:style style:name="P212" style:parent-style-name="Normalny" style:family="paragraph">
      <style:paragraph-properties fo:text-align="justify" fo:line-height="150%" fo:text-indent="0.2479in"/>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style:style>
    <style:style style:name="T215" style:parent-style-name="Domyślnaczcionkaakapitu" style:family="text">
      <style:text-properties style:text-underline-type="single" style:text-underline-style="solid" style:text-underline-width="auto" style:text-underline-mode="continuous"/>
    </style:style>
    <style:style style:name="P216" style:parent-style-name="Normalny" style:family="paragraph">
      <style:paragraph-properties fo:text-align="justify" fo:line-height="150%" fo:text-indent="0.2479in"/>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479in"/>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style:style>
    <style:style style:name="T221" style:parent-style-name="Domyślnaczcionkaakapitu" style:family="text">
      <style:text-properties style:text-underline-type="single" style:text-underline-style="solid" style:text-underline-width="auto" style:text-underline-mode="continuous"/>
    </style:style>
    <style:style style:name="T222" style:parent-style-name="Domyślnaczcionkaakapitu" style:family="text">
      <style:text-properties fo:background-color="#80FFFF" style:text-underline-type="single" style:text-underline-style="solid" style:text-underline-width="auto" style:text-underline-mode="continuous"/>
    </style:style>
    <style:style style:name="T223" style:parent-style-name="Domyślnaczcionkaakapitu" style:family="text">
      <style:text-properties style:text-underline-type="single" style:text-underline-style="solid" style:text-underline-width="auto" style:text-underline-mode="continuous"/>
    </style:style>
    <style:style style:name="T224" style:parent-style-name="Domyślnaczcionkaakapitu" style:family="text">
      <style:text-properties fo:background-color="#80FFFF" style:text-underline-type="single" style:text-underline-style="solid" style:text-underline-width="auto" style:text-underline-mode="continuous"/>
    </style:style>
    <style:style style:name="T225" style:parent-style-name="Domyślnaczcionkaakapitu" style:family="text">
      <style:text-properties style:text-underline-type="single" style:text-underline-style="solid" style:text-underline-width="auto" style:text-underline-mode="continuous"/>
    </style:style>
    <style:style style:name="T226" style:parent-style-name="Domyślnaczcionkaakapitu" style:family="text">
      <style:text-properties fo:background-color="#80FFFF" style:text-underline-type="single" style:text-underline-style="solid" style:text-underline-width="auto" style:text-underline-mode="continuous"/>
    </style:style>
    <style:style style:name="T227" style:parent-style-name="Domyślnaczcionkaakapitu" style:family="text">
      <style:text-properties style:text-underline-type="single" style:text-underline-style="solid" style:text-underline-width="auto" style:text-underline-mode="continuous"/>
    </style:style>
    <style:style style:name="P228" style:parent-style-name="Normalny" style:family="paragraph">
      <style:paragraph-properties fo:text-align="justify" fo:line-height="150%" fo:text-indent="0.2479in"/>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fo:text-indent="0.2479in"/>
    </style:style>
    <style:style style:name="P233" style:parent-style-name="Normalny" style:family="paragraph">
      <style:paragraph-properties fo:text-align="justify" fo:line-height="150%" fo:text-indent="0.2479in"/>
    </style:style>
    <style:style style:name="P234" style:parent-style-name="Normalny" style:family="paragraph">
      <style:paragraph-properties fo:text-align="justify" fo:line-height="150%" fo:text-indent="0.2479in"/>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P237" style:parent-style-name="Normalny" style:family="paragraph">
      <style:paragraph-properties fo:text-align="justify" fo:line-height="150%" fo:text-indent="0.2479in"/>
    </style:style>
    <style:style style:name="P238" style:parent-style-name="Normalny" style:family="paragraph">
      <style:paragraph-properties fo:text-align="justify" fo:line-height="150%" fo:text-indent="0.2479in"/>
    </style:style>
    <style:style style:name="P239" style:parent-style-name="Normalny" style:family="paragraph">
      <style:paragraph-properties fo:text-align="justify" fo:line-height="150%"/>
    </style:style>
    <style:style style:name="T240" style:parent-style-name="Domyślnaczcionkaakapitu" style:family="text">
      <style:text-properties style:text-underline-type="single" style:text-underline-style="solid" style:text-underline-width="auto" style:text-underline-mode="continuous"/>
    </style:style>
    <style:style style:name="T241" style:parent-style-name="Domyślnaczcionkaakapitu" style:family="text">
      <style:text-properties fo:background-color="#80FFFF" style:text-underline-type="single" style:text-underline-style="solid" style:text-underline-width="auto" style:text-underline-mode="continuous"/>
    </style:style>
    <style:style style:name="T242" style:parent-style-name="Domyślnaczcionkaakapitu" style:family="text">
      <style:text-properties style:text-underline-type="single" style:text-underline-style="solid" style:text-underline-width="auto" style:text-underline-mode="continuous"/>
    </style:style>
    <style:style style:name="P243" style:parent-style-name="Normalny" style:family="paragraph">
      <style:paragraph-properties fo:text-align="justify" fo:line-height="150%" fo:text-indent="0.2479in"/>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style:style>
    <style:style style:name="T249" style:parent-style-name="Domyślnaczcionkaakapitu" style:family="text">
      <style:text-properties style:text-underline-type="single" style:text-underline-style="solid" style:text-underline-width="auto" style:text-underline-mode="continuous"/>
    </style:style>
    <style:style style:name="P250" style:parent-style-name="Normalny" style:family="paragraph">
      <style:paragraph-properties fo:text-align="justify" fo:line-height="150%" fo:text-indent="0.2479in"/>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text-underline-type="single" style:text-underline-style="solid" style:text-underline-width="auto" style:text-underline-mode="continuous"/>
    </style:style>
    <style:style style:name="T256" style:parent-style-name="Domyślnaczcionkaakapitu" style:family="text">
      <style:text-properties style:text-underline-type="single" style:text-underline-style="solid" style:text-underline-width="auto" style:text-underline-mode="continuous"/>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479in"/>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style:style>
    <style:style style:name="T284" style:parent-style-name="Domyślnaczcionkaakapitu" style:family="text">
      <style:text-properties style:text-underline-type="single" style:text-underline-style="solid" style:text-underline-width="auto" style:text-underline-mode="continuous"/>
    </style:style>
    <style:style style:name="P285" style:parent-style-name="Normalny" style:family="paragraph">
      <style:paragraph-properties fo:text-align="justify" fo:line-height="150%" fo:text-indent="0.2479in"/>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style:style>
    <style:style style:name="T288" style:parent-style-name="Domyślnaczcionkaakapitu" style:family="text">
      <style:text-properties fo:background-color="#80FFFF" style:text-underline-type="single" style:text-underline-style="solid" style:text-underline-width="auto" style:text-underline-mode="continuous"/>
    </style:style>
    <style:style style:name="T289" style:parent-style-name="Domyślnaczcionkaakapitu" style:family="text">
      <style:text-properties style:text-underline-type="single" style:text-underline-style="solid" style:text-underline-width="auto" style:text-underline-mode="continuous"/>
    </style:style>
    <style:style style:name="P290" style:parent-style-name="Normalny" style:family="paragraph">
      <style:paragraph-properties fo:text-align="justify" fo:line-height="150%" fo:text-indent="0.2479in"/>
    </style:style>
    <style:style style:name="P291" style:parent-style-name="Normalny" style:family="paragraph">
      <style:paragraph-properties fo:text-align="justify" fo:line-height="150%"/>
    </style:style>
    <style:style style:name="T292" style:parent-style-name="Domyślnaczcionkaakapitu" style:family="text">
      <style:text-properties style:text-underline-type="single" style:text-underline-style="solid" style:text-underline-width="auto" style:text-underline-mode="continuous"/>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P298" style:parent-style-name="Normalny" style:family="paragraph">
      <style:paragraph-properties fo:text-align="justify" fo:line-height="150%" fo:text-indent="0.2479in"/>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P304" style:parent-style-name="Normalny" style:family="paragraph">
      <style:paragraph-properties fo:text-align="justify" fo:line-height="150%" fo:text-indent="0.2479in"/>
    </style:style>
    <style:style style:name="P305" style:parent-style-name="Normalny" style:family="paragraph">
      <style:paragraph-properties fo:text-align="justify" fo:line-height="150%"/>
    </style:style>
    <style:style style:name="T306" style:parent-style-name="Domyślnaczcionkaakapitu" style:family="text">
      <style:text-properties style:text-underline-type="single" style:text-underline-style="solid" style:text-underline-width="auto" style:text-underline-mode="continuous"/>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P310" style:parent-style-name="Normalny" style:family="paragraph">
      <style:paragraph-properties fo:text-align="justify" fo:line-height="150%" fo:text-indent="0.2479in"/>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style:style>
    <style:style style:name="T317" style:parent-style-name="Domyślnaczcionkaakapitu" style:family="text">
      <style:text-properties style:text-underline-type="single" style:text-underline-style="solid" style:text-underline-width="auto" style:text-underline-mode="continuous"/>
    </style:style>
    <style:style style:name="T318" style:parent-style-name="Domyślnaczcionkaakapitu" style:family="text">
      <style:text-properties fo:background-color="#80FFFF" style:text-underline-type="single" style:text-underline-style="solid" style:text-underline-width="auto" style:text-underline-mode="continuous"/>
    </style:style>
    <style:style style:name="T319" style:parent-style-name="Domyślnaczcionkaakapitu" style:family="text">
      <style:text-properties style:text-underline-type="single" style:text-underline-style="solid" style:text-underline-width="auto" style:text-underline-mode="continuous"/>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479in"/>
    </style:style>
    <style:style style:name="T322" style:parent-style-name="Domyślnaczcionkaakapitu" style:family="text">
      <style:text-properties fo:background-color="#80FFFF"/>
    </style:style>
    <style:style style:name="P323" style:parent-style-name="Normalny" style:family="paragraph">
      <style:paragraph-properties fo:text-align="justify" fo:line-height="150%"/>
    </style:style>
    <style:style style:name="T324" style:parent-style-name="Domyślnaczcionkaakapitu" style:family="text">
      <style:text-properties style:text-underline-type="single" style:text-underline-style="solid" style:text-underline-width="auto" style:text-underline-mode="continuous"/>
    </style:style>
    <style:style style:name="T325" style:parent-style-name="Domyślnaczcionkaakapitu" style:family="text">
      <style:text-properties fo:background-color="#80FFFF" style:text-underline-type="single" style:text-underline-style="solid" style:text-underline-width="auto" style:text-underline-mode="continuous"/>
    </style:style>
    <style:style style:name="T326" style:parent-style-name="Domyślnaczcionkaakapitu" style:family="text">
      <style:text-properties style:text-underline-type="single" style:text-underline-style="solid" style:text-underline-width="auto" style:text-underline-mode="continuous"/>
    </style:style>
    <style:style style:name="P327" style:parent-style-name="Normalny" style:family="paragraph">
      <style:paragraph-properties fo:text-align="justify" fo:line-height="150%" fo:text-indent="0.2479in"/>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P333" style:parent-style-name="Normalny" style:family="paragraph">
      <style:paragraph-properties fo:text-align="justify" fo:line-height="150%"/>
    </style:style>
    <style:style style:name="T334" style:parent-style-name="Domyślnaczcionkaakapitu" style:family="text">
      <style:text-properties style:text-underline-type="single" style:text-underline-style="solid" style:text-underline-width="auto" style:text-underline-mode="continuous"/>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style:style>
    <style:style style:name="T341" style:parent-style-name="Domyślnaczcionkaakapitu" style:family="text">
      <style:text-properties fo:background-color="#80FFFF" style:text-underline-type="single" style:text-underline-style="solid" style:text-underline-width="auto" style:text-underline-mode="continuous"/>
    </style:style>
    <style:style style:name="T342" style:parent-style-name="Domyślnaczcionkaakapitu" style:family="text">
      <style:text-properties style:text-underline-type="single" style:text-underline-style="solid" style:text-underline-width="auto" style:text-underline-mode="continuous"/>
    </style:style>
    <style:style style:name="T343" style:parent-style-name="Domyślnaczcionkaakapitu" style:family="text">
      <style:text-properties fo:background-color="#80FFFF" style:text-underline-type="single" style:text-underline-style="solid" style:text-underline-width="auto" style:text-underline-mode="continuous"/>
    </style:style>
    <style:style style:name="T344" style:parent-style-name="Domyślnaczcionkaakapitu" style:family="text">
      <style:text-properties style:text-underline-type="single" style:text-underline-style="solid" style:text-underline-width="auto" style:text-underline-mode="continuous"/>
    </style:style>
    <style:style style:name="P345" style:parent-style-name="Normalny" style:family="paragraph">
      <style:paragraph-properties fo:text-align="justify" fo:line-height="150%" fo:text-indent="0.2479in"/>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style:style>
    <style:style style:name="T349" style:parent-style-name="Domyślnaczcionkaakapitu" style:family="text">
      <style:text-properties style:text-underline-type="single" style:text-underline-style="solid" style:text-underline-width="auto" style:text-underline-mode="continuous"/>
    </style:style>
    <style:style style:name="P350" style:parent-style-name="Normalny" style:family="paragraph">
      <style:paragraph-properties fo:text-align="justify" fo:line-height="150%" fo:text-indent="0.2479in"/>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479in"/>
    </style:style>
    <style:style style:name="P355" style:parent-style-name="Normalny" style:family="paragraph">
      <style:paragraph-properties fo:text-align="justify" fo:line-height="150%">
        <style:tab-stops>
          <style:tab-stop style:type="left" style:position="2.7013in"/>
        </style:tab-stops>
      </style:paragraph-properties>
    </style:style>
    <style:style style:name="T356" style:parent-style-name="Domyślnaczcionkaakapitu" style:family="text">
      <style:text-properties style:text-underline-type="single" style:text-underline-style="solid" style:text-underline-width="auto" style:text-underline-mode="continuous"/>
    </style:style>
    <style:style style:name="T357" style:parent-style-name="Domyślnaczcionkaakapitu" style:family="text">
      <style:text-properties fo:background-color="#80FFFF" style:text-underline-type="single" style:text-underline-style="solid" style:text-underline-width="auto" style:text-underline-mode="continuous"/>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fo:text-indent="0.2479in">
        <style:tab-stops>
          <style:tab-stop style:type="left" style:position="2.7013in"/>
        </style:tab-stops>
      </style:paragraph-properties>
    </style:style>
    <style:style style:name="P360" style:parent-style-name="Normalny" style:family="paragraph">
      <style:paragraph-properties fo:text-align="justify" fo:line-height="150%"/>
    </style:style>
    <style:style style:name="T361" style:parent-style-name="Domyślnaczcionkaakapitu" style:family="text">
      <style:text-properties fo:background-color="#80FFFF" style:text-underline-type="single" style:text-underline-style="solid" style:text-underline-width="auto" style:text-underline-mode="continuous"/>
    </style:style>
    <style:style style:name="T362" style:parent-style-name="Domyślnaczcionkaakapitu" style:family="text">
      <style:text-properties style:text-underline-type="single" style:text-underline-style="solid" style:text-underline-width="auto" style:text-underline-mode="continuous"/>
    </style:style>
    <style:style style:name="T363" style:parent-style-name="Domyślnaczcionkaakapitu" style:family="text">
      <style:text-properties fo:background-color="#80FFFF" style:text-underline-type="single" style:text-underline-style="solid" style:text-underline-width="auto" style:text-underline-mode="continuous"/>
    </style:style>
    <style:style style:name="T364" style:parent-style-name="Domyślnaczcionkaakapitu" style:family="text">
      <style:text-properties style:text-underline-type="single" style:text-underline-style="solid" style:text-underline-width="auto" style:text-underline-mode="continuous"/>
    </style:style>
    <style:style style:name="P365" style:parent-style-name="Normalny" style:family="paragraph">
      <style:paragraph-properties fo:text-align="justify" fo:line-height="150%" fo:text-indent="0.2479in"/>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style:style>
    <style:style style:name="T369" style:parent-style-name="Domyślnaczcionkaakapitu" style:family="text">
      <style:text-properties style:text-underline-type="single" style:text-underline-style="solid" style:text-underline-width="auto" style:text-underline-mode="continuous"/>
    </style:style>
    <style:style style:name="P370" style:parent-style-name="Normalny" style:family="paragraph">
      <style:paragraph-properties fo:text-align="justify" fo:line-height="150%" fo:text-indent="0.2479in"/>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fo:text-indent="0.2479in"/>
    </style:style>
    <style:style style:name="P373" style:parent-style-name="Normalny" style:family="paragraph">
      <style:paragraph-properties fo:text-align="justify" fo:line-height="150%" fo:text-indent="0.2479in"/>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479in"/>
    </style:style>
    <style:style style:name="P377" style:parent-style-name="Normalny" style:family="paragraph">
      <style:paragraph-properties fo:text-align="justify" fo:line-height="150%" fo:text-indent="0.2479in"/>
    </style:style>
    <style:style style:name="P378" style:parent-style-name="Normalny" style:family="paragraph">
      <style:paragraph-properties fo:text-align="justify" fo:line-height="150%"/>
    </style:style>
    <style:style style:name="T379" style:parent-style-name="Domyślnaczcionkaakapitu" style:family="text">
      <style:text-properties style:text-underline-type="single" style:text-underline-style="solid" style:text-underline-width="auto" style:text-underline-mode="continuous"/>
    </style:style>
    <style:style style:name="T380" style:parent-style-name="Domyślnaczcionkaakapitu" style:family="text">
      <style:text-properties fo:background-color="#80FFFF" style:text-underline-type="single" style:text-underline-style="solid" style:text-underline-width="auto" style:text-underline-mode="continuous"/>
    </style:style>
    <style:style style:name="P381" style:parent-style-name="Normalny" style:family="paragraph">
      <style:paragraph-properties fo:text-align="justify" fo:line-height="150%" fo:text-indent="0.2479in"/>
    </style:style>
    <style:style style:name="P382" style:parent-style-name="Normalny" style:family="paragraph">
      <style:paragraph-properties fo:text-align="justify" fo:line-height="150%"/>
    </style:style>
    <style:style style:name="T383" style:parent-style-name="Domyślnaczcionkaakapitu" style:family="text">
      <style:text-properties style:text-underline-type="single" style:text-underline-style="solid" style:text-underline-width="auto" style:text-underline-mode="continuous"/>
    </style:style>
    <style:style style:name="P384" style:parent-style-name="Normalny" style:family="paragraph">
      <style:paragraph-properties fo:text-align="justify" fo:line-height="150%" fo:text-indent="0.2479in"/>
    </style:style>
    <style:style style:name="P385" style:parent-style-name="Normalny" style:family="paragraph">
      <style:paragraph-properties fo:text-align="justify" fo:line-height="150%"/>
    </style:style>
    <style:style style:name="T386" style:parent-style-name="Domyślnaczcionkaakapitu" style:family="text">
      <style:text-properties style:text-underline-type="single" style:text-underline-style="solid" style:text-underline-width="auto" style:text-underline-mode="continuous"/>
    </style:style>
    <style:style style:name="P387" style:parent-style-name="Normalny" style:family="paragraph">
      <style:paragraph-properties fo:text-align="justify" fo:line-height="150%" fo:text-indent="0.2479in"/>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P391" style:parent-style-name="Normalny" style:family="paragraph">
      <style:paragraph-properties fo:text-align="justify" fo:line-height="150%" fo:text-indent="0.2479in"/>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P395" style:parent-style-name="Normalny" style:family="paragraph">
      <style:paragraph-properties fo:text-align="justify" fo:line-height="150%" fo:text-indent="0.2479in"/>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style:style>
    <style:style style:name="T399" style:parent-style-name="Domyślnaczcionkaakapitu" style:family="text">
      <style:text-properties style:text-underline-type="single" style:text-underline-style="solid" style:text-underline-width="auto" style:text-underline-mode="continuous"/>
    </style:style>
    <style:style style:name="T400" style:parent-style-name="Domyślnaczcionkaakapitu" style:family="text">
      <style:text-properties fo:background-color="#80FFFF" style:text-underline-type="single" style:text-underline-style="solid" style:text-underline-width="auto" style:text-underline-mode="continuous"/>
    </style:style>
    <style:style style:name="P401" style:parent-style-name="Normalny" style:family="paragraph">
      <style:paragraph-properties fo:text-align="justify" fo:line-height="150%" fo:text-indent="0.2479in"/>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style:style>
    <style:style style:name="P412" style:parent-style-name="Normalny" style:family="paragraph">
      <style:paragraph-properties fo:text-align="justify" fo:line-height="150%"/>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style:style>
    <style:style style:name="T415" style:parent-style-name="Domyślnaczcionkaakapitu" style:family="text">
      <style:text-properties style:text-underline-type="single" style:text-underline-style="solid" style:text-underline-width="auto" style:text-underline-mode="continuous"/>
    </style:style>
    <style:style style:name="P416" style:parent-style-name="Normalny" style:family="paragraph">
      <style:paragraph-properties fo:text-align="justify" fo:line-height="150%" fo:text-indent="0.2479in"/>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479in"/>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479in"/>
    </style:style>
    <style:style style:name="P426" style:parent-style-name="Normalny" style:family="paragraph">
      <style:paragraph-properties fo:text-align="justify" fo:line-height="150%"/>
    </style:style>
    <style:style style:name="T427" style:parent-style-name="Domyślnaczcionkaakapitu" style:family="text">
      <style:text-properties style:text-underline-type="single" style:text-underline-style="solid" style:text-underline-width="auto" style:text-underline-mode="continuous"/>
    </style:style>
    <style:style style:name="P428" style:parent-style-name="Normalny" style:family="paragraph">
      <style:paragraph-properties fo:text-align="justify" fo:line-height="150%" fo:text-indent="0.2479in"/>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fo:text-indent="0.2479in"/>
    </style:style>
    <style:style style:name="P432" style:parent-style-name="Normalny" style:family="paragraph">
      <style:paragraph-properties fo:text-align="justify" fo:line-height="150%" fo:text-indent="0.2479in"/>
    </style:style>
    <style:style style:name="P433" style:parent-style-name="Normalny" style:family="paragraph">
      <style:paragraph-properties fo:text-align="justify" fo:line-height="150%" fo:text-indent="0.2479in"/>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479in"/>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fo:text-indent="0.2479in"/>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479in"/>
    </style:style>
    <style:style style:name="P444" style:parent-style-name="Normalny" style:family="paragraph">
      <style:paragraph-properties fo:text-align="justify" fo:line-height="150%" fo:text-indent="0.2479in"/>
    </style:style>
    <style:style style:name="P445" style:parent-style-name="Normalny" style:family="paragraph">
      <style:paragraph-properties fo:text-align="justify" fo:line-height="150%" fo:text-indent="0.2479in"/>
    </style:style>
    <style:style style:name="P446" style:parent-style-name="Normalny" style:family="paragraph">
      <style:paragraph-properties fo:text-align="justify" fo:line-height="150%" fo:text-indent="0.2479in"/>
    </style:style>
    <style:style style:name="P447" style:parent-style-name="Normalny" style:family="paragraph">
      <style:paragraph-properties fo:text-align="justify" fo:line-height="150%" fo:text-indent="0.2479in"/>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fo:text-indent="0.2479in"/>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fo:text-indent="0.2479in"/>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479in"/>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479in"/>
    </style:style>
    <style:style style:name="P460" style:parent-style-name="Normalny" style:family="paragraph">
      <style:paragraph-properties fo:text-align="justify" fo:line-height="150%" fo:text-indent="0.2479in"/>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P463" style:parent-style-name="Normalny" style:family="paragraph">
      <style:paragraph-properties fo:text-align="justify" fo:line-height="150%" fo:text-indent="0.2479in"/>
    </style:style>
    <style:style style:name="P464" style:parent-style-name="Normalny" style:family="paragraph">
      <style:paragraph-properties fo:text-align="justify" fo:line-height="150%" fo:text-indent="0.2479in"/>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fo:text-indent="0.2479in"/>
    </style:style>
    <style:style style:name="P471" style:parent-style-name="Normalny" style:family="paragraph">
      <style:paragraph-properties fo:text-align="justify" fo:line-height="150%" fo:text-indent="0.2479in"/>
    </style:style>
    <style:style style:name="P472" style:parent-style-name="Normalny" style:family="paragraph">
      <style:paragraph-properties fo:text-align="justify" fo:line-height="150%" fo:text-indent="0.2479in"/>
    </style:style>
    <style:style style:name="P473" style:parent-style-name="Normalny" style:family="paragraph">
      <style:paragraph-properties fo:text-align="justify" fo:line-height="150%" fo:text-indent="0.2479in"/>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fo:text-indent="0.2479in"/>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fo:text-indent="0.2479in"/>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fo:text-indent="0.2479in"/>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P493" style:parent-style-name="Normalny" style:family="paragraph">
      <style:paragraph-properties fo:text-align="justify" fo:line-height="150%" fo:text-indent="0.2479in"/>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fo:text-indent="0.2479in"/>
    </style:style>
    <style:style style:name="T499" style:parent-style-name="Domyślnaczcionkaakapitu" style:family="text">
      <style:text-properties fo:background-color="#80FFFF"/>
    </style:style>
    <style:style style:name="P500" style:parent-style-name="Normalny" style:family="paragraph">
      <style:paragraph-properties fo:text-align="justify" fo:line-height="150%" fo:text-indent="0.2479in"/>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479in"/>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fo:text-indent="0.2479in"/>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style:style>
    <style:style style:name="T512" style:parent-style-name="Domyślnaczcionkaakapitu" style:family="text">
      <style:text-properties style:text-underline-type="single" style:text-underline-style="solid" style:text-underline-width="auto" style:text-underline-mode="continuous"/>
    </style:style>
    <style:style style:name="P513" style:parent-style-name="Normalny" style:family="paragraph">
      <style:paragraph-properties fo:text-align="justify" fo:line-height="150%" fo:text-indent="0.2479in"/>
    </style:style>
    <style:style style:name="P514" style:parent-style-name="Normalny" style:family="paragraph">
      <style:paragraph-properties fo:text-align="justify" fo:line-height="150%"/>
    </style:style>
    <style:style style:name="T515" style:parent-style-name="Domyślnaczcionkaakapitu" style:family="text">
      <style:text-properties style:text-underline-type="single" style:text-underline-style="solid" style:text-underline-width="auto" style:text-underline-mode="continuous"/>
    </style:style>
    <style:style style:name="T516" style:parent-style-name="Domyślnaczcionkaakapitu" style:family="text">
      <style:text-properties fo:background-color="#80FFFF" style:text-underline-type="single" style:text-underline-style="solid" style:text-underline-width="auto" style:text-underline-mode="continuous"/>
    </style:style>
    <style:style style:name="P517" style:parent-style-name="Normalny" style:family="paragraph">
      <style:paragraph-properties fo:text-align="justify" fo:line-height="150%" fo:text-indent="0.2479in"/>
    </style:style>
    <style:style style:name="P518" style:parent-style-name="Normalny" style:family="paragraph">
      <style:paragraph-properties fo:text-align="justify" fo:line-height="150%" fo:text-indent="0.2479in"/>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style:style>
    <style:style style:name="T521" style:parent-style-name="Domyślnaczcionkaakapitu" style:family="text">
      <style:text-properties style:text-underline-type="single" style:text-underline-style="solid" style:text-underline-width="auto" style:text-underline-mode="continuous"/>
    </style:style>
    <style:style style:name="P522" style:parent-style-name="Normalny" style:family="paragraph">
      <style:paragraph-properties fo:text-align="justify" fo:line-height="150%" fo:text-indent="0.2479in"/>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P532" style:parent-style-name="Normalny" style:family="paragraph">
      <style:paragraph-properties fo:text-align="justify" fo:line-height="150%" fo:text-indent="0.2479in"/>
    </style:style>
    <style:style style:name="P533" style:parent-style-name="Normalny" style:family="paragraph">
      <style:paragraph-properties fo:text-align="justify" fo:line-height="150%" fo:text-indent="0.2479in"/>
    </style:style>
    <style:style style:name="P534" style:parent-style-name="Normalny" style:family="paragraph">
      <style:paragraph-properties fo:text-align="justify" fo:line-height="150%" fo:text-indent="0.2479in"/>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P539" style:parent-style-name="Normalny" style:family="paragraph">
      <style:paragraph-properties fo:text-align="justify" fo:line-height="150%" fo:text-indent="0.2479in"/>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P542" style:parent-style-name="Normalny" style:family="paragraph">
      <style:paragraph-properties fo:text-align="justify" fo:line-height="150%" fo:text-indent="0.2479in"/>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479in"/>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fo:text-indent="0.2479in"/>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P556" style:parent-style-name="Normalny" style:family="paragraph">
      <style:paragraph-properties fo:text-align="justify" fo:line-height="150%" fo:text-indent="0.2479in"/>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P561" style:parent-style-name="Normalny" style:family="paragraph">
      <style:paragraph-properties fo:text-align="justify" fo:line-height="150%" fo:text-indent="0.2479in"/>
    </style:style>
    <style:style style:name="P562" style:parent-style-name="Normalny" style:family="paragraph">
      <style:paragraph-properties fo:text-align="justify" fo:line-height="150%" fo:text-indent="0.2479in"/>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P566" style:parent-style-name="Normalny" style:family="paragraph">
      <style:paragraph-properties fo:text-align="justify" fo:line-height="150%" fo:text-indent="0.2479in"/>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P569" style:parent-style-name="Normalny" style:family="paragraph">
      <style:paragraph-properties fo:text-align="justify" fo:line-height="150%" fo:text-indent="0.2479in"/>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P574" style:parent-style-name="Normalny" style:family="paragraph">
      <style:paragraph-properties fo:text-align="justify" fo:line-height="150%" fo:text-indent="0.2479in"/>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P579" style:parent-style-name="Normalny" style:family="paragraph">
      <style:paragraph-properties fo:text-align="justify" fo:line-height="150%" fo:text-indent="0.2479in"/>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fo:text-indent="0.2479in"/>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P587" style:parent-style-name="Normalny" style:family="paragraph">
      <style:paragraph-properties fo:text-align="justify" fo:line-height="150%" fo:text-indent="0.2479in"/>
    </style:style>
    <style:style style:name="P588" style:parent-style-name="Normalny" style:family="paragraph">
      <style:paragraph-properties fo:text-align="justify" fo:line-height="150%" fo:text-indent="0.2479in"/>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479in">
        <style:tab-stops>
          <style:tab-stop style:type="left" style:position="1.2729in"/>
        </style:tab-stops>
      </style:paragraph-properties>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fo:text-indent="0.2479in">
        <style:tab-stops>
          <style:tab-stop style:type="left" style:position="1.2729in"/>
        </style:tab-stops>
      </style:paragraph-properties>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fo:text-indent="0.2479in">
        <style:tab-stops>
          <style:tab-stop style:type="left" style:position="1.2729in"/>
        </style:tab-stops>
      </style:paragraph-properties>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P602" style:parent-style-name="Normalny" style:family="paragraph">
      <style:paragraph-properties fo:text-align="justify" fo:line-height="150%" fo:text-indent="0.2479in"/>
    </style:style>
    <style:style style:name="P603" style:parent-style-name="Normalny" style:family="paragraph">
      <style:paragraph-properties fo:text-align="justify" fo:line-height="150%" fo:text-indent="0.2479in"/>
    </style:style>
    <style:style style:name="P604" style:parent-style-name="Normalny" style:family="paragraph">
      <style:paragraph-properties fo:text-align="justify" fo:line-height="150%"/>
    </style:style>
    <style:style style:name="T605" style:parent-style-name="Domyślnaczcionkaakapitu" style:family="text">
      <style:text-properties style:text-underline-type="single" style:text-underline-style="solid" style:text-underline-width="auto" style:text-underline-mode="continuous"/>
    </style:style>
    <style:style style:name="P606" style:parent-style-name="Normalny" style:family="paragraph">
      <style:paragraph-properties fo:text-align="justify" fo:line-height="150%" fo:text-indent="0.2479in"/>
    </style:style>
    <style:style style:name="P607" style:parent-style-name="Normalny" style:family="paragraph">
      <style:paragraph-properties fo:text-align="justify" fo:line-height="150%"/>
    </style:style>
    <style:style style:name="T608" style:parent-style-name="Domyślnaczcionkaakapitu" style:family="text">
      <style:text-properties fo:background-color="#80FFFF" style:text-underline-type="single" style:text-underline-style="solid" style:text-underline-width="auto" style:text-underline-mode="continuous"/>
    </style:style>
    <style:style style:name="T609" style:parent-style-name="Domyślnaczcionkaakapitu" style:family="text">
      <style:text-properties style:text-underline-type="single" style:text-underline-style="solid" style:text-underline-width="auto" style:text-underline-mode="continuous"/>
    </style:style>
    <style:style style:name="T610" style:parent-style-name="Domyślnaczcionkaakapitu" style:family="text">
      <style:text-properties fo:background-color="#80FFFF" style:text-underline-type="single" style:text-underline-style="solid" style:text-underline-width="auto" style:text-underline-mode="continuous"/>
    </style:style>
    <style:style style:name="T611" style:parent-style-name="Domyślnaczcionkaakapitu" style:family="text">
      <style:text-properties style:text-underline-type="single" style:text-underline-style="solid" style:text-underline-width="auto" style:text-underline-mode="continuous"/>
    </style:style>
    <style:style style:name="P612" style:parent-style-name="Normalny" style:family="paragraph">
      <style:paragraph-properties fo:text-align="justify" fo:line-height="150%" fo:text-indent="0.2479in"/>
    </style:style>
    <style:style style:name="P613" style:parent-style-name="Normalny" style:family="paragraph">
      <style:paragraph-properties fo:text-align="justify" fo:line-height="150%" fo:text-indent="0.2479in"/>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fo:text-indent="0.2479in"/>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479in"/>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fo:text-indent="0.2479in"/>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fo:text-indent="0.2479in"/>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fo:text-indent="0.2479in"/>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fo:text-indent="0.2479in"/>
    </style:style>
    <style:style style:name="P650" style:parent-style-name="Normalny" style:family="paragraph">
      <style:paragraph-properties fo:text-align="justify" fo:line-height="150%">
        <style:tab-stops>
          <style:tab-stop style:type="left" style:position="2.6187in"/>
        </style:tab-stops>
      </style:paragraph-properties>
    </style:style>
    <style:style style:name="T651" style:parent-style-name="Domyślnaczcionkaakapitu" style:family="text">
      <style:text-properties style:text-underline-type="single" style:text-underline-style="solid" style:text-underline-width="auto" style:text-underline-mode="continuous"/>
    </style:style>
    <style:style style:name="T652" style:parent-style-name="Domyślnaczcionkaakapitu" style:family="text">
      <style:text-properties fo:background-color="#80FFFF" style:text-underline-type="single" style:text-underline-style="solid" style:text-underline-width="auto" style:text-underline-mode="continuous"/>
    </style:style>
    <style:style style:name="T653" style:parent-style-name="Domyślnaczcionkaakapitu" style:family="text">
      <style:text-properties fo:background-color="#80FFFF"/>
    </style:style>
    <style:style style:name="P654" style:parent-style-name="Normalny" style:family="paragraph">
      <style:paragraph-properties fo:text-align="justify" fo:line-height="150%" fo:text-indent="0.2479in">
        <style:tab-stops>
          <style:tab-stop style:type="left" style:position="2.6187in"/>
        </style:tab-stops>
      </style:paragraph-properties>
    </style:style>
    <style:style style:name="P655" style:parent-style-name="Normalny" style:family="paragraph">
      <style:paragraph-properties fo:text-align="justify" fo:line-height="150%" fo:text-indent="0.2479in"/>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style:style>
    <style:style style:name="T659" style:parent-style-name="Domyślnaczcionkaakapitu" style:family="text">
      <style:text-properties fo:background-color="#80FFFF" style:text-underline-type="single" style:text-underline-style="solid" style:text-underline-width="auto" style:text-underline-mode="continuous"/>
    </style:style>
    <style:style style:name="T660" style:parent-style-name="Domyślnaczcionkaakapitu" style:family="text">
      <style:text-properties style:text-underline-type="single" style:text-underline-style="solid" style:text-underline-width="auto" style:text-underline-mode="continuous"/>
    </style:style>
    <style:style style:name="T661" style:parent-style-name="Domyślnaczcionkaakapitu" style:family="text">
      <style:text-properties fo:background-color="#80FFFF" style:text-underline-type="single" style:text-underline-style="solid" style:text-underline-width="auto" style:text-underline-mode="continuous"/>
    </style:style>
    <style:style style:name="T662" style:parent-style-name="Domyślnaczcionkaakapitu" style:family="text">
      <style:text-properties style:text-underline-type="single" style:text-underline-style="solid" style:text-underline-width="auto" style:text-underline-mode="continuous"/>
    </style:style>
    <style:style style:name="P663" style:parent-style-name="Normalny" style:family="paragraph">
      <style:paragraph-properties fo:text-align="justify" fo:line-height="150%" fo:text-indent="0.2479in"/>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479in"/>
    </style:style>
    <style:style style:name="P673" style:parent-style-name="Normalny" style:family="paragraph">
      <style:paragraph-properties fo:text-align="justify" fo:line-height="150%" fo:text-indent="0.2479in"/>
    </style:style>
    <style:style style:name="P674" style:parent-style-name="Normalny" style:family="paragraph">
      <style:paragraph-properties fo:text-align="justify" fo:line-height="150%" fo:text-indent="0.2479in"/>
    </style:style>
    <style:style style:name="T675" style:parent-style-name="Domyślnaczcionkaakapitu" style:family="text">
      <style:text-properties fo:background-color="#80FFFF"/>
    </style:style>
    <style:style style:name="P676" style:parent-style-name="Normalny" style:family="paragraph">
      <style:paragraph-properties fo:text-align="justify" fo:line-height="150%" fo:text-indent="0.2479in"/>
    </style:style>
    <style:style style:name="P677" style:parent-style-name="Normalny" style:family="paragraph">
      <style:paragraph-properties fo:text-align="justify" fo:line-height="150%" fo:text-indent="0.2479in"/>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479in"/>
    </style:style>
    <style:style style:name="P680" style:parent-style-name="Normalny" style:family="paragraph">
      <style:paragraph-properties fo:text-align="justify" fo:line-height="150%" fo:text-indent="0.2479in"/>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P687" style:parent-style-name="Normalny" style:family="paragraph">
      <style:paragraph-properties fo:text-align="justify" fo:line-height="150%" fo:text-indent="0.2479in"/>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479in"/>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P692" style:parent-style-name="Normalny" style:family="paragraph">
      <style:paragraph-properties fo:text-align="justify" fo:line-height="150%" fo:text-indent="0.2479in"/>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P697" style:parent-style-name="Normalny" style:family="paragraph">
      <style:paragraph-properties fo:text-align="justify" fo:line-height="150%"/>
    </style:style>
    <style:style style:name="T698" style:parent-style-name="Domyślnaczcionkaakapitu" style:family="text">
      <style:text-properties style:text-underline-type="single" style:text-underline-style="solid" style:text-underline-width="auto" style:text-underline-mode="continuous"/>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P701" style:parent-style-name="Normalny" style:family="paragraph">
      <style:paragraph-properties fo:text-align="justify" fo:line-height="150%"/>
    </style:style>
    <style:style style:name="T702" style:parent-style-name="Domyślnaczcionkaakapitu" style:family="text">
      <style:text-properties style:text-underline-type="single" style:text-underline-style="solid" style:text-underline-width="auto" style:text-underline-mode="continuous"/>
    </style:style>
    <style:style style:name="T703" style:parent-style-name="Domyślnaczcionkaakapitu" style:family="text">
      <style:text-properties fo:background-color="#80FFFF" style:text-underline-type="single" style:text-underline-style="solid" style:text-underline-width="auto" style:text-underline-mode="continuous"/>
    </style:style>
    <style:style style:name="T704" style:parent-style-name="Domyślnaczcionkaakapitu" style:family="text">
      <style:text-properties style:text-underline-type="single" style:text-underline-style="solid" style:text-underline-width="auto" style:text-underline-mode="continuous"/>
    </style:style>
    <style:style style:name="T705" style:parent-style-name="Domyślnaczcionkaakapitu" style:family="text">
      <style:text-properties fo:background-color="#80FFFF" style:text-underline-type="single" style:text-underline-style="solid" style:text-underline-width="auto" style:text-underline-mode="continuous"/>
    </style:style>
    <style:style style:name="T706" style:parent-style-name="Domyślnaczcionkaakapitu" style:family="text">
      <style:text-properties style:text-underline-type="single" style:text-underline-style="solid" style:text-underline-width="auto" style:text-underline-mode="continuous"/>
    </style:style>
    <style:style style:name="P707" style:parent-style-name="Normalny" style:family="paragraph">
      <style:paragraph-properties fo:text-align="justify" fo:line-height="150%" fo:text-indent="0.2479in"/>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style:style>
    <style:style style:name="T710" style:parent-style-name="Domyślnaczcionkaakapitu" style:family="text">
      <style:text-properties style:text-underline-type="single" style:text-underline-style="solid" style:text-underline-width="auto" style:text-underline-mode="continuous"/>
    </style:style>
    <style:style style:name="T711" style:parent-style-name="Domyślnaczcionkaakapitu" style:family="text">
      <style:text-properties fo:background-color="#80FFFF" style:text-underline-type="single" style:text-underline-style="solid" style:text-underline-width="auto" style:text-underline-mode="continuous"/>
    </style:style>
    <style:style style:name="T712" style:parent-style-name="Domyślnaczcionkaakapitu" style:family="text">
      <style:text-properties style:text-underline-type="single" style:text-underline-style="solid" style:text-underline-width="auto" style:text-underline-mode="continuous"/>
    </style:style>
    <style:style style:name="P713" style:parent-style-name="Normalny" style:family="paragraph">
      <style:paragraph-properties fo:text-align="justify" fo:line-height="150%" fo:text-indent="0.2479in"/>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479in"/>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fo:text-indent="0.2479in"/>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fo:text-indent="0.2479in"/>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P725" style:parent-style-name="Normalny" style:family="paragraph">
      <style:paragraph-properties fo:text-align="justify" fo:line-height="150%" fo:text-indent="0.2479in"/>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fo:text-indent="0.2479in"/>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fo:text-indent="0.2479in"/>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479in"/>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style:style>
    <style:style style:name="T742" style:parent-style-name="Domyślnaczcionkaakapitu" style:family="text">
      <style:text-properties style:text-underline-type="single" style:text-underline-style="solid" style:text-underline-width="auto" style:text-underline-mode="continuous"/>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fo:text-indent="0.2479in"/>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479in"/>
    </style:style>
    <style:style style:name="P756" style:parent-style-name="Normalny" style:family="paragraph">
      <style:paragraph-properties fo:text-align="justify" fo:line-height="150%"/>
    </style:style>
    <style:style style:name="T757" style:parent-style-name="Domyślnaczcionkaakapitu" style:family="text">
      <style:text-properties style:text-underline-type="single" style:text-underline-style="solid" style:text-underline-width="auto" style:text-underline-mode="continuous"/>
    </style:style>
    <style:style style:name="T758" style:parent-style-name="Domyślnaczcionkaakapitu" style:family="text">
      <style:text-properties fo:background-color="#80FFFF"/>
    </style:style>
    <style:style style:name="P759" style:parent-style-name="Normalny" style:family="paragraph">
      <style:paragraph-properties fo:text-align="justify" fo:line-height="150%" fo:text-indent="0.2479in"/>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479in"/>
    </style:style>
    <style:style style:name="P763" style:parent-style-name="Normalny" style:family="paragraph">
      <style:paragraph-properties fo:text-align="justify" fo:line-height="150%"/>
    </style:style>
    <style:style style:name="T764" style:parent-style-name="Domyślnaczcionkaakapitu" style:family="text">
      <style:text-properties style:text-underline-type="single" style:text-underline-style="solid" style:text-underline-width="auto" style:text-underline-mode="continuous"/>
    </style:style>
    <style:style style:name="T765" style:parent-style-name="Domyślnaczcionkaakapitu" style:family="text">
      <style:text-properties fo:background-color="#80FFFF" style:text-underline-type="single" style:text-underline-style="solid" style:text-underline-width="auto" style:text-underline-mode="continuous"/>
    </style:style>
    <style:style style:name="T766" style:parent-style-name="Domyślnaczcionkaakapitu" style:family="text">
      <style:text-properties style:text-underline-type="single" style:text-underline-style="solid" style:text-underline-width="auto" style:text-underline-mode="continuous"/>
    </style:style>
    <style:style style:name="T767" style:parent-style-name="Domyślnaczcionkaakapitu" style:family="text">
      <style:text-properties fo:background-color="#80FFFF" style:text-underline-type="single" style:text-underline-style="solid" style:text-underline-width="auto" style:text-underline-mode="continuous"/>
    </style:style>
    <style:style style:name="T768" style:parent-style-name="Domyślnaczcionkaakapitu" style:family="text">
      <style:text-properties style:text-underline-type="single" style:text-underline-style="solid" style:text-underline-width="auto" style:text-underline-mode="continuous"/>
    </style:style>
    <style:style style:name="P769" style:parent-style-name="Normalny" style:family="paragraph">
      <style:paragraph-properties fo:text-align="justify" fo:line-height="150%" fo:text-indent="0.2479in"/>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style:style>
    <style:style style:name="T772" style:parent-style-name="Domyślnaczcionkaakapitu" style:family="text">
      <style:text-properties style:text-underline-type="single" style:text-underline-style="solid" style:text-underline-width="auto" style:text-underline-mode="continuous"/>
    </style:style>
    <style:style style:name="P773" style:parent-style-name="Normalny" style:family="paragraph">
      <style:paragraph-properties fo:text-align="justify" fo:line-height="150%" fo:text-indent="0.2479in"/>
    </style:style>
    <style:style style:name="P774" style:parent-style-name="Normalny" style:family="paragraph">
      <style:paragraph-properties fo:text-align="justify" fo:line-height="150%"/>
    </style:style>
    <style:style style:name="T775" style:parent-style-name="Domyślnaczcionkaakapitu" style:family="text">
      <style:text-properties style:text-underline-type="single" style:text-underline-style="solid" style:text-underline-width="auto" style:text-underline-mode="continuous"/>
    </style:style>
    <style:style style:name="T776" style:parent-style-name="Domyślnaczcionkaakapitu" style:family="text">
      <style:text-properties fo:background-color="#80FFFF" style:text-underline-type="single" style:text-underline-style="solid" style:text-underline-width="auto" style:text-underline-mode="continuous"/>
    </style:style>
    <style:style style:name="T777" style:parent-style-name="Domyślnaczcionkaakapitu" style:family="text">
      <style:text-properties style:text-underline-type="single" style:text-underline-style="solid" style:text-underline-width="auto" style:text-underline-mode="continuous"/>
    </style:style>
    <style:style style:name="P778" style:parent-style-name="Normalny" style:family="paragraph">
      <style:paragraph-properties fo:text-align="justify" fo:line-height="150%" fo:text-indent="0.2479in"/>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479in"/>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fo:text-indent="0.2479in"/>
    </style:style>
    <style:style style:name="P783" style:parent-style-name="Normalny" style:family="paragraph">
      <style:paragraph-properties fo:text-align="justify" fo:line-height="150%"/>
    </style:style>
    <style:style style:name="T784" style:parent-style-name="Domyślnaczcionkaakapitu" style:family="text">
      <style:text-properties style:text-underline-type="single" style:text-underline-style="solid" style:text-underline-width="auto" style:text-underline-mode="continuous"/>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479in"/>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479in"/>
    </style:style>
    <style:style style:name="T790" style:parent-style-name="Domyślnaczcionkaakapitu" style:family="text">
      <style:text-properties fo:background-color="#80FFFF"/>
    </style:style>
    <style:style style:name="P791" style:parent-style-name="Normalny" style:family="paragraph">
      <style:paragraph-properties fo:text-align="justify" fo:line-height="150%" fo:text-indent="0.2479in"/>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style:style>
    <style:style style:name="T795" style:parent-style-name="Domyślnaczcionkaakapitu" style:family="text">
      <style:text-properties style:text-underline-type="single" style:text-underline-style="solid" style:text-underline-width="auto" style:text-underline-mode="continuous"/>
    </style:style>
    <style:style style:name="P796" style:parent-style-name="Normalny" style:family="paragraph">
      <style:paragraph-properties fo:text-align="justify" fo:line-height="150%" fo:text-indent="0.2479in"/>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479in"/>
    </style:style>
    <style:style style:name="T803" style:parent-style-name="Domyślnaczcionkaakapitu" style:family="text">
      <style:text-properties fo:background-color="#80FFFF"/>
    </style:style>
    <style:style style:name="P804" style:parent-style-name="Normalny" style:family="paragraph">
      <style:paragraph-properties fo:text-align="justify" fo:line-height="150%" fo:text-indent="0.2479in"/>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479in"/>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fo:text-indent="0.2479in"/>
    </style:style>
    <style:style style:name="P809" style:parent-style-name="Normalny" style:family="paragraph">
      <style:paragraph-properties fo:text-align="justify" fo:line-height="150%"/>
    </style:style>
    <style:style style:name="T810" style:parent-style-name="Domyślnaczcionkaakapitu" style:family="text">
      <style:text-properties style:text-underline-type="single" style:text-underline-style="solid" style:text-underline-width="auto" style:text-underline-mode="continuous"/>
    </style:style>
    <style:style style:name="P811" style:parent-style-name="Normalny" style:family="paragraph">
      <style:paragraph-properties fo:text-align="justify" fo:line-height="150%" fo:text-indent="0.2479in"/>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P821" style:parent-style-name="Normalny" style:family="paragraph">
      <style:paragraph-properties fo:text-align="justify" fo:line-height="150%" fo:text-indent="0.2479in"/>
    </style:style>
    <style:style style:name="P822" style:parent-style-name="Normalny" style:family="paragraph">
      <style:paragraph-properties fo:text-align="justify" fo:line-height="150%"/>
    </style:style>
    <style:style style:name="T823" style:parent-style-name="Domyślnaczcionkaakapitu" style:family="text">
      <style:text-properties fo:background-color="#80FFFF" style:text-underline-type="single" style:text-underline-style="solid" style:text-underline-width="auto" style:text-underline-mode="continuous"/>
    </style:style>
    <style:style style:name="T824" style:parent-style-name="Domyślnaczcionkaakapitu" style:family="text">
      <style:text-properties style:text-underline-type="single" style:text-underline-style="solid" style:text-underline-width="auto" style:text-underline-mode="continuous"/>
    </style:style>
    <style:style style:name="T825" style:parent-style-name="Domyślnaczcionkaakapitu" style:family="text">
      <style:text-properties fo:background-color="#80FFFF" style:text-underline-type="single" style:text-underline-style="solid" style:text-underline-width="auto" style:text-underline-mode="continuous"/>
    </style:style>
    <style:style style:name="T826" style:parent-style-name="Domyślnaczcionkaakapitu" style:family="text">
      <style:text-properties style:text-underline-type="single" style:text-underline-style="solid" style:text-underline-width="auto" style:text-underline-mode="continuous"/>
    </style:style>
    <style:style style:name="T827" style:parent-style-name="Domyślnaczcionkaakapitu" style:family="text">
      <style:text-properties fo:background-color="#80FFFF" style:text-underline-type="single" style:text-underline-style="solid" style:text-underline-width="auto" style:text-underline-mode="continuous"/>
    </style:style>
    <style:style style:name="T828" style:parent-style-name="Domyślnaczcionkaakapitu" style:family="text">
      <style:text-properties style:text-underline-type="single" style:text-underline-style="solid" style:text-underline-width="auto" style:text-underline-mode="continuous"/>
    </style:style>
    <style:style style:name="T829" style:parent-style-name="Domyślnaczcionkaakapitu" style:family="text">
      <style:text-properties fo:background-color="#80FFFF" style:text-underline-type="single" style:text-underline-style="solid" style:text-underline-width="auto" style:text-underline-mode="continuous"/>
    </style:style>
    <style:style style:name="T830" style:parent-style-name="Domyślnaczcionkaakapitu" style:family="text">
      <style:text-properties style:text-underline-type="single" style:text-underline-style="solid" style:text-underline-width="auto" style:text-underline-mode="continuous"/>
    </style:style>
    <style:style style:name="T831" style:parent-style-name="Domyślnaczcionkaakapitu" style:family="text">
      <style:text-properties fo:background-color="#80FFFF" style:text-underline-type="single" style:text-underline-style="solid" style:text-underline-width="auto" style:text-underline-mode="continuous"/>
    </style:style>
    <style:style style:name="T832" style:parent-style-name="Domyślnaczcionkaakapitu" style:family="text">
      <style:text-properties fo:background-color="#80FFFF"/>
    </style:style>
    <style:style style:name="P833" style:parent-style-name="Normalny" style:family="paragraph">
      <style:paragraph-properties fo:text-align="justify" fo:line-height="150%"/>
    </style:style>
    <style:style style:name="T834" style:parent-style-name="Domyślnaczcionkaakapitu" style:family="text">
      <style:text-properties style:text-underline-type="single" style:text-underline-style="solid" style:text-underline-width="auto" style:text-underline-mode="continuous"/>
    </style:style>
    <style:style style:name="T835" style:parent-style-name="Domyślnaczcionkaakapitu" style:family="text">
      <style:text-properties fo:background-color="#80FFFF" style:text-underline-type="single" style:text-underline-style="solid" style:text-underline-width="auto" style:text-underline-mode="continuous"/>
    </style:style>
    <style:style style:name="T836" style:parent-style-name="Domyślnaczcionkaakapitu" style:family="text">
      <style:text-properties style:text-underline-type="single" style:text-underline-style="solid" style:text-underline-width="auto" style:text-underline-mode="continuous"/>
    </style:style>
    <style:style style:name="P837" style:parent-style-name="Normalny" style:family="paragraph">
      <style:paragraph-properties fo:text-align="justify" fo:line-height="150%" fo:text-indent="0.2479in"/>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P842" style:parent-style-name="Normalny" style:family="paragraph">
      <style:paragraph-properties fo:text-align="justify" fo:line-height="150%" fo:text-indent="0.2479in"/>
    </style:style>
    <style:style style:name="P843" style:parent-style-name="Normalny" style:family="paragraph">
      <style:paragraph-properties fo:text-align="justify" fo:line-height="150%">
        <style:tab-stops>
          <style:tab-stop style:type="left" style:position="3.2923in"/>
        </style:tab-stops>
      </style:paragraph-properties>
    </style:style>
    <style:style style:name="T844" style:parent-style-name="Domyślnaczcionkaakapitu" style:family="text">
      <style:text-properties fo:background-color="#80FFFF" style:text-underline-type="single" style:text-underline-style="solid" style:text-underline-width="auto" style:text-underline-mode="continuous"/>
    </style:style>
    <style:style style:name="T845" style:parent-style-name="Domyślnaczcionkaakapitu" style:family="text">
      <style:text-properties style:text-underline-type="single" style:text-underline-style="solid" style:text-underline-width="auto" style:text-underline-mode="continuous"/>
    </style:style>
    <style:style style:name="P846" style:parent-style-name="Normalny" style:family="paragraph">
      <style:paragraph-properties fo:text-align="justify" fo:line-height="150%" fo:text-indent="0.2479in">
        <style:tab-stops>
          <style:tab-stop style:type="left" style:position="3.2923in"/>
        </style:tab-stops>
      </style:paragraph-properties>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fo:text-indent="0.2479in"/>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fo:text-indent="0.2479in"/>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style:style>
    <style:style style:name="T855" style:parent-style-name="Domyślnaczcionkaakapitu" style:family="text">
      <style:text-properties style:text-underline-type="single" style:text-underline-style="solid" style:text-underline-width="auto" style:text-underline-mode="continuous"/>
    </style:style>
    <style:style style:name="P856" style:parent-style-name="Normalny" style:family="paragraph">
      <style:paragraph-properties fo:text-align="justify" fo:line-height="150%" fo:text-indent="0.2479in"/>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479in">
        <style:tab-stops>
          <style:tab-stop style:type="left" style:position="0.825in"/>
        </style:tab-stops>
      </style:paragraph-properties>
    </style:style>
    <style:style style:name="P860" style:parent-style-name="Normalny" style:family="paragraph">
      <style:paragraph-properties fo:text-align="justify" fo:line-height="150%"/>
    </style:style>
    <style:style style:name="T861" style:parent-style-name="Domyślnaczcionkaakapitu" style:family="text">
      <style:text-properties style:text-underline-type="single" style:text-underline-style="solid" style:text-underline-width="auto" style:text-underline-mode="continuous"/>
    </style:style>
    <style:style style:name="P862" style:parent-style-name="Normalny" style:family="paragraph">
      <style:paragraph-properties fo:text-align="justify" fo:line-height="150%" fo:text-indent="0.2479in"/>
    </style:style>
    <style:style style:name="P863" style:parent-style-name="Normalny" style:family="paragraph">
      <style:paragraph-properties fo:text-align="justify" fo:line-height="150%" fo:text-indent="0.2479in"/>
    </style:style>
    <style:style style:name="P864" style:parent-style-name="Normalny" style:family="paragraph">
      <style:paragraph-properties fo:text-align="justify" fo:line-height="150%"/>
    </style:style>
    <style:style style:name="T865" style:parent-style-name="Domyślnaczcionkaakapitu" style:family="text">
      <style:text-properties style:text-underline-type="single" style:text-underline-style="solid" style:text-underline-width="auto" style:text-underline-mode="continuous"/>
    </style:style>
    <style:style style:name="P866" style:parent-style-name="Normalny" style:family="paragraph">
      <style:paragraph-properties fo:text-align="justify" fo:line-height="150%" fo:text-indent="0.2479in"/>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style:style>
    <style:style style:name="T871" style:parent-style-name="Domyślnaczcionkaakapitu" style:family="text">
      <style:text-properties style:text-underline-type="single" style:text-underline-style="solid" style:text-underline-width="auto" style:text-underline-mode="continuous"/>
    </style:style>
    <style:style style:name="P872" style:parent-style-name="Normalny" style:family="paragraph">
      <style:paragraph-properties fo:text-align="justify" fo:line-height="150%" fo:text-indent="0.2479in"/>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P876" style:parent-style-name="Normalny" style:family="paragraph">
      <style:paragraph-properties fo:text-align="justify" fo:line-height="150%"/>
    </style:style>
    <style:style style:name="T877" style:parent-style-name="Domyślnaczcionkaakapitu" style:family="text">
      <style:text-properties style:text-underline-type="single" style:text-underline-style="solid" style:text-underline-width="auto" style:text-underline-mode="continuous"/>
    </style:style>
    <style:style style:name="T878" style:parent-style-name="Domyślnaczcionkaakapitu" style:family="text">
      <style:text-properties fo:background-color="#80FFFF" style:text-underline-type="single" style:text-underline-style="solid" style:text-underline-width="auto" style:text-underline-mode="continuous"/>
    </style:style>
    <style:style style:name="T879" style:parent-style-name="Domyślnaczcionkaakapitu" style:family="text">
      <style:text-properties style:text-underline-type="single" style:text-underline-style="solid" style:text-underline-width="auto" style:text-underline-mode="continuous"/>
    </style:style>
    <style:style style:name="P880" style:parent-style-name="Normalny" style:family="paragraph">
      <style:paragraph-properties fo:text-align="justify" fo:line-height="150%" fo:text-indent="0.2479in"/>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style:style>
    <style:style style:name="T883" style:parent-style-name="Domyślnaczcionkaakapitu" style:family="text">
      <style:text-properties style:text-underline-type="single" style:text-underline-style="solid" style:text-underline-width="auto" style:text-underline-mode="continuous"/>
    </style:style>
    <style:style style:name="P884" style:parent-style-name="Normalny" style:family="paragraph">
      <style:paragraph-properties fo:text-align="justify" fo:line-height="150%" fo:text-indent="0.2479in"/>
    </style:style>
    <style:style style:name="T885" style:parent-style-name="Domyślnaczcionkaakapitu" style:family="text">
      <style:text-properties fo:background-color="#80FFFF"/>
    </style:style>
    <style:style style:name="P886" style:parent-style-name="Normalny" style:family="paragraph">
      <style:paragraph-properties fo:text-align="justify" fo:line-height="150%"/>
    </style:style>
    <style:style style:name="T887" style:parent-style-name="Domyślnaczcionkaakapitu" style:family="text">
      <style:text-properties style:text-underline-type="single" style:text-underline-style="solid" style:text-underline-width="auto" style:text-underline-mode="continuous"/>
    </style:style>
    <style:style style:name="T888" style:parent-style-name="Domyślnaczcionkaakapitu" style:family="text">
      <style:text-properties fo:background-color="#80FFFF" style:text-underline-type="single" style:text-underline-style="solid" style:text-underline-width="auto" style:text-underline-mode="continuous"/>
    </style:style>
    <style:style style:name="P889" style:parent-style-name="Normalny" style:family="paragraph">
      <style:paragraph-properties fo:text-align="justify" fo:line-height="150%" fo:text-indent="0.2479in"/>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style:style>
    <style:style style:name="T892" style:parent-style-name="Domyślnaczcionkaakapitu" style:family="text">
      <style:text-properties fo:background-color="#80FFFF" style:text-underline-type="single" style:text-underline-style="solid" style:text-underline-width="auto" style:text-underline-mode="continuous"/>
    </style:style>
    <style:style style:name="T893" style:parent-style-name="Domyślnaczcionkaakapitu" style:family="text">
      <style:text-properties style:text-underline-type="single" style:text-underline-style="solid" style:text-underline-width="auto" style:text-underline-mode="continuous"/>
    </style:style>
    <style:style style:name="P894" style:parent-style-name="Normalny" style:family="paragraph">
      <style:paragraph-properties fo:text-align="justify" fo:line-height="150%" fo:text-indent="0.2479in"/>
    </style:style>
    <style:style style:name="P895" style:parent-style-name="Normalny" style:family="paragraph">
      <style:paragraph-properties fo:text-align="justify" fo:line-height="150%"/>
    </style:style>
    <style:style style:name="T896" style:parent-style-name="Domyślnaczcionkaakapitu" style:family="text">
      <style:text-properties style:text-underline-type="single" style:text-underline-style="solid" style:text-underline-width="auto" style:text-underline-mode="continuous"/>
    </style:style>
    <style:style style:name="P897" style:parent-style-name="Normalny" style:family="paragraph">
      <style:paragraph-properties fo:text-align="justify" fo:line-height="150%" fo:text-indent="0.2479in"/>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P900" style:parent-style-name="Normalny" style:family="paragraph">
      <style:paragraph-properties fo:text-align="justify" fo:line-height="150%" fo:text-indent="0.2479in"/>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P907" style:parent-style-name="Normalny" style:family="paragraph">
      <style:paragraph-properties fo:text-align="justify" fo:line-height="150%" fo:text-indent="0.2479in"/>
    </style:style>
    <style:style style:name="P908" style:parent-style-name="Normalny" style:family="paragraph">
      <style:paragraph-properties fo:text-align="justify" fo:line-height="150%" fo:text-indent="0.2479in"/>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fo:text-indent="0.2479in"/>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P916" style:parent-style-name="Normalny" style:family="paragraph">
      <style:paragraph-properties fo:text-align="justify" fo:line-height="150%"/>
    </style:style>
    <style:style style:name="T917" style:parent-style-name="Domyślnaczcionkaakapitu" style:family="text">
      <style:text-properties style:text-underline-type="single" style:text-underline-style="solid" style:text-underline-width="auto" style:text-underline-mode="continuous"/>
    </style:style>
    <style:style style:name="T918" style:parent-style-name="Domyślnaczcionkaakapitu" style:family="text">
      <style:text-properties fo:background-color="#80FFFF" style:text-underline-type="single" style:text-underline-style="solid" style:text-underline-width="auto" style:text-underline-mode="continuous"/>
    </style:style>
    <style:style style:name="T919" style:parent-style-name="Domyślnaczcionkaakapitu" style:family="text">
      <style:text-properties style:text-underline-type="single" style:text-underline-style="solid" style:text-underline-width="auto" style:text-underline-mode="continuous"/>
    </style:style>
    <style:style style:name="T920" style:parent-style-name="Domyślnaczcionkaakapitu" style:family="text">
      <style:text-properties fo:background-color="#80FFFF" style:text-underline-type="single" style:text-underline-style="solid" style:text-underline-width="auto" style:text-underline-mode="continuous"/>
    </style:style>
    <style:style style:name="T921" style:parent-style-name="Domyślnaczcionkaakapitu" style:family="text">
      <style:text-properties style:text-underline-type="single" style:text-underline-style="solid" style:text-underline-width="auto" style:text-underline-mode="continuous"/>
    </style:style>
    <style:style style:name="T922" style:parent-style-name="Domyślnaczcionkaakapitu" style:family="text">
      <style:text-properties style:text-underline-type="single" style:text-underline-style="solid" style:text-underline-width="auto" style:text-underline-mode="continuous"/>
    </style:style>
    <style:style style:name="T923" style:parent-style-name="Domyślnaczcionkaakapitu" style:family="text">
      <style:text-properties style:text-underline-type="single" style:text-underline-style="solid" style:text-underline-width="auto" style:text-underline-mode="continuous"/>
    </style:style>
    <style:style style:name="T924" style:parent-style-name="Domyślnaczcionkaakapitu" style:family="text">
      <style:text-properties style:text-underline-type="single" style:text-underline-style="solid" style:text-underline-width="auto" style:text-underline-mode="continuous"/>
    </style:style>
    <style:style style:name="P925" style:parent-style-name="Normalny" style:family="paragraph">
      <style:paragraph-properties fo:text-align="justify" fo:line-height="150%" fo:text-indent="0.2479in"/>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fo:text-indent="0.2479in"/>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fo:text-indent="0.2479in"/>
    </style:style>
    <style:style style:name="P930" style:parent-style-name="Normalny" style:family="paragraph">
      <style:paragraph-properties fo:text-align="justify" fo:line-height="150%" fo:text-indent="0.2479in"/>
    </style:style>
    <style:style style:name="P931" style:parent-style-name="Normalny" style:family="paragraph">
      <style:paragraph-properties fo:text-align="justify" fo:line-height="150%"/>
    </style:style>
    <style:style style:name="T932" style:parent-style-name="Domyślnaczcionkaakapitu" style:family="text">
      <style:text-properties style:text-underline-type="single" style:text-underline-style="solid" style:text-underline-width="auto" style:text-underline-mode="continuous"/>
    </style:style>
    <style:style style:name="T933" style:parent-style-name="Domyślnaczcionkaakapitu" style:family="text">
      <style:text-properties fo:background-color="#80FFFF" style:text-underline-type="single" style:text-underline-style="solid" style:text-underline-width="auto" style:text-underline-mode="continuous"/>
    </style:style>
    <style:style style:name="P934" style:parent-style-name="Normalny" style:family="paragraph">
      <style:paragraph-properties fo:text-align="justify" fo:line-height="150%" fo:text-indent="0.2479in"/>
    </style:style>
    <style:style style:name="P935" style:parent-style-name="Normalny" style:family="paragraph">
      <style:paragraph-properties fo:text-align="justify" fo:line-height="150%"/>
    </style:style>
    <style:style style:name="T936" style:parent-style-name="Domyślnaczcionkaakapitu" style:family="text">
      <style:text-properties fo:background-color="#80FFFF" style:text-underline-type="single" style:text-underline-style="solid" style:text-underline-width="auto" style:text-underline-mode="continuous"/>
    </style:style>
    <style:style style:name="T937" style:parent-style-name="Domyślnaczcionkaakapitu" style:family="text">
      <style:text-properties style:text-underline-type="single" style:text-underline-style="solid" style:text-underline-width="auto" style:text-underline-mode="continuous"/>
    </style:style>
    <style:style style:name="T938" style:parent-style-name="Domyślnaczcionkaakapitu" style:family="text">
      <style:text-properties fo:background-color="#80FFFF" style:text-underline-type="single" style:text-underline-style="solid" style:text-underline-width="auto" style:text-underline-mode="continuous"/>
    </style:style>
    <style:style style:name="T939" style:parent-style-name="Domyślnaczcionkaakapitu" style:family="text">
      <style:text-properties style:text-underline-type="single" style:text-underline-style="solid" style:text-underline-width="auto" style:text-underline-mode="continuous"/>
    </style:style>
    <style:style style:name="P940" style:parent-style-name="Normalny" style:family="paragraph">
      <style:paragraph-properties fo:text-align="justify" fo:line-height="150%" fo:text-indent="0.2479in"/>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479in"/>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fo:text-indent="0.2479in"/>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P950" style:parent-style-name="Normalny" style:family="paragraph">
      <style:paragraph-properties fo:text-align="justify" fo:line-height="150%" fo:text-indent="0.2479in"/>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479in"/>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fo:text-indent="0.2479in"/>
    </style:style>
    <style:style style:name="P959" style:parent-style-name="Normalny" style:family="paragraph">
      <style:paragraph-properties fo:text-align="justify" fo:line-height="150%" fo:text-indent="0.2479in"/>
    </style:style>
    <style:style style:name="T960" style:parent-style-name="Domyślnaczcionkaakapitu" style:family="text">
      <style:text-properties fo:background-color="#80FFFF"/>
    </style:style>
    <style:style style:name="P961" style:parent-style-name="Normalny" style:family="paragraph">
      <style:paragraph-properties fo:text-align="justify" fo:line-height="150%" fo:text-indent="0.2479in"/>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479in"/>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fo:text-indent="0.2479in"/>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479in"/>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fo:text-indent="0.2479in"/>
    </style:style>
    <style:style style:name="P973" style:parent-style-name="Normalny" style:family="paragraph">
      <style:paragraph-properties fo:text-align="justify" fo:line-height="150%" fo:text-indent="0.2479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P983" style:parent-style-name="Normalny" style:family="paragraph">
      <style:paragraph-properties fo:text-align="justify" fo:line-height="150%" fo:text-indent="0.2479in"/>
    </style:style>
    <style:style style:name="T984" style:parent-style-name="Domyślnaczcionkaakapitu" style:family="text">
      <style:text-properties fo:background-color="#80FFFF"/>
    </style:style>
    <style:style style:name="P985" style:parent-style-name="Normalny" style:family="paragraph">
      <style:paragraph-properties fo:text-align="justify" fo:line-height="150%" fo:text-indent="0.2479in"/>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479in"/>
    </style:style>
    <style:style style:name="P988" style:parent-style-name="Normalny" style:family="paragraph">
      <style:paragraph-properties fo:text-align="justify" fo:line-height="150%" fo:text-indent="0.2479in"/>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P991" style:parent-style-name="Normalny" style:family="paragraph">
      <style:paragraph-properties fo:text-align="justify" fo:line-height="150%" fo:text-indent="0.2479in"/>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P994" style:parent-style-name="Normalny" style:family="paragraph">
      <style:paragraph-properties fo:text-align="justify" fo:line-height="150%" fo:text-indent="0.2479in"/>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fo:text-indent="0.2479in"/>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fo:text-indent="0.2479in"/>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fo:text-indent="0.2479in"/>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style:style>
    <style:style style:name="T1011" style:parent-style-name="Domyślnaczcionkaakapitu" style:family="text">
      <style:text-properties style:text-underline-type="single" style:text-underline-style="solid" style:text-underline-width="auto" style:text-underline-mode="continuous"/>
    </style:style>
    <style:style style:name="T1012" style:parent-style-name="Domyślnaczcionkaakapitu" style:family="text">
      <style:text-properties fo:background-color="#80FFFF" style:text-underline-type="single" style:text-underline-style="solid" style:text-underline-width="auto" style:text-underline-mode="continuous"/>
    </style:style>
    <style:style style:name="P1013" style:parent-style-name="Normalny" style:family="paragraph">
      <style:paragraph-properties fo:text-align="justify" fo:line-height="150%" fo:text-indent="0.2479in"/>
    </style:style>
    <style:style style:name="P1014" style:parent-style-name="Normalny" style:family="paragraph">
      <style:paragraph-properties fo:text-align="justify" fo:line-height="150%" fo:text-indent="0.2479in"/>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P1018" style:parent-style-name="Normalny" style:family="paragraph">
      <style:paragraph-properties fo:text-align="justify" fo:line-height="150%" fo:text-indent="0.2479in"/>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fo:text-indent="0.2479in"/>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fo:text-indent="0.2479in"/>
    </style:style>
    <style:style style:name="P1027" style:parent-style-name="Normalny" style:family="paragraph">
      <style:paragraph-properties fo:text-align="justify" fo:line-height="150%" fo:text-indent="0.2479in"/>
    </style:style>
    <style:style style:name="P1028" style:parent-style-name="Normalny" style:family="paragraph">
      <style:paragraph-properties fo:text-align="justify" fo:line-height="150%"/>
    </style:style>
    <style:style style:name="T1029" style:parent-style-name="Domyślnaczcionkaakapitu" style:family="text">
      <style:text-properties fo:background-color="#80FFFF" style:text-underline-type="single" style:text-underline-style="solid" style:text-underline-width="auto" style:text-underline-mode="continuous"/>
    </style:style>
    <style:style style:name="T1030" style:parent-style-name="Domyślnaczcionkaakapitu" style:family="text">
      <style:text-properties style:text-underline-type="single" style:text-underline-style="solid" style:text-underline-width="auto" style:text-underline-mode="continuous"/>
    </style:style>
    <style:style style:name="P1031" style:parent-style-name="Normalny" style:family="paragraph">
      <style:paragraph-properties fo:text-align="justify" fo:line-height="150%" fo:text-indent="0.2479in"/>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fo:text-indent="0.2479in"/>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fo:text-indent="0.2479in"/>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P1046" style:parent-style-name="Normalny" style:family="paragraph">
      <style:paragraph-properties fo:text-align="justify" fo:line-height="150%" fo:text-indent="0.2479in"/>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P1049" style:parent-style-name="Normalny" style:family="paragraph">
      <style:paragraph-properties fo:text-align="justify" fo:line-height="150%" fo:text-indent="0.2479in"/>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P1052" style:parent-style-name="Normalny" style:family="paragraph">
      <style:paragraph-properties fo:text-align="justify" fo:line-height="150%"/>
    </style:style>
    <style:style style:name="T1053" style:parent-style-name="Domyślnaczcionkaakapitu" style:family="text">
      <style:text-properties style:text-underline-type="single" style:text-underline-style="solid" style:text-underline-width="auto" style:text-underline-mode="continuous"/>
    </style:style>
    <style:style style:name="T1054" style:parent-style-name="Domyślnaczcionkaakapitu" style:family="text">
      <style:text-properties fo:background-color="#80FFFF" style:text-underline-type="single" style:text-underline-style="solid" style:text-underline-width="auto" style:text-underline-mode="continuous"/>
    </style:style>
    <style:style style:name="T1055" style:parent-style-name="Domyślnaczcionkaakapitu" style:family="text">
      <style:text-properties style:text-underline-type="single" style:text-underline-style="solid" style:text-underline-width="auto" style:text-underline-mode="continuous"/>
    </style:style>
    <style:style style:name="T1056" style:parent-style-name="Domyślnaczcionkaakapitu" style:family="text">
      <style:text-properties fo:background-color="#80FFFF" style:text-underline-type="single" style:text-underline-style="solid" style:text-underline-width="auto" style:text-underline-mode="continuous"/>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fo:text-indent="0.2479in"/>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fo:text-indent="0.2479in"/>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fo:text-indent="0.2479in"/>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P1071" style:parent-style-name="Normalny" style:family="paragraph">
      <style:paragraph-properties fo:text-align="justify" fo:line-height="150%" fo:text-indent="0.2479in"/>
    </style:style>
    <style:style style:name="P1072"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1073" style:parent-style-name="Normalny" style:family="paragraph">
      <style:paragraph-properties fo:text-align="justify" fo:line-height="150%" fo:text-indent="0.2479in"/>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1077" style:parent-style-name="Normalny" style:family="paragraph">
      <style:paragraph-properties fo:text-align="justify" fo:line-height="150%" fo:text-indent="0.2479in"/>
    </style:style>
    <style:style style:name="P1078" style:parent-style-name="Normalny" style:family="paragraph">
      <style:paragraph-properties fo:text-align="justify" fo:line-height="150%"/>
    </style:style>
    <style:style style:name="T1079" style:parent-style-name="Domyślnaczcionkaakapitu" style:family="text">
      <style:text-properties style:text-underline-type="single" style:text-underline-style="solid" style:text-underline-width="auto" style:text-underline-mode="continuous"/>
    </style:style>
    <style:style style:name="T1080" style:parent-style-name="Domyślnaczcionkaakapitu" style:family="text">
      <style:text-properties fo:background-color="#80FFFF" style:text-underline-type="single" style:text-underline-style="solid" style:text-underline-width="auto" style:text-underline-mode="continuous"/>
    </style:style>
    <style:style style:name="T1081" style:parent-style-name="Domyślnaczcionkaakapitu" style:family="text">
      <style:text-properties style:text-underline-type="single" style:text-underline-style="solid" style:text-underline-width="auto" style:text-underline-mode="continuous"/>
    </style:style>
    <style:style style:name="T1082" style:parent-style-name="Domyślnaczcionkaakapitu" style:family="text">
      <style:text-properties fo:background-color="#80FFFF" style:text-underline-type="single" style:text-underline-style="solid" style:text-underline-width="auto" style:text-underline-mode="continuous"/>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fo:text-indent="0.2479in"/>
    </style:style>
    <style:style style:name="P1085"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1086" style:parent-style-name="Normalny" style:family="paragraph">
      <style:paragraph-properties fo:text-align="justify" fo:line-height="150%" fo:text-indent="0.2479in"/>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1091" style:parent-style-name="Normalny" style:family="paragraph">
      <style:paragraph-properties fo:text-align="justify" fo:line-height="150%" fo:text-indent="0.2479in"/>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style:style>
    <style:style style:name="P1097" style:parent-style-name="Normalny" style:family="paragraph">
      <style:paragraph-properties fo:text-align="justify" fo:line-height="150%"/>
    </style:style>
    <style:style style:name="P1098" style:parent-style-name="Normalny" style:family="paragraph">
      <style:paragraph-properties fo:text-align="justify" fo:line-height="150%"/>
    </style:style>
    <style:style style:name="P1099" style:parent-style-name="Normalny" style:family="paragraph">
      <style:paragraph-properties fo:text-align="justify" fo:line-height="150%"/>
    </style:style>
    <style:style style:name="P1100" style:parent-style-name="Normalny" style:family="paragraph">
      <style:paragraph-properties fo:text-align="justify" fo:line-height="150%"/>
    </style:style>
    <style:style style:name="P1101" style:parent-style-name="Normalny" style:family="paragraph">
      <style:paragraph-properties fo:text-align="justify" fo:line-height="150%"/>
    </style:style>
    <style:style style:name="T1102" style:parent-style-name="Domyślnaczcionkaakapitu" style:family="text">
      <style:text-properties style:text-underline-type="single" style:text-underline-style="solid" style:text-underline-width="auto" style:text-underline-mode="continuous"/>
    </style:style>
    <style:style style:name="P1103" style:parent-style-name="Normalny" style:family="paragraph">
      <style:paragraph-properties fo:text-align="justify" fo:line-height="150%" fo:text-indent="0.2479in"/>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P1106" style:parent-style-name="Normalny" style:family="paragraph">
      <style:paragraph-properties fo:text-align="justify" fo:line-height="150%"/>
    </style:style>
    <style:style style:name="T1107" style:parent-style-name="Domyślnaczcionkaakapitu" style:family="text">
      <style:text-properties style:text-underline-type="single" style:text-underline-style="solid" style:text-underline-width="auto" style:text-underline-mode="continuous"/>
    </style:style>
    <style:style style:name="P1108" style:parent-style-name="Normalny" style:family="paragraph">
      <style:paragraph-properties fo:text-align="justify" fo:line-height="150%" fo:text-indent="0.2479in"/>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style:style>
    <style:style style:name="T1111" style:parent-style-name="Domyślnaczcionkaakapitu" style:family="text">
      <style:text-properties style:text-underline-type="single" style:text-underline-style="solid" style:text-underline-width="auto" style:text-underline-mode="continuous"/>
    </style:style>
    <style:style style:name="P1112" style:parent-style-name="Normalny" style:family="paragraph">
      <style:paragraph-properties fo:text-align="justify" fo:line-height="150%" fo:text-indent="0.2479in"/>
    </style:style>
    <style:style style:name="P1113" style:parent-style-name="Normalny" style:family="paragraph">
      <style:paragraph-properties fo:text-align="justify" fo:line-height="150%"/>
    </style:style>
    <style:style style:name="T1114" style:parent-style-name="Domyślnaczcionkaakapitu" style:family="text">
      <style:text-properties style:text-underline-type="single" style:text-underline-style="solid" style:text-underline-width="auto" style:text-underline-mode="continuous"/>
    </style:style>
    <style:style style:name="T1115" style:parent-style-name="Domyślnaczcionkaakapitu" style:family="text">
      <style:text-properties fo:background-color="#80FFFF" style:text-underline-type="single" style:text-underline-style="solid" style:text-underline-width="auto" style:text-underline-mode="continuous"/>
    </style:style>
    <style:style style:name="T1116" style:parent-style-name="Domyślnaczcionkaakapitu" style:family="text">
      <style:text-properties style:text-underline-type="single" style:text-underline-style="solid" style:text-underline-width="auto" style:text-underline-mode="continuous"/>
    </style:style>
    <style:style style:name="P1117" style:parent-style-name="Normalny" style:family="paragraph">
      <style:paragraph-properties fo:text-align="justify" fo:line-height="150%" fo:text-indent="0.2479in"/>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style>
    <style:style style:name="T1121" style:parent-style-name="Domyślnaczcionkaakapitu" style:family="text">
      <style:text-properties fo:background-color="#80FFFF"/>
    </style:style>
    <style:style style:name="P1122" style:parent-style-name="Normalny" style:family="paragraph">
      <style:paragraph-properties fo:text-align="justify" fo:line-height="150%" fo:text-indent="0.2479in"/>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fo:text-indent="0.2479in"/>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fo:text-indent="0.2479in"/>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479in"/>
    </style:style>
    <style:style style:name="P1163" style:parent-style-name="Normalny" style:family="paragraph">
      <style:paragraph-properties fo:text-align="justify" fo:line-height="150%" fo:text-indent="0.2479in"/>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P1166" style:parent-style-name="Normalny" style:family="paragraph">
      <style:paragraph-properties fo:text-align="justify" fo:line-height="150%" fo:text-indent="0.2479in"/>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fo:text-indent="0.2479in"/>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style:style>
    <style:style style:name="T1173" style:parent-style-name="Domyślnaczcionkaakapitu" style:family="text">
      <style:text-properties fo:background-color="#80FFFF"/>
    </style:style>
    <style:style style:name="T1174" style:parent-style-name="Domyślnaczcionkaakapitu" style:family="text">
      <style:text-properties style:text-underline-type="single" style:text-underline-style="solid" style:text-underline-width="auto" style:text-underline-mode="continuous"/>
    </style:style>
    <style:style style:name="P1175" style:parent-style-name="Normalny" style:family="paragraph">
      <style:paragraph-properties fo:text-align="justify" fo:line-height="150%" fo:text-indent="0.2479in"/>
    </style:style>
    <style:style style:name="P1176" style:parent-style-name="Normalny" style:family="paragraph">
      <style:paragraph-properties fo:text-align="justify" fo:line-height="150%"/>
    </style:style>
    <style:style style:name="T1177" style:parent-style-name="Domyślnaczcionkaakapitu" style:family="text">
      <style:text-properties style:text-underline-type="single" style:text-underline-style="solid" style:text-underline-width="auto" style:text-underline-mode="continuous"/>
    </style:style>
    <style:style style:name="P1178" style:parent-style-name="Normalny" style:family="paragraph">
      <style:paragraph-properties fo:text-align="justify" fo:line-height="150%" fo:text-indent="0.2479in"/>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fo:text-indent="0.2479in"/>
    </style:style>
    <style:style style:name="T1184" style:parent-style-name="Domyślnaczcionkaakapitu" style:family="text">
      <style:text-properties fo:background-color="#80FFFF"/>
    </style:style>
    <style:style style:name="P1185" style:parent-style-name="Normalny" style:family="paragraph">
      <style:paragraph-properties fo:text-align="justify" fo:line-height="150%" fo:text-indent="0.2479in"/>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fo:text-indent="0.2479in"/>
    </style:style>
    <style:style style:name="T1197" style:parent-style-name="Domyślnaczcionkaakapitu" style:family="text">
      <style:text-properties fo:background-color="#80FFFF"/>
    </style:style>
    <style:style style:name="P1198" style:parent-style-name="Normalny" style:family="paragraph">
      <style:paragraph-properties fo:text-align="justify" fo:line-height="150%" fo:text-indent="0.2479in"/>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P1204" style:parent-style-name="Normalny" style:family="paragraph">
      <style:paragraph-properties fo:text-align="justify" fo:line-height="150%" fo:text-indent="0.2479in"/>
    </style:style>
    <style:style style:name="T1205" style:parent-style-name="Domyślnaczcionkaakapitu" style:family="text">
      <style:text-properties fo:background-color="#80FFFF"/>
    </style:style>
    <style:style style:name="P1206" style:parent-style-name="Normalny" style:family="paragraph">
      <style:paragraph-properties fo:text-align="justify" fo:line-height="150%" fo:text-indent="0.2479in"/>
    </style:style>
    <style:style style:name="T1207" style:parent-style-name="Domyślnaczcionkaakapitu" style:family="text">
      <style:text-properties fo:background-color="#80FFFF"/>
    </style:style>
    <style:style style:name="P1208" style:parent-style-name="Normalny" style:family="paragraph">
      <style:paragraph-properties fo:text-align="justify" fo:line-height="150%" fo:text-indent="0.2479in"/>
    </style:style>
    <style:style style:name="T1209" style:parent-style-name="Domyślnaczcionkaakapitu" style:family="text">
      <style:text-properties fo:background-color="#80FFFF"/>
    </style:style>
    <style:style style:name="P1210" style:parent-style-name="Normalny" style:family="paragraph">
      <style:paragraph-properties fo:text-align="justify" fo:line-height="150%" fo:text-indent="0.2479in"/>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fo:text-indent="0.2479in"/>
    </style:style>
    <style:style style:name="P1215" style:parent-style-name="Normalny" style:family="paragraph">
      <style:paragraph-properties fo:text-align="justify" fo:line-height="150%" fo:text-indent="0.2479in"/>
    </style:style>
    <style:style style:name="P1216" style:parent-style-name="Normalny" style:family="paragraph">
      <style:paragraph-properties fo:text-align="justify" fo:line-height="150%" fo:text-indent="0.2479in"/>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fo:text-indent="0.2479in"/>
    </style:style>
    <style:style style:name="T1222" style:parent-style-name="Domyślnaczcionkaakapitu" style:family="text">
      <style:text-properties fo:background-color="#80FFFF"/>
    </style:style>
    <style:style style:name="P1223" style:parent-style-name="Normalny" style:family="paragraph">
      <style:paragraph-properties fo:text-align="justify" fo:line-height="150%"/>
    </style:style>
    <style:style style:name="T1224" style:parent-style-name="Domyślnaczcionkaakapitu" style:family="text">
      <style:text-properties style:text-underline-type="single" style:text-underline-style="solid" style:text-underline-width="auto" style:text-underline-mode="continuous"/>
    </style:style>
    <style:style style:name="P1225" style:parent-style-name="Normalny" style:family="paragraph">
      <style:paragraph-properties fo:text-align="justify" fo:line-height="150%" fo:text-indent="0.2479in"/>
    </style:style>
    <style:style style:name="P1226" style:parent-style-name="Normalny" style:family="paragraph">
      <style:paragraph-properties fo:text-align="justify" fo:line-height="150%"/>
    </style:style>
    <style:style style:name="T1227" style:parent-style-name="Domyślnaczcionkaakapitu" style:family="text">
      <style:text-properties fo:background-color="#80FFFF" style:text-underline-type="single" style:text-underline-style="solid" style:text-underline-width="auto" style:text-underline-mode="continuous"/>
    </style:style>
    <style:style style:name="T1228" style:parent-style-name="Domyślnaczcionkaakapitu" style:family="text">
      <style:text-properties style:text-underline-type="single" style:text-underline-style="solid" style:text-underline-width="auto" style:text-underline-mode="continuous"/>
    </style:style>
    <style:style style:name="T1229" style:parent-style-name="Domyślnaczcionkaakapitu" style:family="text">
      <style:text-properties fo:background-color="#80FFFF" style:text-underline-type="single" style:text-underline-style="solid" style:text-underline-width="auto" style:text-underline-mode="continuous"/>
    </style:style>
    <style:style style:name="T1230" style:parent-style-name="Domyślnaczcionkaakapitu" style:family="text">
      <style:text-properties style:text-underline-type="single" style:text-underline-style="solid" style:text-underline-width="auto" style:text-underline-mode="continuous"/>
    </style:style>
    <style:style style:name="P1231" style:parent-style-name="Normalny" style:family="paragraph">
      <style:paragraph-properties fo:text-align="justify" fo:line-height="150%" fo:text-indent="0.2479in"/>
    </style:style>
    <style:style style:name="P1232" style:parent-style-name="Normalny" style:family="paragraph">
      <style:paragraph-properties fo:text-align="justify" fo:line-height="150%"/>
    </style:style>
    <style:style style:name="T1233" style:parent-style-name="Domyślnaczcionkaakapitu" style:family="text">
      <style:text-properties fo:background-color="#80FFFF" style:text-underline-type="single" style:text-underline-style="solid" style:text-underline-width="auto" style:text-underline-mode="continuous"/>
    </style:style>
    <style:style style:name="T1234" style:parent-style-name="Domyślnaczcionkaakapitu" style:family="text">
      <style:text-properties style:text-underline-type="single" style:text-underline-style="solid" style:text-underline-width="auto" style:text-underline-mode="continuous"/>
    </style:style>
    <style:style style:name="T1235" style:parent-style-name="Domyślnaczcionkaakapitu" style:family="text">
      <style:text-properties fo:background-color="#80FFFF" style:text-underline-type="single" style:text-underline-style="solid" style:text-underline-width="auto" style:text-underline-mode="continuous"/>
    </style:style>
    <style:style style:name="T1236" style:parent-style-name="Domyślnaczcionkaakapitu" style:family="text">
      <style:text-properties style:text-underline-type="single" style:text-underline-style="solid" style:text-underline-width="auto" style:text-underline-mode="continuous"/>
    </style:style>
    <style:style style:name="P1237" style:parent-style-name="Normalny" style:family="paragraph">
      <style:paragraph-properties fo:text-align="justify" fo:line-height="150%" fo:text-indent="0.2479in"/>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fo:text-indent="0.2479in"/>
    </style:style>
    <style:style style:name="P1243" style:parent-style-name="Normalny" style:family="paragraph">
      <style:paragraph-properties fo:text-align="justify" fo:line-height="150%" fo:text-indent="0.2479in"/>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479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479in"/>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P1261" style:parent-style-name="Normalny" style:family="paragraph">
      <style:paragraph-properties fo:text-align="justify" fo:line-height="150%" fo:text-indent="0.2479in"/>
    </style:style>
    <style:style style:name="P1262" style:parent-style-name="Normalny" style:family="paragraph">
      <style:paragraph-properties fo:text-align="justify" fo:line-height="150%" fo:text-indent="0.2479in"/>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fo:text-indent="0.2479in"/>
    </style:style>
    <style:style style:name="P1267" style:parent-style-name="Normalny" style:family="paragraph">
      <style:paragraph-properties fo:text-align="justify" fo:line-height="150%" fo:text-indent="0.2479in"/>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P1272" style:parent-style-name="Normalny" style:family="paragraph">
      <style:paragraph-properties fo:text-align="justify" fo:line-height="150%" fo:text-indent="0.2479in"/>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479in"/>
    </style:style>
    <style:style style:name="P1277" style:parent-style-name="Normalny" style:family="paragraph">
      <style:paragraph-properties fo:text-align="justify" fo:line-height="150%" fo:text-indent="0.2479in"/>
    </style:style>
    <style:style style:name="P1278" style:parent-style-name="Normalny" style:family="paragraph">
      <style:paragraph-properties fo:text-align="justify" fo:line-height="150%"/>
    </style:style>
    <style:style style:name="T1279" style:parent-style-name="Domyślnaczcionkaakapitu" style:family="text">
      <style:text-properties style:text-underline-type="single" style:text-underline-style="solid" style:text-underline-width="auto" style:text-underline-mode="continuous"/>
    </style:style>
    <style:style style:name="T1280" style:parent-style-name="Domyślnaczcionkaakapitu" style:family="text">
      <style:text-properties fo:background-color="#80FFFF" style:text-underline-type="single" style:text-underline-style="solid" style:text-underline-width="auto" style:text-underline-mode="continuous"/>
    </style:style>
    <style:style style:name="T1281" style:parent-style-name="Domyślnaczcionkaakapitu" style:family="text">
      <style:text-properties style:text-underline-type="single" style:text-underline-style="solid" style:text-underline-width="auto" style:text-underline-mode="continuous"/>
    </style:style>
    <style:style style:name="T1282" style:parent-style-name="Domyślnaczcionkaakapitu" style:family="text">
      <style:text-properties fo:background-color="#80FFFF" style:text-underline-type="single" style:text-underline-style="solid" style:text-underline-width="auto" style:text-underline-mode="continuous"/>
    </style:style>
    <style:style style:name="P1283" style:parent-style-name="Normalny" style:family="paragraph">
      <style:paragraph-properties fo:text-align="justify" fo:line-height="150%" fo:text-indent="0.2479in"/>
    </style:style>
    <style:style style:name="P1284" style:parent-style-name="Normalny" style:family="paragraph">
      <style:paragraph-properties fo:text-align="justify" fo:line-height="150%" fo:text-indent="0.2479in"/>
    </style:style>
    <style:style style:name="P1285" style:parent-style-name="Normalny" style:family="paragraph">
      <style:paragraph-properties fo:text-align="justify" fo:line-height="150%"/>
    </style:style>
    <style:style style:name="T1286" style:parent-style-name="Domyślnaczcionkaakapitu" style:family="text">
      <style:text-properties style:text-underline-type="single" style:text-underline-style="solid" style:text-underline-width="auto" style:text-underline-mode="continuous"/>
    </style:style>
    <style:style style:name="T1287" style:parent-style-name="Domyślnaczcionkaakapitu" style:family="text">
      <style:text-properties fo:background-color="#80FFFF" style:text-underline-type="single" style:text-underline-style="solid" style:text-underline-width="auto" style:text-underline-mode="continuous"/>
    </style:style>
    <style:style style:name="T1288" style:parent-style-name="Domyślnaczcionkaakapitu" style:family="text">
      <style:text-properties style:text-underline-type="single" style:text-underline-style="solid" style:text-underline-width="auto" style:text-underline-mode="continuous"/>
    </style:style>
    <style:style style:name="T1289" style:parent-style-name="Domyślnaczcionkaakapitu" style:family="text">
      <style:text-properties fo:background-color="#80FFFF"/>
    </style:style>
    <style:style style:name="P1290" style:parent-style-name="Normalny" style:family="paragraph">
      <style:paragraph-properties fo:text-align="justify" fo:line-height="150%" fo:text-indent="0.2479in"/>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P1293" style:parent-style-name="Normalny" style:family="paragraph">
      <style:paragraph-properties fo:text-align="justify" fo:line-height="150%" fo:text-indent="0.2479in"/>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479in"/>
    </style:style>
    <style:style style:name="P1296" style:parent-style-name="Normalny" style:family="paragraph">
      <style:paragraph-properties fo:text-align="justify" fo:line-height="150%" fo:text-indent="0.2479in"/>
    </style:style>
    <style:style style:name="P1297" style:parent-style-name="Normalny" style:family="paragraph">
      <style:paragraph-properties fo:text-align="justify" fo:line-height="150%" fo:text-indent="0.2479in"/>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fo:text-indent="0.2479in"/>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fo:text-indent="0.2479in"/>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P1315" style:parent-style-name="Normalny" style:family="paragraph">
      <style:paragraph-properties fo:text-align="justify" fo:line-height="150%" fo:text-indent="0.2479in"/>
    </style:style>
    <style:style style:name="P1316" style:parent-style-name="Normalny" style:family="paragraph">
      <style:paragraph-properties fo:text-align="justify" fo:line-height="150%"/>
    </style:style>
    <style:style style:name="T1317" style:parent-style-name="Domyślnaczcionkaakapitu" style:family="text">
      <style:text-properties style:text-underline-type="single" style:text-underline-style="solid" style:text-underline-width="auto" style:text-underline-mode="continuous"/>
    </style:style>
    <style:style style:name="T1318" style:parent-style-name="Domyślnaczcionkaakapitu" style:family="text">
      <style:text-properties fo:background-color="#80FFFF" style:text-underline-type="single" style:text-underline-style="solid" style:text-underline-width="auto" style:text-underline-mode="continuous"/>
    </style:style>
    <style:style style:name="T1319" style:parent-style-name="Domyślnaczcionkaakapitu" style:family="text">
      <style:text-properties style:text-underline-type="single" style:text-underline-style="solid" style:text-underline-width="auto" style:text-underline-mode="continuous"/>
    </style:style>
    <style:style style:name="P1320" style:parent-style-name="Normalny" style:family="paragraph">
      <style:paragraph-properties fo:text-align="justify" fo:line-height="150%" fo:text-indent="0.2479in"/>
    </style:style>
    <style:style style:name="P1321" style:parent-style-name="Normalny" style:family="paragraph">
      <style:paragraph-properties fo:text-align="justify" fo:line-height="150%"/>
    </style:style>
    <style:style style:name="T1322" style:parent-style-name="Domyślnaczcionkaakapitu" style:family="text">
      <style:text-properties style:text-underline-type="single" style:text-underline-style="solid" style:text-underline-width="auto" style:text-underline-mode="continuous"/>
    </style:style>
    <style:style style:name="T1323" style:parent-style-name="Domyślnaczcionkaakapitu" style:family="text">
      <style:text-properties fo:background-color="#80FFFF" style:text-underline-type="single" style:text-underline-style="solid" style:text-underline-width="auto" style:text-underline-mode="continuous"/>
    </style:style>
    <style:style style:name="T1324" style:parent-style-name="Domyślnaczcionkaakapitu" style:family="text">
      <style:text-properties style:text-underline-type="single" style:text-underline-style="solid" style:text-underline-width="auto" style:text-underline-mode="continuous"/>
    </style:style>
    <style:style style:name="T1325" style:parent-style-name="Domyślnaczcionkaakapitu" style:family="text">
      <style:text-properties style:text-underline-type="single" style:text-underline-style="solid" style:text-underline-width="auto" style:text-underline-mode="continuous"/>
    </style:style>
    <style:style style:name="T1326" style:parent-style-name="Domyślnaczcionkaakapitu" style:family="text">
      <style:text-properties style:text-underline-type="single" style:text-underline-style="solid" style:text-underline-width="auto" style:text-underline-mode="continuous"/>
    </style:style>
    <style:style style:name="T1327" style:parent-style-name="Domyślnaczcionkaakapitu" style:family="text">
      <style:text-properties fo:background-color="#80FFFF" style:text-underline-type="single" style:text-underline-style="solid" style:text-underline-width="auto" style:text-underline-mode="continuous"/>
    </style:style>
    <style:style style:name="P1328" style:parent-style-name="Normalny" style:family="paragraph">
      <style:paragraph-properties fo:text-align="justify" fo:line-height="150%" fo:text-indent="0.2479in"/>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style:tab-stops>
          <style:tab-stop style:type="left" style:leader-style="solid" style:leader-text="_" style:position="1.2333in"/>
        </style:tab-stops>
      </style:paragraph-properties>
    </style:style>
    <style:style style:name="T1331" style:parent-style-name="Domyślnaczcionkaakapitu" style:family="text">
      <style:text-properties fo:background-color="#80FFFF" style:text-underline-type="single" style:text-underline-style="solid" style:text-underline-width="auto" style:text-underline-mode="continuous"/>
    </style:style>
    <style:style style:name="T1332" style:parent-style-name="Domyślnaczcionkaakapitu" style:family="text">
      <style:text-properties style:text-underline-type="single" style:text-underline-style="solid" style:text-underline-width="auto" style:text-underline-mode="continuous"/>
    </style:style>
    <style:style style:name="T1333" style:parent-style-name="Domyślnaczcionkaakapitu" style:family="text">
      <style:text-properties fo:background-color="#80FFFF" style:text-underline-type="single" style:text-underline-style="solid" style:text-underline-width="auto" style:text-underline-mode="continuous"/>
    </style:style>
    <style:style style:name="T1334" style:parent-style-name="Domyślnaczcionkaakapitu" style:family="text">
      <style:text-properties style:text-underline-type="single" style:text-underline-style="solid" style:text-underline-width="auto" style:text-underline-mode="continuous"/>
    </style:style>
    <style:style style:name="P1335" style:parent-style-name="Normalny" style:family="paragraph">
      <style:paragraph-properties fo:text-align="justify" fo:line-height="150%" fo:text-indent="0.2479in">
        <style:tab-stops>
          <style:tab-stop style:type="left" style:leader-style="solid" style:leader-text="_" style:position="1.2333in"/>
        </style:tab-stops>
      </style:paragraph-properties>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fo:text-indent="0.2479in"/>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P1348" style:parent-style-name="Normalny" style:family="paragraph">
      <style:paragraph-properties fo:text-align="justify" fo:line-height="150%"/>
    </style:style>
    <style:style style:name="T1349" style:parent-style-name="Domyślnaczcionkaakapitu" style:family="text">
      <style:text-properties style:text-underline-type="single" style:text-underline-style="solid" style:text-underline-width="auto" style:text-underline-mode="continuous"/>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P1352" style:parent-style-name="Normalny" style:family="paragraph">
      <style:paragraph-properties fo:text-align="justify" fo:line-height="150%" fo:text-indent="0.2479in"/>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P1355" style:parent-style-name="Normalny" style:family="paragraph">
      <style:paragraph-properties fo:text-align="justify" fo:line-height="150%" fo:text-indent="0.2479in"/>
    </style:style>
    <style:style style:name="P1356" style:parent-style-name="Normalny" style:family="paragraph">
      <style:paragraph-properties fo:text-align="justify" fo:line-height="150%" fo:text-indent="0.2479in"/>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479in"/>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P1367" style:parent-style-name="Normalny" style:family="paragraph">
      <style:paragraph-properties fo:text-align="justify" fo:line-height="150%" fo:text-indent="0.2479in"/>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fo:text-indent="0.2479in"/>
    </style:style>
    <style:style style:name="P1382" style:parent-style-name="Normalny" style:family="paragraph">
      <style:paragraph-properties fo:text-align="justify" fo:line-height="150%" fo:text-indent="0.2479in"/>
    </style:style>
    <style:style style:name="P1383" style:parent-style-name="Normalny" style:family="paragraph">
      <style:paragraph-properties fo:text-align="justify" fo:line-height="150%" fo:text-indent="0.2479in"/>
    </style:style>
    <style:style style:name="P1384" style:parent-style-name="Normalny" style:family="paragraph">
      <style:paragraph-properties fo:text-align="justify" fo:line-height="150%"/>
    </style:style>
    <style:style style:name="T1385" style:parent-style-name="Domyślnaczcionkaakapitu" style:family="text">
      <style:text-properties style:text-underline-type="single" style:text-underline-style="solid" style:text-underline-width="auto" style:text-underline-mode="continuous"/>
    </style:style>
    <style:style style:name="P1386" style:parent-style-name="Normalny" style:family="paragraph">
      <style:paragraph-properties fo:text-align="justify" fo:line-height="150%" fo:text-indent="0.2479in"/>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style:style>
    <style:style style:name="T1391" style:parent-style-name="Domyślnaczcionkaakapitu" style:family="text">
      <style:text-properties style:text-underline-type="single" style:text-underline-style="solid" style:text-underline-width="auto" style:text-underline-mode="continuous"/>
    </style:style>
    <style:style style:name="T1392" style:parent-style-name="Domyślnaczcionkaakapitu" style:family="text">
      <style:text-properties fo:background-color="#80FFFF" style:text-underline-type="single" style:text-underline-style="solid" style:text-underline-width="auto" style:text-underline-mode="continuous"/>
    </style:style>
    <style:style style:name="T1393" style:parent-style-name="Domyślnaczcionkaakapitu" style:family="text">
      <style:text-properties style:text-underline-type="single" style:text-underline-style="solid" style:text-underline-width="auto" style:text-underline-mode="continuous"/>
    </style:style>
    <style:style style:name="T1394" style:parent-style-name="Domyślnaczcionkaakapitu" style:family="text">
      <style:text-properties fo:background-color="#80FFFF" style:text-underline-type="single" style:text-underline-style="solid" style:text-underline-width="auto" style:text-underline-mode="continuous"/>
    </style:style>
    <style:style style:name="T1395" style:parent-style-name="Domyślnaczcionkaakapitu" style:family="text">
      <style:text-properties style:text-underline-type="single" style:text-underline-style="solid" style:text-underline-width="auto" style:text-underline-mode="continuous"/>
    </style:style>
    <style:style style:name="T1396" style:parent-style-name="Domyślnaczcionkaakapitu" style:family="text">
      <style:text-properties fo:background-color="#80FFFF" style:text-underline-type="single" style:text-underline-style="solid" style:text-underline-width="auto" style:text-underline-mode="continuous"/>
    </style:style>
    <style:style style:name="P1397" style:parent-style-name="Normalny" style:family="paragraph">
      <style:paragraph-properties fo:text-align="justify" fo:line-height="150%" fo:text-indent="0.2479in"/>
    </style:style>
    <style:style style:name="T1398" style:parent-style-name="Domyślnaczcionkaakapitu" style:family="text">
      <style:text-properties fo:background-color="#80FFFF"/>
    </style:style>
    <style:style style:name="P1399" style:parent-style-name="Normalny" style:family="paragraph">
      <style:paragraph-properties fo:text-align="justify" fo:line-height="150%" fo:text-indent="0.2479in"/>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P1406" style:parent-style-name="Normalny" style:family="paragraph">
      <style:paragraph-properties fo:text-align="justify" fo:line-height="150%" fo:text-indent="0.2479in"/>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479in"/>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P1411" style:parent-style-name="Normalny" style:family="paragraph">
      <style:paragraph-properties fo:text-align="justify" fo:line-height="150%" fo:text-indent="0.2479in"/>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P1418" style:parent-style-name="Normalny" style:family="paragraph">
      <style:paragraph-properties fo:text-align="justify" fo:line-height="150%" fo:text-indent="0.2479in"/>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479in"/>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479in"/>
    </style:style>
    <style:style style:name="P1430" style:parent-style-name="Normalny" style:family="paragraph">
      <style:paragraph-properties fo:text-align="justify" fo:line-height="150%" fo:text-indent="0.2479in"/>
    </style:style>
    <style:style style:name="T1431" style:parent-style-name="Domyślnaczcionkaakapitu" style:family="text">
      <style:text-properties fo:background-color="#80FFFF"/>
    </style:style>
    <style:style style:name="P1432" style:parent-style-name="Normalny" style:family="paragraph">
      <style:paragraph-properties fo:text-align="justify" fo:line-height="150%" fo:text-indent="0.2479in"/>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P1436" style:parent-style-name="Normalny" style:family="paragraph">
      <style:paragraph-properties fo:text-align="justify" fo:line-height="150%" fo:text-indent="0.2479in"/>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fo:text-indent="0.2479in"/>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479in"/>
    </style:style>
    <style:style style:name="P1445" style:parent-style-name="Normalny" style:family="paragraph">
      <style:paragraph-properties fo:text-align="justify" fo:line-height="150%" fo:text-indent="0.2479in"/>
    </style:style>
    <style:style style:name="P1446" style:parent-style-name="Normalny" style:family="paragraph">
      <style:paragraph-properties fo:text-align="justify" fo:line-height="150%"/>
    </style:style>
    <style:style style:name="T1447" style:parent-style-name="Domyślnaczcionkaakapitu" style:family="text">
      <style:text-properties style:text-underline-type="single" style:text-underline-style="solid" style:text-underline-width="auto" style:text-underline-mode="continuous"/>
    </style:style>
    <style:style style:name="T1448" style:parent-style-name="Domyślnaczcionkaakapitu" style:family="text">
      <style:text-properties fo:background-color="#80FFFF" style:text-underline-type="single" style:text-underline-style="solid" style:text-underline-width="auto" style:text-underline-mode="continuous"/>
    </style:style>
    <style:style style:name="T1449" style:parent-style-name="Domyślnaczcionkaakapitu" style:family="text">
      <style:text-properties style:text-underline-type="single" style:text-underline-style="solid" style:text-underline-width="auto" style:text-underline-mode="continuous"/>
    </style:style>
    <style:style style:name="T1450" style:parent-style-name="Domyślnaczcionkaakapitu" style:family="text">
      <style:text-properties fo:background-color="#80FFFF" style:text-underline-type="single" style:text-underline-style="solid" style:text-underline-width="auto" style:text-underline-mode="continuous"/>
    </style:style>
    <style:style style:name="P1451" style:parent-style-name="Normalny" style:family="paragraph">
      <style:paragraph-properties fo:text-align="justify" fo:line-height="150%" fo:text-indent="0.2479in"/>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1454" style:parent-style-name="Normalny" style:family="paragraph">
      <style:paragraph-properties fo:text-align="justify" fo:line-height="150%" fo:text-indent="0.2479in"/>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fo:text-indent="0.2479in"/>
    </style:style>
    <style:style style:name="T1459" style:parent-style-name="Domyślnaczcionkaakapitu" style:family="text">
      <style:text-properties fo:background-color="#80FFFF"/>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fo:text-indent="0.2479in"/>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fo:text-indent="0.2479in"/>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fo:text-indent="0.2479in"/>
    </style:style>
    <style:style style:name="P1470" style:parent-style-name="Normalny" style:family="paragraph">
      <style:paragraph-properties fo:text-align="justify" fo:line-height="150%" fo:text-indent="0.2479in"/>
    </style:style>
    <style:style style:name="T1471" style:parent-style-name="Domyślnaczcionkaakapitu" style:family="text">
      <style:text-properties fo:background-color="#80FFFF"/>
    </style:style>
    <style:style style:name="P1472" style:parent-style-name="Normalny" style:family="paragraph">
      <style:paragraph-properties fo:text-align="justify" fo:line-height="150%" fo:text-indent="0.2479in"/>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fo:text-indent="0.2479in"/>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fo:text-indent="0.2479in"/>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479in"/>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fo:text-indent="0.2479in"/>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P1494" style:parent-style-name="Normalny" style:family="paragraph">
      <style:paragraph-properties fo:text-align="justify" fo:line-height="150%" fo:text-indent="0.2479in"/>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P1498" style:parent-style-name="Normalny" style:family="paragraph">
      <style:paragraph-properties fo:text-align="justify" fo:line-height="150%" fo:text-indent="0.2479in"/>
    </style:style>
    <style:style style:name="P1499" style:parent-style-name="Normalny" style:family="paragraph">
      <style:paragraph-properties fo:text-align="justify" fo:line-height="150%"/>
    </style:style>
    <style:style style:name="T1500" style:parent-style-name="Domyślnaczcionkaakapitu" style:family="text">
      <style:text-properties style:text-underline-type="single" style:text-underline-style="solid" style:text-underline-width="auto" style:text-underline-mode="continuous"/>
    </style:style>
    <style:style style:name="T1501" style:parent-style-name="Domyślnaczcionkaakapitu" style:family="text">
      <style:text-properties fo:background-color="#80FFFF" style:text-underline-type="single" style:text-underline-style="solid" style:text-underline-width="auto" style:text-underline-mode="continuous"/>
    </style:style>
    <style:style style:name="P1502" style:parent-style-name="Normalny" style:family="paragraph">
      <style:paragraph-properties fo:text-align="justify" fo:line-height="150%" fo:text-indent="0.2479in"/>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P1508" style:parent-style-name="Normalny" style:family="paragraph">
      <style:paragraph-properties fo:text-align="justify" fo:line-height="150%" fo:text-indent="0.2479in"/>
    </style:style>
    <style:style style:name="P1509" style:parent-style-name="Normalny" style:family="paragraph">
      <style:paragraph-properties fo:text-align="justify" fo:line-height="150%"/>
    </style:style>
    <style:style style:name="T1510" style:parent-style-name="Domyślnaczcionkaakapitu" style:family="text">
      <style:text-properties fo:background-color="#80FFFF" style:text-underline-type="single" style:text-underline-style="solid" style:text-underline-width="auto" style:text-underline-mode="continuous"/>
    </style:style>
    <style:style style:name="T1511" style:parent-style-name="Domyślnaczcionkaakapitu" style:family="text">
      <style:text-properties style:text-underline-type="single" style:text-underline-style="solid" style:text-underline-width="auto" style:text-underline-mode="continuous"/>
    </style:style>
    <style:style style:name="T1512" style:parent-style-name="Domyślnaczcionkaakapitu" style:family="text">
      <style:text-properties fo:background-color="#80FFFF" style:text-underline-type="single" style:text-underline-style="solid" style:text-underline-width="auto" style:text-underline-mode="continuous"/>
    </style:style>
    <style:style style:name="T1513" style:parent-style-name="Domyślnaczcionkaakapitu" style:family="text">
      <style:text-properties style:text-underline-type="single" style:text-underline-style="solid" style:text-underline-width="auto" style:text-underline-mode="continuous"/>
    </style:style>
    <style:style style:name="T1514" style:parent-style-name="Domyślnaczcionkaakapitu" style:family="text">
      <style:text-properties fo:background-color="#80FFFF" style:text-underline-type="single" style:text-underline-style="solid" style:text-underline-width="auto" style:text-underline-mode="continuous"/>
    </style:style>
    <style:style style:name="T1515" style:parent-style-name="Domyślnaczcionkaakapitu" style:family="text">
      <style:text-properties style:text-underline-type="single" style:text-underline-style="solid" style:text-underline-width="auto" style:text-underline-mode="continuous"/>
    </style:style>
    <style:style style:name="P1516" style:parent-style-name="Normalny" style:family="paragraph">
      <style:paragraph-properties fo:text-align="justify" fo:line-height="150%" fo:text-indent="0.2479in"/>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P1519" style:parent-style-name="Normalny" style:family="paragraph">
      <style:paragraph-properties fo:text-align="justify" fo:line-height="150%"/>
    </style:style>
    <style:style style:name="T1520" style:parent-style-name="Domyślnaczcionkaakapitu" style:family="text">
      <style:text-properties style:text-underline-type="single" style:text-underline-style="solid" style:text-underline-width="auto" style:text-underline-mode="continuous"/>
    </style:style>
    <style:style style:name="T1521" style:parent-style-name="Domyślnaczcionkaakapitu" style:family="text">
      <style:text-properties fo:background-color="#80FFFF" style:text-underline-type="single" style:text-underline-style="solid" style:text-underline-width="auto" style:text-underline-mode="continuous"/>
    </style:style>
    <style:style style:name="T1522" style:parent-style-name="Domyślnaczcionkaakapitu" style:family="text">
      <style:text-properties style:text-underline-type="single" style:text-underline-style="solid" style:text-underline-width="auto" style:text-underline-mode="continuous"/>
    </style:style>
    <style:style style:name="P1523" style:parent-style-name="Normalny" style:family="paragraph">
      <style:paragraph-properties fo:text-align="justify" fo:line-height="150%" fo:text-indent="0.2479in"/>
    </style:style>
    <style:style style:name="P1524" style:parent-style-name="Normalny" style:family="paragraph">
      <style:paragraph-properties fo:text-align="justify" fo:line-height="150%"/>
    </style:style>
    <style:style style:name="T1525" style:parent-style-name="Domyślnaczcionkaakapitu" style:family="text">
      <style:text-properties style:text-underline-type="single" style:text-underline-style="solid" style:text-underline-width="auto" style:text-underline-mode="continuous"/>
    </style:style>
    <style:style style:name="T1526" style:parent-style-name="Domyślnaczcionkaakapitu" style:family="text">
      <style:text-properties fo:background-color="#80FFFF" style:text-underline-type="single" style:text-underline-style="solid" style:text-underline-width="auto" style:text-underline-mode="continuous"/>
    </style:style>
    <style:style style:name="T1527" style:parent-style-name="Domyślnaczcionkaakapitu" style:family="text">
      <style:text-properties style:text-underline-type="single" style:text-underline-style="solid" style:text-underline-width="auto" style:text-underline-mode="continuous"/>
    </style:style>
    <style:style style:name="P1528" style:parent-style-name="Normalny" style:family="paragraph">
      <style:paragraph-properties fo:text-align="justify" fo:line-height="150%" fo:text-indent="0.2479in"/>
    </style:style>
    <style:style style:name="P1529" style:parent-style-name="Normalny" style:family="paragraph">
      <style:paragraph-properties fo:text-align="justify" fo:line-height="150%"/>
    </style:style>
    <style:style style:name="T1530" style:parent-style-name="Domyślnaczcionkaakapitu" style:family="text">
      <style:text-properties style:text-underline-type="single" style:text-underline-style="solid" style:text-underline-width="auto" style:text-underline-mode="continuous"/>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P1534" style:parent-style-name="Normalny" style:family="paragraph">
      <style:paragraph-properties fo:text-align="justify" fo:line-height="150%" fo:text-indent="0.2479in"/>
    </style:style>
    <style:style style:name="P1535" style:parent-style-name="Normalny" style:family="paragraph">
      <style:paragraph-properties fo:text-align="justify" fo:line-height="150%" fo:text-indent="0.2479in"/>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fo:text-indent="0.2479in"/>
    </style:style>
    <style:style style:name="P1538" style:parent-style-name="Normalny" style:family="paragraph">
      <style:paragraph-properties fo:text-align="justify" fo:line-height="150%"/>
    </style:style>
    <style:style style:name="T1539" style:parent-style-name="Domyślnaczcionkaakapitu" style:family="text">
      <style:text-properties style:text-underline-type="single" style:text-underline-style="solid" style:text-underline-width="auto" style:text-underline-mode="continuous"/>
    </style:style>
    <style:style style:name="T1540" style:parent-style-name="Domyślnaczcionkaakapitu" style:family="text">
      <style:text-properties fo:background-color="#80FFFF" style:text-underline-type="single" style:text-underline-style="solid" style:text-underline-width="auto" style:text-underline-mode="continuous"/>
    </style:style>
    <style:style style:name="T1541" style:parent-style-name="Domyślnaczcionkaakapitu" style:family="text">
      <style:text-properties style:text-underline-type="single" style:text-underline-style="solid" style:text-underline-width="auto" style:text-underline-mode="continuous"/>
    </style:style>
    <style:style style:name="P1542" style:parent-style-name="Normalny" style:family="paragraph">
      <style:paragraph-properties fo:text-align="justify" fo:line-height="150%"/>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style:style>
    <style:style style:name="T1545" style:parent-style-name="Domyślnaczcionkaakapitu" style:family="text">
      <style:text-properties style:text-underline-type="single" style:text-underline-style="solid" style:text-underline-width="auto" style:text-underline-mode="continuous"/>
    </style:style>
    <style:style style:name="P1546" style:parent-style-name="Normalny" style:family="paragraph">
      <style:paragraph-properties fo:text-align="justify" fo:line-height="150%" fo:text-indent="0.2479in"/>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P1549" style:parent-style-name="Normalny" style:family="paragraph">
      <style:paragraph-properties fo:text-align="justify" fo:line-height="150%" fo:text-indent="0.2479in"/>
    </style:style>
    <style:style style:name="P1550" style:parent-style-name="Normalny" style:family="paragraph">
      <style:paragraph-properties fo:text-align="justify" fo:line-height="150%"/>
    </style:style>
    <style:style style:name="T1551" style:parent-style-name="Domyślnaczcionkaakapitu" style:family="text">
      <style:text-properties style:text-underline-type="single" style:text-underline-style="solid" style:text-underline-width="auto" style:text-underline-mode="continuous"/>
    </style:style>
    <style:style style:name="P1552" style:parent-style-name="Normalny" style:family="paragraph">
      <style:paragraph-properties fo:text-align="justify" fo:line-height="150%" fo:text-indent="0.2479in"/>
    </style:style>
    <style:style style:name="P1553" style:parent-style-name="Normalny" style:family="paragraph">
      <style:paragraph-properties fo:text-align="justify" fo:line-height="150%"/>
    </style:style>
    <style:style style:name="T1554" style:parent-style-name="Domyślnaczcionkaakapitu" style:family="text">
      <style:text-properties style:text-underline-type="single" style:text-underline-style="solid" style:text-underline-width="auto" style:text-underline-mode="continuous"/>
    </style:style>
    <style:style style:name="T1555" style:parent-style-name="Domyślnaczcionkaakapitu" style:family="text">
      <style:text-properties fo:background-color="#80FFFF" style:text-underline-type="single" style:text-underline-style="solid" style:text-underline-width="auto" style:text-underline-mode="continuous"/>
    </style:style>
    <style:style style:name="T1556" style:parent-style-name="Domyślnaczcionkaakapitu" style:family="text">
      <style:text-properties style:text-underline-type="single" style:text-underline-style="solid" style:text-underline-width="auto" style:text-underline-mode="continuous"/>
    </style:style>
    <style:style style:name="T1557" style:parent-style-name="Domyślnaczcionkaakapitu" style:family="text">
      <style:text-properties fo:background-color="#80FFFF" style:text-underline-type="single" style:text-underline-style="solid" style:text-underline-width="auto" style:text-underline-mode="continuous"/>
    </style:style>
    <style:style style:name="T1558" style:parent-style-name="Domyślnaczcionkaakapitu" style:family="text">
      <style:text-properties style:text-underline-type="single" style:text-underline-style="solid" style:text-underline-width="auto" style:text-underline-mode="continuous"/>
    </style:style>
    <style:style style:name="P1559" style:parent-style-name="Normalny" style:family="paragraph">
      <style:paragraph-properties fo:text-align="justify" fo:line-height="150%" fo:text-indent="0.2479in"/>
    </style:style>
    <style:style style:name="P1560" style:parent-style-name="Normalny" style:family="paragraph">
      <style:paragraph-properties fo:text-align="justify" fo:line-height="150%"/>
    </style:style>
    <style:style style:name="T1561" style:parent-style-name="Domyślnaczcionkaakapitu" style:family="text">
      <style:text-properties style:text-underline-type="single" style:text-underline-style="solid" style:text-underline-width="auto" style:text-underline-mode="continuous"/>
    </style:style>
    <style:style style:name="T1562" style:parent-style-name="Domyślnaczcionkaakapitu" style:family="text">
      <style:text-properties fo:background-color="#80FFFF" style:text-underline-type="single" style:text-underline-style="solid" style:text-underline-width="auto" style:text-underline-mode="continuous"/>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fo:text-indent="0.2479in"/>
    </style:style>
    <style:style style:name="P1565" style:parent-style-name="Normalny" style:family="paragraph">
      <style:paragraph-properties fo:text-align="justify" fo:line-height="150%" fo:text-indent="0.2479in"/>
    </style:style>
    <style:style style:name="P1566" style:parent-style-name="Normalny" style:family="paragraph">
      <style:paragraph-properties fo:text-align="justify" fo:line-height="150%" fo:text-indent="0.2479in"/>
    </style:style>
    <style:style style:name="P1567" style:parent-style-name="Normalny" style:family="paragraph">
      <style:paragraph-properties fo:text-align="justify" fo:line-height="150%"/>
    </style:style>
    <style:style style:name="P1568" style:parent-style-name="Normalny" style:family="paragraph">
      <style:paragraph-properties fo:text-align="justify" fo:line-height="150%"/>
    </style:style>
    <style:style style:name="P1569" style:parent-style-name="Normalny" style:family="paragraph">
      <style:paragraph-properties fo:text-align="justify" fo:line-height="150%"/>
    </style:style>
    <style:style style:name="P1570" style:parent-style-name="Normalny" style:family="paragraph">
      <style:paragraph-properties fo:text-align="justify" fo:line-height="150%"/>
    </style:style>
    <style:style style:name="P1571" style:parent-style-name="Normalny" style:family="paragraph">
      <style:paragraph-properties fo:text-align="justify" fo:line-height="150%"/>
    </style:style>
    <style:style style:name="P1572" style:parent-style-name="Normalny" style:family="paragraph">
      <style:paragraph-properties fo:text-align="justify" fo:line-height="150%"/>
    </style:style>
    <style:style style:name="T1573" style:parent-style-name="Domyślnaczcionkaakapitu" style:family="text">
      <style:text-properties style:text-underline-type="single" style:text-underline-style="solid" style:text-underline-width="auto" style:text-underline-mode="continuous"/>
    </style:style>
    <style:style style:name="T1574" style:parent-style-name="Domyślnaczcionkaakapitu" style:family="text">
      <style:text-properties fo:background-color="#80FFFF" style:text-underline-type="single" style:text-underline-style="solid" style:text-underline-width="auto" style:text-underline-mode="continuous"/>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fo:text-indent="0.2479in"/>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P1579" style:parent-style-name="Normalny" style:family="paragraph">
      <style:paragraph-properties fo:text-align="justify" fo:line-height="150%" fo:text-indent="0.2479in"/>
    </style:style>
    <style:style style:name="T1580" style:parent-style-name="Domyślnaczcionkaakapitu" style:family="text">
      <style:text-properties fo:background-color="#80FFFF"/>
    </style:style>
    <style:style style:name="P1581" style:parent-style-name="Normalny" style:family="paragraph">
      <style:paragraph-properties fo:text-align="justify" fo:line-height="150%" fo:text-indent="0.2479in"/>
    </style:style>
    <style:style style:name="P1582" style:parent-style-name="Normalny" style:family="paragraph">
      <style:paragraph-properties fo:text-align="justify" fo:line-height="150%"/>
    </style:style>
    <style:style style:name="T1583" style:parent-style-name="Domyślnaczcionkaakapitu" style:family="text">
      <style:text-properties style:text-underline-type="single" style:text-underline-style="solid" style:text-underline-width="auto" style:text-underline-mode="continuous"/>
    </style:style>
    <style:style style:name="T1584" style:parent-style-name="Domyślnaczcionkaakapitu" style:family="text">
      <style:text-properties fo:background-color="#80FFFF"/>
    </style:style>
    <style:style style:name="P1585" style:parent-style-name="Normalny" style:family="paragraph">
      <style:paragraph-properties fo:text-align="justify" fo:line-height="150%" fo:text-indent="0.2479in"/>
    </style:style>
    <style:style style:name="P1586" style:parent-style-name="Normalny" style:family="paragraph">
      <style:paragraph-properties fo:text-align="justify" fo:line-height="150%" fo:text-indent="0.2479in"/>
    </style:style>
    <style:style style:name="P1587" style:parent-style-name="Normalny" style:family="paragraph">
      <style:paragraph-properties fo:text-align="justify" fo:line-height="150%" fo:text-indent="0.2479in"/>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fo:text-indent="0.2479in"/>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P1593" style:parent-style-name="Normalny" style:family="paragraph">
      <style:paragraph-properties fo:text-align="justify" fo:line-height="150%" fo:text-indent="0.2479in"/>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P1601" style:parent-style-name="Normalny" style:family="paragraph">
      <style:paragraph-properties fo:text-align="justify" fo:line-height="150%" fo:text-indent="0.2479in"/>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P1604" style:parent-style-name="Normalny" style:family="paragraph">
      <style:paragraph-properties fo:text-align="justify" fo:line-height="150%" fo:text-indent="0.2479in"/>
    </style:style>
    <style:style style:name="T1605" style:parent-style-name="Domyślnaczcionkaakapitu" style:family="text">
      <style:text-properties fo:background-color="#80FFFF"/>
    </style:style>
    <style:style style:name="P1606" style:parent-style-name="Normalny" style:family="paragraph">
      <style:paragraph-properties fo:text-align="justify" fo:line-height="150%" fo:text-indent="0.2479in"/>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P1610" style:parent-style-name="Normalny" style:family="paragraph">
      <style:paragraph-properties fo:text-align="justify" fo:line-height="150%" fo:text-indent="0.2479in"/>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P1615" style:parent-style-name="Normalny" style:family="paragraph">
      <style:paragraph-properties fo:text-align="justify" fo:line-height="150%" fo:text-indent="0.2479in"/>
    </style:style>
    <style:style style:name="P1616" style:parent-style-name="Normalny" style:family="paragraph">
      <style:paragraph-properties fo:text-align="justify" fo:line-height="150%" fo:text-indent="0.2479in"/>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fo:text-indent="0.2479in"/>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479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P1625" style:parent-style-name="Normalny" style:family="paragraph">
      <style:paragraph-properties fo:text-align="justify" fo:line-height="150%" fo:text-indent="0.2479in"/>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P1628" style:parent-style-name="Normalny" style:family="paragraph">
      <style:paragraph-properties fo:text-align="justify" fo:line-height="150%" fo:text-indent="0.2479in"/>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479in"/>
    </style:style>
    <style:style style:name="T1631" style:parent-style-name="Domyślnaczcionkaakapitu" style:family="text">
      <style:text-properties fo:background-color="#80FFFF"/>
    </style:style>
    <style:style style:name="P1632" style:parent-style-name="Normalny" style:family="paragraph">
      <style:paragraph-properties fo:text-align="justify" fo:line-height="150%" fo:text-indent="0.2479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fo:text-indent="0.2479in"/>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479in"/>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fo:text-indent="0.2479in"/>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479in"/>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P1670" style:parent-style-name="Normalny" style:family="paragraph">
      <style:paragraph-properties fo:text-align="justify" fo:line-height="150%" fo:text-indent="0.2479in"/>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fo:text-indent="0.2479in"/>
    </style:style>
    <style:style style:name="T1676" style:parent-style-name="Domyślnaczcionkaakapitu" style:family="text">
      <style:text-properties fo:background-color="#80FFFF"/>
    </style:style>
    <style:style style:name="P1677" style:parent-style-name="Normalny" style:family="paragraph">
      <style:paragraph-properties fo:text-align="justify" fo:line-height="150%" fo:text-indent="0.2479in"/>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P1680" style:parent-style-name="Normalny" style:family="paragraph">
      <style:paragraph-properties fo:text-align="justify" fo:line-height="150%" fo:text-indent="0.2479in"/>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style:style>
    <style:style style:name="T1687" style:parent-style-name="Domyślnaczcionkaakapitu" style:family="text">
      <style:text-properties style:text-underline-type="single" style:text-underline-style="solid" style:text-underline-width="auto" style:text-underline-mode="continuous"/>
    </style:style>
    <style:style style:name="T1688" style:parent-style-name="Domyślnaczcionkaakapitu" style:family="text">
      <style:text-properties fo:background-color="#80FFFF" style:text-underline-type="single" style:text-underline-style="solid" style:text-underline-width="auto" style:text-underline-mode="continuous"/>
    </style:style>
    <style:style style:name="T1689" style:parent-style-name="Domyślnaczcionkaakapitu" style:family="text">
      <style:text-properties style:text-underline-type="single" style:text-underline-style="solid" style:text-underline-width="auto" style:text-underline-mode="continuous"/>
    </style:style>
    <style:style style:name="P1690" style:parent-style-name="Normalny" style:family="paragraph">
      <style:paragraph-properties fo:text-align="justify" fo:line-height="150%" fo:text-indent="0.2479in"/>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fo:text-indent="0.2479in"/>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fo:text-indent="0.2479in"/>
    </style:style>
    <style:style style:name="P1697" style:parent-style-name="Normalny" style:family="paragraph">
      <style:paragraph-properties fo:text-align="justify" fo:line-height="150%"/>
    </style:style>
    <style:style style:name="T1698" style:parent-style-name="Domyślnaczcionkaakapitu" style:family="text">
      <style:text-properties style:text-underline-type="single" style:text-underline-style="solid" style:text-underline-width="auto" style:text-underline-mode="continuous"/>
    </style:style>
    <style:style style:name="P1699" style:parent-style-name="Normalny" style:family="paragraph">
      <style:paragraph-properties fo:text-align="justify" fo:line-height="150%" fo:text-indent="0.2479in"/>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P1702" style:parent-style-name="Normalny" style:family="paragraph">
      <style:paragraph-properties fo:text-align="justify" fo:line-height="150%"/>
    </style:style>
    <style:style style:name="T1703" style:parent-style-name="Domyślnaczcionkaakapitu" style:family="text">
      <style:text-properties style:text-underline-type="single" style:text-underline-style="solid" style:text-underline-width="auto" style:text-underline-mode="continuous"/>
    </style:style>
    <style:style style:name="P1704" style:parent-style-name="Normalny" style:family="paragraph">
      <style:paragraph-properties fo:text-align="justify" fo:line-height="150%" fo:text-indent="0.2479in"/>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fo:text-indent="0.2479in"/>
    </style:style>
    <style:style style:name="P1707" style:parent-style-name="Normalny" style:family="paragraph">
      <style:paragraph-properties fo:text-align="justify" fo:line-height="150%"/>
    </style:style>
    <style:style style:name="T1708" style:parent-style-name="Domyślnaczcionkaakapitu" style:family="text">
      <style:text-properties style:text-underline-type="single" style:text-underline-style="solid" style:text-underline-width="auto" style:text-underline-mode="continuous"/>
    </style:style>
    <style:style style:name="T1709" style:parent-style-name="Domyślnaczcionkaakapitu" style:family="text">
      <style:text-properties fo:background-color="#80FFFF" style:text-underline-type="single" style:text-underline-style="solid" style:text-underline-width="auto" style:text-underline-mode="continuous"/>
    </style:style>
    <style:style style:name="T1710" style:parent-style-name="Domyślnaczcionkaakapitu" style:family="text">
      <style:text-properties style:text-underline-type="single" style:text-underline-style="solid" style:text-underline-width="auto" style:text-underline-mode="continuous"/>
    </style:style>
    <style:style style:name="T1711" style:parent-style-name="Domyślnaczcionkaakapitu" style:family="text">
      <style:text-properties fo:background-color="#80FFFF" style:text-underline-type="single" style:text-underline-style="solid" style:text-underline-width="auto" style:text-underline-mode="continuous"/>
    </style:style>
    <style:style style:name="T1712" style:parent-style-name="Domyślnaczcionkaakapitu" style:family="text">
      <style:text-properties style:text-underline-type="single" style:text-underline-style="solid" style:text-underline-width="auto" style:text-underline-mode="continuous"/>
    </style:style>
    <style:style style:name="P1713" style:parent-style-name="Normalny" style:family="paragraph">
      <style:paragraph-properties fo:text-align="justify" fo:line-height="150%" fo:text-indent="0.2479in"/>
    </style:style>
    <style:style style:name="P1714" style:parent-style-name="Normalny" style:family="paragraph">
      <style:paragraph-properties fo:text-align="justify" fo:line-height="150%"/>
    </style:style>
    <style:style style:name="T1715" style:parent-style-name="Domyślnaczcionkaakapitu" style:family="text">
      <style:text-properties style:text-underline-type="single" style:text-underline-style="solid" style:text-underline-width="auto" style:text-underline-mode="continuous"/>
    </style:style>
    <style:style style:name="P1716" style:parent-style-name="Normalny" style:family="paragraph">
      <style:paragraph-properties fo:text-align="justify" fo:line-height="150%" fo:text-indent="0.2479in"/>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style:style>
    <style:style style:name="T1724" style:parent-style-name="Domyślnaczcionkaakapitu" style:family="text">
      <style:text-properties style:text-underline-type="single" style:text-underline-style="solid" style:text-underline-width="auto" style:text-underline-mode="continuous"/>
    </style:style>
    <style:style style:name="P1725" style:parent-style-name="Normalny" style:family="paragraph">
      <style:paragraph-properties fo:text-align="justify" fo:line-height="150%" fo:text-indent="0.2479in"/>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479in"/>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479in"/>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P1740" style:parent-style-name="Normalny" style:family="paragraph">
      <style:paragraph-properties fo:text-align="justify" fo:line-height="150%" fo:text-indent="0.2479in"/>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479in"/>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P1752" style:parent-style-name="Normalny" style:family="paragraph">
      <style:paragraph-properties fo:text-align="justify" fo:line-height="150%" fo:text-indent="0.2479in"/>
    </style:style>
    <style:style style:name="P1753" style:parent-style-name="Normalny" style:family="paragraph">
      <style:paragraph-properties fo:text-align="justify" fo:line-height="150%" fo:text-indent="0.2479in"/>
    </style:style>
    <style:style style:name="P1754" style:parent-style-name="Normalny" style:family="paragraph">
      <style:paragraph-properties fo:text-align="justify" fo:line-height="150%" fo:text-indent="0.2479in"/>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fo:text-indent="0.2479in"/>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P1763" style:parent-style-name="Normalny" style:family="paragraph">
      <style:paragraph-properties fo:text-align="justify" fo:line-height="150%" fo:text-indent="0.2479in"/>
    </style:style>
    <style:style style:name="P1764" style:parent-style-name="Normalny" style:family="paragraph">
      <style:paragraph-properties fo:text-align="justify" fo:line-height="150%" fo:text-indent="0.2479in"/>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479in"/>
    </style:style>
    <style:style style:name="P1771" style:parent-style-name="Normalny" style:family="paragraph">
      <style:paragraph-properties fo:text-align="justify" fo:line-height="150%"/>
    </style:style>
    <style:style style:name="T1772" style:parent-style-name="Domyślnaczcionkaakapitu" style:family="text">
      <style:text-properties style:text-underline-type="single" style:text-underline-style="solid" style:text-underline-width="auto" style:text-underline-mode="continuous"/>
    </style:style>
    <style:style style:name="P1773" style:parent-style-name="Normalny" style:family="paragraph">
      <style:paragraph-properties fo:text-align="justify" fo:line-height="150%" fo:text-indent="0.2479in"/>
    </style:style>
    <style:style style:name="T1774" style:parent-style-name="Domyślnaczcionkaakapitu" style:family="text">
      <style:text-properties fo:background-color="#80FFFF"/>
    </style:style>
    <style:style style:name="P1775" style:parent-style-name="Normalny" style:family="paragraph">
      <style:paragraph-properties fo:text-align="justify" fo:line-height="150%" fo:text-indent="0.2479in"/>
    </style:style>
    <style:style style:name="P1776" style:parent-style-name="Normalny" style:family="paragraph">
      <style:paragraph-properties fo:text-align="justify" fo:line-height="150%" fo:text-indent="0.2479in"/>
    </style:style>
    <style:style style:name="P1777" style:parent-style-name="Normalny" style:family="paragraph">
      <style:paragraph-properties fo:text-align="justify" fo:line-height="150%"/>
    </style:style>
    <style:style style:name="T1778" style:parent-style-name="Domyślnaczcionkaakapitu" style:family="text">
      <style:text-properties style:text-underline-type="single" style:text-underline-style="solid" style:text-underline-width="auto" style:text-underline-mode="continuous"/>
    </style:style>
    <style:style style:name="T1779" style:parent-style-name="Domyślnaczcionkaakapitu" style:family="text">
      <style:text-properties fo:background-color="#80FFFF" style:text-underline-type="single" style:text-underline-style="solid" style:text-underline-width="auto" style:text-underline-mode="continuous"/>
    </style:style>
    <style:style style:name="T1780" style:parent-style-name="Domyślnaczcionkaakapitu" style:family="text">
      <style:text-properties style:text-underline-type="single" style:text-underline-style="solid" style:text-underline-width="auto" style:text-underline-mode="continuous"/>
    </style:style>
    <style:style style:name="P1781" style:parent-style-name="Normalny" style:family="paragraph">
      <style:paragraph-properties fo:text-align="justify" fo:line-height="150%" fo:text-indent="0.2479in"/>
    </style:style>
    <style:style style:name="P1782" style:parent-style-name="Normalny" style:family="paragraph">
      <style:paragraph-properties fo:text-align="justify" fo:line-height="150%"/>
    </style:style>
    <style:style style:name="T1783" style:parent-style-name="Domyślnaczcionkaakapitu" style:family="text">
      <style:text-properties style:text-underline-type="single" style:text-underline-style="solid" style:text-underline-width="auto" style:text-underline-mode="continuous"/>
    </style:style>
    <style:style style:name="P1784" style:parent-style-name="Normalny" style:family="paragraph">
      <style:paragraph-properties fo:text-align="justify" fo:line-height="150%" fo:text-indent="0.2479in"/>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P1787" style:parent-style-name="Normalny" style:family="paragraph">
      <style:paragraph-properties fo:text-align="justify" fo:line-height="150%" fo:text-indent="0.2479in"/>
    </style:style>
    <style:style style:name="P1788" style:parent-style-name="Normalny" style:family="paragraph">
      <style:paragraph-properties fo:text-align="justify" fo:line-height="150%"/>
    </style:style>
    <style:style style:name="T1789" style:parent-style-name="Domyślnaczcionkaakapitu" style:family="text">
      <style:text-properties fo:background-color="#80FFFF" style:text-underline-type="single" style:text-underline-style="solid" style:text-underline-width="auto" style:text-underline-mode="continuous"/>
    </style:style>
    <style:style style:name="T1790" style:parent-style-name="Domyślnaczcionkaakapitu" style:family="text">
      <style:text-properties style:text-underline-type="single" style:text-underline-style="solid" style:text-underline-width="auto" style:text-underline-mode="continuous"/>
    </style:style>
    <style:style style:name="T1791" style:parent-style-name="Domyślnaczcionkaakapitu" style:family="text">
      <style:text-properties fo:background-color="#80FFFF" style:text-underline-type="single" style:text-underline-style="solid" style:text-underline-width="auto" style:text-underline-mode="continuous"/>
    </style:style>
    <style:style style:name="T1792" style:parent-style-name="Domyślnaczcionkaakapitu" style:family="text">
      <style:text-properties style:text-underline-type="single" style:text-underline-style="solid" style:text-underline-width="auto" style:text-underline-mode="continuous"/>
    </style:style>
    <style:style style:name="P1793" style:parent-style-name="Normalny" style:family="paragraph">
      <style:paragraph-properties fo:text-align="justify" fo:line-height="150%" fo:text-indent="0.2479in"/>
    </style:style>
    <style:style style:name="P1794" style:parent-style-name="Normalny" style:family="paragraph">
      <style:paragraph-properties fo:text-align="justify" fo:line-height="150%"/>
    </style:style>
    <style:style style:name="T1795" style:parent-style-name="Domyślnaczcionkaakapitu" style:family="text">
      <style:text-properties style:text-underline-type="single" style:text-underline-style="solid" style:text-underline-width="auto" style:text-underline-mode="continuous"/>
    </style:style>
    <style:style style:name="T1796" style:parent-style-name="Domyślnaczcionkaakapitu" style:family="text">
      <style:text-properties fo:background-color="#80FFFF" style:text-underline-type="single" style:text-underline-style="solid" style:text-underline-width="auto" style:text-underline-mode="continuous"/>
    </style:style>
    <style:style style:name="T1797" style:parent-style-name="Domyślnaczcionkaakapitu" style:family="text">
      <style:text-properties style:text-underline-type="single" style:text-underline-style="solid" style:text-underline-width="auto" style:text-underline-mode="continuous"/>
    </style:style>
    <style:style style:name="T1798" style:parent-style-name="Domyślnaczcionkaakapitu" style:family="text">
      <style:text-properties fo:background-color="#80FFFF" style:text-underline-type="single" style:text-underline-style="solid" style:text-underline-width="auto" style:text-underline-mode="continuous"/>
    </style:style>
    <style:style style:name="T1799" style:parent-style-name="Domyślnaczcionkaakapitu" style:family="text">
      <style:text-properties style:text-underline-type="single" style:text-underline-style="solid" style:text-underline-width="auto" style:text-underline-mode="continuous"/>
    </style:style>
    <style:style style:name="P1800" style:parent-style-name="Normalny" style:family="paragraph">
      <style:paragraph-properties fo:text-align="justify" fo:line-height="150%" fo:text-indent="0.2479in"/>
    </style:style>
    <style:style style:name="P1801" style:parent-style-name="Normalny" style:family="paragraph">
      <style:paragraph-properties fo:text-align="justify" fo:line-height="150%"/>
    </style:style>
    <style:style style:name="T1802" style:parent-style-name="Domyślnaczcionkaakapitu" style:family="text">
      <style:text-properties style:text-underline-type="single" style:text-underline-style="solid" style:text-underline-width="auto" style:text-underline-mode="continuous"/>
    </style:style>
    <style:style style:name="P1803" style:parent-style-name="Normalny" style:family="paragraph">
      <style:paragraph-properties fo:text-align="justify" fo:line-height="150%" fo:text-indent="0.2479in"/>
    </style:style>
    <style:style style:name="P1804" style:parent-style-name="Normalny" style:family="paragraph">
      <style:paragraph-properties fo:text-align="justify" fo:line-height="150%" fo:text-indent="0.2479in"/>
    </style:style>
    <style:style style:name="P1805" style:parent-style-name="Normalny" style:family="paragraph">
      <style:paragraph-properties fo:text-align="justify" fo:line-height="150%"/>
    </style:style>
    <style:style style:name="T1806" style:parent-style-name="Domyślnaczcionkaakapitu" style:family="text">
      <style:text-properties style:text-underline-type="single" style:text-underline-style="solid" style:text-underline-width="auto" style:text-underline-mode="continuous"/>
    </style:style>
    <style:style style:name="P1807" style:parent-style-name="Normalny" style:family="paragraph">
      <style:paragraph-properties fo:text-align="justify" fo:line-height="150%" fo:text-indent="0.2479in"/>
    </style:style>
    <style:style style:name="P1808" style:parent-style-name="Normalny" style:family="paragraph">
      <style:paragraph-properties fo:text-align="justify" fo:line-height="150%"/>
    </style:style>
    <style:style style:name="T1809" style:parent-style-name="Domyślnaczcionkaakapitu" style:family="text">
      <style:text-properties style:text-underline-type="single" style:text-underline-style="solid" style:text-underline-width="auto" style:text-underline-mode="continuous"/>
    </style:style>
    <style:style style:name="T1810" style:parent-style-name="Domyślnaczcionkaakapitu" style:family="text">
      <style:text-properties fo:background-color="#80FFFF" style:text-underline-type="single" style:text-underline-style="solid" style:text-underline-width="auto" style:text-underline-mode="continuous"/>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fo:text-indent="0.2479in"/>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style:style>
    <style:style style:name="T1815" style:parent-style-name="Domyślnaczcionkaakapitu" style:family="text">
      <style:text-properties style:text-underline-type="single" style:text-underline-style="solid" style:text-underline-width="auto" style:text-underline-mode="continuous"/>
    </style:style>
    <style:style style:name="P1816" style:parent-style-name="Normalny" style:family="paragraph">
      <style:paragraph-properties fo:text-align="justify" fo:line-height="150%" fo:text-indent="0.2479in"/>
    </style:style>
    <style:style style:name="P1817" style:parent-style-name="Normalny" style:family="paragraph">
      <style:paragraph-properties fo:text-align="justify" fo:line-height="150%"/>
    </style:style>
    <style:style style:name="T1818" style:parent-style-name="Domyślnaczcionkaakapitu" style:family="text">
      <style:text-properties style:text-underline-type="single" style:text-underline-style="solid" style:text-underline-width="auto" style:text-underline-mode="continuous"/>
    </style:style>
    <style:style style:name="T1819" style:parent-style-name="Domyślnaczcionkaakapitu" style:family="text">
      <style:text-properties fo:background-color="#80FFFF" style:text-underline-type="single" style:text-underline-style="solid" style:text-underline-width="auto" style:text-underline-mode="continuous"/>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fo:text-indent="0.2479in"/>
    </style:style>
    <style:style style:name="T1822" style:parent-style-name="Domyślnaczcionkaakapitu" style:family="text">
      <style:text-properties fo:background-color="#80FFFF"/>
    </style:style>
    <style:style style:name="P1823" style:parent-style-name="Normalny" style:family="paragraph">
      <style:paragraph-properties fo:text-align="justify" fo:line-height="150%">
        <style:tab-stops>
          <style:tab-stop style:type="left" style:position="2.6125in"/>
          <style:tab-stop style:type="left" style:leader-style="dotted" style:leader-text="." style:position="3.3333in"/>
        </style:tab-stops>
      </style:paragraph-properties>
    </style:style>
    <style:style style:name="T1824" style:parent-style-name="Domyślnaczcionkaakapitu" style:family="text">
      <style:text-properties style:text-underline-type="single" style:text-underline-style="solid" style:text-underline-width="auto" style:text-underline-mode="continuous"/>
    </style:style>
    <style:style style:name="P1825" style:parent-style-name="Normalny" style:family="paragraph">
      <style:paragraph-properties fo:text-align="justify" fo:line-height="150%" fo:text-indent="0.2479in">
        <style:tab-stops>
          <style:tab-stop style:type="left" style:position="2.6125in"/>
          <style:tab-stop style:type="left" style:leader-style="dotted" style:leader-text="." style:position="3.3333in"/>
        </style:tab-stops>
      </style:paragraph-properties>
    </style:style>
    <style:style style:name="P1826" style:parent-style-name="Normalny" style:family="paragraph">
      <style:paragraph-properties fo:text-align="justify" fo:line-height="150%"/>
    </style:style>
    <style:style style:name="T1827" style:parent-style-name="Domyślnaczcionkaakapitu" style:family="text">
      <style:text-properties style:text-underline-type="single" style:text-underline-style="solid" style:text-underline-width="auto" style:text-underline-mode="continuous"/>
    </style:style>
    <style:style style:name="P1828" style:parent-style-name="Normalny" style:family="paragraph">
      <style:paragraph-properties fo:text-align="justify" fo:line-height="150%" fo:text-indent="0.2479in"/>
    </style:style>
    <style:style style:name="P1829" style:parent-style-name="Normalny" style:family="paragraph">
      <style:paragraph-properties fo:text-align="justify" fo:line-height="150%">
        <style:tab-stops>
          <style:tab-stop style:type="left" style:position="2.6125in"/>
        </style:tab-stops>
      </style:paragraph-properties>
    </style:style>
    <style:style style:name="T1830" style:parent-style-name="Domyślnaczcionkaakapitu" style:family="text">
      <style:text-properties style:text-underline-type="single" style:text-underline-style="solid" style:text-underline-width="auto" style:text-underline-mode="continuous"/>
    </style:style>
    <style:style style:name="T1831" style:parent-style-name="Domyślnaczcionkaakapitu" style:family="text">
      <style:text-properties fo:background-color="#80FFFF" style:text-underline-type="single" style:text-underline-style="solid" style:text-underline-width="auto" style:text-underline-mode="continuous"/>
    </style:style>
    <style:style style:name="P1832" style:parent-style-name="Normalny" style:family="paragraph">
      <style:paragraph-properties fo:text-align="justify" fo:line-height="150%" fo:text-indent="0.2479in">
        <style:tab-stops>
          <style:tab-stop style:type="left" style:position="2.6125in"/>
        </style:tab-stops>
      </style:paragraph-properties>
    </style:style>
    <style:style style:name="P1833" style:parent-style-name="Normalny" style:family="paragraph">
      <style:paragraph-properties fo:text-align="justify" fo:line-height="150%" fo:text-indent="0.2479in"/>
    </style:style>
    <style:style style:name="P1834" style:parent-style-name="Normalny" style:family="paragraph">
      <style:paragraph-properties fo:text-align="justify" fo:line-height="150%" fo:text-indent="0.2479in"/>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P1839" style:parent-style-name="Normalny" style:family="paragraph">
      <style:paragraph-properties fo:text-align="justify" fo:line-height="150%" fo:text-indent="0.2479in"/>
    </style:style>
    <style:style style:name="P1840" style:parent-style-name="Normalny" style:family="paragraph">
      <style:paragraph-properties fo:text-align="justify" fo:line-height="150%"/>
    </style:style>
    <style:style style:name="T1841" style:parent-style-name="Domyślnaczcionkaakapitu" style:family="text">
      <style:text-properties fo:background-color="#80FFFF" style:text-underline-type="single" style:text-underline-style="solid" style:text-underline-width="auto" style:text-underline-mode="continuous"/>
    </style:style>
    <style:style style:name="T1842" style:parent-style-name="Domyślnaczcionkaakapitu" style:family="text">
      <style:text-properties style:text-underline-type="single" style:text-underline-style="solid" style:text-underline-width="auto" style:text-underline-mode="continuous"/>
    </style:style>
    <style:style style:name="T1843" style:parent-style-name="Domyślnaczcionkaakapitu" style:family="text">
      <style:text-properties fo:background-color="#80FFFF" style:text-underline-type="single" style:text-underline-style="solid" style:text-underline-width="auto" style:text-underline-mode="continuous"/>
    </style:style>
    <style:style style:name="T1844" style:parent-style-name="Domyślnaczcionkaakapitu" style:family="text">
      <style:text-properties style:text-underline-type="single" style:text-underline-style="solid" style:text-underline-width="auto" style:text-underline-mode="continuous"/>
    </style:style>
    <style:style style:name="P1845" style:parent-style-name="Normalny" style:family="paragraph">
      <style:paragraph-properties fo:text-align="justify" fo:line-height="150%" fo:text-indent="0.2479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style:tab-stops>
          <style:tab-stop style:type="left" style:position="2.6388in"/>
        </style:tab-stops>
      </style:paragraph-properties>
    </style:style>
    <style:style style:name="T1849" style:parent-style-name="Domyślnaczcionkaakapitu" style:family="text">
      <style:text-properties style:text-underline-type="single" style:text-underline-style="solid" style:text-underline-width="auto" style:text-underline-mode="continuous"/>
    </style:style>
    <style:style style:name="T1850" style:parent-style-name="Domyślnaczcionkaakapitu" style:family="text">
      <style:text-properties fo:background-color="#80FFFF" style:text-underline-type="single" style:text-underline-style="solid" style:text-underline-width="auto" style:text-underline-mode="continuous"/>
    </style:style>
    <style:style style:name="P1851" style:parent-style-name="Normalny" style:family="paragraph">
      <style:paragraph-properties fo:text-align="justify" fo:line-height="150%" fo:text-indent="0.2479in">
        <style:tab-stops>
          <style:tab-stop style:type="left" style:position="2.6388in"/>
        </style:tab-stops>
      </style:paragraph-properties>
    </style:style>
    <style:style style:name="P1852" style:parent-style-name="Normalny" style:family="paragraph">
      <style:paragraph-properties fo:text-align="justify" fo:line-height="150%" fo:text-indent="0.2479in">
        <style:tab-stops>
          <style:tab-stop style:type="left" style:position="2.6388in"/>
        </style:tab-stops>
      </style:paragraph-properties>
    </style:style>
    <style:style style:name="P1853" style:parent-style-name="Normalny" style:family="paragraph">
      <style:paragraph-properties fo:text-align="justify" fo:line-height="150%"/>
    </style:style>
    <style:style style:name="T1854" style:parent-style-name="Domyślnaczcionkaakapitu" style:family="text">
      <style:text-properties style:text-underline-type="single" style:text-underline-style="solid" style:text-underline-width="auto" style:text-underline-mode="continuous"/>
    </style:style>
    <style:style style:name="P1855" style:parent-style-name="Normalny" style:family="paragraph">
      <style:paragraph-properties fo:text-align="justify" fo:line-height="150%" fo:text-indent="0.2479in"/>
    </style:style>
    <style:style style:name="P1856" style:parent-style-name="Normalny" style:family="paragraph">
      <style:paragraph-properties fo:text-align="justify" fo:line-height="150%"/>
    </style:style>
    <style:style style:name="T1857" style:parent-style-name="Domyślnaczcionkaakapitu" style:family="text">
      <style:text-properties style:text-underline-type="single" style:text-underline-style="solid" style:text-underline-width="auto" style:text-underline-mode="continuous"/>
    </style:style>
    <style:style style:name="T1858" style:parent-style-name="Domyślnaczcionkaakapitu" style:family="text">
      <style:text-properties fo:background-color="#80FFFF" style:text-underline-type="single" style:text-underline-style="solid" style:text-underline-width="auto" style:text-underline-mode="continuous"/>
    </style:style>
    <style:style style:name="P1859" style:parent-style-name="Normalny" style:family="paragraph">
      <style:paragraph-properties fo:text-align="justify" fo:line-height="150%" fo:text-indent="0.2479in"/>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fo:text-indent="0.2479in"/>
    </style:style>
    <style:style style:name="T1863"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Górnictwa</text:p>
      <text:p text:style-name="P3">TYTUŁ= STENOGRAM z szóstego posiedzenia Podzespołu do spraw Górnictwa</text:p>
      <text:p text:style-name="P4">DATA= 11 marca 1989 r.</text:p>
      <text:p text:style-name="P5">SYGNATURA=<text:s/></text:p>
      <text:p text:style-name="P6">INW= 46064</text:p>
      <text:p text:style-name="P7">TEKST=<text:s/></text:p>
      <text:p text:style-name="P8">Stenogram z posiedzenia Podzespołu do spraw Górnictwa w dniu 11 marca 1989 r<text:span text:style-name="T9">.</text:span></text:p>
      <text:p text:style-name="P10">/Obradom<text:s/><text:span text:style-name="T11">przewodniczy ob. Rajmund Moric</text:span>/.</text:p>
      <text:p text:style-name="P12"><text:span text:style-name="T13">Przewodniczący</text:span>:</text:p>
      <text:p text:style-name="P14">Zaczynamy obrady. Wszystkich członków naszego zespołu górniczego witam, witam pana ministra Wilczka, który nas<text:s/>zaszczycił swoją obecnością.<text:s/>Rozumiem, że w tak licznym składzie nasze prace popchniemy dzisiaj na pewno do przodu,<text:s/>realizując wezwanie generała Kiszczaka i pana Lecha Wałęsy.</text:p>
      <text:p text:style-name="P15">Proszę Pa<text:span text:style-name="T16">ń</text:span>stwa! Zgodnie z przyjętą u nas procedurą pozwalam sobie dzisiaj prowadzić nasze obrady. Przypomnę, że pracują dwa zespoły, to jest zespół do spraw bezpieczeństwa łącznie z prawami odszkodowań za wypadki oraz zespół w sprawie rent i emerytur.</text:p>
      <text:p text:style-name="P17">Sądzę, że toku nasz<text:span text:style-name="T18">y</text:span>ch dzisiejszych obrad te zespoły przedstawią wynik swoich prac. Ja bym bardzo prosił jeżeli szefowie tych zesp<text:span text:style-name="T19">ó</text:span>ł będą gotowi, żeby mi zameldowali gotowość zaprezentowania swoich ustaleń.</text:p>
      <text:p text:style-name="P20">Na wstępie naszego dzisiejszego spotkania - zgodnie z ustaleniami z poprzedniego spotkania, ma być poświęcone - po pierwsze przyjęciu<text:s/>protokołu<text:s/>rozbieżności, myślę że może w toku wypowiedzi uda się znaleźć mniej rozbieżności, a niektóre sprawy uda się przekształcić z<text:s/>protokołu<text:s/>nieporozumienia w protokół porozumienia.</text:p>
      <text:p text:style-name="P21">Następnie omówić dwa nasze zespoły robocze oraz przystąpić do następnych tematów jakimi są sprawy związane<text:s/><text:span text:style-name="T22">z</text:span><text:s/>systemami płacowymi.</text:p>
      <text:p text:style-name="P23">Jak czas pozwoli inne tematy.</text:p>
      <text:p text:style-name="P24">Na wstępie prosiłbym i może pozwolą państwo, że złożę pewną informację, którą jestem winien dla Okrągłego Stołu i dla naszego zespołu, a dotyczącą spraw łamania zasady dobrowolności pracy w Dolnośląskim Przedsiębiorstwie Eksploatacji Węgla. W wyniku negocjacji między Federa<text:span text:style-name="T25">cj</text:span>ą Związków Zawodowych Górników a dyrektorem naczelnym Wspólnoty Węgla Kamiennego przeprowadzonej w dniach od 2 do 4 marca nastąpiło wycofanie spornych porozumień, które na tym<text:s/>„stoliku”<text:s/>podważyliśmy z naszej inicjatywy, a w których<text:span text:style-name="T26"><text:s/></text:span>zyskaliśmy również wsparcie strony opozycyjno-solidarnośc<text:span text:style-name="T27">i</text:span>owej, porozumienia te zostały wycofane, [nieczytelne], które były wprowadzone w wyniku stosowanych tam porozumień zostały anulowane i obecnie pracuje się tam nad nowymi tekstami porozumień, do których rozumiem włączą się też nasi koledzy ze strony opozycyjno-solidarnościowe<text:span text:style-name="T28">j.</text:span></text:p>
      <text:p text:style-name="P29">Po tej wstępnej informacji prosił o głos pan minister Wilczek. Proszę panie ministrze.</text:p>
      <text:p text:style-name="P30"><text:span text:style-name="T31">M</text:span><text:span text:style-name="T32">i</text:span><text:span text:style-name="T33">nister Mieczysław Wilczek</text:span>:</text:p>
      <text:p text:style-name="P34">Ja pozwoliłem sobie zjawić się tutaj na obradach tego stolika górniczego, którego śledziłem obrady przez cały czas i chciałbym dać wyraz pewnej determinacji rządu w rozwiązywaniu tego nabolałego<text:s/><text:soft-page-break/>problemu pracy górników.</text:p>
      <text:p text:style-name="P35">Otóż niejednokrotnie wypowiadałem się co do tego, że podzielam w pełni opinię środowiska górniczego o nienormalności tej sytuacji<text:span text:style-name="T36">.</text:span><text:s/>Zawsze ona była... rozwiązanie tego problemu było warunkowane koniecznością utrzymania wydobycia węgla w Polsce na poziomie takim jak jest w tej chwili w<text:s/><text:span text:style-name="T37">g</text:span>ranicach 190 milionów ton<text:span text:style-name="T38">.</text:span></text:p>
      <text:p text:style-name="P39">Ja od momentu rozpoczęcia pracy w przemyśle przyjąłem pewną filozofię, która sprowadza się między innymi do tego, żeby nie szukać nowych dróg w gospodarce, całkiem nowych, dlatego, że większość problemów ekonomicznych gospodarczych, przed którymi my stoimy, rozwiązywały wiele krajów i rozwiązało je skutecznie, i należy prześledzić przede wszystkim te sposoby postępowania, i należy skończyć z pewnymi ograniczeniami nawet w sposobie myślenia.</text:p>
      <text:p text:style-name="P40">Otóż wyszliśmy z taką koncepcją, nie nową, nie oryginalną, że polska gospodarka musi żyć, musi działać, i musi się rozwi<text:span text:style-name="T41">jać</text:span><text:s/>bez takiego warunku, że musimy wydoby<text:span text:style-name="T42">ć</text:span><text:s/>190 milionów ton węgla.</text:p>
      <text:p text:style-name="P43">Kiedyś nam się wydawało, że to musi być ponad 200<text:s/>milionów<text:s/>ton. I postanowiliśmy rozważyć różne warianty i te różne warianty każdy niesie jakieś skutki dla gospodarki, każdy jest limitowany środkami, które możemy na ten<text:s/>cel przeznaczyć i każdy niesie za sobą s<text:span text:style-name="T44">k</text:span>utki społeczne, o których przy tym stoliku wiele mówiliśmy, związane z likwidacją pewnych produkcji, z wygaszaniem pewnych produkc<text:span text:style-name="T45">ji</text:span>, z przemieszczeniem siły roboczej, z przekształceniem całych przemysłów, czy całych... i przekwali<text:span text:style-name="T46">fi</text:span>kowaniem ludz<text:span text:style-name="T47">i.</text:span></text:p>
      <text:p text:style-name="P48">W tej chwili jak gdyby sprawa nabrała przyśpieszenia, bo działamy w świadomości, że w ciągu paru lat ten problem pracy górników rozwiązać musimy, a sposobem na rozwiązania musi być daleko idąca restrukturyza<text:span text:style-name="T49">cj</text:span>a całej gospodarki, jako że naruszenie tego potencjału energetycznego, jaki tkwi w węglu, bez możliwości zasilenia energetyki nowoczesnymi środkami jak gaz, ropa, czy energia ze źródeł jądrowych, po pr<text:span text:style-name="T50">o</text:span>stu jest niemożliwa w sposób szybki<text:span text:style-name="T51">.</text:span></text:p>
      <text:p text:style-name="P52">W związku... ja może, żeby nie dywagować, a z uwagi na to, że ja mam też mało czasu i chciałbym potem pozostawić tutaj tę delegację, dla ewentualnych jeszcze wyjaśnień, zresztą myślę, że jest to problem, który tutaj chcemy wprowadzić jako jedna z możliwych dróg, która będzie przyjęta i będzie realizowana później, zapisana w jakiś tam sposób w tych protokółach z obrad.</text:p>
      <text:p text:style-name="P53">Chciałbym tutaj odczytać część tego programu, który już jest na tyle sformułowany, że jeżeli uzyska akceptację nie tylko przy tym stoliku, ale akceptację w ogóle w planach gospodarczych państwa, akceptację społeczną do zakresu tych zmian, będziemy go ujmować w konkretne programy, plany i realizować.</text:p>
      <text:p text:style-name="P54">W związku z prze<text:span text:style-name="T55">wi</text:span>dywanym ograniczeniem wydobycia węgla kamiennego o około 30 milion ton, wynikającym ze spodziewanego wprowadzenia 5-dniowego tygodnia pracy załóg górniczych, konieczne jest przyspieszenie odpowiednich działań restrukturyzac<text:span text:style-name="T56">yj</text:span>nych zmierz<text:span text:style-name="T57">aj</text:span>ących do minimalizacji negatywnych skutków tej sytuacji dla gospodarki.</text:p>
      <text:p text:style-name="P58">Przejście na 5<text:span text:style-name="T59">-</text:span>dniowy tydzień pracy załóg w górnictwie, dla utrzymania dotychczasowego wydobycia wymagałoby dodatkowego zatrudnienia około 40 tys. osób utrzymujących 6-dniowy tydzień pracy kopalń. Poniewa<text:span text:style-name="T60">ż</text:span><text:s/>takie zwiększenie zatrudnienia nie jest możliwe, proponuje się przyjąć koniecznoś<text:span text:style-name="T61">ć</text:span><text:s/>wyłączenia z eksploatacji najmniej efektywnych i mających szkodliwy wpływ na środowisko kopalń. Powinno to<text:s/><text:soft-page-break/>pozwolić na przemieszczenie zatrudnionych w tych kopalniach pracowników do innych, które będą pracowały w 6-dniowym tygodniu pracy.</text:p>
      <text:p text:style-name="P62">Takie rozwiązanie może zapewnić złagodzenie ubytku wydobycia węgla z 30 milionów ton do połowy oraz poprawę ogólnej efektywności przemysłu węglowego. Sprzyjać temu powinno również przewidywane wprowadzenie zmian cen opartych o ceny transakcyjne.</text:p>
      <text:p text:style-name="P63">Według Wspólnoty Węgla Kamiennego przedmiotem wyłączenia z eksploatacji mogłyby być takie kopalnie jak kopalnie Przedsiębiorstwa Eksploatacji Węgla<text:s/>„<text:span text:style-name="T64">D</text:span>o<text:span text:style-name="T65">l</text:span>n<text:span text:style-name="T66">y</text:span><text:s/><text:span text:style-name="T67">Ś</text:span>ląsk”<text:s/>-<text:s/>„Wałbrzych”,<text:s/>„Victo<text:span text:style-name="T68">ri</text:span>a”,<text:s/>„Thorez”,<text:s/>„Nowa Ruda”, kopalnie Górnośląskiego Zagłębia Węglowego -<text:s/>„Pstrowski”,<text:s/>„Szombierki”,<text:s/>„Czerwona Gwardia”,<text:s/>„Barbara - Chorzów”,<text:s/>„Komuna Paryska - Sosnowiec”,<text:s/>„Grodziec”, <text:s/>„ZMP”,<text:s/>„Czerwone Zagłębie”,<text:s/>„Kazimierz - Juliusz”<text:s/>i<text:s/>„Niwka -<text:s/><text:span text:style-name="T69">M</text:span>odrze<text:span text:style-name="T70">jó</text:span>w”<text:span text:style-name="T71">.</text:span></text:p>
      <text:p text:style-name="P72">Wymieniamy po prostu nazwy tych kopalń, mimo że<text:s/><text:span text:style-name="T73">j</text:span>a muszę to powiedzieć, że musiałem naciskać na górników, żeby się na to zgodzili, dlatego, że jest tu... tu wyjdzie już w konkretnych sprawach tysiące problemów, które trzeba będzie przy tej okazji, gdybyśmy się na tą metodę rozwiązywania tego problemu z<text:span text:style-name="T74">de</text:span>cydowa<text:span text:style-name="T75">li.</text:span></text:p>
      <text:p text:style-name="P76">Podjęcie takiej decyzji wymagało będzie rozwiązania szeregu problemó<text:span text:style-name="T77">w</text:span><text:s/>towarzyszących, takich jak dostosowanie infrastruktury komunikacyjn<text:span text:style-name="T78">ej</text:span><text:s/>i socjalnej w kopalniach przyjmujących oraz działalności zabezpiecz<text:span text:style-name="T79">aj</text:span>ącej mającej na uwadze, że ze względu na wyczerpywanie się zasobów w kopalniach czynnych, wystąpi w przyszłości konieczność ponownego uruchomienia ich eksploatac<text:span text:style-name="T80">ji</text:span>.</text:p>
      <text:p text:style-name="P81">Terminy wyłączenia uzależnione będą od terminów i trybu wpro<text:span text:style-name="T82">w</text:span>adzania ograniczeń pracy w soboty.</text:p>
      <text:p text:style-name="P83">Wariantowa koncepcja rozwiązania problemu w<text:span text:style-name="T84">d</text:span>rażania skróconego czasu pracy w górnictwie opracowana przez Wspólnotę Węgla Kamiennego w załączeniu, czyli jest jeszcze taki inny wariant. Zakłada się, że dostawy węgla energii elektrycznej, ciepła dla rynku i potrzeb komunalnych oraz kompleksu rolno-spożywczego będą w pełni zabezpieczone. Wobec powyższego dla wyrównania pozostałego niedoboru proponuje się wielokierunkowe działania w celu zmniejszenia zapotrzebowania w<text:s/><text:span text:style-name="T85">i</text:span>nn<text:span text:style-name="T86">y</text:span>ch dziedzinach gospodarki, a mianowicie: zmniejszenie poziomu produkcji stali o około 1,3 mln ton na rok, i wyrobów walcowanych o około 1 mln ton, szczególnie w wyrobach nieprzetworzonych,<text:s/><text:span text:style-name="T87">g</text:span>łównie kosztem ograniczania eksportu i niektórych odbiorców krajowych wyrobów gorącowalcowanych.</text:p>
      <text:p text:style-name="P88">Ograniczenie produkcji stali nastąpi drogą likwidac<text:span text:style-name="T89">ji</text:span><text:s/>4 pieców martenowskich w Huci<text:span text:style-name="T90">e</text:span><text:s/><text:span text:style-name="T91">„</text:span>Kościuszk<text:span text:style-name="T92">o</text:span>”, 4 pieców ma<text:span text:style-name="T93">rt</text:span>enowskich w Hucie<text:s/>„Bobrek”, 4 pieców martenowskich w Hucie<text:s/>„Florian”, 4 pieców martenowskich w Hucie<text:s/>„Dzierżyński”<text:span text:style-name="T94">.</text:span><text:s/>Ograniczenie produkcji wyrobów walcowanych nastąpi drogą likwidacji wydziałów w hutach<text:s/>„Nowotko”,<text:s/>„Łabędy<text:span text:style-name="T95">”</text:span>,<text:s/>„Florian”,<text:s/>„Kościuszko”,<text:s/>„Pokój”,<text:s/>„Cedler”<text:s/>oraz ograniczenie produkcji w walcowniach huty<text:s/>„Kościuszko”<text:s/>i<text:s/>„Lenin”.</text:p>
      <text:p text:style-name="P96">Wraz z ograniczeniem produkcji surówki wielkopiecowej o około 900 tys.<text:s/>ton pozwoliłoby to zaoszczędzić ponad 1 mln ton paliwa umownego.</text:p>
      <text:p text:style-name="P97">Odpowiednie do ograniczenia produkcji i wyrobów walcowanych zmniejszenie produkcji koksu przy wyeliminowaniu z produkcji w br. najbardziej wyeksploatowanych baterii koksowniczych, jak niżej, w Zakładach Koksowniczych<text:s/>„Wałbrzych”, Koksownia<text:s/>„Mieszko”<text:s/>- 4 baterie, produkcja koksu 260<text:s/>tys. ton na rok, Zakłady Koksownicze Huty<text:s/>„Bobrek”<text:s/>- bateria nr 1, produkcja<text:s/>100 tys. ton na rok, Zakłady Huty<text:s/>„Kościuszko”<text:s/>- bateria nr 2, produkcja 320 tys.<text:s/>ton na rok.<text:s/>Oznacza to zmniejszenie zużycia węgla<text:s/><text:soft-page-break/>wsadowego o 920 tys.<text:s/>ton w skali roku.</text:p>
      <text:p text:style-name="P98">Wyłącznie z produkcji cementowni produkujących mokrą metodą<text:span text:style-name="T99">,</text:span><text:s/>które nie podjęły programu rekonstrukcji z częściowym wykorzystaniem ich mocy produkcyjnych do produkcji nawozów wapniowych i wapna<text:span text:style-name="T100">.</text:span><text:s/><text:span text:style-name="T101">W</text:span><text:s/>pierwszym etapie przewiduje się wyłącznie z eksploatacji trzech cementowni o zdolności około 1,6 mln ton, tzn. cementowni<text:s/>„Odra”<text:s/>w Opolu,<text:s/>„Saturn”<text:s/>w Będzinie i<text:s/>„Warszawa”. Termin rozpoczęcia lik<text:span text:style-name="T102">w</text:span>idacji<text:s/><text:span text:style-name="T103">-</text:span><text:s/>IV kwartał 1989, w dalszych etapach kolejnych<text:s/><text:span text:style-name="T104">5</text:span><text:s/>cementowni o zdolności 3,<text:span text:style-name="T105">6</text:span><text:s/>mln ton<text:span text:style-name="T106">.</text:span></text:p>
      <text:p text:style-name="P107">Będzie się dą<text:span text:style-name="T108">ż</text:span>y<text:span text:style-name="T109">ć</text:span><text:s/>do maksymalnego wykorzystania zdolności produkcyjnych w cementowniach produku<text:span text:style-name="T110">ją</text:span>cych metodą suchą i półsuchą, co powinno zapewni<text:span text:style-name="T111">ć</text:span><text:s/>uzyskanie dodatkowej produkcji około 1 mln ton cemen<text:span text:style-name="T112">tu</text:span>. Przewiduje się także modernizację 5 cementowni pracujących dotychczas metodą mokrą, co powinno przynieść przyrost zdolności produkcyjnych do 1995 r. około miliona ton.</text:p>
      <text:p text:style-name="P113">Zakłada się, że zmniejszenie produkcji cementu odbędzie się kosztem eksportu i kubaturowych inwestycji przemysłowych. W tym celu konieczne jest dokonanie analizy tych inwestycji.</text:p>
      <text:p text:style-name="P114">Działania te powinny przynieść w efekcie oszczędności w pierwszym etapie około 600 t<text:span text:style-name="T115">ys</text:span>. ton paliwa umownego, w drugim etapie 400 tys. ton.</text:p>
      <text:p text:style-name="P116">Ograniczenie wydobycia siarki poprzez zaprzestanie eksploatacji metodą odkrywkową<text:s/>„Machów”, co w wyniku zmniejszenia produkcji o około<text:s/><text:span text:style-name="T117">6</text:span>0<text:span text:style-name="T118">0</text:span><text:s/>tys. ton da oszczędność 300 tys. ton paliwa umownego. I to mogłoby być rozpoczęte w II<text:span text:style-name="T119"><text:s/></text:span>kwartale 19<text:span text:style-name="T120">8</text:span>9 r.</text:p>
      <text:p text:style-name="P121">Dalsze ograniczenie wydobycia siarki może okazać się możliwe po dokonania przez handel zagraniczny oceny sytuacji na rynku siarki na świecie.</text:p>
      <text:p text:style-name="P122">Ograniczenie produkcji karbidu w Zakładach Chemicznych<text:s/>„Oświęcim”<text:s/>o<text:s/><text:span text:style-name="T123">5</text:span>0 tys. ton, co da efekt około 100 tys. - 110 tys. ton paliwa umownego. Ograniczenie to musi się odbyć kosztem eksportu.</text:p>
      <text:p text:style-name="P124">Likwidac<text:span text:style-name="T125">ja</text:span><text:s/>produkcji sody<text:s/>„Solvay”, która przyniesie oszczędności 70 tys. ton i wydanie decyzji w II kwartale br. - zakończenie likwidacji w końcu 1989 r.</text:p>
      <text:p text:style-name="P126">Rozważa się również ewentualne ograniczenie eksportu, wydobycia i eksportu miedzi elektrolitycznej, ale to już jest decyzja, że tak powiem, ostatnia, no bo eksport miedzi jest bardzo opłacalny i tutaj muszą być jeszcze dokładne rachunki dewizowe w świetle naszych potrzeb importowych, zwłaszcza w surowce.</text:p>
      <text:p text:style-name="P127">Powyższe znaczne ograniczenie produkcji daje łącznie około.<text:span text:style-name="T128">..</text:span><text:s/>oszczędność węgla o około 4,2 mln ton paliwa rzeczywistego, a wiemy, że to odejście od pracy w soboty z przemieszczeniem górników do tych kopalń i zatrzymaniem kopalni spowoduje spadek produkcji o około 15 mln ton.</text:p>
      <text:p text:style-name="P129">Ja podając to chcę tylko uzmysłowić skalę niezbędnych zmian w gospodarce i ich skutki, żeby te procesy można było przeprowadzić.<text:s/><text:span text:style-name="T130">A</text:span><text:s/>więc tutaj oczywiście zamierzamy jeszcze prz<text:span text:style-name="T131">ys</text:span>pieszenie wejścia w życie zakazów produkcji wyrobów o technologii nadmiernie energochłonnych. I proponujemy przyspieszyć ogłoszenie tej listy wyrobów nadmiernie energochłonnych, które po prostu decyzją ministra<text:s/>zostanie wstrzymana ich produkcja. Ale te skutki tego wstrzymania trzeba wycenić, bo np. już się od dawna prosi, żeby zamknąć produkcję tego silnika, który stosowany jest do tarpanów i do żuków, ale mieć trzeba konsekwencje, że jak się nie zaimportuje lepszych silników, czy nie uruchomi produkcji innych, to po prostu będzie to wyłączenie produkcji tych, niezwykle energochłonnych, ale jednak działających i w jakiś tam sposób służących energii.</text:p>
      <text:p text:style-name="P132">I to jest jedna część jak gdyby tych skutków.</text:p>
      <text:soft-page-break/>
      <text:p text:style-name="P133">Chcemy jeszcze wprowadzić wymuszenie rac<text:span text:style-name="T134">jo</text:span>nalizac<text:span text:style-name="T135">ji</text:span><text:s/>zużycia energii poprzez wzrost cen dla przemysłu o około sto procent. Oczywiście znowu będzie to echo cenowe w podwyższeniu cen wyrobów, ale udział energii w większości wyrobów przemysłowych nie jest aż tak duży, żeby tego nie wprowadzić dla zdyscyplinowania zużycia energii w przemyśle. Nie przewidujemy podwyższenia tak znaczącego cen energii dla ludności, bo ta energia pobierana przez ludność, czy przez rolnictwo nie stanowi takiego dużego problemu ekonomicznego<text:span text:style-name="T136">.</text:span></text:p>
      <text:p text:style-name="P137">Oczywiście musimy wprowadzić w przemyśle limitowanie zużycia wszelkiego rodzaju energii i paliw. To jest wymóg czasu. Przewiduje się też szereg przedsięwzięć<text:s/>proefektywnościowych, zmierzających do wzrostu produkcji rynkowej zwłaszcza wyrobów przemysłu lekkiego. Wzrost tej produkcji jest limitowany zaopatrzeniem surowcow<text:span text:style-name="T138">o</text:span>-ma<text:span text:style-name="T139">teri</text:span>ał<text:span text:style-name="T140">owym</text:span>, poziomem zatrudnienia, poziomem wydajności zainstalowanych maszyn i urządzeń w poszczególnych przedsiębiorstwach.<text:s/>Podstawowe kierunki działań powinny być - wykorzystanie zdolności produkcyjnych w zakładach charakteryzu<text:span text:style-name="T141">ją</text:span>cych się wysoką wydajnością, przy ograniczeniu bądź likwidacji produkcji w zakładach o przestarzałych, nisko wydajnych technikach wytwarzania. Wiąże się to z koniecznością odpowiedniego sterowania zaopatrzeniem surowcowo-materiałowym, jak również<text:s/><text:span text:style-name="T142">z</text:span><text:s/>przemieszczaniem zatrudnienia między zakładami.</text:p>
      <text:p text:style-name="P143">Powyższe działania powinny dać co najmniej 10-proc. przyrost produkcji ilościowej przemysłu lekkiego w skali roku<text:span text:style-name="T144">.</text:span><text:s/>Mogłoby to być realizowane w dużych skupiskach przemysłu lekkiego w Bielsku i w Łodzi. I znowu będzie to wymagało przy pewnym ograniczeniu tego zasilania dewizowego, pewnych przemieszczeń w zakładach, żeby skondensować produkc<text:span text:style-name="T145">j</text:span>ę w tych zakładach z wykorzystaniem kadry i z wykorzystaniem surowców, które dają najszybsze i największe efekty.</text:p>
      <text:p text:style-name="P146">To byłyby te skutki, które musiałyby być poniesione przez polską gospodarkę w jakimś rozsądnym okresie czasu dla zdecydowanego ruchu naprzód w zakresie ograniczenia pracy górników do<text:s/><text:span text:style-name="T147">5</text:span>-dniowego tygodnia pracy.</text:p>
      <text:p text:style-name="P148">Ja pozwoliłem sobie zabrać czas państwu, bo strona rządowo-koalicy<text:span text:style-name="T149">jn</text:span>a zgłasza jak gdyby ten wariant realizacji tego problemu do zapisu i do porównania go z wszystkimi innymi. Natomiast ja bym chciał tylko, żeby państwo wzięli pod uwagę, że wszelkie nasze decyzje w zakresie reorientacji ekonomiki na przemysły mało-energochłonne, dla rozwoju przemysłu rolno-spożywczego, który też ten udział energii ma najniższy, dla rozwoju przemysłu lekkiego, elektroniki i tych wszystkich niosących, że tak powiem, symbole najwyższego postępu technicznego, wymaga ogromnych środków inwestycyjnych, których w tej chwili nie mamy<text:span text:style-name="T150">.</text:span><text:s/>Oczywiście musimy je wygospodarować i musimy na to znaleźć środki.</text:p>
      <text:p text:style-name="P151">Ja tutaj nie mówiłem, ale chcielibyśmy cały ten program oszczędności zużycia węgla zrobić przy utrzymaniu przez najbliższe lata jednak eksportu węgla.<text:s/><text:span text:style-name="T152">Z</text:span><text:s/>wielu powodów. Po pierwsze - te nasze zobowiązania w eksporcie mają charakter wieloletni i jakiekolwiek gwałtowne ruchy tutaj są niemożliwe. Poza tym jest to, co byśmy nie powiedzieli, wpływy rzędu 1 mld dolarów, co przy braku w obecnym momencie zasilania dewizowego kredytowego, jest być albo nie być dla wielu.<text:span text:style-name="T153">..</text:span><text:s/>Ja tylko państwu zdradzę tutaj jedną sprawę, że my zaoszczędziliśmy w ciągu tej lekkiej zimy około 3 mln ton węgla, który już możemy uruchomić. Przeznaczamy je na eksport po to tylko teraz, żeby utrzymać dostawy benzyn silnikowych, olejów napędowych w warunkach zniesionej reglamentacji.<text:s/><text:span text:style-name="T154">J</text:span>eżeli tego nie zrobimy, będziemy musieli z ceną... szukać ceny równowagi na benzynę na takim poziomie, że to po prostu będzie<text:s/><text:soft-page-break/>nierozsądne z uwagi na celowość tego. A nie mamy możliwości takiego szybkiego uruchomienia innych dziedzin eksportu opłacalnego eksportu, a węgiel jest opłacalny w eksporcie w tym momencie, żebyśmy mogli zasilić przemysł w te niezbędne surowce jak wełna, bawełna czy powiedzmy ropa naftowa i te inne.</text:p>
      <text:p text:style-name="P155">Stąd też ja bym tylko prosił, że jeżeli wychodzimy z tego słusznego założenia, że ta operacja pod nazwą<text:s/>„górnicy pracują 5 dni”, kopalnie - nie wszystkie jak wiemy już, a część z tych kopalń pracuje przez 6 dni, musi pociągać za sobą tak ogromne skutki w gospodarce. Oczywiście przystępujemy teraz do rachunków symulacy<text:span text:style-name="T156">jnyc</text:span>h, do wyliczenia do końca jakie da to skutki dla całej gospodarki z uwagi na to, że mieści się to w ogólnym trendzie restrukturyzac<text:span text:style-name="T157">ji</text:span><text:s/>gospodarcz<text:span text:style-name="T158">ej,<text:s/></text:span>to jest o wiele szybsze niżby to wynikało. Na przykład moglibyśmy robić ograniczenie produkcji stali, jeżeli poprzednio by się te Marteny zastąpiło konwertorowym systemem wytapiania, gdyby ten cały postęp techniczny, który w światowym hutnictwie się odbył, bo on daje w wyniku lepsze jakościowo stale i bardziej zróżnicowane. No, jeżeli będziemy zmuszeni to robić szybciej, to będzie po prostu miało to skutki, że cały szereg produkcji, przemysłów trzeba będzie<text:s/>wygaszać na skutek braku stali. Stal jest bardzo droga obecnie na rynkach światowych i trudno sobie wyobrazić, żebyśmy znaleźli środki na import stali. Polska na skutek niskiego rozwoju chemii nie ma pełnej palety zastępczych materiałów. Bo przecież jest substytucja stali na świecie tworzywami sztucznymi, chociaż teraz jest znowu renesans stali, mamy za mało aluminium, też musimy je w pełni importować. Miedzią nie można zastąpić - że tak powiem - tutaj niczego. Tylko utrzymując eksport miedzi np. mamy środki na import aluminium.</text:p>
      <text:p text:style-name="P159">I to są sprawy, które chciałbym, żeby w takiej formie zapisać w jakiej to państwo uzgodnicie, jako jeden - moim zdaniem - najbardziej nowoczesny i najbardziej wychodzący naprzeciw oczekiwaniom, w ogóle jeżeli chodzi o restrukturyzację gospodarki. Natomiast też niezwykle skomplikowany społecznie.</text:p>
      <text:p text:style-name="P160">Ja bym chciał, żeby przedtem nim podejmie się decyzje o likwidacji kopalń uzyskać zgodę, czy przyzwolenie tych górników, bo to będą duże masy górników na taką operację. Bo my dajemy absolutnie gwarancję, że on na Śląsku znajdzie w swoim zawodzie pracę, tylko wiemy jakie to są komplikacje wynikające, ile tam jest społecznych implikacji frustrujących związanych z tak szerokim przemieszczeniem w ramach<text:s/><text:span text:style-name="T161">Ś</text:span>ląska.</text:p>
      <text:p text:style-name="P162">To jest sprawa, którą chciałem wnieść tutaj państwu pod obrady. To jest jednocześnie odpowiedź na szereg postulatów opozycji zgłaszanych do mnie, do rządu, która krytykuje tą monokulturę naszą węglową, krytykuje to nasze przywiązanie<text:s/>do przemysłów ciężkich<text:s/><text:span text:style-name="T163">-</text:span><text:s/>hutniczych i tych wszystkich innych. Pokazujemy drogę, że można to zrobić, ale chcielibyśmy, aby państwo wzięli pod uwagę i pod rozwagę wszystkie koszty ekonomiczne i społeczne z tym związane.</text:p>
      <text:p text:style-name="P164">Dziękuję bardzo.</text:p>
      <text:p text:style-name="P165"><text:span text:style-name="T166">P</text:span><text:span text:style-name="T167">rz</text:span><text:span text:style-name="T168">ew</text:span><text:span text:style-name="T169">o</text:span><text:span text:style-name="T170">d</text:span><text:span text:style-name="T171">n</text:span><text:span text:style-name="T172">ic</text:span><text:span text:style-name="T173">z</text:span><text:span text:style-name="T174">ąc</text:span><text:span text:style-name="T175">y</text:span><text:span text:style-name="T176"><text:s/>- Rajmund Mo</text:span><text:span text:style-name="T177">ri</text:span><text:span text:style-name="T178">c</text:span>:</text:p>
      <text:p text:style-name="P179">Dziękuję panu ministrowi<text:span text:style-name="T180">.</text:span><text:s/>Zanim udzielę głosu panu Pietrzykowi, jedna informacja. Stała się nieścisłość, ponieważ stanowisko, które zostało wręczone państwu w pakiecie protokołu rozbieżności jakoby stanowisko Federacji Górników nie jest to stanowisko Federacji Górników. Stanowisko Federacji Górników zostało doręczone panom współprzewodniczącym przed chwilą. I proszę sekretarzy o podmienienie tych dokumentów.</text:p>
      <text:p text:style-name="P181">Proszę pan Pietrzyk.</text:p>
      <text:soft-page-break/>
      <text:p text:style-name="P182"><text:span text:style-name="T183">Ob.<text:s/></text:span><text:span text:style-name="T184">A</text:span><text:span text:style-name="T185">lo</text:span><text:span text:style-name="T186">j</text:span><text:span text:style-name="T187">zy Pietrzyk</text:span>:</text:p>
      <text:p text:style-name="P188">Z takim samym wnioskiem formalnym zgłasza się nasza strona. Też chcemy wymienić. Też jest bardzo duża nieścisłość, bardzo duża rozbieżność w treści tego co nam tu dostarczono. I tej podmiany też dokona<text:span text:style-name="T189">m</text:span>y.</text:p>
      <text:p text:style-name="P190">Chciałem przedstawić m.in. poszerzony nasz dzisiejszy skład<text:span text:style-name="T191"><text:s/></text:span>o osoby panów: Krzysztofa Rajperta, pana Jacka Kuronia, pana Stelmachowskiego Andrzeja, Czesława Robakowskiego<text:s/>„Pomorzany”, pana Trzeciakowskiego Witolda i Tadeusza Mazowieckiego.</text:p>
      <text:p text:style-name="P192">I proszę o zabranie głosu pana Witolda Trzeciakowskiego.</text:p>
      <text:p text:style-name="P193"><text:span text:style-name="T194">Prof.<text:s/></text:span><text:span text:style-name="T195">W</text:span><text:span text:style-name="T196">itold Tr</text:span><text:span text:style-name="T197">ze</text:span><text:span text:style-name="T198">ciakowski</text:span><text:span text:style-name="T199">:</text:span></text:p>
      <text:p text:style-name="P200">Propozycja zgłoszona nam dzisiaj przez pana ministra Wilczka jest fundamentalną zmianą koncepcji, bardzo cenną, bardzo interesującą z punktu widzenia zbieżności i preferencji z naszymi preferencjami.</text:p>
      <text:p text:style-name="P201">Ja jestem w stanie z zainteresowaniem prześledzić tę koncepcję na zasadzie nowej propozycji. Uważam, że propozycja jest bardzo poważna, że zasługuje na naszą analizę. Ale oczywiście nie jesteśmy w stanie stante pede panu ministrowi ustosunkować się do tego ani pozytywnie, ani negatywnie. Musimy po prostu to przestudiować. Również zawiera ta propozycja określone implikacje cenowe, o których pan minister mówił związane z podwyżką ceny energii i węgla.</text:p>
      <text:p text:style-name="P202">To są wszystko zupełnie zasadnicze zmiany. Ja rozumiem, że dyskusja musi się toczyć na bazie tych propozycji, które zostały już przedłożone. No, ale natomiast ewentualna zmiana stanowiska naszego w stosunku do zmian zaproponowanych przez pana ministra Wilczka nastąpi na następnym zebraniu.<text:s/><text:span text:style-name="T203">B</text:span>o my w tej chwili nie jesteśmy przygotowani do ustosunkowania się do takiej propozycji.</text:p>
      <text:p text:style-name="P204"><text:span text:style-name="T205">P</text:span><text:span text:style-name="T206">rzewod</text:span><text:span text:style-name="T207">n</text:span><text:span text:style-name="T208">icz</text:span><text:span text:style-name="T209">ą</text:span><text:span text:style-name="T210">c</text:span><text:span text:style-name="T211">y</text:span>:</text:p>
      <text:p text:style-name="P212">Proszę, pan minister Wilczek<text:span text:style-name="T213">.</text:span></text:p>
      <text:p text:style-name="P214"><text:span text:style-name="T215">Minister Wilczek</text:span>:</text:p>
      <text:p text:style-name="P216">Nie spodziewałem się, że państwo się ustosunkują do tego tym bardzie<text:span text:style-name="T217">j</text:span>, że nie chciałbym, żeby to była nasza ostateczna wersja. Dlatego, że jak mówię - stopień skomplikowanie w górnictwie pewnych spraw jest taki, że dopiero jak to zejdzie na dół i wszyscy się łącznie z państwa stroną nad tym zastanowią, nad samą ideą, to wtedy będziemy w stanie wyszacować skutki. Ja tylko mam tę świadomość, że wszystkie te<text:s/>„podstoliki”<text:s/>mają kończyć swoje prace z uwagi na konieczność przyspieszenia ostatecznego raportu. Ale ja bym proponował, żeby to zarejestrować jako jedno z możliwych rozwiązań, które będą i tak przedmiotem. Jest to tak kardynalna zmiana w polskiej polityce gospodarczej.</text:p>
      <text:p text:style-name="P218">Ja muszę państwu powiedzieć, że jesteście pierwszymi, z którymi tę sprawę - jak gdyby konsultuję i zgłaszam. Nie wiem ilu będę miał przeciwników po swojej stronie w tej sprawie. Niemniej ja jako Minister Przemysłu odpowiedzialny za proponowanie pewnej polityki gospodarczej taki program będę prezentował jak gdyby przymuszony do tego. To znaczy ja jestem realistą i działam w sytuacji, kiedy utrzymać wydobycie, na jakieś tam lata tzn., pracy gór<text:span text:style-name="T219">n</text:span>ików przez 6 dni nie widzę i nie chcę nawet być tego zwolennikiem. Natomiast muszę zaproponować rządowi wyjście z tej sytuacji, które będzie na linii ogólnego postępu i będzie do przyjęcia dla wszystkich - dla górników, dla gospodarki. Ale skutki są tego bardzo radykalne. I trzeba to będzie albo etapować, rozłożyć na lata. Niemniej jednak taki kierunek chcemy przyjąć jako jedyny - moim zdaniem - w tej chwili racjonalny.</text:p>
      <text:soft-page-break/>
      <text:h text:style-name="P220" text:outline-level="3"><text:span text:style-name="T221">P</text:span><text:span text:style-name="T222">rzewod</text:span><text:span text:style-name="T223">n</text:span><text:span text:style-name="T224">icz</text:span><text:span text:style-name="T225">ą</text:span><text:span text:style-name="T226">c</text:span><text:span text:style-name="T227">y</text:span>:<text:bookmark-start text:name="bookmark0"/><text:bookmark-end text:name="bookmark0"/></text:h>
      <text:p text:style-name="P228">Jeżeli można i pozwolicie państwo, zabiorę też głos w imieniu strony OPZZ.</text:p>
      <text:p text:style-name="P229">Ja chcę powiedzieć, że cieszy nas, że wreszcie po wielu latach znalazł się jakiś konkretny projekt, który zakłada restrukturyzację odbiorców węgla. Bo do tej pora zawsze<text:s/>sprawy bilansu energetycznego rozpatrywali pod kątem zwiększenia produkcji<text:s/><text:span text:style-name="T230">w</text:span>ydobycia. A teraz jest to pierwsza jaskółka, kiedy szuka się rozwiązań po stronie odbiorców. Jest to niewątpliwie fakt pozytywny, który nas cieszy. Natomiast prawdą jest,<text:s/><text:span text:style-name="T231">ż</text:span>e do tej pory, które na nas ciążą... to jest sprawa nie doceniania górnictwa i zawsze stawiania na metody zwiększania pracy górników, aby mogły być zaspokojone potrzeby kraju.</text:p>
      <text:p text:style-name="P232">Oczywiście chcę powiedzieć, że<text:s/>trudno w tej chwili odnieść się nam do tych propozycji jednoznacznie. Tym bardziej, że nie mieliśmy ich wcześniej, nie znaliśmy, nie mamy przedstawionych na piśmie.</text:p>
      <text:p text:style-name="P233">Chociaż chcę powiedzieć, że już wstępnie rodzi się kilka pytań, które uważam, że zanim byśmy mogli przystąpić do rozpatrywania tego projektu rodzą się i cisną na usta. Dobrze byłoby, ażeby mieć jakąś jasność w tym zakresie.</text:p>
      <text:p text:style-name="P234">Z naszej strony byłoby takie zapytanie - jest to mowa o całym pakiecie spraw związanych ze zmniejszeniem energochłonności<text:s/><text:span text:style-name="T235">n</text:span>aszej gospodarki. Ale nic nie jest powiedziane<text:s/>w jakim to ma być okresie.<text:s/>Bo kwestia obniżenia energochłonności limituje od kiedy górnicy faktycznie będą mogli pracować w ramach tego projektu - 5 dni.<text:s/><text:span text:style-name="T236">I</text:span><text:s/>takie niewątpliwie tutaj rodzi się zapytanie, czy można by uzyskać od strony rządowej jakieś przybliżenie terminów realizacji tego projektu.</text:p>
      <text:p text:style-name="P237">Ustosunkowanie się oczywiście do tego projektu pozwolimy sobie też jak strona opozycyjno-solidarnościowa zawrzeć na naszym następnym posiedzeniu.</text:p>
      <text:p text:style-name="P238">Pan Pietrzyk, proszę.</text:p>
      <text:p text:style-name="P239"><text:span text:style-name="T240">Ob</text:span><text:span text:style-name="T241">.</text:span><text:span text:style-name="T242"><text:s/>Alojzy Pietrzyk</text:span>:</text:p>
      <text:p text:style-name="P243">Ja mam pytanie do pana minis<text:span text:style-name="T244">t</text:span>ra, jak to się ma do płac ewentualnie, likwidacja, my wiemy, przekonsultujemy to na zakładach pra<text:span text:style-name="T245">c</text:span>y i postaramy się dotrzeć do ludzi i wytłumaczyć<text:span text:style-name="T246">.</text:span><text:s/>Wiemy, że to łatwe nie będzie i dla niektórych to może być bolesne, gdyby już. Chodzi o to, żeby to co z czym wyszedł minister, żeby było tu pełne zrozumienie tego co ma być robione. Wtedy to jest skuteczne, ale ni<text:span text:style-name="T247">e</text:span><text:s/>usłyszeliśmy żadnej propozycji, bo wiemy te soboty ewentualnie się zwiększenia zatrudnienia na innych kopalniach i jak to się ma względem płac, poziomu płac. Czy tu są jakieś koncepcje ministra w tej materii?</text:p>
      <text:p text:style-name="P248"><text:span text:style-name="T249">Minister Mieczysław Wilczek</text:span>:</text:p>
      <text:p text:style-name="P250">Otóż jak państwo przecież doskonale wiecie, rozstrzygnięcie dalszego sposobu kształtowania się środków na wynagrodzenia, kształ<text:span text:style-name="T251">to</text:span>wania<text:s/>płac jest<text:s/><text:span text:style-name="T252">jedn</text:span>ym<text:s/><text:span text:style-name="T253">z</text:span><text:s/>trudniejszych problemów, które między<text:s/><text:span text:style-name="T254">i</text:span><text:span text:style-name="T255">n</text:span><text:span text:style-name="T256">ny</text:span>mi przy Stole Okrągłym chcemy rozwiąza<text:span text:style-name="T257">ć.</text:span><text:s/>Jak wiem to przyjęty został pewien system indeksacji płac związany z inflacją i ten system, który tu będzie wynego<text:span text:style-name="T258">cj</text:span>owany, który znajdzie jakieś zrozumienie, będzie prowadzony. Wiecie państwo,<text:s/><text:span text:style-name="T259">n</text:span>ie ukrywamy przecież tego, że cała Polska jest w tej chwili... wrze od problemów płacowych i są to n<text:span text:style-name="T260">ajt</text:span>rudni<text:span text:style-name="T261">ejs</text:span>ze sprawy. Ja nawet nie kuszę się przy tym, żeby<text:s/><text:span text:style-name="T262">-</text:span><text:s/>ja tylko wychodzę z jednego założenia, chcę tutaj coś na tym wygrać jako prze<text:span text:style-name="T263">ds</text:span>iębiorca, działający w imieniu kraju, że jeżeli będziemy koncentrować wydobycia w kopalniach o najniższym koszcie to przecież droga jaką wskazujemy do podwyżki płac, to obniżka koszt<text:span text:style-name="T264">ó</text:span>w i może kiedyś skończy się w ogóle ta kategoria funduszu płac i ta<text:s/>kopalnia, czy ta dziedzina wytwórczoś<text:span text:style-name="T265">c</text:span>i, która będzie miała niższe koszty, a towar będzie<text:s/><text:soft-page-break/>mogła sprzedać po konkurencyjnych cenach, będzie miała dostateczne dużo środków na płace.</text:p>
      <text:p text:style-name="P266">Jestem najdalszy od tego, żeby uważać, że obecny poziom płac w górnictwie jest dobry. Ten rozkład na soboty i<text:s/>„czarne dni”<text:s/>jest prawidłowy, absolutnie nie jest prawidłowy. Nie mam też poglądu na to, czy ten warunek, którego górnicy się trzymają, że płace górnicze to ma być 1,7 czy 1,8 w stosunku do średnich. Ja poleciłem zbadać jak to jest na świecie, żebyśmy się mogli porównać, powiedzmy, bo przecież warunki pracy w kopalniach RFN-owskich, angielskich, francuskich czy innych też są w odniesieniu do pracy tam metalowców czy hutników, czy przemysłu lekkiego jakoś inne i bardziej skomp<text:span text:style-name="T267">li</text:span>kowane. Jak te relacje kształtują się na świecie, no przecież inne grupy zawodowe, ja<text:s/>wczoraj wracam, byłem<text:s/><text:span text:style-name="T268">w</text:span><text:s/>Łodzi na naradzie z dyrektorami, rozmawialiśmy na ten temat, wszyscy inni podnos<text:span text:style-name="T269">z</text:span>ą, że to nie jest sprawiedliwe, że górnicy mają więcej. Ja tego nie mówię<text:s/>- ja<text:s/>uważam, że górnicy zarabiają za tę swoją ciężką pracę tyle ile powinni.</text:p>
      <text:p text:style-name="P270">Natomiast my musimy przecież rozstrzygnąć to w s<text:span text:style-name="T271">k</text:span>ali krajowej, czy te proporcje płac mię<text:span text:style-name="T272">dz</text:span>y górnika<text:span text:style-name="T273">mi</text:span>, hutnikami, rolnikami są prawidłowe czy nie. Szukać jakiegoś sposobu związania płac z efektami, z wynikami, korygowanymi tylko stopniem trudności czy... Natomiast i to jest - jeżeli ja jako Minister Przemysłu, coś mi najbardziej spędza sen z powiek, to ja wiem jakimi sposobami odrabiać zaległości technologiczne, w postępie technicznym, bo to są proste wzorce, natomiast w jaki sposób tej delikatnej materii społecznej płacowej doprowadzić <text:s/>do świadomości społecznej, że te różnice są słuszne i uzasadnione i żeby nie było tego dążenia, że wszyscy ciągną w górę, a nikt nie zastawia się, nie wiąże tego z wydajnością. Wyd<text:span text:style-name="T274">aj</text:span>e mi się, że tutaj nie ma czasu, a ja nawet nie mam kompetencji ku temu, żeby się wypowiadać<text:span text:style-name="T275">.</text:span><text:s/>Ja uważam, że górnicy tak jak wszyscy w Polsce w miarę wzrastania wydajności pracy, poprawy organizacji powinni wszyscy więcej z<text:span text:style-name="T276">ar</text:span>obić.</text:p>
      <text:p text:style-name="P277">Mamy pełną świadomość, że musimy szukać większych zarobków, bo inaczej nie będzie spokoju w Polsce, ale tych większych zarobków nie metodą wydzierania tego co jest, tylko wspólnego zastanowienia się jak to mamy zrobić. Ja szuję się jako minister odpowiedzialny za to, żeby<text:s/>organizacja pracy<text:s/><text:span text:style-name="T278">w</text:span><text:s/>tych przedsiębiorstwach była jak najlepsza, żeby świadczona praca przez robotników jak najwyżej była opłacana, ale nie mam innego sposobu na to, jak tylko szukanie tych pien<text:span text:style-name="T279">i</text:span>ędzy w przedsiębiorstwach.</text:p>
      <text:p text:style-name="P280">Tak że nie czas teraz na tematy płacowe przecież mó<text:span text:style-name="T281">wi</text:span>ć<text:span text:style-name="T282">.</text:span></text:p>
      <text:p text:style-name="P283"><text:span text:style-name="T284">Przewodniczący</text:span>:</text:p>
      <text:p text:style-name="P285">Głos ma pan pr<text:span text:style-name="T286">z</text:span>ewodniczący Pietrzyk.</text:p>
      <text:p text:style-name="P287"><text:span text:style-name="T288">O</text:span><text:span text:style-name="T289">b. Alojzy Pietrzyk</text:span>:</text:p>
      <text:p text:style-name="P290">Proszę o zabranie głosu prof. Tadeusza Zielińskiego.</text:p>
      <text:p text:style-name="P291"><text:span text:style-name="T292">Ob. Tadeusz Zieliński</text:span>:</text:p>
      <text:p text:style-name="P293"><text:span text:style-name="T294">Ja</text:span><text:s/>pozwolę sobie skierować do pana ministra pytanie. W interesującej koncepc<text:span text:style-name="T295">ji</text:span>, którą pan minister przedstawił reformy górnictwa przewiduje się likwidację szeregu kopalń. Pragnąłbym zapytać pana ministra, czy rząd posiada jakąś koncepcję tak zwanych grupowych zwolnień z pracy. Chodzi mi tutaj o regulację generalną, która zostałaby wprowadzona do kodeksu pracy, a nie jakieś doraźne rozwiązania,<text:s/><text:span text:style-name="T296">któ</text:span>re zostałyby przyjęte w przypadku likwidacji Stoczni Gdańskiej<text:span text:style-name="T297">.</text:span></text:p>
      <text:p text:style-name="P298">Wiadomo mi, że w Sejmie znajduje się projekt nowelizac<text:span text:style-name="T299">ji</text:span><text:s/>kodeksu pracy, w którym sprawa z<text:span text:style-name="T300">w</text:span>olnień grupowych w przypadku likwidacji zakładów pracy nie została uregulowana<text:span text:style-name="T301">.</text:span><text:s/>Jest to zagadnienie bardzo is<text:span text:style-name="T302">to</text:span>tne, muszę powiedzieć, że nasz prawodawca pozostaje w tyle za rozwiązaniami także<text:s/><text:soft-page-break/>zachodnioeurope<text:span text:style-name="T303">js</text:span>kimi, które przypadki zwolnień grupowych przewidują. Chciałbym wobec tego poprosić pana ministra o wyjaśnienie, jeśli to jest możliwe, bo w gruncie rzeczy problem powinien być rozwiązany przez Ministerstwo Pracy i Polityki Socjalnej, ale przypuszczam, że Ministerstwo Przemysłu w tym zakresie także jakieś koncepcje posiada.</text:p>
      <text:p text:style-name="P304">Dziękuję.</text:p>
      <text:p text:style-name="P305"><text:span text:style-name="T306">Minister Mieczysław Wilczek</text:span>:</text:p>
      <text:p text:style-name="P307">A więc oczywiście nie czuj<text:span text:style-name="T308">ę</text:span><text:s/>się tu kompetentny. Mam tylko absolu<text:span text:style-name="T309">t</text:span>ną świadomość tego, że jest to nowy element w naszej ekonomice i że zarówno związki zawodowe przypilnują, i jedne i drugie, jak i Ministerstwo Pracy i Spraw Socjalnych, żeby te przepisy były na tyle klarowne, na tyle doskonałe i tutaj chciałbym, żebyśmy skorzystali z najlepszych wzorów, wydaje mi się, że to wzory skandynawskie, które przewidują tam odpowiednie działanie, jak to zrobić.</text:p>
      <text:p text:style-name="P310">Chociaż w tym wypadku będzie to o tyle możliwe, że przecież tempo tych zmian będziemy mogli sami sobie regulować, to są niezwykle trudne problemy od strony technicznej, bo muszę powiedzieć, że górnikom, których tutaj w tej chwili reprezentuje, jak gdyby włosy dęba stają jak oni to słysz<text:span text:style-name="T311">ą</text:span><text:s/>i dlatego też jak mówię zarówno tempo jak i sposób - to nie musi być takie, że się zwalnia ludzi. To trzeba po prostu szukać sposób wspólnie, ale wydaje mi się, że jeżeli będziemy wspólnie szukać sposobów, jak to rozwiązać przyjmując, że konieczność jest takiego rozwiązania, może w mniejszej skali, że to ustawowo znajdzie swój wyraz, bo przecież to są takie delikatne bardzo materie, które mogą mieć wiele niedomówień i nikt się już nie łudzi, że można to zrobić w jakiś sposób.</text:p>
      <text:p text:style-name="P312">Proszę mi wierzyć, nasłuchałem się tyle już w sprawie tej Stoczni Gdańskiej, że ja mam już tu uczulenie na tym punkcie i sam się domagam, żeby to wszystko miało instrumentację prawną i społeczną, żeby nie było takich problemów<text:span text:style-name="T313">.</text:span></text:p>
      <text:p text:style-name="P314">Ja przeproszę, bo muszę być... wszystkie inne problemy, kt<text:span text:style-name="T315">ó</text:span>re tu będą kolega będzie mógł wyjaśnić.</text:p>
      <text:p text:style-name="P316"><text:span text:style-name="T317">Prze</text:span><text:span text:style-name="T318">wo</text:span><text:span text:style-name="T319">dnicząc</text:span><text:span text:style-name="T320">y</text:span>:</text:p>
      <text:p text:style-name="P321">Jeżeli można panie ministrze<text:span text:style-name="T322">.<text:s/></text:span>Jeszcze z naszej strony było jedno pytanie - pan Stępień.</text:p>
      <text:p text:style-name="P323"><text:span text:style-name="T324">Ob</text:span><text:span text:style-name="T325">.</text:span><text:span text:style-name="T326"><text:s/>Władysław Stępień</text:span>:</text:p>
      <text:p text:style-name="P327">Panie Ministrze! Pan jest, jeśli dobrze pamiętam, dziesiątym prze<text:span text:style-name="T328">ds</text:span>tawicielem rządu, który podchodzi do likwidac<text:span text:style-name="T329">ji</text:span><text:s/>kopalni odkrywkowych siarki, chyba panu się to może udać, ja mam takie pytanie: czy w sytuacji, kiedy pracuje tam 2,5 tysiąca ludzi i kopalnia przeszła najgorszy okres, zmniejszyła zużycie energii około 30 proc<text:span text:style-name="T330">.</text:span><text:s/>-<text:s/><text:span text:style-name="T331">j</text:span>e<text:span text:style-name="T332">st</text:span><text:s/>słuszne... pozbawia się pan 47 milionów dolarów rocznie, biorąc pod uwagę, że zużycie węgla to 300 tysięcy ton, to jest tyle, co w ciągu pół roku wylatuje z wagonów na torach kolejowych.</text:p>
      <text:p text:style-name="P333"><text:span text:style-name="T334">Minister Mieczysław Wilczek</text:span>:</text:p>
      <text:p text:style-name="P335">Ja się właśnie boję, że tymi argumentami będą się posługiwali wszyscy. Ja mówię, że ja nie wiem, czy to dobrze, że my eksportujemy tyle siarki. My na to liczymy, to musimy sobie odpowiedzieć, jeżeli się decydujemy na obniżenie o 15 milionów ton wydobycie węgla, to przy<text:s/><text:span text:style-name="T336">3</text:span><text:s/>mln ton węgla, to ogromna ilość dewiz<text:span text:style-name="T337">.</text:span><text:s/>I tu trzeba wyliczyć, co się bardziej opłaca. Muszę panu powiedzieć, że ja ostatnio byłem w tarnobrzeskim i zrobili mi taką przyjemność tam, że mnie samolotem powozili nad tym księżycowym krajobrazem. Ja też jestem obywatelem tego kraju i też liczę się z tym, że mnie historia kiedyś oceni, co ja zrobię<text:span text:style-name="T338">.</text:span><text:s/>Zresztą jak się spotkacie państwo z tymi kolegami od<text:s/>„stolika”<text:s/>ekologicznego, to oni takich<text:s/><text:soft-page-break/>wątpliwości nie będą mieli. Ale będą w każdej kopalni, w każdej hucie, którą trzeba będzie z tego tytułu zlikwidować. Chociaż, jak mówię, ta likwidacja w Polsce to nigdy nie musi być takie nieszczęście. Ale te problemy wyjdą<text:span text:style-name="T339">.</text:span><text:s/>I będziemy musieli gdzieś to... myślę, że będzie się tym zajmował nowy Sejm, nowy Senat i da Bóg, nowy rząd.</text:p>
      <text:p text:style-name="P340"><text:span text:style-name="T341">O</text:span><text:span text:style-name="T342">b</text:span><text:span text:style-name="T343">.</text:span><text:span text:style-name="T344"><text:s/>Grzegorz Stawski</text:span>:</text:p>
      <text:p text:style-name="P345">Pytanie do ministra Wilczka.<text:span text:style-name="T346"><text:s/></text:span>Panie ministrze, to właściwie było prawie że poza protokółem, bo w kuluarach, rozmawialiśmy w sprawie tych nieszczęsnych<text:s/>„czternastek”<text:s/>w Rowie. Czy w tym temacie mógłby pan nam dać jakąś odpowiedź<text:span text:style-name="T347">?</text:span></text:p>
      <text:p text:style-name="P348"><text:span text:style-name="T349">Minister Mieczysław Wilczek</text:span>:</text:p>
      <text:p text:style-name="P350">Mnie się wydaje, że zarówno w sprawie - rozważamy, żeby Minister Przemysłu, czy na kogo to wypadnie, wystąpił do Ministra Obrony Narodowej z apelem, że tak powiem, w sprawie tych górników wziętych do wojska i w sprawie tych wszystkich, bo rozumiemy, że musi się to wszystko odbywać na drodze prawnej. Niemniej chcielibyśmy, bo przecież taka jest intencja<text:s/>„stołu”<text:s/>w tych wszystkich sprawach, które nie wymaga<text:span text:style-name="T351">ją</text:span>, aż tak ogromnych konsekwencji ekonomiczn<text:span text:style-name="T352">yc</text:span>h. Po prostu nie stwarzać problemów i wam i sobie<text:span text:style-name="T353">.</text:span><text:s/>Ja nie mam dzisiaj tutaj jeszcze pełnych pełnomocnictw do tego, ale to co rozmawialiśmy w kuluarach, moja chęć nie szukania sporów w drobnych, w sumie sprawach jest zdecydowana. I jeżeli tylko taka możliwość będzie, to to uczynię.</text:p>
      <text:p text:style-name="P354">Chciałbym podziękować, bo muszę po prostu być o jedenastej.</text:p>
      <text:p text:style-name="P355"><text:span text:style-name="T356">Przewodnicząc</text:span><text:span text:style-name="T357">y</text:span><text:span text:style-name="T358">:</text:span></text:p>
      <text:p text:style-name="P359">Pan Pietrzyk jeszcze.</text:p>
      <text:p text:style-name="P360"><text:span text:style-name="T361">O</text:span><text:span text:style-name="T362">b</text:span><text:span text:style-name="T363">.</text:span><text:span text:style-name="T364"><text:s/>Alojzy Pietrzyk</text:span>:</text:p>
      <text:p text:style-name="P365">Panie ministrze, przepraszam, że akurat tak zatrzymujemy, ale nie mieliśmy wcześniej okazji. To jest z tym związane właśnie. Krótkie takie pytanie bo temat, który tutaj się przewija i jest związany z samodzielnością kopalń, są to struktury pośrednie. To jest temat, który się ciągnie już w górnictwie od dobrych 20 lat, bo cofnąć się trzeba do zjednoczeń akurat wtedy. I<text:span text:style-name="T366"><text:s/></text:span>my wiemy, stanowisko nasze jest poparte nie tylko odczuciami praktyków, ale i tą stroną.<text:span text:style-name="T367">..</text:span><text:s/>ale i ta strona administracyjna kopalń też nas popiera w tym wszystkim. I praktycznie rzecz biorąc w każdej kopalni. Chcemy usłyszeć jednoznacznie pana zdanie jako fachowca, który to widzi odgórnie, widzi całą gospodarkę - struktury pośrednie, czy one są potrzebne, pana zdaniem, czy nie?</text:p>
      <text:p text:style-name="P368"><text:span text:style-name="T369">Minister Mieczysław Wilczek</text:span>:</text:p>
      <text:p text:style-name="P370">Otóż ja nie występuję tu jako fachowiec od górnictwa. Ja się na tym po prostu nie znam. Ja mam od tego ludzi w górnictwie. Ja nie traktuję tego jako struktury pośredniej. Ja uważam, że wydobycie w takiej skali węgla, jak to jest w Polsce, jest tak skomplikowanym procesem, że nie poradzą sobie z tym samodzielne kopalnie<text:span text:style-name="T371">.</text:span><text:s/>A już zupełnie nie poradzą sobie z taką rekonstrukcją górnictwa, o której tu przed chwilą mówiłem. Nie wyobrażam sole, żeby nie było tych struktur. Dla mnie nie są to struktury pośrednie, tylko są to struktury organizacyjne, sprawdzone jak gdyby i wykazujące, że to działa, potrafiły zrobić, żeby te kopalnie samodzielne potrafiły zrobić taką ogromną pracę, jaka nas czeka w związku z tym wydobyciem węgla.</text:p>
      <text:p text:style-name="P372">Ja będę tu twardy na tyle, na ile potrafię bronić zasady, że tak ogromny przemysł musi mieć wewnętrzną<text:s/><text:soft-page-break/>organizację mocną, nie tylko samodzielnych przedsiębiorstw.<text:s/>I będę bronił tych struktur tak długo, póki one będą dawały efekty. Dlatego, że nie podzielam tutaj opinii kopalń, które sobie wyobrażają, że to mogą samodzielne przedsiębiorstwa, zwłaszcza w sytuacji, jak będziemy teraz robić listę. I my wiemy, że w jednej kopalni wydobycie tony węgla kosztuje 30 tys. zł przy średniej 10, a są takie kopalnie, które wydobywają węgiel po 5 tys. zł.</text:p>
      <text:p text:style-name="P373">Jak sobie wyobrażacie działalność indywidualną tych kopalń? Ja sobie tego nie wyobrażam. Poza tym, jak mówię, pozostawiłem ogromny stopień samodzielności tej organizacji górniczej i nie mam powodów, żeby ją zmieniać, zwłaszcza w tak skomplikowanej sytuacji, jak teraz, bo zostanę sam z wami i wtedy do niczego nie dojdziemy. Tak że tutaj moje stanowisko będzie takie, jakie tych organizacji górniczych, chociaż oczywiście wierzę, że<text:s/>trzeba wiele zrobić w zakresie usamodzielnienia kopalń i będziemy w ramach tej organizacji robić wszystko co<text:span text:style-name="T374"><text:s/></text:span>się da<text:span text:style-name="T375">.</text:span><text:s/>Ja bym nawet poprosił, jeżeli strona opozycyjno- solidarnościowa zgodziłaby się na zrobienie ekspertyzy niezależnych ekspertów - proponuję tu albo niemieckich, albo angielskich - oceniających organizację wydobycia węgla w Polsce pod kątem jej celowości. Przyjmę i zgodzę się z tymi ekspertami. Ja z nimi to konsultowałem. Oni mówią, proszę pana, u nas nie ma w ogóle samodzielnych kopalń, bo albo kopalnia do takiego koncernu należy, albo do takiego holdingu i są tam banki, to oni w sytuacji takiej jak nasza w ogóle sobie nie wyobrażają tego wydobycia. Tu jeszcze cała nauka zintegrowana jest, zaplecze techniczne.</text:p>
      <text:p text:style-name="P376">Ale jak mówię, jeżeli miałoby to być powodem, kością niezgody między mną a tymi kręgami, to proponuję odnieść się do takiej niezależnej ekspertyzy. Gotów jestem ją nawet sfinansować.</text:p>
      <text:p text:style-name="P377">Dziękuję bardzo.</text:p>
      <text:p text:style-name="P378"><text:span text:style-name="T379">Przewodnicząc</text:span><text:span text:style-name="T380">y</text:span>:</text:p>
      <text:p text:style-name="P381">Proszę, pan Pietrzyk jeszcze.</text:p>
      <text:p text:style-name="P382"><text:span text:style-name="T383">Ob. Alojzy Pietrzyk</text:span>:</text:p>
      <text:p text:style-name="P384">Panie ministrze, zdaje się, że będzie miał pan kłopot z wyjściem z tej sali. Ale pan tu powiedział parę spraw, które tutaj nie padły na tej sali. M.in. te wszystkie terminy odnośnie organizacji górnictwa na Zachodzie. Przecież do tej pory praktycznie ta struktura pośrednia, która jest pomiędzy Wspólnotą a kopalniami, to jest nic innego tylko powiedziałbym pewnego rodzaju dubler.</text:p>
      <text:p text:style-name="P385"><text:span text:style-name="T386">Minister Mieczysław Wilczek</text:span>:</text:p>
      <text:p text:style-name="P387">Przepraszam bardz<text:span text:style-name="T388">o,<text:s/></text:span>bo<text:s/><text:span text:style-name="T389">j</text:span>a jestem umówiony u premiera, nie chcę być takim ministrem, który się spóźnia na spotkanie z premierem<text:span text:style-name="T390">.</text:span></text:p>
      <text:p text:style-name="P391">Ja bym chciał tylko powiedzieć tutaj jedno i zaapel<text:span text:style-name="T392">o</text:span>wać do państwa. Ja mam świadomość, że<text:s/>„Solidarność”<text:s/>niedługo zostanie zare<text:span text:style-name="T393">je</text:span>strowana jako legalnie działający związek zawodowy. Nie widzę żadnych przeszkód, żeby z reprezentacją tego związku w tydzień po legalizacji spotkać się jako minister ze związkami zawodowymi, czy z jednym czy z dwoma, i będziemy ćwiczyć aż do upadłego ten problem, żeby sobie nawzajem wyjaśnić kto ma rację, i nie ma. Nie musimy teraz już tak udawać, że nas nawzajem nie ma. Zgoda. Tylko ja mam świadomość, że będę musiał z wami ułożyć sobie współpracę. T<text:span text:style-name="T394">a</text:span>ką świadomość mam. I nie próbujmy wszystkiego teraz załatwić, bo czeka nas długotrwała i skomplikowana współpraca. Życzę sobie, żeby była owocna.</text:p>
      <text:p text:style-name="P395">Dzięku<text:span text:style-name="T396">ję</text:span><text:s/>bardzo<text:span text:style-name="T397">.</text:span></text:p>
      <text:soft-page-break/>
      <text:p text:style-name="P398"><text:span text:style-name="T399">Przewodnicząc</text:span><text:span text:style-name="T400">y</text:span>:</text:p>
      <text:p text:style-name="P401">Panie ministrze, ja nie chcę pana zatrzymywać, tym niemniej chcę w imieniu strony OPZZ powiedzieć takie trzy zdania.</text:p>
      <text:p text:style-name="P402">Propozycję, którą pan minister przedstawił w zakresie spraw związanych z reorganiza<text:span text:style-name="T403">cją</text:span><text:s/>czasu pracy w górnictwie rozpatrzymy. Tym niemniej oczekujemy na pisemny materiał w tej sprawie, jak mówię, już dla wyjaśnienia spraw tego typu jak, jak sobie strona rządowa wyobraża - bo tu było podane np. zamknięcie, likwidacja kopalń wałbrzyskich - wyobraża sobie przerzucenie tych załóg z W<text:span text:style-name="T404">a</text:span>łbrzycha, to jest około 15 tys. ton na Górny Śląsk,<text:s/>gdzie tych zwałów brakuje<text:span text:style-name="T405">.</text:span></text:p>
      <text:p text:style-name="P406">Następnie, jak ochrona złoża by wyglądała i ewentualnie zagospodarowanie likwidowanych zakładów pracy? To będzie uzależniało potem nasze decyzje. Dziękuję panu bardzo, ministrze.</text:p>
      <text:p text:style-name="P407">Proponuję zrobić przerwę, żebyśmy mogli ochłonąć.<text:s/><text:span text:style-name="T408">15</text:span><text:s/>minut.</text:p>
      <text:p text:style-name="P409">/<text:span text:style-name="T410">Przerwa</text:span>/.</text:p>
      <text:p text:style-name="P411"/>
      <text:p text:style-name="P412"><text:span text:style-name="T413">/</text:span>Po przerwie/.</text:p>
      <text:p text:style-name="P414"><text:span text:style-name="T415">Przewodniczący</text:span>:</text:p>
      <text:p text:style-name="P416"><text:span text:style-name="T417">P</text:span>rzerwa się trochę przedłużyła. Rozumiem, że w następnych przerwach będziemy bardziej samozdysc<text:span text:style-name="T418">yp</text:span>linowani i dotrzymamy terminów przerw.</text:p>
      <text:p text:style-name="P419">Proszę państwa, uzgodniłem ze współprzewodniczącymi, że aby przypomnieć niejako stanowiska jakie mają być, jakie prezentujemy na tą porę - poszczególne strony w zakresie spraw tak newralgicznych jak czas pracy, systemów ekonomiczno-finansowych i struktur zarządzania, każda ze stron przedstawi swój pogląd. Oczywiście ten pogląd ewentualnie może być zmodyfikowany w wyniku ustosunkowania się do propozycji pana ministra Wilczka, które są propozycjami nowym<text:span text:style-name="T420">i.</text:span></text:p>
      <text:p text:style-name="P421">Trzeba by na tę porę<text:span text:style-name="T422">...</text:span><text:s/>propozy<text:span text:style-name="T423">cj</text:span>a, a prezenta<text:span text:style-name="T424">cj</text:span>a oraz ewentualne porozumienie czy protokół rozbieżności czy zbliżenia spisywany byłyby - rozumiem - we wtorek, kiedy już przynajmniej dwie nasze strony będą miały sprecyzowane poglądy w tej materii. Taka jest propozycja.</text:p>
      <text:p text:style-name="P425">Czy panowie przewodniczący przyjmują? Rozumiem, że tak. W tym układzie rozpoczniemy od strony rządowej - proszę zaprezentować stanowisko.</text:p>
      <text:p text:style-name="P426"><text:span text:style-name="T427">Minister Gustek</text:span>:</text:p>
      <text:p text:style-name="P428">Dzi<text:span text:style-name="T429">ę</text:span>kuję bardzo<text:span text:style-name="T430">.</text:span><text:s/>Stanowisko strony koalicyjno-rządowej w części dotyczącej górnictwa węgla kamiennego.</text:p>
      <text:p text:style-name="P431">Strony zgodnie przyznają, że węgiel stanowi podstawowe źródło zabezpieczenia potrzeb energetyczno-paliwowych w kraju, jak również znaczącą pozycję w naszym eksporcie. Racjonalna gospodarka tym dobrem jest więc nakazem chwili i obowiązkiem wobec przyszłych pokoleń. Problemy z tym związane nie mogą być jednak rozwiązywane w oderwaniu od realiów gospodarki narodowej /bilans energetyczno-paliwowy, wieloletnie umowy eksportowe, nieodzowność eksportu dla utrzymania wydobycia węgla/. Wymaga to podtrzymania wydobycia węgla na poziomie ok.190 mln ton rocznie, co najmniej do końca 1990 r.</text:p>
      <text:p text:style-name="P432">Wynika stąd konieczność podjęcia intensywnych prac nad przyszłym modelem górnictwa.</text:p>
      <text:p text:style-name="P433">Pierwsze - czas pracy. Podstawowym zagadnieniem wymagającym najpilniejszego załatwienia jest<text:s/><text:soft-page-break/>problem określenia wielkości wydobycia węgla kamiennego i związanego z tym nierozerwalnie czasu pracy w górnictwie.</text:p>
      <text:p text:style-name="P434">Strony zgodnie uznają, że podstawą planowania wydobycia węgla powinien być ogólnie obowiązujący czas pracy w kraju, przy uwzględnieniu aktualnych założeń t<text:span text:style-name="T435">ec</text:span>hniczno-ekonomicznych kopalń.</text:p>
      <text:p text:style-name="P436">W trakcie dyskusji zgłoszonych zostało kilka wariantów rozwiązań, zaś wybór rozwiązania usatysfak<text:span text:style-name="T437">cj</text:span>onować musi załogi górnicze, a zarazem gwarantować zabezpieczenie potrzeb energetyczno-paliwowych i gospodarki narodow<text:span text:style-name="T438">ej.</text:span></text:p>
      <text:p text:style-name="P439">1/ określenie w planie rocznym wydobycia na poziomie wynikającym z o<text:span text:style-name="T440">bo</text:span>wiązu<text:span text:style-name="T441">ją</text:span>c<text:span text:style-name="T442">e</text:span>go czasu pracy w kraju i założeń techniczno-ekonomicznych oraz zawarcie w oparciu o art. 48 ustawy o Wspólnocie Węgla Kamiennego umowy o wykonanie dodatkowych zadań poza planem z Ministrem Przemysłu, który winien zapewnić niezbędne środki do wykonania dodatkowych zadań wydobywczych. To jest jeden wariant pierwszy zgłoszony przeze mnie.</text:p>
      <text:p text:style-name="P443">2/ Stopniowe zmniejszenie wielkości planowanego wydobycia w okresie dwóch lat:</text:p>
      <text:p text:style-name="P444">a/ w pierwszym roku zmniejszenie planowanego wydobycia przy założeniu 15 sobót niewydobywczych,</text:p>
      <text:p text:style-name="P445">b/ w drugim roku dalsze zmniejszenie planowanego wydobycia przy założeniu 28 sobót niewydobywczych,</text:p>
      <text:p text:style-name="P446">c/ w trzecim roku zupełna likwidacja wydobycia w soboty.</text:p>
      <text:p text:style-name="P447">3/ Dobrowolna praca w soboty według dotychczasowych zasad, przy zaprzestaniu wydobycia w soboty na zmianie nocne<text:span text:style-name="T448">j</text:span>, z podjęciem przedsięwzięć zapewniających utrzymanie obecnego poziomu wydobycia.</text:p>
      <text:p text:style-name="P449">4/ realizacja planowych zadań na zasadach określonych porozumieniem Ministra Przemysłu z Federacją Zw. Zaw.<text:s/><text:span text:style-name="T450">G</text:span>órników z 5 stycznia 19<text:span text:style-name="T451">8</text:span>9 r. czyli na zasadach dobrowolności.</text:p>
      <text:p text:style-name="P452">5/ rozważenie możliwości wyłączenia z eksploatacji najmniej efektywnych i mających szkodliwy wpływ na środowisko naturalne kopalń, przy założeniu przemieszczenia części zatrudnionych w tych kopa<text:span text:style-name="T453">l</text:span>niach górników do innych, które sukcesywnie będą podejmowały wydobycie w 6-dniowym tygodniu pracy kopalń, przy 5-dniowym tygodniu pracy górników.</text:p>
      <text:p text:style-name="P454">Ostateczny wybór koncepcji wymaga dokonania analizy potrzeb energetyczno-paliwowych gospodarki kraju w latach dziewięćdziesiątych, z uwzględnieniem niezbędnego eksportu i winien nastąpić do 30 czerwca 1990 r.</text:p>
      <text:p text:style-name="P455">Rząd winien określić niezbędne potrzeby paliwowo-energetyczne gospodarki narodowej i przedstawić Sejmowi w celu określenia wielkości wydobycia węgla kamiennego w Narodowym Planie Społeczno-Gospodarczym na lata 1991-1995, uwzg<text:span text:style-name="T456">lę</text:span>dnia<text:span text:style-name="T457">ją</text:span>c, że wielkość wydobycia na 1989 r. zawarta jest w uchwalonych Centralnym Planie Rocznym w wysokości 181 mln ton. Natomiast w skorygowanej uchwale sejmowej o Narodowym Planie Społeczno-Gospodarczym na lata 1989-1990 wielkość wydobycia w 1990 r. określona jest w wysokości 189,9 mln ton<text:span text:style-name="T458">.</text:span></text:p>
      <text:p text:style-name="P459">W świetle powyższego realizacja zadań w latach 1989, 1990 przebiegać powinna zgodnie z obowiązującymi aktami prawnymi w tym zakresie.</text:p>
      <text:p text:style-name="P460">2/ System ekonomiczno-finansowy. Strony zgodnie oświadczają, iż obowiązujący w górnictwie system ekonomiczno-finansowy jest systemem nakazowym. Tym samym n<text:span text:style-name="T461">i</text:span>e przystaje do kierunkowych założeń realizowanych w kraju reformy gospodarczej. Uznając uwarunkowania występujące w górnictwie, duże<text:s/><text:soft-page-break/>zróżnicowanie warunków naturalnych i w konsekwencji wyników ekonomicznych oraz wpływ na środowisko naturalne, koniecznym jest zintensyfikowanie prowadzonych z inicjatywy Wspólnoty Węgla Kamiennego prac w tym zakresie przez zespół konsultacyjny działający pod auspicjami Rady Głównej Polskiego Towarzystwa Ekonomicznego.</text:p>
      <text:p text:style-name="P462">W tym celu strony uzgadniają włączenie do udziału w pracach wyżej wymienionego zespołu, przedstawicieli Podzespołu ds. Górnictwa.</text:p>
      <text:p text:style-name="P463">Poszerzony zespół konsultacyjny oraz zespoły projektowe winny zakończyć prace w terminie do 30 czerwca 1990 r.</text:p>
      <text:p text:style-name="P464">Propozycje rozwiązań dotyczących docelowego modelu ekonomiczno-finansowego w górnictwie przedstawić do powszechnej konsultacji społeczno-zawodow<text:span text:style-name="T465">ej</text:span>.<text:s/><text:span text:style-name="T466">U</text:span>zn<text:span text:style-name="T467">aj</text:span>ąc wagę płac w systemie ekonomiczno-finansowym, zespół przyjmuje, że przy określeniu poziomu płac należy bezwzględnie utrzymać zasadę, że płaca w górnictwie powinna w porównywalnym czasie pracy kształtować się w stosunku do płac w pozostałych branżach przemysłu krajowego, jak 1 do 1,7. Jednocześnie płaca winna być w sposób bezpośredni uzależniona od ilości i jakości produkcji, przy czym system płac powinien być prosty i przejrzysty, stanowić stymulator poprawy wyników produkcyjnych oraz wskaźników ekonom<text:span text:style-name="T468">i</text:span>czn<text:span text:style-name="T469">ych.</text:span></text:p>
      <text:p text:style-name="P470">3/ Struktury organizacyjne. Ostatecznie wybrany model ekonomiczno-finansowy w górnictwie wymusi system zarządzania i struktury organizacyjne. Prowadzone prace nad tym systemem muszą uwzględniać ocenę organizacji zarządzania górnictwem, a przede wszystkim konieczny stopień samodzielności kopalń oraz upodmiotowienia załóg górniczych.</text:p>
      <text:p text:style-name="P471">Stanowisko strony koalicyjno-rządowej dotyczące górnictwa węgla brunatnego.</text:p>
      <text:p text:style-name="P472">1/ Obecny system ekonomiczny i finansowym jest niewłaściwy i wymaga zreformowania.</text:p>
      <text:p text:style-name="P473">2/ Propozycje zmian. Reformę systemu należy rozpocząć od zmian w zasadach tworzenia cen węgla brunatnego. Ceny te powinny b<text:span text:style-name="T474">yć</text:span><text:s/>docelowo oparte systemowo o ceny transa<text:span text:style-name="T475">k</text:span>cyjne węgla brunatnego, wzg<text:span text:style-name="T476">l</text:span>ędnie o ceny transakcyjne na węgiel kamienny z przeliczeniem na paliwa umowne. W okre<text:span text:style-name="T477">s</text:span>i<text:span text:style-name="T478">e</text:span><text:s/>przejściowym należy wprowadzić ceny rejonowe węgla brunatnego dla poszczególnych zagłębi górniczo- energetycznych uwzględni<text:span text:style-name="T479">aj</text:span>ące miejscowe warunki geologiczne i technologiczne oraz uzasadnione, oparte o rzetelne analizy ekonomiczne, koszty wydobycia i potrzeby środków na rozwój i fundusz załogi.</text:p>
      <text:p text:style-name="P480">Ceny te powinny być uzgodnione między<text:s/>kopalniami<text:s/>a energetyką i nie powinny być [nieczytelne] niż ceny transakcyjne. Ceny na w<text:span text:style-name="T481">ę</text:span>giel brunatny w okresie przejściowym<text:span text:style-name="T482">,</text:span><text:s/>ceny rejonowe powinny być systemowo korygowane stosownie do rozwoju inflacji. Środki na wynagrodzenia powinny być docelowo tworzone samodzielnie w poszczególnych kopalniach w oparciu o ich możliwości finansowe i obowiązujące w kraju przepisy podatkowe.</text:p>
      <text:p text:style-name="P483">W okresie stosowania cen rejonowych na węgiel brunatny należy tworzyć środki na wynagrodzenia bezpośrednio w oparciu o ilość wydobywanego węgla z uwzględnieniem kaloryczności przez przeliczenie na węgiel umowny. Należy uwzględnić przy tym rachunku uzgodniony w 1988 roku wsk<text:span text:style-name="T484">a</text:span>źnik 1:1,5 między płacami w przemyśle przetwórczym i w przemyśle węgla brunatnego oraz rozwój inflacji<text:span text:style-name="T485">.</text:span></text:p>
      <text:p text:style-name="P486">Inwestycje utrzymujące powinny być docelowo finansowane w ciężar kosztów wydobycia<text:span text:style-name="T487">.</text:span><text:s/>Są one nieodzowne wynikające ze szczególnej specyfiki tego przemysłu. Przemieszczanie się odkrywek i<text:s/><text:soft-page-break/>zwałowisk i nie dają przyrostu produkcji.</text:p>
      <text:p text:style-name="P488">Kopalnie węgla brunatnego powinny otrzyma<text:span text:style-name="T489">ć</text:span><text:s/>status prze<text:span text:style-name="T490">d</text:span>s<text:span text:style-name="T491">i</text:span>ębiorstw państwowych. Należy zakończyć prace związane z likwidacją ogólnokr<text:span text:style-name="T492">ajo</text:span>wego gwarectwa węgla brunatnego.</text:p>
      <text:p text:style-name="P493">Stanowisko strony koalicyjno-rządow<text:span text:style-name="T494">ej</text:span><text:s/>dotyczące górnictwa miedzi.</text:p>
      <text:p text:style-name="P495">1/ W odniesieniu do postulowanego czasu pracy górników i kopalń uważamy, że wprowadzenie zasady 5-dniowego tygodnia czasu pracy dla górników nie może być jednoznaczne z ograniczeniem czasu pracy kopalń też do<text:s/><text:span text:style-name="T496">5</text:span><text:s/>dni<text:span text:style-name="T497">.</text:span></text:p>
      <text:p text:style-name="P498">Konieczne jest przyjęcie takiej organizacji pracy w kopalniach, które przy 5-dniowym tygodniu pracy górników zapewniałaby 6-dniową tygodniową eksploatację kopaliny<text:span text:style-name="T499">.</text:span></text:p>
      <text:p text:style-name="P500">2/ W zakresie systemu ekonomiczno-<text:span text:style-name="T501">fi</text:span>nansowego konieczne jest wprowadzenie warunków umożliwiających funkcjonowanie jednostek przemysłu wydobywczego według ogólnie obowiązujących zasad. Warunkami podstawowymi w tym zakresie jest urealnienie cen wydobywczych surowców do wysokości wynikających z ceny transakc<text:span text:style-name="T502">yj</text:span>n<text:span text:style-name="T503">ej.</text:span></text:p>
      <text:p text:style-name="P504">3/ Struktury organizacyjne w przemyśle wydobywczym powinny zapewnić samodzielność finansową kopalń oraz jej organów samorządowych przy zachowaniu możliwości grupowania s<text:span text:style-name="T505">i</text:span>ę jednostek w struktury pona<text:span text:style-name="T506">dz</text:span>akł<text:span text:style-name="T507">adowe</text:span><text:s/>o ile zasadność taka wynika z rachunku opłacalności oraz jest akceptowana przez jednostki wchodzące w jej skład<text:span text:style-name="T508">.</text:span></text:p>
      <text:p text:style-name="P509">Tyle ze<text:s/><text:span text:style-name="T510">s</text:span>trony naszej.</text:p>
      <text:p text:style-name="P511"><text:span text:style-name="T512">Ob. Pietrzyk</text:span>:</text:p>
      <text:p text:style-name="P513">Jeszcze jest górnictwo cynku może pan minister by się wypowiedział.</text:p>
      <text:p text:style-name="P514"><text:span text:style-name="T515">Przewodnicząc</text:span><text:span text:style-name="T516">y</text:span>:</text:p>
      <text:p text:style-name="P517">Dziękuję bardzo panie ministrze. Ja rozumiem, że strona rządowa przedstawiła stanowiska i oczywiście żal, że te stanowisko nie jest jedno. Ale wynika to z faktu rozbicia organizacyjnego górnictwa i stąd tyle różnych stanowisk.</text:p>
      <text:p text:style-name="P518">Zgodni<text:span text:style-name="T519">e</text:span><text:s/>z przyjętym porządkiem stanowisko Federacji Związku Zawodowego Górników, czyli OPZZ przedstawi pan Rupala.</text:p>
      <text:p text:style-name="P520"><text:span text:style-name="T521">Bogumił Rupala</text:span>:</text:p>
      <text:p text:style-name="P522">Stanowisko strony Ogólnopolskiego Porozumienia Związków Zawodowych - w tym Federac<text:span text:style-name="T523">ji</text:span><text:s/>Związków Zawodowych Górników dotyczące górnictwa podjęte w dniu 3 marca 1989 r.</text:p>
      <text:p text:style-name="P524">I. Czas pracy:</text:p>
      <text:p text:style-name="P525">1/ Potwierdza się zasadę 5-dniowego tygodnia pracy w górnictwie tak jak ustalono w Porozumieniu Jastrzębskim z dnia 3 września 19<text:span text:style-name="T526">8</text:span>0 roku oraz w rozporządzeniu Rady Ministrów z dnia 30 grudnia 1981 r<text:span text:style-name="T527">.</text:span><text:s/>w sprawie szczegółowych prz<text:span text:style-name="T528">y</text:span>wil<text:span text:style-name="T529">ejó</text:span>w dla pracowników górni<text:span text:style-name="T530">ct</text:span>wa - Karta Górnicza.</text:p>
      <text:p text:style-name="P531">2/ W okresie przejściowym to jest do 31 grudnia 1990 roku z uwagi na trudną sytuację ekonomiczną kraju dopuszcza się możliwość zatrudnienia pracowników w soboty i inne dni ustawowo wolne od pracy przy zagwarantowaniu swobody pracowników do podejmowania pracy w tych dniach na zasadach dobrowolności, wynikające z Porozumienia Jastrzębskiego i według uregulowań określonych w ustaleniach zawartych między Ministrem Przemysłu i Federacją Związków Zawodowych Górników w dniu 5 stycznia 1989 r.</text:p>
      <text:soft-page-break/>
      <text:p text:style-name="P532">3/ Podstawę planowania wydobycia surowców powinien stanowić czas pracy w okresie od poniedziałku do piątku czyli w wymiarze 5 dniowego tygodnia pracy.</text:p>
      <text:p text:style-name="P533">4/ Należy dążyć do podwyższenia wynagrodzenia za pracę od poniedziałku do piątku tak, aby docelowo udział wynagrodzenia za ten okres wynosił 80% ogólnego wynagrodzenia.</text:p>
      <text:p text:style-name="P534">5/ Przed zakończeniem okresu prze<text:span text:style-name="T535">jści</text:span>owego należy opracować kompleksowy program rozwoju zdolności wydobywczej ko<text:span text:style-name="T536">p</text:span>a<text:span text:style-name="T537">lń</text:span><text:s/>oraz podjąć działania organizacyjne i techniczne zapewniające osiągnięcie wydobycia w normalnym czasie pracy i ilości zabezpiecz<text:span text:style-name="T538">aj</text:span>ącej potrzeby gospodarki narodowej.</text:p>
      <text:p text:style-name="P539">6/ Uważamy za konieczne niezwłoczne podjęcie przez rząd PRL niezbędnych skutecznych działań celem obniżenia energochłonnoś<text:span text:style-name="T540">ci</text:span><text:s/>w całym przekroju gospodarki narodowe<text:span text:style-name="T541">j</text:span>.</text:p>
      <text:p text:style-name="P542">7/ Opowiadamy się za zakazem zatrudnienia w kopalniach i zakładach górniczych kobiet w porze nocn<text:span text:style-name="T543">ej.</text:span><text:s/>Zakaz nie dotyczy zatrudnienia do końca roku 1990 w centralach tele<text:span text:style-name="T544">f</text:span>onicznych, w markowniach, w m<text:span text:style-name="T545">as</text:span>kowniach, w lampiarniach, w stołówkach i przy wydawaniu posiłków regeneracyjnych oraz napojów, a także zatrudnienia przy pilnowaniu.</text:p>
      <text:p text:style-name="P546">II<text:span text:style-name="T547">/</text:span><text:s/>System ekonomiczno-<text:span text:style-name="T548">fi</text:span>nansow<text:span text:style-name="T549">y</text:span>:</text:p>
      <text:p text:style-name="P550">1/ System ekonomiczno-<text:span text:style-name="T551">fi</text:span>nansowy powinien zmierzać do poprawy efektywności gospodarowania w górnictwie i urynkowienia produkcji surowców. Powinien to być system, który spra<text:span text:style-name="T552">wi</text:span>, że kop<text:span text:style-name="T553">a</text:span>l<text:span text:style-name="T554">n</text:span>ie i zakłady górnicze nie będą lik<text:span text:style-name="T555">wi</text:span>dowane.</text:p>
      <text:p text:style-name="P556">Urynkowienie powinno następować poprzez wprowadzenie cen umownych lub transakcyjnych jedno<text:span text:style-name="T557">l</text:span>i<text:span text:style-name="T558">tyc</text:span>h dla obu obszarów płatniczych, jak również w rozliczeniach krajowych, na przykład siarka<text:span text:style-name="T559">,</text:span><text:s/>miedź.</text:p>
      <text:p text:style-name="P560">Pełne urynkowienie górnictwa powinno nastąpić w pierwszej kolejności przed urynkowieniem innych branż przy czym za optymalny termin przyjmujemy 1<text:s/>stycznia<text:s/>1991 rok.</text:p>
      <text:p text:style-name="P561">Konieczne jest również zastosowanie preferencji w stopie odsetek bankowych dla inwestycji górniczych, w tym także odtworzeniowych, gdyż obecnie stosowana polityka kredytowa nie daje możliwości prowadzenia inwestycji nowych i odtworzeniowych.</text:p>
      <text:p text:style-name="P562">Uważamy, że w systemie ekonomiczno-<text:span text:style-name="T563">fi</text:span>nansowym powinna być zagwarantowana stosowana obecnie preferencja płacowa w górnictwie w stosunku do przemysłu wytwórczego, gwarantująca<text:span text:style-name="T564"><text:s/></text:span>utrzymanie odpowiedniego wskaźnika płac<text:span text:style-name="T565">.</text:span></text:p>
      <text:p text:style-name="P566">Rozdz<text:span text:style-name="T567">i</text:span>ał III:</text:p>
      <text:p text:style-name="P568">Struktury organizacyjne:</text:p>
      <text:p text:style-name="P569">Systemy zarządzania i struktury organizacyjne powinny wynika<text:span text:style-name="T570">ć</text:span><text:s/>z przyjętego systemu ekonomiczno-<text:span text:style-name="T571">fi</text:span>nansowego górnictwa. Naszym zdaniem powinna nast<text:span text:style-name="T572">ą</text:span>pić zmiana dotychczasowych struktur zarządzania polegająca na ich uproszczeniu przez zmniejszenie szczebli zarządzania. Proponujemy wariantowe rozwiązania.</text:p>
      <text:p text:style-name="P573">Wariant A:</text:p>
      <text:p text:style-name="P574">W warunkach pełnego urynkowienia górnictwa należy powołać Ministerstwa Przemysłu Wydobywczo Energetycznego, w skład którego wchodziłyby kopalnie i zakłady wykonujące usługi na rzecz górnictwa wraz z geologią i wiertnictwem jako samodzielne jednostki organizacyjne pracujące na zasadach tzw. trzech<text:s/>„S”. Powołanie takiego ministerstwa umożliwiłoby integrację wszystkich branż<text:span text:style-name="T575"><text:s/></text:span>zajmujących s<text:span text:style-name="T576">i</text:span>ę wydobywaniem i przetwarzaniem kopalin, a także jednostek organizacyjnych zaplecza górnictwa<text:s/><text:soft-page-break/>umożliwiając tym samym rozwój produkcji, maszyn i urządzeń dla różnego rodzaju górnictwa oraz prowadzenie gospodarki<text:s/>zasobami surowcowymi i energety<text:span text:style-name="T577">cz</text:span>nymi w naszym kraju<text:span text:style-name="T578">.</text:span></text:p>
      <text:p text:style-name="P579">Wariant B:</text:p>
      <text:p text:style-name="P580">Na okres gdy górnictwo nie jest urynkowione - w fazie przejściowej - przy z<text:span text:style-name="T581">a</text:span>łożeniu wprowadzenia renty górniczej wyrównującej warunki geologiczne i ró<text:span text:style-name="T582">ż</text:span>norodne systemy eksploatacyjne należy utworzyć w najbliższym terminie:</text:p>
      <text:p text:style-name="P583">Ministerstwo Przemysłu Wydobywczego i Energetycznego, przedsiębiorstwa wielozakładowe o ograniczonych uprawnieniach, koordynujące działalność techniczną, inwestycyjną i prowadzące renty górnicze, kopalnie i zakła<text:span text:style-name="T584">d</text:span>y prowadzące samodzielność gospodarczą, rozliczając się według renty górniczej z prze<text:span text:style-name="T585">ds</text:span>iębiorstwami koordynującymi.</text:p>
      <text:p text:style-name="P586">Dla kopalń pracujących na zasadach urynkowienia na przykład siarka, zbędne jest istnienie przedsiębiorstwa wielozakładowego. Wnosimy o ustosunkowanie się strony rządowej do wniosków Federacji Związku Zawodowego Górników z I zjazdu i konferencji sprawozdawczo-wyborczej, przepraszam - programowej konferencji.</text:p>
      <text:p text:style-name="P587">I teraz chciałbym państwu przekazać treść porozumienia dotyczącego surowców chemicznych z uwagi na to, że poprzednie dotyczyły tych problemów, z których surowce chemiczne były wyłączone.</text:p>
      <text:p text:style-name="P588">Porozumienie w sprawie problemów górnictwa surowców chemicznych, siarki, surowców skalnych, zawarte w Podzespole do spraw Górnictwa w dniu 3 marca 198<text:span text:style-name="T589">9</text:span><text:s/>r.</text:p>
      <text:p text:style-name="P590"><text:span text:style-name="T591">1.</text:span><text:s/>Przyznać cenę transakc<text:span text:style-name="T592">yj</text:span>ną w eksporcie siarki do pierwszego obszaru płatniczego, taką jaką stosuje się w eksporcie do drugiego obszaru płatniczego<text:span text:style-name="T593">.</text:span></text:p>
      <text:p text:style-name="P594">2. Podjąć decyzję o rozpoczęciu budowy bazy sanatoryjnej w Wieliczce służącej rozwoju lecznictwa w komorach solnych<text:span text:style-name="T595">.</text:span></text:p>
      <text:p text:style-name="P596">3<text:span text:style-name="T597">.</text:span><text:s/>Zabezpieczyć kwotę 600 mln zł w 1989 r. dla zakończenia budowy bazy sanatoryjnej komory solnej dla leczenia<text:s/><text:span text:style-name="T598">w</text:span><text:s/>Bochni.</text:p>
      <text:p text:style-name="P599">4<text:span text:style-name="T600">.</text:span><text:s/>Zabezpieczyć środki i nowoczesne technologie dla rozwoju górnictwa skalnego, granitu, marmuru i bazaltu w celu<text:s/><text:span text:style-name="T601">w</text:span><text:s/>zwiększenia produkcji i opłacalnego eksportu do drugiego obszaru płatniczego.</text:p>
      <text:p text:style-name="P602">5. Podjąć decyzję o uruchomieniu produkcji na skalę przemysłową nawozu wapniowo-magnezowego na bazie dolomitów wydobywanych w Sandomierzu i Złotoryi, niezbędnego do produkcji zdrowej żywności.</text:p>
      <text:p text:style-name="P603">Dziękuję.</text:p>
      <text:p text:style-name="P604"><text:span text:style-name="T605">Ob. <text:s text:c="22"/></text:span>:</text:p>
      <text:p text:style-name="P606">Uzupełni nasze stanowisko kol. Kowalczyk.</text:p>
      <text:p text:style-name="P607"><text:span text:style-name="T608">O</text:span><text:span text:style-name="T609">b</text:span><text:span text:style-name="T610">.</text:span><text:span text:style-name="T611"><text:s/>Kowalczyk</text:span>:</text:p>
      <text:p text:style-name="P612">Proszę państwa, jak łatwo zauważyć, porównując jedynie tylko tytuły obu stanowisk, strony rządowej oraz stanowiska OPZZ, spostrzeżemy łatwo, iż nasze stanowisko w zasadzie jest generalnie dla górnictwa, dla przemysłu wydobywczego, z uwzględnieniem tutaj drugiej części odnośnie surowców chemicznych, a więc miedź, cynk, ołów, węgiel kamienny, węgiel brunatny - po prostu wszystkie kopaliny.</text:p>
      <text:p text:style-name="P613">Natomiast strona rządowa prezentu<text:span text:style-name="T614">ją</text:span>c, jak zauważyliśmy, zapomniała tutaj o górnictwie rud cynku i ołowiu. Zatem może kilka zdań celem naświetlenia sytuacji w tymże górnictwie i niepokojów, które ostatnio właśnie w ostatnim tygodniu wystąpiły tutaj w tymże górnictwie.</text:p>
      <text:soft-page-break/>
      <text:p text:style-name="P615">Oczywiście czas pracy, jak również sposób wynagradzania regulują w górnictwie cynku i ołowiu dokładnie te same uregulowania, akty normatywne, a więc rozporządzenie R<text:span text:style-name="T616">a</text:span>dy Ministrów, z 1981 r. o Karcie<text:s/>górnika, czyli specjalne przywileje dla górnictwa, uchwała R<text:span text:style-name="T617">a</text:span>dy Ministrów 199/81, jak również należy tu wspomnieć ostatnie ustalenia -<text:s/><text:span text:style-name="T618">p</text:span>orozumienie pomiędzy Ministrem Przemysłu a naszą Federacją Związków Zawodowych Górników.</text:p>
      <text:p text:style-name="P619">I teraz, jaką mamy sytuację? Podobnie jak prezentujący pan przewodniczący strony rządowej stanowisko zapomniał o górnictwie cynku i ołowiu, tak zapomniano również w praktyce o tym górnictwie, nie stosując przepisów przytoczonych przeze mnie aktów normatywnych w kopalniach teg<text:span text:style-name="T620">oż</text:span><text:s/>surowca.</text:p>
      <text:p text:style-name="P621">I tak, ja dam tylko przykłady konkretnie niestosowania tychże przepisów, a więc urlopy zdrowotne wynikające z Karty<text:s/>Górnika, nie są należycie stosowane, limitowanie sobót pomimo wcześnie<text:span text:style-name="T622">js</text:span>zego zaniechania tegoż w górnictwie. Niepełnie wprowadzenie taryfikatorów analogicznie do taryfikatorów obowiązu<text:span text:style-name="T623">ją</text:span>cych w górnictwie węgla kamiennego. Ostatnio były tego rodzaju wprowadzone zmiany. No i sprawa bardzo ważna, postanowienia uchwały Rady Ministrów 199 z 1981 r. Tutaj to w ogóle dochodzi do kuriozalnych rozwiązań.</text:p>
      <text:p text:style-name="P624">Przykład. Wiadomo, że w górnictwie w przemyśle wydobywczym nie funkcjonuje, nie obowiązuje takie pojęcie jak ruch ciągły. Natomiast mówi się w uchwale tejże o obsadzie stanowisk, o tzw. stałej obsadzie stanowisk. Z czym się to wiąże? Ano wiąże się to właśnie ze stosowaniem tejże uchwały 199, a dalej wynagradzaniem tych pracowników, a na końcu rzut<text:span text:style-name="T625">uj</text:span>e to oczywiście na środki, jakie ci pracownicy otrzymu<text:span text:style-name="T626">ją</text:span><text:s/>za świadczoną pracę.</text:p>
      <text:p text:style-name="P627">W<text:span text:style-name="T628">s</text:span>zystko to zostało złamane ostatnio, i nie tylko ostatnio, w wielozakładowym przedsię<text:span text:style-name="T629">b</text:span>iorstwie, jakim jest Kombinat Górniczo-Hutniczy w Katowicach w skład, którego wchodzi kilka kopalń. I np. ustanowiono pismem, z nikim zresztą nie konsultowanym i nie wiadomo na bazie jakiego aktu normatywnego, listę stanowisk tzw. ruchu ciągłego w kopalni<text:span text:style-name="T630">.</text:span><text:s/>Paradoks.</text:p>
      <text:p text:style-name="P631">W związku z tym właśnie niest<text:span text:style-name="T632">os</text:span>owaniem przepisów ogólnie w górnictwie obowiązu<text:span text:style-name="T633">ją</text:span>cych, wystąpiły niepokoje we wtorek, w środę bieżącego tygodnia w jednym z zakładów<text:s/>tegoż kombinatu, konkretnie w zakładzie<text:s/><text:span text:style-name="T634">„</text:span>Bolesław<text:span text:style-name="T635">”</text:span><text:s/>w Bukownie. I tylko i wyłącznie z winy pryncypialnych decyzji dyrektora kombinatu i niestosowania przez dyrekc<text:span text:style-name="T636">ję</text:span><text:s/>i administrac<text:span text:style-name="T637">ję</text:span>,<text:s/><text:span text:style-name="T638">z</text:span>arówno dyrekc<text:span text:style-name="T639">ję</text:span><text:s/>kombinatu wskazanego przeze mnie zakładu, postanowień wyżej przeze mnie cytowanych postanowień.<text:span text:style-name="T640">.</text:span>. rozporządzeń, aktów normatywnych.</text:p>
      <text:p text:style-name="P641">Zatem po, może przy długim, naświetleniu sytuacji, jaka panuje w górnictwie miedzi... w górnictwie cynku i ołowiu - ja nie wyczerpałem wszystkich tutaj przegięć w zakresie prawa obowiązu<text:span text:style-name="T642">ją</text:span>cego, musiałaby moja wypowiedź być troszkę dłuższa, nie zamierzam tutaj robić referatu dłuższego - wnioskujemy o zapisanie, jeżeli strony się zgodzą, do protokołu coś w tym sensie, aby obligatoryjnie, obowiązkowo w górnictwie zarówno.<text:span text:style-name="T643">..</text:span><text:s/>Może inaczej, aby w górnictwie cynku i ołowiu obowiązywały wszystkie absolutnie, bez zmian, bez żadnych różnic, przepisy obowiązujące górnictwo w ogóle, przemysł wydobywczy.</text:p>
      <text:p text:style-name="P644">Myślimy również, co zresztą jest tutaj w naszym stanowisku zasygnalizowane, proponowane w zakresie struktur, że proponowane przez nas rozwiązanie powołania Ministerstwa Przemysłu Wydobywczego, prawdopodobnie miałoby tutaj w tym zakresie również wiele pozytywnego do zrobienia, jako że w tym momencie można byłoby na bieżąco pilnować, aby podobnych przegięć nie było. Dzisiaj sam minister Wilczek przyznaje, że w górnictwie, to niestety, nie w każdym momencie się orientuje tak jak by sobie tego<text:s/><text:soft-page-break/>sam życzył<text:span text:style-name="T645">.</text:span><text:s/>No i w terenie administracja sobie robi, jak sobie chce.<text:s/><text:span text:style-name="T646">T</text:span><text:span text:style-name="T647">a</text:span>kich tradycji oczywiście w każdym górnictwie nie ma, jak w górnictwie węglowym, odnośnie stosowania przepisów o których wspomniałem<text:span text:style-name="T648">.</text:span><text:s/>Zatem proponujemy tenże zapis, o którym powyżej było.</text:p>
      <text:p text:style-name="P649">Dziękuję.</text:p>
      <text:p text:style-name="P650"><text:span text:style-name="T651">Przewodnicząc</text:span><text:span text:style-name="T652">y</text:span><text:span text:style-name="T653">:</text:span></text:p>
      <text:p text:style-name="P654">Dziękuję.</text:p>
      <text:p text:style-name="P655">Ja r<text:span text:style-name="T656">o</text:span>zum<text:span text:style-name="T657">i</text:span>em, że strona teraz się rozsiewa, tak?</text:p>
      <text:p text:style-name="P658"><text:span text:style-name="T659">O</text:span><text:span text:style-name="T660">b</text:span><text:span text:style-name="T661">.</text:span><text:span text:style-name="T662"><text:s/>Grzegorz Stawski</text:span>:<text:s/></text:p>
      <text:p text:style-name="P663">W imieniu przewodniczącego ja przedstawię stanowisko strony opoz<text:span text:style-name="T664">yc</text:span>yjno-solidarnościowej.</text:p>
      <text:p text:style-name="P665">Stanowisko strony s<text:span text:style-name="T666">o</text:span>lidarno<text:span text:style-name="T667">ś</text:span>ciowo-op<text:span text:style-name="T668">o</text:span>z<text:span text:style-name="T669">y</text:span>c<text:span text:style-name="T670">yj</text:span>n<text:span text:style-name="T671">e</text:span>j dotyczące górnictwa.</text:p>
      <text:p text:style-name="P672">Czas pracy. Ustala się 5-dniowy tydzień pracy w górnictwie tak jak to w sposób bieżący zostało ustalone w Porozumieniu Jastrzębskim z dnia 3 września 1980 r. Na dwuletni okres przejściowy w związku z trudną sytuacją ekonomiczną kraju dopuszcza się możliwość pracy w sobotę w górnictwie, przy zachowaniu pełnej jej dobrowolności oraz przy zachowaniu zasady, że podstawą wynagrodzenia w górnictwie jest właściwa płaca od poniedziałku do piątku.</text:p>
      <text:p text:style-name="P673">Może chwila komentarza. Ten sposób określenia przez nas właściwie jest bardzo mało precyzyjny. Więc wydaje mi się, że jest to temat, który powinien tutaj być bardzo mocno przedyskutowany, bo to jest kwestia przeniesienia środków finansowych z płacy na sobotę na<text:s/>„dni czarne”<text:s/>lub nie wiem jak to będzie wyglądało, czy w górnictwie są przewidywane jakieś podwyżki. To wszystko trzeba by w jakiś sposób skorelować.</text:p>
      <text:p text:style-name="P674">Pkt.<text:s/>3<text:s/><text:span text:style-name="T675">-</text:span><text:s/>żądamy pełnej indeksacji płac.</text:p>
      <text:p text:style-name="P676">Pkt.<text:s/>4 - celem realizacji tego stanowiska strona solidarnościowo-opozycyjna występuje o uchylenie lub zmianę aktów prawnych dotyczących czasu pracy w górnictwie.</text:p>
      <text:p text:style-name="P677">T<text:span text:style-name="T678">yl</text:span>e o czasie pracy.</text:p>
      <text:p text:style-name="P679">Pkt.<text:s/>2 - struktury organizacyjne, system ekonomiczno- finansowy. Należy zlikwidować w przeciągu 3 miesięcy Wspólnotę Węgla Kamiennego, Wspólnotę Energetyki Węgla Brunatnego i struktury pośrednie w górnictwie metali kolorowych.</text:p>
      <text:p text:style-name="P680">Pkt.<text:s/>2 - w tym czasie należy rozwiązać przedsiębiorstwa eksploatacji węgla oraz nadać kopalniom osobowość prawną jako samodzielnym przedsiębiorstwom działającym na zasadach ogólnych, tzn<text:span text:style-name="T681">.</text:span><text:s/>znosząc status przedsiębiorstwa użyteczności publicznej.</text:p>
      <text:p text:style-name="P682">Pkt.<text:s/>3<text:s/><text:span text:style-name="T683">-</text:span><text:s/>System ekonomiczno-finansowy należy dostosować do warunków wynikających z realizacji postulatów wymienionych w pkt<text:span text:style-name="T684">.</text:span><text:s/><text:span text:style-name="T685">1</text:span><text:s/>i<text:s/><text:span text:style-name="T686">2</text:span>.</text:p>
      <text:p text:style-name="P687">Punkt 4<text:span text:style-name="T688">.</text:span><text:s/>Specyficzne warunki pracy kopalń, jako samodzielnych przedsiębiorstw wymagać będą pewnych form ich dalszych współpracy, nieprowadzących jednak do nadrzędności administracyjnej czy struktury monopolistycznej.</text:p>
      <text:p text:style-name="P689">Punkt 5. System centralnego planowania gospodarczego musi uwzględniać powyższe ustalenia dotyczące czasu pracy, organizacji i systemu ekonomiczno-finansowego w górni<text:span text:style-name="T690">ct</text:span>wie.</text:p>
      <text:p text:style-name="P691">Strona solidarnościowo-opozycyjna podnosi, że w zakresie czasu pracy proponowane rozwiązania byłyby obowiązujące w 1981 r., a zmieniono je po 13 grudnia 1981 r. Zaś proponowane zmiany w pkt. II.1<text:s/><text:soft-page-break/>i 2 stanowić będą istotny krok w kierunku włączenia górnictwa do realizowanej w kraju reformy gospodarczej.</text:p>
      <text:p text:style-name="P692">Przyjęliśmy też do wiadomości propozycję Wspólnoty Węgla Kamiennego w sprawie wprowadzenia od czerwca<text:s/><text:span text:style-name="T693">1</text:span>9<text:span text:style-name="T694">8</text:span>9 r. wolnej soboty na zmianie trzeci<text:span text:style-name="T695">ej</text:span>, a uznaliśmy to rozwiązanie za niewystarczające.</text:p>
      <text:p text:style-name="P696">Za podzespół - przewodniczący Alojzy Pietrzyk.</text:p>
      <text:p text:style-name="P697"><text:span text:style-name="T698">Przewodniczący</text:span><text:span text:style-name="T699">:</text:span></text:p>
      <text:p text:style-name="P700">Dziękuję. Proszę pan Pietrzyk.</text:p>
      <text:p text:style-name="P701"><text:span text:style-name="T702">Ob.<text:s/></text:span><text:span text:style-name="T703">A</text:span><text:span text:style-name="T704">.<text:s/></text:span><text:span text:style-name="T705">P</text:span><text:span text:style-name="T706">ietrzyk</text:span>:</text:p>
      <text:p text:style-name="P707">Proszę o zabranie głosu kol.<text:s/><text:span text:style-name="T708">R</text:span>obakowskiego.</text:p>
      <text:p text:style-name="P709"><text:span text:style-name="T710">O</text:span><text:span text:style-name="T711">b</text:span><text:span text:style-name="T712">. Robakowski</text:span>:</text:p>
      <text:p text:style-name="P713">Moje nazwisko Robakowski Czesław. Ja jestem tutaj wybrany przez załogę kopalń cynku, ołowiu - zrzeszony w ZGH<text:s/>„Bolesław”. I byłem bezpośrednim uczestnikiem, zostałem wybranym jako pełnomocnik załogi w tym strajku. A więc chciałbym to przedstawić jako bezpośredni uczestnik i obserwator, bo pan który przed chwilą przedstawiał jako<text:s/><text:span text:style-name="T714">z</text:span><text:s/>ramienia OPZZ nie był w strajku i trochę tutaj jest przekłamań.</text:p>
      <text:p text:style-name="P715">A więc ja chciałem tutaj zaznaczyć, że górnictwo rudy cynku i ołowiu jest to górnictwo z wielowiekową tradycj<text:span text:style-name="T716">ą</text:span>. I jak widać, zostało również tu pominięte i jak w wielu przypadkach jest to po p<text:span text:style-name="T717">r</text:span>ostu górnictwo zapomniane.</text:p>
      <text:p text:style-name="P718">Dlaczego się tak dzieje? Dzi<text:span text:style-name="T719">eje</text:span><text:s/>się tak<text:s/>dlatego, że<text:s/>jesteśmy w cieniu wielkiego górnictwa węglowego i również traktowani jesteśmy z punktu widzenia górnictwa węglowego. Jest to ze względu na charakter zł<text:span text:style-name="T720">ó</text:span>ż zupełnie inne górnictwo. Jest to górnictwo bardzo trudne, gdzie systemy masowe, które s<text:span text:style-name="T721">ą</text:span><text:s/>stosowane gdzie indziej absolutnie nie mają miejsca z racji zastosowania.</text:p>
      <text:p text:style-name="P722">Proszę panów, przykre jest to, że w tym okresie, kiedy na świecie jest boom cynkowy, kiedy cena w ciągu osta<text:span text:style-name="T723">tn</text:span>ich 1,5 roku z 700 dolarów skacze na 2100 dolarów<text:span text:style-name="T724">,</text:span><text:s/>kopalnie cynku stają. A przyczyną tego jest ta nieszczęsna uchwała nr 199, która spowodowała to, że płaca za soboty jest środkiem represyjnym i podstawą tego strajku to jest zarobek za<text:s/>„czarne dni”, za pięć dni po prostu od poniedziałku do piątku. Te zarobki są niższe niż w innych przemysłach na tym rejonie zgrupowanych za pięć dni, dopiero w szóstym dniu ta sprawa jest wyrównywana. I ta dysproporcja zarobków normalnych za pięć dni, gdyż kobiety u nas w innych zakładach zarabiają lepiej niż górnik, była przyczyną właśnie niepokojów, czy strajków na kopalniach.</text:p>
      <text:p text:style-name="P725">Owszem, były również sprawy inne, związane ze szkodliwymi warunkami zdrowia<text:span text:style-name="T726">.</text:span><text:s/>Trzeba sobie<text:s/><text:span text:style-name="T727">z</text:span>dawać sprawę, że w naszych kopalniach w ciągu technologicznym stosowane są maszyny spalinowe. Masz<text:span text:style-name="T728">y</text:span>ny spalinowe, które są w obecnych warunkach nieprzystosowane w ogóle do pracy pod ziemią. Silniki są starej konstrukcji powodujące, że ci ludzie po prostu są truci.</text:p>
      <text:p text:style-name="P729">Ostatnie wyniki uzyskane przez GIK stwierdzają, że maszyny<text:s/><text:span text:style-name="T730">s</text:span>ą po prostu, niszczą człowieka ze względu na wibrację. Na maszynach CB u nas, tak jest wielka emisja drgań, że czł<text:span text:style-name="T731">o</text:span>wiek może tylko jeździ<text:span text:style-name="T732">ć</text:span><text:s/>22 minuty.</text:p>
      <text:p text:style-name="P733">Na maszynach typu<text:s/><text:span text:style-name="T734">ŁK</text:span><text:s/>może jeździć 77 minut. Proszę powiedzieć - jak można kazać jeździć człowiekowi na takiej maszynie. Załoga zdaje sobie doskonale sprawę ze szkodliwości, ale to górnictwo jest zaniedbane.</text:p>
      <text:soft-page-break/>
      <text:p text:style-name="P735">Również hałas jest u nas szalenie szkodliwy. Maszyny, które stosujemy są maszynami przestarzałymi i to wpływa na niszczenie po prostu zdrowia naszych ludzi. I to było równ<text:span text:style-name="T736">i</text:span>eż przyczyną tego strajku.</text:p>
      <text:p text:style-name="P737">Jeszcze r<text:span text:style-name="T738">a</text:span>z pragnę podkreślić, że był również u nas przedstawiciel OPZZ pan Moric, obiecał nam, że nam załatwi po 50 tys. zł wszystkim - załodze. I chciałbym wiedzieć jak to się pan Moric wywiąże z tego zobowiązania.</text:p>
      <text:p text:style-name="P739">Dzięku<text:span text:style-name="T740">ję</text:span>.</text:p>
      <text:p text:style-name="P741"><text:span text:style-name="T742">Przewodniczący</text:span><text:span text:style-name="T743">:</text:span></text:p>
      <text:p text:style-name="P744">Jeżeli można panie Robakowski, panie inżynierze. Chcę panu powiedzieć, że pan coś tutaj przekłamał.<text:s/>Na szczęście było to nagrywane, było to w obecności<text:s/>świadków<text:span text:style-name="T745">.</text:span><text:s/><text:span text:style-name="T746">I</text:span><text:s/>nic takiego<text:s/><text:span text:style-name="T747">n</text:span>ie obiecywałem. Natomiast powiedziałem, że nie będzie 40 tys. zł jak sobie to życzył komitet strajkowy, natomiast pan Moric powiedział, że związki zawodowe<text:span text:style-name="T748">,</text:span><text:s/>które reprezentuje dołożą wszystkich<text:span text:style-name="T749">,</text:span><text:s/>starań, że górnictwo cynku i ołowiu uzyska takie same warunki pracy, takie same też warunki finansowe jak pozostałe górnictwo. I w tym celu komitet strajkowy, który obradował w mo<text:span text:style-name="T750">jej<text:s/></text:span>obecności, z moim udziałem wyłonił grupę delegatów, która jeździ po kopalniach węglowych przyglądając się taryfikacji, przyglądając się, rozpatrując sprawę trzynastej pensji. I Federacja, którą reprezentuję podjęła się, że w tych sprawach, zresztą zgodnie z decyzją komitetu strajkowego - chyba że pan w te<text:span text:style-name="T751">j</text:span><text:s/><text:span text:style-name="T752">c</text:span>hwili nie reprezentuje komitetu strajkowego, to wtedy ja rozumiem - to jest pańskie zdanie. Natomiast komitet strajkowy przyjął takie ustalenia, które zostały spisane. Pan o tym doskonale wie - to był odpowiedni protokół. I ustalmy, że albo załogę reprezentuje komitet strajkowy albo pan.</text:p>
      <text:p text:style-name="P753">P<text:span text:style-name="T754">o</text:span>nieważ z komitetem strajkowym ja się wczoraj też spotkałem w Katowicach, nie było mowy o 50 tys. zł. I proszę tu zrozumieć, że jest to nieprawdą. Dziękuję.</text:p>
      <text:p text:style-name="P755">Rozumiem, że pan Pietrzyk chciał zabrać głos. Proszę bardzo.</text:p>
      <text:p text:style-name="P756"><text:span text:style-name="T757">Przewodniczący</text:span><text:span text:style-name="T758">:</text:span></text:p>
      <text:p text:style-name="P759">Pro<text:span text:style-name="T760">s</text:span>zę<text:s/><text:span text:style-name="T761">-</text:span><text:s/>pan Pietrzyk chciał zabrać głos.</text:p>
      <text:p text:style-name="P762">Czy kolega Robakowski chciał odpowiedzieć?</text:p>
      <text:p text:style-name="P763"><text:span text:style-name="T764">Ob</text:span><text:span text:style-name="T765">.</text:span><text:span text:style-name="T766"><text:s/></text:span><text:span text:style-name="T767">R</text:span><text:span text:style-name="T768">obakowski</text:span>:</text:p>
      <text:p text:style-name="P769">Tak, o 50 tys.<text:s/><text:span text:style-name="T770">z</text:span>ł było powiedziane publicznie.</text:p>
      <text:p text:style-name="P771"><text:span text:style-name="T772">Przewodniczący</text:span>:</text:p>
      <text:p text:style-name="P773">Tu jeszcze pan Brzuzy.</text:p>
      <text:p text:style-name="P774"><text:span text:style-name="T775">Ob.<text:s/></text:span><text:span text:style-name="T776">R</text:span><text:span text:style-name="T777">yszard Brzuzy</text:span>:</text:p>
      <text:p text:style-name="P778">Ja jeszcze w temacie węgla brunatnego<text:s/><text:span text:style-name="T779">-</text:span><text:s/>Ryszard Brzuzy.</text:p>
      <text:p text:style-name="P780">Słysząc stanowisko strony rządowej zauważyłem, że jest tutaj po raz pierwszy typowa zbieżność stanowisk. Jednakże prosiłbym tylko o większe sprecyzowanie następujących spraw: chodzi mi o to jak długo będzie istniał okres przejściowy między ceną rejonową a dojściem do ceny transakcyjnej węgla. To jest punkt pierwszy<text:span text:style-name="T781">.</text:span></text:p>
      <text:p text:style-name="P782">Punkt następny - chodzi o sprawę korekty cen węgla brunatnego w związku z galopującą inflacją. Co jaki czasokres będą dokonywane te korekty. Dlatego, że wiadomo, iż ta inflacja jest bardzo pędząca i ja proponowałbym o zapisanie, że te korekty powinny być dokonywane co kwartał z uwagi na obecną sytuację jaka jest. Dziękuję.</text:p>
      <text:soft-page-break/>
      <text:p text:style-name="P783"><text:span text:style-name="T784">Przewodniczący</text:span><text:span text:style-name="T785">:</text:span></text:p>
      <text:p text:style-name="P786">Dziękuję panu. Rozumiem, że strona rządowa będzie zabierała głos w tej sprawie.</text:p>
      <text:p text:style-name="P787">Z tym jednak, że wpierw jeszcze chcę oświadczyć jedną rzecz<text:span text:style-name="T788">.</text:span></text:p>
      <text:p text:style-name="P789">Proszę państwa, kłamstwo jest dobrą bronią, ale obusieczną. Kłamstwo jest bronią niestety ostatnio dosyć często stosowaną<text:span text:style-name="T790">.</text:span><text:s/>Jeżeli mamy utrzymać nasze obrady w atmosferze porozumienia, to proponowałbym po taką broń nie sięgać.</text:p>
      <text:p text:style-name="P791">W zakresie spraw kopalni<text:s/>„Pomorzany”<text:s/>obowiązuje protokół podpisany między komitetem strajkowym przy współudziale Federacji Górników a dyrekcją kopalni. I myślę, że tam jest zapisane kto się do czego zobowiązał. I prosiłbym bardzo nie mówić takich rzeczy, ponieważ jak mówię, nie służy to porozumieniu.</text:p>
      <text:p text:style-name="P792">Proszę pan minister G<text:span text:style-name="T793">us</text:span>tek.</text:p>
      <text:p text:style-name="P794"><text:span text:style-name="T795">Minister Gustek</text:span>:</text:p>
      <text:p text:style-name="P796">Ja chciałbym taką sprawę powiedzieć. Po pierwsze<text:s/>- gdy<text:s/>się czyta wszystkie stanowiska, w tych stanowiskach jest bardzo wiele zbieżności. Naprawdę jest bardzo wiele tych zbieżności. Jest tylko sprawa redakcji, żeby pew<text:span text:style-name="T797">n</text:span>e punkty, bo to są redakcyjne tylko sprawy. I chciałbym się tu ustosunkować i to mnie cieszy bardzo - chciałbym się ustosunkować d<text:span text:style-name="T798">o</text:span><text:s/>sprawy cynku i ołowiu. Myśmy o cynku i ołowiu nie zapomnieli, tylko pragnę przypomnieć, bo najlepszym dowodem tego, że cały czas w pracach po stronie koalicyjno-rządow<text:span text:style-name="T799">ej</text:span><text:s/>bierze udział dyrektor kopalni tam gdzie był strajk, chcę przypomnieć tylko, że zawsze rozpatrywaliśmy miedź, cynk i ołów jako jedno zagadnienie i dzisiaj dopiero te sprawy wyszły. Również strona solidarnośc<text:span text:style-name="T800">i</text:span>owa... ani OPZZ nie prezentowały tych spraw oddzielnie i proszę, żeby nam tutaj nie wmawiać, żeśmy czeg<text:span text:style-name="T801">o</text:span>ś nie zrobili, czy czegoś zapomnieli.</text:p>
      <text:p text:style-name="P802">Myśmy na pewno wiele rzeczy zapomnieli, ale o tych sprawach nie zapomnie<text:span text:style-name="T803">li</text:span>śmy. Traktujemy cynk i ołów na równi z miedzią, tak jak węgiel brunatny traktujemy na równi z innym górnictwem odkrywkowym, bo gdybyśmy tutaj przy tym stoliku chcieli rozważać wszystkie kopaliny, jeszcze kto, która kopalnia komu podlega w dzisiejszym rozproszonym górnictwie, to byśmy stąd nie wyszli do 2025 roku, prawdopodobnie.</text:p>
      <text:p text:style-name="P804">Dla<text:span text:style-name="T805">te</text:span>go uważam, że trzeba pewne rzeczy załatwiać tutaj kierunkowo i dlatego nie bardzo ja widzę, żebyśmy tutaj w takie szczególiki wchodzili, że jaka to będzie cena i stoimy na stanowisku, że trzeba te sprawy załatwić, ale już resztę spraw jako zasadę - resztę spraw niech załatwia Minister Przemysłu w porozumieniu z kopalnią, czy to co kwartał, co pół roku?</text:p>
      <text:p text:style-name="P806">Może ja się mylę, ale w każdym razie z takiego założenia wychodzę. Ale nie uważam, że to nie jest sprawa jakiejś zasadniczej rozbieżności i to jest sprawa do domówienia<text:span text:style-name="T807">.</text:span></text:p>
      <text:p text:style-name="P808">Ja nie mam więcej, dziękuję bardzo.</text:p>
      <text:p text:style-name="P809"><text:span text:style-name="T810">Przewodniczący</text:span>:</text:p>
      <text:p text:style-name="P811"><text:span text:style-name="T812">D</text:span>ziękuję. Czy panie współprzewo<text:span text:style-name="T813">d</text:span>niczący możemy przejść do tej propozycji, którą mieliśmy, że odczytujemy nasze stanowiska w posz<text:span text:style-name="T814">cz</text:span>ególnych - wszystkie strony<text:span text:style-name="T815">.</text:span><text:s/>Odczytaliśmy te stanowiska, tak jak było uzgodnione. P<text:span text:style-name="T816">ro</text:span>ponu<text:span text:style-name="T817">ję</text:span>,<text:s/><text:span text:style-name="T818">ab</text:span>yśmy sobie dokonali wymiany tych stanowi<text:span text:style-name="T819">s</text:span>k, a oczywiście ewentualne podpisanie odpowiednich porozumień byłoby wynikiem czy ewentualnych rozbieżności, byłoby wynikiem rozpatrzenia dodatkowych propozycji, które nam przedłożył minister Wilczek na posiedzeniu we wtor<text:span text:style-name="T820">e</text:span>k.</text:p>
      <text:p text:style-name="P821">Czy możemy przyjąć taką propozycję?</text:p>
      <text:p text:style-name="P822"><text:span text:style-name="T823">O</text:span><text:span text:style-name="T824">b.<text:s/></text:span><text:span text:style-name="T825">Al</text:span><text:span text:style-name="T826">oj</text:span><text:span text:style-name="T827">zy</text:span><text:span text:style-name="T828"><text:s/>Pie</text:span><text:span text:style-name="T829">t</text:span><text:span text:style-name="T830">r</text:span><text:span text:style-name="T831">zyk</text:span><text:span text:style-name="T832">:</text:span></text:p>
      <text:soft-page-break/>
      <text:p text:style-name="P833"><text:span text:style-name="T834">Ob</text:span><text:span text:style-name="T835">.</text:span><text:span text:style-name="T836"><text:s/>Gustek</text:span>:</text:p>
      <text:p text:style-name="P837">Jeżeli chodzi o nas, to w naszym stanowisku ta propozycja jest zawarta o ile chodzi o stronę rządową, bo ja sobie też nie wyobrażam, żeby przy stoliku tutaj powiemy, że zamkniemy kopalnie tę czy tamtą, bo to trzeba jednak przeprowadzić... bardzo śmiała to jest i świeża stosunkowo sprawa<text:s/><text:span text:style-name="T838">-</text:span><text:s/>bardzo taka odważna i chcąc na przykład skazać, to nie znaczy powiedzieć, że dzisiaj koszty i akumulacja jest ujemna, że akurat tę kopalnię zamkniemy. Dl<text:span text:style-name="T839">at</text:span>ego czy 7 kopalń czy 15. Na<text:span text:style-name="T840">to</text:span>miast myśmy to stanowisko swoje zawarli w tym naszym oświadczeniu, w naszym stanowisku, w wariancie 5 i bardzo prosimy strony się ustosunkują czy dziś czy - rozumiem, że też chyba na następnym jeszcze posiedzeniu, jeżeli dzisiaj - to proszę bardzo<text:span text:style-name="T841">.</text:span></text:p>
      <text:p text:style-name="P842">Tak bym to widział.</text:p>
      <text:p text:style-name="P843"><text:span text:style-name="T844">O</text:span><text:span text:style-name="T845">b. Alojzy Pietrzyk</text:span>:</text:p>
      <text:p text:style-name="P846">No tę propozycję ministra Wilczka przyjęliśmy z trochę mieszanymi uczuciami, między innymi dlatego, że ja to chciałem połączyć z pytaniem o struktury pośrednie, które zostało przeze mnie zadane. Przede wszystkim w sytuacji kiedy my mówimy, nam się mówi, żeby rozwinąć - znaczy się rozstrzygnąć kwestie likwidac<text:span text:style-name="T847">ji<text:s/></text:span>nierentownych kopalń i problem ludzi w tych nierentownych kopalniach, jesteśmy związkiem zawodowym, a w sytuacji kiedy my się zwracamy bezpośrednio o zdanie na temat struktur pośrednich, nam się mówi, że jak będziemy związkiem z<text:span text:style-name="T848">aw</text:span>odowym to dopiero może za tydzień o tym będziemy rozmawiać.</text:p>
      <text:p text:style-name="P849">Tak że stawia nas to w bardzo dziwnej sytuacji, że jeszcze nie jesteśmy, a już jesteśmy odpowiedzialni, a potem jesteśmy, a będziemy odpo<text:span text:style-name="T850">wi</text:span>edzialni.</text:p>
      <text:p text:style-name="P851">W każdym razie nasze stanowisko jest takie, że niestety, ale do wtorku postaramy się wypracować konkrety<text:s/><text:span text:style-name="T852">w</text:span><text:s/><text:span text:style-name="T853">tej</text:span><text:s/>sprawie.</text:p>
      <text:p text:style-name="P854"><text:span text:style-name="T855">Przewodniczący</text:span>:</text:p>
      <text:p text:style-name="P856">Dziękuję bardzo. Ja rozumiem, że po tej prezentacji stanowisk, jest i moja refleksja, żeby się panowie przewodniczący zgodzili, że w wielu punktach jednak, że nasze stanowiska już są teraz bliższe aniżeli były jeszcze tydzień temu i sądzę<text:span text:style-name="T857">,</text:span><text:s/>że na pewno do wtorku jeszcze się przybliżymy co będzie jakimś... z realizacją naszego apelu i generała Kiszczaka, i pana Wałęsy<text:span text:style-name="T858">.</text:span></text:p>
      <text:p text:style-name="P859">Proszę pan Pietrzyk.</text:p>
      <text:p text:style-name="P860"><text:span text:style-name="T861">Ob. Alojzy Pietrzyk</text:span>:</text:p>
      <text:p text:style-name="P862">Ja bym może akurat tak dwa albo trzy głosy poza kolejnością z naszej strony, bo tu widzę, że aż mamy parę takich spraw, między innymi z miedzi chciał przedstawić z naszej strony, zabrać głos, chciał zabrać głos prof. Bojarski, ale i potem ewentualnie ja bym proponował, żeby zabrał głos pan Jacek Kuroń.</text:p>
      <text:p text:style-name="P863">Czy jest to do przyjęcia?</text:p>
      <text:p text:style-name="P864"><text:span text:style-name="T865">Przewodniczący</text:span>:</text:p>
      <text:p text:style-name="P866">Ja rozumiem, że panowie chcą niejako podbudować swoje stanowisko, które zostało nam zaprezentowane. Oczywiście formuła<text:s/><text:span text:style-name="T867">O</text:span>krągłego Stołu jest taka, że każdy temat jest om<text:span text:style-name="T868">a</text:span>wiany, w tym układzie oczywiście panie przewodnicz<text:span text:style-name="T869">ą</text:span>cy chyba się zgadzamy.</text:p>
      <text:p text:style-name="P870"><text:span text:style-name="T871">Ob. Gustek</text:span>:</text:p>
      <text:p text:style-name="P872">Ja nie negując tutaj niczego chciałbym jakoś dążyć do tego, żeby być... w najbliższym okresie to posiedzenie zakończyli. Mamy przed sobą jeszcze bodajże cztery sprawy. Tam ujęte. Mamy zespoły<text:s/><text:soft-page-break/>redakcyjne, któ<text:span text:style-name="T873">r</text:span>e redagują<text:span text:style-name="T874">.</text:span><text:s/>Niezależnie od tego jak dzisiaj dyskusję będziemy prowadzić, to bym proponował, żeby dzisiaj te 4 sprawy, które są już mniej ważkie od tych innych spraw, jakkolwiek też bardzo ważne, żeby w miarę możliwości dzisiaj przyjąć stanowisko w tych czterech sprawach, niezależnie od dyskus<text:span text:style-name="T875">ji<text:s/></text:span>jaką tutaj panowie proponujecie. Po to, żebyśmy w przyszłym tygodniu jeszcze jedno posiedzenie i zakończyli sprawę, bo taka jest moja propozycja, żebyśmy tego nie rozciągali, bo tak to będziemy stanowiska prezentować i...</text:p>
      <text:p text:style-name="P876"><text:span text:style-name="T877">Prze</text:span><text:span text:style-name="T878">wo</text:span><text:span text:style-name="T879">dniczący</text:span>:</text:p>
      <text:p text:style-name="P880">J<text:span text:style-name="T881">a</text:span><text:s/>rozumiem, była tu propozycja panów ze strony opozycyjno-solidarnościowej, stanowisko przez rząd, czy w tej sytuacji podtrzymuje strona opozycyjno-solidarnościowa?</text:p>
      <text:p text:style-name="P882"><text:span text:style-name="T883">Ob. Alojzy Pietrzyk</text:span>:</text:p>
      <text:p text:style-name="P884">Oczywiście, że tak, bo to co chce powiedzieć miedź jest akurat dość mocno zbieżne ze stanowiskiem strony rządowe<text:span text:style-name="T885">j</text:span>, bo myśmy w swoim stanowisku wypowiadali się w czasie pracy i kwestie całościową omówiliśmy, mówiliśmy o górnictwie. I jeżeli by strona rządowa przedstawiła nam już w [nieczytelne] na węgiel brunatny, miedź i dochodzą jeszcze inne metale, w związku z tym chcemy też i uściślić ewentualnie. Tak ze strony miedzi też chcą zabrać głos.</text:p>
      <text:p text:style-name="P886"><text:span text:style-name="T887">Przewodnicząc</text:span><text:span text:style-name="T888">y</text:span>:</text:p>
      <text:p text:style-name="P889">Jeżeli można, strona opozycyjna też podziela pogląd panów ze strony opozycyjno-solidarnościow<text:span text:style-name="T890">ej</text:span>, jeżeli uważają, że jest potrzeba zaprezentowania swoich stanowisk, jesteśmy za tym, żeby zaprezentowali. Proszę pan Pietrzyk kogo pan wyznacza?</text:p>
      <text:p text:style-name="P891"><text:span text:style-name="T892">O</text:span><text:span text:style-name="T893">b. Alojzy Pietrzyk</text:span>:</text:p>
      <text:p text:style-name="P894">Grocki z Miedzi Lubin, proszę.</text:p>
      <text:p text:style-name="P895"><text:span text:style-name="T896">Ob. Władysław Grocki</text:span>:</text:p>
      <text:p text:style-name="P897">Myśmy się chcieli us<text:span text:style-name="T898">tos</text:span>unkować do wypowiedzi odnośnie<text:s/>zagłębia<text:s/>miedziowego, konkretne ja chciałem się ustosunkować to tematu czasu pracy, także do struktur pośrednich inż. Karaś uzupełni sprawy<text:s/><text:span text:style-name="T899">fi</text:span>nansowo-ekonomiczne.</text:p>
      <text:p text:style-name="P900">Miano<text:span text:style-name="T901">wi</text:span>cie cz<text:span text:style-name="T902">as</text:span><text:s/>pracy w górnictwie w<text:s/>zagłębiu<text:s/>miedziowym. Czas pracy w górnictwie oraz związane z tym wydobyc<text:span text:style-name="T903">i</text:span>e rud miedzi powinno wynikać z aktualneg<text:span text:style-name="T904">o</text:span><text:s/>stanu warunków pracy w kopalniach miedzi i możliwości zakładów. Duży stopień nasycenia przodków frontu robót maszynami o napędzie spalinowym stwarzają warunki, w których nie można przedłużać czasu pracy na 6 i 7 dni. Warunki wentylacyjne, które nie zostały uwzględnione w kopalniach<text:s/>- wskaźnik<text:s/>ilości powietrza nie uwzględnia wpływu maszyn ciężkich z silnikami spalinowymi, przekroczenie możliwości wydobywczych kopalń rud miedzi w stosunku do pro<text:span text:style-name="T905">je</text:span>ktowanych również przyczyniło się do zagrożenia, pogorszenia wa<text:span text:style-name="T906">r</text:span>unków pracy.</text:p>
      <text:p text:style-name="P907">W tym momencie przyjmujemy jednak czas pracy 5-dniowy tydzień pracy z jednoczesnym likwidowaniem przymusu ekonomicznego. Dalej tę tezę chciałbym jeszcze poprzeć takim stwierdzeniem, że w przypadku kurczenia się obecnych złóż, gdzie zasoby miedzi szacuje się na 30, 40 lat należy zastosować - nie można stosować forsowania wydobycia w taki sposób jak zostało to teraz przedstawione.</text:p>
      <text:p text:style-name="P908">Tak że jeszcze raz zaz<text:span text:style-name="T909">n</text:span>aczam, 5-dniowy tydzień pracy z likwidacją jednocześnie przymusu ekonomicznego i na tym stanowisku pozost<text:span text:style-name="T910">aj</text:span>emy.</text:p>
      <text:p text:style-name="P911">Struktury pośrednie - załogi całego zagłębia miedziowego po<text:span text:style-name="T912">s</text:span>zczególnych kopalń opowiadają się<text:s/><text:soft-page-break/>jednoznacznie za likwidacją struktury pośredniej jaką jest kombinat miedziowy, zasadność istnienia kombinatu miedzio<text:span text:style-name="T913">w</text:span>e<text:span text:style-name="T914">g</text:span>o uważamy za problem strony rządowej i nie widzimy do tej pory, nie dotarły do nas do tej pory przekonujące argumenty, przemawi<text:span text:style-name="T915">ają</text:span>ce za istnieniem tegoż kombinatu.</text:p>
      <text:p text:style-name="P916"><text:span text:style-name="T917">Ob</text:span><text:span text:style-name="T918">.</text:span><text:span text:style-name="T919"><text:s/>Henryk Karaś<text:s/></text:span><text:span text:style-name="T920">-</text:span><text:span text:style-name="T921"><text:s/>Zagłębie Miedziowe,<text:s/></text:span><text:span text:style-name="T922">„</text:span><text:span text:style-name="T923">Solidarność</text:span><text:span text:style-name="T924">”</text:span>:</text:p>
      <text:p text:style-name="P925">Chciałem tutaj jeszcze dołączyć swój głos do kolegi i zarazem mam pytanie do pana dyrektora Zia<text:span text:style-name="T926">ji</text:span>, związane z systemem ekonomiczno-finansowym. Czy ten system ekonomiczno-finansowy, jaki aktualnie obowiązuje, który być może będzie wprowadzony w kombinacie, uwzględnia taką rzecz. W dotychczasowej praktyce ekonomiki organizacji górnictwa miedzi istnieje olbrzymia luka wynikająca z braku pełnej<text:s/>- powtarzam, pełnej oceny kosztów dewastacji środowiska naturalnego oraz pogorszenia warunków życia ludności? Czy ten system uwzględnia ten czynnik, o którym przed chwilą wspomniałem?</text:p>
      <text:p text:style-name="P927">Nastę<text:span text:style-name="T928">p</text:span>ne pytanie. Czy w tym systemie jest uwzględniony mechanizm zmuszający kopalnie do zmniejszenia zubożenia rudy, a tym samym ograniczenia jej ilości transportowanej na powierzchnię? Bo jest rzeczą jasną, że możemy tę samą ilość metalu wydobyć dając mniej rudy na górę.</text:p>
      <text:p text:style-name="P929">Następna sprawa, czy ten system uwzględnia bezpośredni związek między pracą a płacą? Np. w kopalniach miedzi, czym byłem bardzo zdziwiony, płaca... istnieje około stu składników płacowych. Więc górnik otrzymując tę wypłatę gubi się w tym wszystkim, bo rzeczywiście on nie wie, czy te pieniądze wziął za pracę, czy za coś innego. Czy ten mechanizm tego bezpośredniego związku między pracą a płacą w tym nowym systemie będzie uwzględniony?</text:p>
      <text:p text:style-name="P930">Dziękuję bardzo.</text:p>
      <text:p text:style-name="P931"><text:span text:style-name="T932">Przewodnicząc</text:span><text:span text:style-name="T933">y</text:span>:</text:p>
      <text:p text:style-name="P934">Proszę, pan Jacek Kuroń.</text:p>
      <text:p text:style-name="P935"><text:span text:style-name="T936">O</text:span><text:span text:style-name="T937">b</text:span><text:span text:style-name="T938">.</text:span><text:span text:style-name="T939"><text:s/>Jacek Kuroń</text:span>:</text:p>
      <text:p text:style-name="P940">Ja bym się nie ośmielał w tym gronie zabierać głosu, fachowców w różny sposób związanych z węglem, gdyby nie fakt, że ta sprawa jest w gruncie rzeczy niesłychanie doniosłym.<text:span text:style-name="T941">..</text:span><text:s/>sytuacja w górnictwie. I w związku z tym przy tym stole stanowi niezwykle doniosły problem polityczno-społeczny dla nas wszystkich.</text:p>
      <text:p text:style-name="P942">Gdyby to było tak, jak tu mówił pan minister, że rzeczywiście zarysowała się zbieżność stanowisk, też bym tego głosu nie zabierał, bo nie byłoby po co. Bo to dobrze, o to chodzi, żeby się ona zarysowała. Niestety, odniosłem przeciwne wrażenie. I nie tylko z tego co tu wysłuchałem, ale także z tego, jak relacjonu<text:span text:style-name="T943">ją</text:span><text:s/>moi koledzy górnicy solidarnościowi przebieg dotychczasow<text:span text:style-name="T944">yc</text:span>h obrad. Jest tu istotna różnica stanowisk i mimo pełnej, powiedzmy niepełnej, ale bardzo bliskiej deklaratywnej zgodności co do zasady.</text:p>
      <text:p text:style-name="P945">Jakby można było nazwać, mnie się zdaje, tą różnicę? Ona z grubsza biorąc polega na tym, że strona solidarnościowa - prosiłbym bardzo panów, żeby spróbowaliście<text:s/><text:span text:style-name="T946">ją<text:s/></text:span>zrozumieć<text:s/><text:span text:style-name="T947">-</text:span><text:s/>znajduje się pod presją załóg, które coraz, że tak powiem, żywiej reagują. Zdajemy sobie sprawę, że efekty, tego, co się zdarzyło się po strajkach sierpniowych i całego procesu<text:s/>„okrągłego stołu”<text:s/>i tego co się w kraju zmienia, to są efekty liberalizu<text:span text:style-name="T948">ją</text:span>ce mocno i to niewątpliwie wpływa na podmiotowość ludzi, podmiotowość załóg. To i dobrze. I zarazem są tego bardzo skomplikowane konsekwenc<text:span text:style-name="T949">je</text:span>.</text:p>
      <text:p text:style-name="P950">Wprost mówiąc, ja się obawiam, że w tym psychologicznym nastroju, który panu<text:span text:style-name="T951">je</text:span><text:s/>w now<text:span text:style-name="T952">yc</text:span>h kopalniach Śląska i udziela się także starym, możemy z tego<text:s/>„stołu”<text:s/>pójść do strajku górników, co by było tragiczne dla nas wszystkich<text:span text:style-name="T953">.</text:span><text:s/>Niewątpliwie dla wszystkich<text:span text:style-name="T954">.</text:span></text:p>
      <text:soft-page-break/>
      <text:p text:style-name="P955">Otóż na czym polega problem? Problem polega na tym, że deklaracja pt., że my to załatwimy w procesie, ludzie jej nie ufają. Zupełnie. Przypuszcza<text:span text:style-name="T956">ją</text:span>, że chcecie to odłożyć na zawsze.<text:s/><text:span text:style-name="T957">I</text:span><text:s/>mają do tego takie podstawy oto jasne<text:s/>- czytałem<text:s/>w ostatnim<text:s/>„Życiu Gospodarczym”<text:s/>wywiad ministra Szlachty, który opowiadał o tym, jak przez - w gruncie rzeczy 40-lecie - deprawowano, eksploatowano górników, eksploatowano pracę górników. Potem, już spoza tego wywiadu dodajmy, ten wielki pomysł, że mianowicie po stanie wojennym kupi się górników, żeby był spokój, węgiel. I konsekwencje takich wszystkich rzeczy odłożone spadają na nas teraz w związku z liberalizacją.</text:p>
      <text:p text:style-name="P958">Czyli krótko mówiąc, żeby nastąpiła rzeczywista zbieżność, a nie tylko deklaratywna, trzeba znaleźć takie rozwiązania w poszczególnych sprawach, aby ci ludzie mogli wrócić do swoich załóg i coś im przywieźć oprócz pustych słów.</text:p>
      <text:p text:style-name="P959">Wydaje mi się, że tutaj istotna sprawa, jakby zasadnicza, podnoszona nieustannie przez górników, to jest sprawa wolnych sobót i wolnego dnia. Ale Zdajemy sobie sprawę, że ona się ściśle wiąże ze sprawą płacy przecież. I bez sprawy płacy<text:s/><text:span text:style-name="T960">j</text:span>ej rozpatrywać nie można. To jest puste gadanie.</text:p>
      <text:p text:style-name="P961">Jeżeli powstała taka sytuacja, że ludzie połowę zarabi<text:span text:style-name="T962">aj</text:span>ą w sobotę, to mówić, że im się daje dobrowolność to kpić z nich przecież. To bardzo nieładnie jest kpić, jak się ma do czynienia z ludźmi w takiej sytuacji.</text:p>
      <text:p text:style-name="P963">Otóż z drugiej strony - i tu apelowałbym do moich.<text:span text:style-name="T964">..<text:s/></text:span>Aha, tu muszę bardzo mocno podkreślić, ja jestem zaproszony przez kolegów górników solidarno<text:span text:style-name="T965">śc</text:span>iow<text:span text:style-name="T966">yc</text:span>h tu, ale nie reprezentuję ich stanowiska. Ja mówię swoim własnym niezależnym głosem. W związku z tym do nich chciałem się zwrócić i zaapelować o to, aby zechcieli również zrozumieć uwarunkowania drugiej strony.</text:p>
      <text:p text:style-name="P967">Jest to taki mechanizm, którego ja wam nie muszę tłumaczyć, związany z aktualną ceną węgla, której w tym roku ruszyć nie można i to jest nasz, solidarnościowy interes przecież, żeby jej nie ruszyć. A bez ruszenia ceny węgla powstaje cały łańcuch spraw, zw<text:span text:style-name="T968">i</text:span>ązanych tak ze strukturami pośrednimi, jak związanych z oszczędnością węgla. Bo też powiedzmy sobie szczerze, dopóki węgiel nie będzie odpowiednio drogi, to możemy apelować o oszczędność, ale to będzie w gruncie rzeczy przede wszystkim gadani<text:span text:style-name="T969">e</text:span>.</text:p>
      <text:p text:style-name="P970"><text:span text:style-name="T971">I</text:span><text:s/>że to jest docelowe, i że tak musi być, że cena musi być transakcyjna, to to jest oczywiste. Ale nie może być w tym roku, bo i tak spirala inflacyjna jest niesłychana i grożą nam wielkie zagrożenia.</text:p>
      <text:p text:style-name="P972">Być może, może można tu znaleźć różne rozwiązania, ale nie jest moją rzeczą na ten temat mówić, pośrednie rozwiązania. Natomiast wyobrażam sobie, że rozumiejąc to, że tego się z dnia na dzień nie zrobi, że projekt, który tu złożył minister Wilczek jest może jakimś pomysłem oszczędzania węgla - choć chciałbym tu państwu zwrócić uwagę, że jako propozycja ministra dla strony związkowej, co ona znaczy? Ona znaczy tyle, na razie nic nie dostaniecie, ale 30 tys. waszych kolegów będzie musiało zmienić pracę. I tak by miał powiedzieć im związek zawodowy.</text:p>
      <text:p text:style-name="P973">Ja myślę, że związek zawodowy tej propozycji nie może odrzucić, bo wszyscy rozumiemy, że w Polsce<text:s/><text:span text:style-name="T974">je</text:span>st niezbędna restrukturalizacja. Ale związek zawodowy nie może jej uchwalić. To trzeba rozmawiać z tymi załogami, które mają<text:s/><text:span text:style-name="T975">b</text:span>y<text:span text:style-name="T976">ć</text:span><text:s/>rozwiązane i na miejscu rozwiązywać wszystkie problemy. T<text:span text:style-name="T977">y</text:span>m bardziej, że ten problem - jak pan minister słusznie podkreślił - dziś liczony ten problem rentowności kopalni, to bardzo umowna sprawa jest przecież.</text:p>
      <text:soft-page-break/>
      <text:p text:style-name="P978"><text:span text:style-name="T979">W</text:span><text:s/>świetle tego ja bym apelował do obu stron, o wyjście sobie naprzeciw - pakietowe. Wyobrażam to sobie w ten sposób. Tu jest szczególne napięcie polityczne wokół sprawy gwarectw, czyli obecnych tzw.<text:s/>PEWEX-ów. Pan minister Wilczek powiedział, że gotów jest odwołać się do komisji ekspertów. Proponowałbym powołać z tego zespołu komisję, która się w porozumieniu z ministrem Wilczkiem odwoła się do tych niezależnych ekspertów i w związku z<text:s/>Komisją<text:s/>Por<text:span text:style-name="T980">oz</text:span>umiewawczą<text:s/>Okrągłego<text:s/>Stołu całą tą sprawę - a później z Sejmem i Senatem - który całą tą sprawę załatwi. Rozstrzygnie.<text:s/><text:span text:style-name="T981">Je</text:span>żeli minister powiedział, że podporządku<text:span text:style-name="T982">je<text:s/></text:span>się niezależnym ekspertom, trzymajmy go za słowo. Jest to deklaracja.</text:p>
      <text:p text:style-name="P983">Po drugie<text:s/><text:span text:style-name="T984">-</text:span><text:s/>proponowałbym, żeby przyjąć zasadę wolnych sobót. Bo ja wprawdzie rozumiem, że w projekcie ministra Wilczka i już w związku z tym w projekcie rządowym ukryty tu jest, dość jasno powiedziany, taki pomysł, żeby to<text:s/>niekoniecznie<text:s/>była sobota. Żeby to mógł być inny dzień. Ja nie wykluczam, że w przyszłości związki zawodowe i samorządy mogą taką sprawę ustalić i to załatwić. Dziś sobota jest symbolem, którego wszyscy się trzymają.<text:s/>I strona solidarnościowa z niej,<text:s/>na tym poziomie ustąpić nie może.</text:p>
      <text:p text:style-name="P985">Natomiast przypuszczam, że w związku z faktem, że nie można z dnia na dzień zmnie<text:span text:style-name="T986">js</text:span>zyć tego wydobycia węgla o te tony, trzeba przyjąć, że się stopniowo odchodzi. I myślę sobie, że projekt powiedzmy rządowy, można by tu przyjąć. Tylko z jakim warunkiem?</text:p>
      <text:p text:style-name="P987">Powiedziałem, musi być miejsce, w którym już pokazujemy ludziom, że coś załatwiamy.</text:p>
      <text:p text:style-name="P988">I proponowałbym<text:s/><text:span text:style-name="T989">z</text:span>acząć przesuwanie, przesuwanie płacy z sobotnich na<text:s/>„czarne dni”. Przesuwanie - powiadam<text:s/>- to<text:s/>nie znaczy wcale, że chodzi o takie przesunięcie, które sprawiłoby, że w wolne soboty praca zawsze. Nie może o tym być mowy, bo rozumiemy, że ona jest niezbędna<text:s/><text:span text:style-name="T990">-</text:span><text:s/>po pierwsze.</text:p>
      <text:p text:style-name="P991">Po drugie - jest oczywiste, że ten bodziec płacy jest dość silny. W związku z tym proponuję prz<text:span text:style-name="T992">yj</text:span>ąć. Ja nie mam zamiaru tu podawać liczb, te panowie lepiej znacie, tylko proponuję przyjąć zasadę sukcesywnego odchodzenia. Jak dziś jest 3-krotna, to dziś przyjąć 2,7 czy 2,8 i ustalić, że ona się będzie sukcesywnie zmniejszać. Jest to ten konkret,<text:s/><text:span text:style-name="T993">k</text:span>tóry się daje, który pozwala przyjąć zasadę, że rzeczywiście oto mamy do czynienia z procesem odchodzenia od wolnych sobót.</text:p>
      <text:p text:style-name="P994">I wreszcie, i to mi się wydaje oczywiste, ponieważ pracuje się nad indeksacją w innym zespole.<text:s/><text:span text:style-name="T995">I</text:span><text:s/>najprawdopodobniej przyjmie się indeksację regresywną. To znaczy taką, która będzie rekompensować 100 proc. tylko do pewnego poziomu płac.</text:p>
      <text:p text:style-name="P996">Proponuję przyjąć, że górników dołowych z tego regresu się wyłą<text:span text:style-name="T997">c</text:span>za, czyli że oni mają indeksację 100 procentową.<text:s/>Jeśliby<text:s/>ten pakiet był tak potraktowany. Ja wiem, ja pominąłem tam różne sprawy bhp-owskie<text:span text:style-name="T998"><text:s/></text:span>i inne. Ale te mi się wydają, jak słucham tego wszystkieg<text:span text:style-name="T999">o</text:span><text:s/>- takie najbardziej n<text:span text:style-name="T1000">ab</text:span>olałe.</text:p>
      <text:p text:style-name="P1001">W pierwszym t<text:span text:style-name="T1002">a</text:span>kim zbliżeniu do zastanowienia obu stronom - czy możliwe jest opracowanie wokół takich propozycji,<text:s/><text:span text:style-name="T1003">ż</text:span>eb<text:span text:style-name="T1004">y</text:span><text:s/>się rzeczywiście spotka<text:span text:style-name="T1005">ć</text:span><text:s/>i rzeczywiście porozumieć, a nie napisać pr<text:span text:style-name="T1006">o</text:span>tokół rozbieżności, bo to się mija z sensem<text:span text:style-name="T1007">.</text:span></text:p>
      <text:p text:style-name="P1008">Przepraszam raz jeszcze moich kolegów z<text:s/>„Solidarności”, że wystąpiłem jakby trochę przeciw nim<text:span text:style-name="T1009">.</text:span><text:s/>Dziękuję.</text:p>
      <text:p text:style-name="P1010"><text:span text:style-name="T1011">Przewodnicząc</text:span><text:span text:style-name="T1012">y</text:span>:</text:p>
      <text:p text:style-name="P1013">Dziękuję bardzo panu Jackowi Kuroniowi.</text:p>
      <text:p text:style-name="P1014">Ja muszę powiedzieć, że nasza strona słuchając wystąpienia pana Jacka Kuronia mogłaby powiedzieć,<text:s/><text:soft-page-break/>że to mówi nasza strona. P<text:span text:style-name="T1015">o</text:span>nieważ prawdę powiedziawszy sprawa wolnych sobót, dobrowolności jest sprawą już załatwioną i ta dobrowolność istnieje, nawet w jakimś stopniu jest nadużywana, bo teraz ktoś komuś zabrania pracować. Ale to jest sprawa inna, nie wnikamy w to. Jest dobrowolność - każdy wybiera. Natomiast prawdą jest, że zostały wokół górniczego stołu - naszym zdaniem - stworzone napięcia. To napięcie - naszym zdaniem<text:s/>- wynika, tutaj też się z panem Jackiem Kuroniem zgadzamy, że strona solidarnościowo-opozycyjna na dzień dzisiejszy nie ma z czym do załóg za bardzo wyjść<text:span text:style-name="T1016">.</text:span><text:s/>Ponieważ sprawa dobrowolności , generalnie może powiem, że trochę jest wina nasza, natomiast sama sprawa dobrowolności pracy już jest zał<text:span text:style-name="T1017">at</text:span>wiona.</text:p>
      <text:p text:style-name="P1018">Sprawa odchodzenia od tej wygórowanej płacy za soboty jest też w naszym programie. M<text:span text:style-name="T1019">y</text:span><text:s/>to również jako ta strona tego<text:s/>„stołu<text:s/>„<text:s/>realizujemy i mamy już przygotowane konkretne projekty. I przy dyskusji na temat systemu wynagradzania i płac przedstawimy, że właśnie też w tym duchu mamy - jak pan<text:s/>Kuroń powiedział, stopniowe odchodzenie i dochodzenie do tych proporcji płacowych 80 za<text:s/>„czarne dni”, ewentualnie w innych dniach<text:span text:style-name="T1020">.</text:span></text:p>
      <text:p text:style-name="P1021">Tak więc rozumiem, że sprawa struktur. Oczywiście zgadzamy się na każdą komisję. Z tym jednak, że mamy takie pewne obawy. Z reguły tak jest, że jak się nie wie co z czym zrobić, to się powołuje komisję. Ja nie wiem czy<text:s/><text:span text:style-name="T1022">a</text:span>kur<text:span text:style-name="T1023">a</text:span>t to zadowoli nasze załogi, bo załogi nasze też tak rozumują. Natomiast prawdą jest i tu troszeczkę tak z panem Jackiem się nie zgadzamy /przepraszam, jeżeli można tak powiedzieć/, to jest sprawa, że jednak kluczowym zagadnieniem jest, które najbardziej by eliminowało wszystkie napięcia, to<text:s/>jest sprawa urynkowienie górnictwa. Nieurynkowienie górnictwa i trzymanie go w sztywnej metodzie stalinowskiego sposobu zarządzania co do systemu finansowego, cen nakazowych, które stawiają pod znakiem zapytania rentowność, stwarza konieczność dotacji, hamuje efektywność w górnictwie, powoduje że nam będzie trudno uruchomić te mechanizmy, które w ramach reformy gospodarczej chcemy uruchomić w całej gospodarce.</text:p>
      <text:p text:style-name="P1024">R<text:span text:style-name="T1025">o</text:span>zumiem, że oczywiście te tutaj przez pana Kuronia przedstawione sprawy popieramy w wielu kwestiach i uważamy, że też już jesteśmy zdania, że powinno się pójść na trochę pakietowe załatwienie spraw i znalezienie elementów łączących, a nie dzielących.</text:p>
      <text:p text:style-name="P1026">Dziękuję bardzo.</text:p>
      <text:p text:style-name="P1027">Proszę - pan Pietrzyk.</text:p>
      <text:p text:style-name="P1028"><text:span text:style-name="T1029">O</text:span><text:span text:style-name="T1030">b. Alojzy Pietrzyk</text:span>:</text:p>
      <text:p text:style-name="P1031">Ja chciałem odpowiedzieć kol. Moricowi,<text:s/><text:span text:style-name="T1032">ż</text:span>e odnośnie tych dobrowolnych sobót to jest tak, że dzisiaj kol.<text:s/><text:span text:style-name="T1033">B</text:span>etka doniósł, że nawet za pracę w niedziele niektórzy mają<text:s/>„N”<text:s/>w Wałbrzyskiem i muszą pisać podanie o anulowanie.</text:p>
      <text:p text:style-name="P1034"><text:span text:style-name="T1035">A</text:span><text:s/>jeżeli chodzi o to co mówił pan Jacek Kuroń, to chciałem mu podziękować za misję mediacyjną, za chęć i za ten głos, który zabrz<text:span text:style-name="T1036">m</text:span>iał tutaj na tej sali jako głos rozsądku do wszystkich trzech stron, że by to się odbyło naprawdę rzetelnie, sumiennie, bez demagogii.</text:p>
      <text:p text:style-name="P1037">I mam tu komunikat z tego co się zaczyna dziać na Śląsku. Między innymi - komunikat<text:s/><text:span text:style-name="T1038">-</text:span><text:s/>dla podkreślenia zdecydowania w żądaniach zawartych w podjętej w dniu 7 marca 19<text:span text:style-name="T1039">8</text:span>9 r<text:span text:style-name="T1040">.</text:span><text:s/>uchwale międzyzakładowego komitetu NSZZ<text:s/>„Solidarność”<text:s/>w Jastrzębiu i wobec nieprzejednanej postawy strony rządowo-koalicyjnej w rozmowach<text:s/><text:span text:style-name="T1041">„</text:span>okrągłego stołu<text:span text:style-name="T1042">”</text:span>, w podzespole górniczym, zebraniu w dniu 10 marca<text:s/><text:span text:style-name="T1043">1</text:span>989 r. przedstawiciele<text:s/><text:soft-page-break/>kopalń podjęli decyzję o przystąpieniu do strajku absencyjnego w sobotę 11 marca<text:s/><text:span text:style-name="T1044">1</text:span>9<text:span text:style-name="T1045">8</text:span>9 r.</text:p>
      <text:p text:style-name="P1046">Następujące kopalnie zapowiedziały udział w strajku:<text:s/><text:span text:style-name="T1047">„</text:span>1 Maja”,<text:s/>„Moszczenica”,<text:s/>„Manifest Lipcowy”,<text:s/>„Borynia”,<text:s/>„Krupiński”,<text:s/>„30-lecia PRL”,<text:s/>„Silesia”,<text:s/>„Morcinek”,<text:s/>„Hałemba”,<text:s/>„Katowice”,<text:s/>„Dembieńsko”,<text:s/>„Lenin”,<text:s/>„Jastrzębie”,<text:s/>„Gottwald”, ZMP,<text:s/>„Chwałowice”. To jest komunikat przekazany nam przez rzecznika<text:s/>„Solidarności”<text:s/>na<text:s/><text:span text:style-name="T1048">Ś</text:span>ląsku. I tu już widzimy tę dobrowolność. Absencja w soboty i dobrowolność. Jak najszybciej jednak - moim zdaniem - ten czas w soboty musi być tu przez nas uzgodniony, bo zaczyna być naprawdę sytuacja napięta.</text:p>
      <text:p text:style-name="P1049">Będąc przy głosie bardzo proszę o zabranie głosu pana pro<text:span text:style-name="T1050">f.</text:span><text:s/>Bojarskiego<text:span text:style-name="T1051">.</text:span></text:p>
      <text:p text:style-name="P1052"><text:span text:style-name="T1053">Prof. Włodzimierz<text:s/></text:span><text:span text:style-name="T1054">B</text:span><text:span text:style-name="T1055">ojarsk</text:span><text:span text:style-name="T1056">i</text:span><text:span text:style-name="T1057">:</text:span></text:p>
      <text:p text:style-name="P1058">Jeśli można, słuchając z uwagą stanowiska rządowego prezentowanego przez pana min<text:span text:style-name="T1059">.</text:span><text:s/><text:span text:style-name="T1060">Gus</text:span>tka, zrozumiałem, że w innych obszarach górnictwa niż górnictwo węglowe strona rządowa widzi potrzebę i możliwoś<text:span text:style-name="T1061">ć</text:span><text:s/>likwidacji struktur pośrednich. Natomiast w samym górnictwie węglowym w dalszym ciągu stoimy wobec różnych poglądów.</text:p>
      <text:p text:style-name="P1062">Ja chciałem zwrócić uwagę, że podjęcie owej trudnej do dyskusji z załogami na temat likwidacji niektórych kopalń czy poziomów wydobycia, na temat przesuwania załogi, ta dyskusja w obecnych warunkach nie ma właściwie strony reprezentowanej poza związkiem, ponieważ brakuje samorządów na ow<text:span text:style-name="T1063">y</text:span>ch to kopalniach.</text:p>
      <text:p text:style-name="P1064">Wydaje mi się, że postulat strony związkowej o przyznaniu kopalniom statusu samodzielnych przedsiębiorstw jest raczej krokiem do rozwiązywania problemów pomiędzy kopalniami. W moim pojęciu nie stanowiłoby to przeszkody dla wtórnego łączenia załóg czy kopalń, czy poziomów wydobycia, natomiast stwarzałoby jakąś stronę. W tej chwili praktycznie rzecz biorąc nie ma samorządów na tych kopalniach, nie wiadomo jak się ukształtuje tamże struktura związkowa i po prostu brakuje tutaj podmiotu. Wydaje mi się, że ten pakiet, o którym pan Kuroń był łaskaw powiedzieć, on chyba jednak musiałby być uzupełniony o postulat likwidacji przedsiębiorstw wielozakładowych. Natomiast, być może, że sprawa statutu Wspólnoty, przekształcenia Wspólnoty może na taką instytucję trochę bankowo-<text:span text:style-name="T1065">f</text:span>inans<text:span text:style-name="T1066">o</text:span>wo-koncernową czy przemysłową, wydaje mi się<text:span text:style-name="T1067">,</text:span><text:s/><text:span text:style-name="T1068">ż</text:span>e mogłaby być tutaj rozważana - przyn<text:span text:style-name="T1069">aj</text:span>mniej<text:s/><text:span text:style-name="T1070">m</text:span>a okres jakiś przejściowy, paroletni.</text:p>
      <text:p text:style-name="P1071">Dziękuję za uwagę.</text:p>
      <text:p text:style-name="P1072">Przewodniczący:<text:bookmark-start text:name="bookmark2"/><text:bookmark-end text:name="bookmark2"/></text:p>
      <text:p text:style-name="P1073">Dziękuję<text:span text:style-name="T1074">.</text:span><text:s/>Pan minister Gustek<text:s/><text:span text:style-name="T1075">-</text:span><text:s/>proszę.</text:p>
      <text:p text:style-name="P1076">Minister Gustek:<text:bookmark-start text:name="bookmark4"/><text:bookmark-end text:name="bookmark4"/></text:p>
      <text:p text:style-name="P1077">Jeżeli można wyjaśnić panu profesorowi, to ja się nie opowiedziałem za likwidacją struktur innych górnictwa.</text:p>
      <text:p text:style-name="P1078"><text:span text:style-name="T1079">Prof.<text:s/></text:span><text:span text:style-name="T1080">B</text:span><text:span text:style-name="T1081">ojarsk</text:span><text:span text:style-name="T1082">i</text:span><text:span text:style-name="T1083">:</text:span></text:p>
      <text:p text:style-name="P1084">Przepraszam, to może źle zrozumiałem.</text:p>
      <text:p text:style-name="P1085">Minister Gustek:<text:bookmark-start text:name="bookmark6"/><text:bookmark-end text:name="bookmark6"/></text:p>
      <text:p text:style-name="P1086">Ja tylko powiedziałem, że załatwiając sprawy dla węgla kamiennego zawsze załatwiamy to<text:s/><text:span text:style-name="T1087">w</text:span><text:s/>aspekcie wszystkich górn<text:span text:style-name="T1088">i</text:span>c<text:span text:style-name="T1089">tw</text:span>, ja myślę o płacowych, o czasie pracy itd. Dziękuję bardzo.</text:p>
      <text:p text:style-name="P1090">Przewodniczący:<text:bookmark-start text:name="bookmark8"/><text:bookmark-end text:name="bookmark8"/></text:p>
      <text:soft-page-break/>
      <text:p text:style-name="P1091">Dziękuję. Ponieważ nastąpiła prezentacja stanowisk ze strony solidarnościowo-opozyc<text:span text:style-name="T1092">yj</text:span>n<text:span text:style-name="T1093">ej,</text:span><text:s/>o co pan przewodniczący Pietrzyk prosił, tak rozumiem. W związku z tym pozwolę sobie ogłosić 1<text:span text:style-name="T1094">5</text:span>- minutową przer<text:span text:style-name="T1095">w</text:span>ę. Spotykamy się 12.45 - proszę o punktualność.</text:p>
      <text:p text:style-name="P1096"/>
      <text:p text:style-name="P1097">/Przerwa/.</text:p>
      <text:p text:style-name="P1098"/>
      <text:p text:style-name="P1099">/Po przerwie/.</text:p>
      <text:p text:style-name="P1100"/>
      <text:p text:style-name="P1101"><text:span text:style-name="T1102">Przewodniczący</text:span>:</text:p>
      <text:p text:style-name="P1103">Wznawiamy obrady. Pro<text:span text:style-name="T1104">s</text:span>zę o zajęcie miejsc<text:span text:style-name="T1105">.</text:span><text:s/>Czy w sprawie po wypowiedziach strony opozycyjno-solidarnościowej -<text:s/>strona rządowa chce zabrać głos?</text:p>
      <text:p text:style-name="P1106"><text:span text:style-name="T1107">Ob. Marian Gustek</text:span>:</text:p>
      <text:p text:style-name="P1108">Tak. Ja bym bardzo prosił o udzielenie głosu panu Puszcze<text:span text:style-name="T1109">wi</text:span>czowi.</text:p>
      <text:p text:style-name="P1110"><text:span text:style-name="T1111">Przewodniczący</text:span>:</text:p>
      <text:p text:style-name="P1112">Proszę bardzo panie dyrektorze.</text:p>
      <text:p text:style-name="P1113"><text:span text:style-name="T1114">Ob. Edward Puszcze</text:span><text:span text:style-name="T1115">wi</text:span><text:span text:style-name="T1116">cz</text:span>:</text:p>
      <text:p text:style-name="P1117"><text:span text:style-name="T1118">D</text:span>zięku<text:span text:style-name="T1119">ję</text:span><text:s/>bardzo.</text:p>
      <text:p text:style-name="P1120">Ja muszę powiedzieć, że z uwagą wysłuchaliśmy jako strona koalicyjno-rządowa wystąpienia dzisiejszego pana Jacka Kuroni<text:span text:style-name="T1121">a</text:span><text:s/>jak również prof. Bojarskiego, bowiem raz jeszcze świadczy to o naszej wspólnej woli rozwiązania trudnych i skomplikowanych problemów, jakie występują w górnictwie w tym w szczególności w górnictwie węgla kamiennego.</text:p>
      <text:p text:style-name="P1122">Uważam, iż praktycznie rzecz biorąc stanowiska stron dzisiaj zaprezentowane jak również i wypowiedzi zmierzają ku temu samemu, bowiem strona koalic<text:span text:style-name="T1123">yj</text:span>no-rzą<text:span text:style-name="T1124">do</text:span>wa w swoich wypowiedziach w trakcie wszy<text:span text:style-name="T1125">s</text:span>tkich naszych posiedzeń<text:span text:style-name="T1126"><text:s/></text:span>bardzo wyraźnie akcentowała o tym, iż planowanie w<text:span text:style-name="T1127">yd</text:span>obycia dla kopalń winno odbywać się na czas pracy obowiązujący w kraju, zatem zakładając od razu, że soboty nie są obkładane planem wydobycia, wskazując, iż to sytuacja paliwowo- energetyczna kraju, potrzeba społeczeństwa, potrzeba byśmy żyli lepiej dyktuje konieczność jeszcze na dzisiaj - oczywiście na zasadach pełnej dobrowolności podejmowania pracy przez górników -<text:s/><text:span text:style-name="T1128">b</text:span>y te potrzeby społeczne zabezpieczyć.</text:p>
      <text:p text:style-name="P1129">Rozumiem także, iż różnimy się tylko drogą dojścia do określonego celu.<text:s/><text:span text:style-name="T1130">W</text:span><text:s/>propozycjach naszej strony koalicyjno-rzą<text:span text:style-name="T1131">do</text:span>wej wyraźnie podkreślaliśmy i chciałbym raz jeszcze<text:s/><text:span text:style-name="T1132">t</text:span>o dzisiaj pokreślić - iż działa określony zes<text:span text:style-name="T1133">pó</text:span>ł,<text:span text:style-name="T1134"><text:s/></text:span>w naszym przekonaniu wybitnych specjalistów pod auspicjami Zarządu Głównego Polskiego Towarzystwa Ekonomicznego, który w sposób rozsądny, rozważny winien wypracować w terminie tę deklarację. Także składaliśmy w terminie jak najkrótszym, określone kierunkowe rozwiązania nie tylko w zakresie systemu ekonomiczno-<text:span text:style-name="T1135">fi</text:span>nansowego w górnictwie, ale wynikającego z tego zarządzenia i struktu<text:span text:style-name="T1136">r</text:span>y<text:s/><text:span text:style-name="T1137">i</text:span><text:s/>uważamy, i tak ja zrozumiałem pana Kuronia i pana Bojarskiego, iż jest to ta droga, że tu na tej płaszczyźnie powinniśmy zintensyfikować by przyśpieszyć te prace, byśmy doszli do określonych kierunkowych rozwiązań, by określone... nie ukrywa<text:span text:style-name="T1138">m</text:span>y i wystosowaliśmy to zaproszenie, jesteśmy zgodni byśmy wyznaczali z dzisiejszych uczestniczących stron w zespole górnictwa swoich przedstawici<text:span text:style-name="T1139">e</text:span>li, bądź nie uczestniczących nawet dzisiaj zaproponowali do prac w tym zespole, byśmy dalej niejako przenieśli tę<text:s/><text:soft-page-break/>dyskusję, atmosferę i propozycje tu rodzące się, by one wzięte były pod uwa<text:span text:style-name="T1140">gę</text:span><text:s/>przez specjalistów i w sposób bardzo rozważny nie n<text:span text:style-name="T1141">at</text:span>ychmi<text:span text:style-name="T1142">as</text:span>towy, bo tak też rozumiem, że doszliśmy do uzgodnienia, że nie możemy i dziś, i natychmiast, i w tym dniu podjąć, określonych decyzji, bowiem jest to za skomplikowana sprawa nie tylko dla górnictwa, ale dla całej gospodarki narodowej, dla całego społeczeństwa.</text:p>
      <text:p text:style-name="P1143">Wypowiadam się dla<text:span text:style-name="T1144">te</text:span>g<text:span text:style-name="T1145">o,</text:span><text:s/>iż chciałbym tu podkreślić wolę naszą wspólnego uczestniczenia w tym zespole spe<text:span text:style-name="T1146">cj</text:span>alistów, wspólnego rozpatrzenia i przygotowania określonej koncepcji co dalej z polskim górnictwe<text:span text:style-name="T1147">m</text:span>, w jakich<text:span text:style-name="T1148"><text:s/></text:span>warunkach n<text:span text:style-name="T1149">aj</text:span>rozsądnie<text:span text:style-name="T1150">js</text:span>zych, najbardziej ekonomicznych, n<text:span text:style-name="T1151">aj</text:span>właściwszych dla społeczeństwa polskiego winno pracować i dając pożytek całemu społeczeństwu. I wydaje nam się, myśmy operowali tutaj terminem zakończenia prac zarówno w wyznaczeniu kierunków bardzo szybkiego, liczymy się i wypowiadał się tu doc. Marczewski w tej sprawie, że zakończenie prac tego głównego zespołu winno nastąpić nie później niż do czerwca br. i na bazie tych wypracowanych, ja mam nadzieję... jestem przekonany, z udziałem stron uczestniczących w zespole, w Podzespole do spraw Górnictwa i wybitnych specjalistów ekonomicznych w kraju, że wyznaczymy te kierunki i następnie zespoły projektowe będą przygotowywały określone rozwiązania, które przyjdzie nam po konsultacji, to także podkreślaliśmy z z<text:span text:style-name="T1152">ai</text:span>nteresowanymi, zatem z podmiotami generalnie wdrażać w życie, wdrażać je w życie od 1 stycznia 1991 roku i wydaje nam się, że w podstawowej sprawie dla gospodarki narodowej ta droga dojścia by nie popełnić błędów i byśmy nie ponieśli zbyt wielkich kosztów w tym zakresie - kosztów społecznych, ona nie może być drogą natychmi<text:span text:style-name="T1153">as</text:span>tową, a bardzo przemyślaną. I wydaje mi się i tak odebrałem te wypowiedzi, iż jest to właściwa sprawa, w tym także rozumiem mieści się kwestia określonego systemu płac, bowiem także jesteśmy zgodni wszyscy, tylko... także droga dojścia nam określa<text:s/>ten termin, by górnicy 5 dni pracy zarabiali podstawowy swój zarobek i to praktycznie jest dyskutowane, i stawiany problem ju<text:span text:style-name="T1154">ż</text:span><text:s/>kilku lat, by to było znaczącym dochodem dla górnika dla jego rodziny. I tu również w tym wypadku jest kwestia drogi dojścia.</text:p>
      <text:p text:style-name="P1155">Dlatego muszę powiedzieć<text:span text:style-name="T1156">,</text:span><text:s/>że z zadowoleniem tego w<text:span text:style-name="T1157">s</text:span>łuchałem, iż jesteśmy - tak rozumiem - zgodni, jest kwestia tylko czasu. My uważamy, by nie doprowadza<text:span text:style-name="T1158">ć</text:span><text:s/>do określonych zakłóceń w bilansie paliwowo-energetycznym. Tym samym w gospodarce narodowej i społeczeństwa, iż wypracowane wspólne rozwiązanie do jakiego dojdziemy, winniśmy wdrażać od stycznia 1991 roku. Natomiast ten czas w roku 1989 i 1990 poświęcić na bardzo rzetelne prace z udziałem nas ws<text:span text:style-name="T1159">z</text:span>ystkich, by dojść do ostatecznych rozwiązań, a tym samym w tych 2 latach nie obniżać podaży węgla jako podstawowego nośnika zabezpiecz<text:span text:style-name="T1160">aj</text:span>ącego i nierównoważącego bilansu paliwowo-energetycznego w kraju, bowiem na dzisiaj wiemy, że mamy go niedomknięty, mimo tak łagodnej zimy, przez 2 lata, jaka one występowała i wiemy także tu siedz<text:span text:style-name="T1161">ą</text:span>cy za tym stołem, iż dzisiaj rozważana jest decyzja, mało tego, że została podjęta, iż tę rezerwę, o której mówił minister Wilczek należy wyeksportować, byśmy mogli zaimportować niezbędną ilość ropy naftowej i benzyny, której zaczyna nam brakować.</text:p>
      <text:p text:style-name="P1162">Zatem jest to także kolejna istotna sprawa w układzie całej gospodarki narodowej.</text:p>
      <text:p text:style-name="P1163">Zatem wydaje mi się, iż te sprawy w naszym stanowisku strony koalicyjno-rządow<text:span text:style-name="T1164">ej</text:span><text:s/>są zawarte. My również wyrażaliśmy pogląd, iż nie zamykamy się w tych 5 wariantach proponowanych rozwiązań, które chcemy dać tym specjalistom do rozwiązania, rozpatrzenia, a być może zrodzą się nowe, dodatkowe, wszystkie należy - mądre, rozsądne warianty uwzględnić, by dojść do rozsądnego stanowiska, do<text:s/><text:soft-page-break/>rozsądnego rozwiązania w tych podstawowych sprawach dla górnictwa polskiego i myślę, że tu jesteśmy zgodni jeżeli przyjmiemy to założenie, to jesteśmy w stanie uzyskać consensus, bowiem wszystkie nasze strony mówią o tym, że zarówno system ekonomiczno-finansowy, czas pracy, zarządzanie, struktury, płace itd<text:span text:style-name="T1165">.</text:span><text:s/>należy zmienić, tylko różnimy się i to chciałbym sprecyzować drogami dojścia do tego.</text:p>
      <text:p text:style-name="P1166">Myślę, że tu propozycja - mówimy niezależnego zespołu, a zatem eksper<text:span text:style-name="T1167">tó</text:span>w,<text:s/><text:span text:style-name="T1168">k</text:span>tórzy już podjęli pracę, profesorów, jest propozycją właśnie tego poważnego zespołu gdzie my jak i wszystkie strony wejdziemy do jego prac i wypracujemy to stanowisko. I my<text:span text:style-name="T1169">ś</text:span>lę, że w tym zakresie na kolejnym posiedzeniu przyjmując to rozumowanie, które nas satysfakcjonuje moglibyśmy uzyskać pełen consensus.</text:p>
      <text:p text:style-name="P1170">Dziękuje bar<text:span text:style-name="T1171">d</text:span>zo.</text:p>
      <text:p text:style-name="P1172"><text:span text:style-name="T1173">O</text:span><text:span text:style-name="T1174">b. A. Pietrzyk</text:span>:</text:p>
      <text:p text:style-name="P1175">Proszę o zabranie głosu pana prof. Stelmachowskiego.</text:p>
      <text:p text:style-name="P1176"><text:span text:style-name="T1177">Ob. Stelmachowski</text:span>:</text:p>
      <text:p text:style-name="P1178">Jeśli można<text:span text:style-name="T1179">,</text:span><text:s/>chciałbym powiedzieć tak, gdy chodzi o sprawę<text:s/><text:span text:style-name="T1180">-</text:span><text:s/>w związku z tym zwłaszcza, co powiedział pan dyr.<text:s/><text:span text:style-name="T1181">P</text:span>uszczewicz - otóż mam tu<text:span text:style-name="T1182">t</text:span>aj uczucie dość znacznego niepokoju. Przez zbyt wiele lat bywałem ekspertem w różnych zespołach i komisjach, i boję się, że w propozycjach panów istnieje chęć przekazania decyzji merytorycznej zespołowi PTE. Nie jest to droga właściwa. Dlaczego?</text:p>
      <text:p text:style-name="P1183">Ekspert powinien jednak mieć pewne wskazania, o co właściwie chodzi. Zwłaszcza nie mógłbym się zgodzić z tezą, jaką pan minister Gustek sprecyzował, że system finansowy określi nam struktury. Sprawa powinna być odwrotna. Przede wszystkim dlatego - to już jako prawnik mogę stwierdzić<text:s/>- że<text:s/>struktury są determinowane nie tylko systemem finansowym. Owszem, można tak zrobić system finansowy, że pewne struktury będą nie do pomyślenia. To prawda. W sposób nawet sztuczny. Ale w zasadzie struktury budu<text:span text:style-name="T1184">j</text:span>e się w oparciu o co najmniej trzy czynniki - finansowy, który jest tylko jednym z nich, kwestią procesu technologicznego, który jest drugim czynnikiem oraz względy społeczno-polityczne.</text:p>
      <text:p text:style-name="P1185">I dlatego ekspert nie może pracować w wolnym polu. Coś trzeba mu powiedzieć. O co tu chodzi w naszym wypadku?</text:p>
      <text:p text:style-name="P1186">W naszym wypadku gdy chodzi o struktury, zacznę od końca, a więc czynnika społeczno-politycznego, w warunkach kiedy kopalnie nie mają samodzielności, nie ma pola dla działani<text:span text:style-name="T1187">a</text:span><text:s/>struktur samorządowych<text:span text:style-name="T1188">.</text:span><text:s/>Jest to przesłanka społeczno-polityczna<text:span text:style-name="T1189">.</text:span><text:s/><text:span text:style-name="T1190">I</text:span><text:s/>nie można pozostawić opinii jakiemukolwiek gronu ekspertów, kt<text:span text:style-name="T1191">ó</text:span>re określi, czy im się to podoba, czy też nie<text:span text:style-name="T1192">.</text:span><text:s/>Musimy przyjąć, że należy stworzyć taką strukturę kopalnianą, w które<text:span text:style-name="T1193">j</text:span><text:s/><text:span text:style-name="T1194">b</text:span>ędzie miejsce dla samorządu<text:span text:style-name="T1195">.</text:span><text:s/>To jest jedna rzecz.</text:p>
      <text:p text:style-name="P1196">Na tym tle powstaje zagadnienie drugie, owych nieszczęsnych dawniejszych gwarectw, obecnie przedsiębiorstw eksploatacji węgla. Jest rzeczą niezmiernie wątpliwą, czy można tutaj bronić tej struktury ze względu na to, że ona jest konkurencyjna i obezwładnia zarówno samorządy jak kopalnie<text:span text:style-name="T1197">.</text:span><text:s/>Przy czym muszę powiedzieć, że nie jest dla mnie rzeczą jasną, dlaczego ma istnieć ta struktura. Dlatego, że wydaje się, że tutaj trzeba rozważyć również te elementy systemu finansowego, które powinny być również jako wskazówka dla ekspertów, wynikiem pewnej szerszej polityki, o której była mowa.</text:p>
      <text:p text:style-name="P1198">Na przykład pan minister Wilczek wspomniał o systemie cen transakcyjnych. Wydaje mi się, że to jest punkt wyjścia<text:span text:style-name="T1199">.<text:s/></text:span>Mówię teraz coś, co jest tylko zarysem. Mianowicie uważam, że ceny węgla powinny być ustalone na takim poziomie, na jakim usamodzielniona kopalnia mogłaby go sprzedać, czyli na poziomie<text:s/><text:soft-page-break/>cen transakcyjn<text:span text:style-name="T1200">yc</text:span>h do drugiego obszaru płatniczego. Natomiast oczywiście rząd może dokonać zakupów po cenie te<text:span text:style-name="T1201">jż</text:span>e, a sprzedać po innej, jeżeli do pierwszego obszaru płatniczego opłaca nam się sprzedać poniżej w imię wiązanych transakcji, dajmy na to naftowych, to proszę<text:s/>bardzo, niech to rząd zrobi<text:span text:style-name="T1202">.</text:span><text:s/>Ale dlaczego przerzucać to na barki górnictwa. Tak samo gdy chodzi o rynek wewnętrzny, no może przez parę lat trzeba będzie dać ceny, które są nieopłacalne, ale są podyktowane innymi warunkami. Ale to znowu nie powinno obciążać kopalń, ani nawet górnictwa jako całości, powinno obciążać budżet.<text:s/><text:span text:style-name="T1203">I</text:span><text:s/>to jest inna działka ze względu na potrzeby innych gałęzi gospodarki narodowej.</text:p>
      <text:p text:style-name="P1204">W związku z tym wskazówka byłaby tu bardzo prosta, żeby iść w takim właśnie kierunku. Jednocześnie będzie to dopiero podstawa dla rachunku ekonomicznego. Będzie wiadomo, które kopalnie tak naprawdę nie będą w stanie pokryć kosztów swoich, nawet przy założeniu najkorzystnie<text:span text:style-name="T1205">js</text:span>zego kursu transakcyjnego.</text:p>
      <text:p text:style-name="P1206">Oczywiście jest to tylko pewien ogólny zarys koncepc<text:span text:style-name="T1207">ji</text:span>, przy którym wszakże nie widzę jak dotąd żadnych elementów dla obrony ogniwa dawnych gwarectw, a obecnych przedsiębiorstw eksploatacji węgla.</text:p>
      <text:p text:style-name="P1208">Trochę inna jest sytuacja, gdy chodzi o Wspólnotę, ze względu na to, że tutaj zwłaszcza gdy chodzi o energetykę są pewne elementy powiązań również z systemem energetycznym RWPG itd., itd. Więc, jeżeli wolno wyrazić pogląd własny, widziałbym taką stopniowość, że gdy chodzi o szczebel ten właśnie przedsiębiorstw eksploatacji węgla, należy wziąć szybki kurs na likwidac<text:span text:style-name="T1209">ję</text:span><text:s/>po to, żeby stworzyć możliwie szybkie usamodzielnienie kopalń. Natomiast przesunąć w czasie rzeczywiście sprawę i rozważyć, jaka powinna być sprawa wspólnot - może w tej, może w innej formie, powinno się tutaj przemyśleć pewne struktury.</text:p>
      <text:p text:style-name="P1210">Konkluduję<text:span text:style-name="T1211">.</text:span><text:s/>Wydaje mi się, że sprawy płacowe nie powinny czekać<text:span text:style-name="T1212">.</text:span><text:s/>To nie to, żeby eksperci do 30 czerwca przyszłego roku dopiero opracowali system płac w górnictwie. Sądzę, że ta sprawa jest do zrobienia w bardzo krótkim czasie i koniec roku 1990 to już powinno by<text:span text:style-name="T1213">ć</text:span><text:s/>dawno przesunięte płace z soboty na<text:s/>„czarne dni”. Bo to jest proces, który się powinien zacząć już teraz po to, żeby nie stwarzać przymusu ekonomicznego dla ludzi do pracy, teoretycznie tylko dobrowolnej w soboty. I tu powinno to już być zrobione, poczynając od tego roku.</text:p>
      <text:p text:style-name="P1214">Mnie się zdaje, że to co zarysował minister Gustek powinno być połączone, tzn. zmniejszanie ilości sobót z przesuwaniem wynagrodzeń na inne dni, na tzw.<text:s/>„czarne dni”.</text:p>
      <text:p text:style-name="P1215">Wreszcie wydaje mi się również, że gdy chodzi o ten kalendarz strukturalny, to likwidacja przedsiębiorstw eksploatacji kopalń nie powinna wykroczyć poza ten rok.<text:s/>I tak samo usamodzielnienie kopalń.</text:p>
      <text:p text:style-name="P1216">Rozumiem również, że gdy chodzi o inne problemy, które - nie wiem, będą w załącznikach czy nie, myślę tu o zagadnieniu bezpieczeństwa w kopalniach, gdzie prawdopodobnie nie ma różnicy zdań, jakichś nieco wyższych odszkodowań<text:s/><text:span text:style-name="T1217">z</text:span><text:s/>tytułu ni<text:span text:style-name="T1218">es</text:span>zczęśliw<text:span text:style-name="T1219">yc</text:span>h wypadków, że te sprawy będą też jakoś uwzględnione, to mogą przygotować zespoły mniejsze. Tak samo te sprawy, które nie powinny z pola widzenia znikać jak sprawa przywrócenia do pracy ludzi zwolnionych po 1981 r.<text:s/><text:span text:style-name="T1220">T</text:span>o przecież dotyczy małej liczby ludzi. I tutaj te sprawy powinny też być jakoś wyczyszczone do owego wtorku.</text:p>
      <text:p text:style-name="P1221">Dzię<text:span text:style-name="T1222">kuję</text:span><text:s/>uprzejmie.</text:p>
      <text:p text:style-name="P1223"><text:span text:style-name="T1224">Przewodniczący</text:span>:</text:p>
      <text:soft-page-break/>
      <text:p text:style-name="P1225">Dziękuję. Proszę, kto chce zabrać głos? Proszę, pan Pietrzyk.</text:p>
      <text:p text:style-name="P1226"><text:span text:style-name="T1227">O</text:span><text:span text:style-name="T1228">b</text:span><text:span text:style-name="T1229">.</text:span><text:span text:style-name="T1230"><text:s/>Alojzy Pietrzyk</text:span>:</text:p>
      <text:p text:style-name="P1231">Proszę, pan Tadeusz Mazowiecki.</text:p>
      <text:p text:style-name="P1232"><text:span text:style-name="T1233">O</text:span><text:span text:style-name="T1234">b</text:span><text:span text:style-name="T1235">.</text:span><text:span text:style-name="T1236"><text:s/>Tadeusz Mazowiecki</text:span>:</text:p>
      <text:p text:style-name="P1237">Ja przepraszam bardzo, że ja tu może wniosę pewne sprawy, które są jakby takie przedwstępne jeszcze do tych spraw bardzo konkretnych, które ostatnio rozważano. Ale wydaje się, że są one bardzo istotne. A ponadto my tu, prof. Trzeciakowski i ja, jesteśmy tutaj obecni z tytułu tego, że jako współprzewodniczący tych zespołów głównych zajmujemy się w tej chwili jakby<text:s/>„zapinaniem”<text:span text:style-name="T1238"><text:s/></text:span>tego całościowego różnorodnego pakietu spraw, który ma się złożyć na całość tych rezultatów<text:s/>„okrągłego stołu”.<text:s/>I uczestniczyliśmy zarówno w dyskusji, w spotkaniu w Magdalence generała Kiszczaka i Lecha Wałęsy, i innych osób współprzewodniczących wszystkich stron tych głównych zespołów trzech, jak i w spotkaniach właśnie tych współprzewodniczących. I musz<text:span text:style-name="T1239">ę<text:s/></text:span>powiedzieć, że nasza obecność tutaj świadczy o naszym pewnym zani<text:span text:style-name="T1240">e</text:span>pokojeniu, że rezu<text:span text:style-name="T1241">ltat</text:span>y obrad podzespołu górniczego mogą nam bardzo poważnie zaważyć i to zaważyć negatywnie na zapełnianiu tego pakietu.</text:p>
      <text:p text:style-name="P1242">Nie wynika z tego wniosek taki, że należy się spieszyć z szybkim robieniem protokołu, w którym będą dominowały wyłącznie rozbieżności, tylko wynika z tego wniosek taki, że należałoby dążyć do tego, ażeby pokonać jednak trochę tych różnic i ażeby pewna ilość spraw także uzgodnionych w tym protokole się znalazła.</text:p>
      <text:p text:style-name="P1243">Chciałbym przypomnieć pewną genezę tego dlaczego w ogóle - tak jak mnie się wydaje<text:s/><text:span text:style-name="T1244">-</text:span><text:s/>a brałem udział w tym... tych przygotowaniach, powołany został specjalny<text:s/>Podzespół do spraw<text:s/>Górniczych. Po pierwsze dlatego, że sprawy górnicze są bardzo ważne i sprawy Śląska są bardzo ważne. I tutaj nie ma potrzeby chyba w tym gronie tego udowadniać. A po drugie dlatego, że u początku, że tak powiem idei tego<text:s/><text:span text:style-name="T1245">„</text:span>okrągłego stołu<text:span text:style-name="T1246">”</text:span><text:s/>sprawy górnicze ważyły dlatego, że one były bezpośrednio postrajkowe. I teraz chodzi o to, żeby one nam z powrotem nie zaważyły, tylko właśnie w sensie niemożliwości zapięcia tego pakietu<text:span text:style-name="T1247">.</text:span></text:p>
      <text:p text:style-name="P1248">Przy czym chciałbym tutaj postawić, jak powiedziałem, sprawy przedwstępne, czy takie bardziej ludzkie od tych, których tutaj już konkretna dyskusja rzeczowa się odbywała i tu zwłaszcza głos pro<text:span text:style-name="T1249">f</text:span>. Stel<text:span text:style-name="T1250">m</text:span>achowskiego w tej chwili wyrażon<text:span text:style-name="T1251">y</text:span><text:s/>dochodził. I tutaj w pełni popieram, ale te przed<text:span text:style-name="T1252">w</text:span>st<text:span text:style-name="T1253">ę</text:span>p<text:span text:style-name="T1254">n</text:span>e to są sprawy ludzkie.</text:p>
      <text:p text:style-name="P1255">To są sprawy wyrównania pewnych krzywd ludzkich, nazwijmy to otwarcie zarówno z ostatniego okresu, jak i z poprzedniego<text:span text:style-name="T1256">.</text:span><text:s/>Jeżeli<text:s/><text:span text:style-name="T1257">m</text:span>a<text:span text:style-name="T1258">m</text:span>y doprowadzi<text:span text:style-name="T1259">ć</text:span><text:s/>do końca ten proces cały<text:s/><text:span text:style-name="T1260">„</text:span>okrągłego stołu”<text:s/>to zakładamy, że otwieramy jakąś nową kartę, otwieramy we wszystkich dziedzinach i we wszystkich terenach kraju i przekrojach tą nową kartę.</text:p>
      <text:p text:style-name="P1261">Otóż chciałbym, żeby również na Śląsku ta nowa karta została otwarta, żeby te sprawy represyjne zostały wreszcie i ostatecznie załatwione.</text:p>
      <text:p text:style-name="P1262">Myśmy tę sprawę poruszali na Zespole Pluralizmu Związkowego, zmierzamy do dokonania pewnego zapisu w tym zakresie, ale przede wszystkim poruszaliśmy ją również na tym przeglądowym spotkaniu spraw w Magdalence. I uzyskaliśmy od strony rządowo-koa<text:span text:style-name="T1263">l</text:span>icyjnej, od inicjatora tego spotkania gen. Kiszczaka obietnicę, że sprawy te w skali całego kraju będą załatwiane, że jest wola polityczna załatwienia tych spraw,<text:s/><text:span text:style-name="T1264">ż</text:span>e gen. Kiszczak jako inicjator<text:s/>„okrągłego stołu”<text:s/>zwróci si<text:span text:style-name="T1265">ę</text:span><text:s/>do odpowiednich dyrektorów,<text:s/><text:soft-page-break/>ministrów, dyrektorów przede wszystkim o załatwienie tych spraw przyjęć do pracy.</text:p>
      <text:p text:style-name="P1266">Chcielibyśmy jednak - no mówmy tutaj otwarcie - wiadomo, że różne mogą być reakcje. I dlatego chcielibyśmy tutaj na tym<text:s/>„stole”<text:s/>- powtarzam - ma to znaczenie także dla pozostałych<text:s/>„stołów”, innych, jak<text:s/>„stół”<text:s/>górniczy zostanie zapięty.</text:p>
      <text:p text:style-name="P1267">Chcielibyśmy usłyszeć ze strony rządowej, jakąś deklarację również takiej politycznej, dobrej woli rozwiązania tych spraw na Śląsku, przyjęcia ludzi do pracy.<text:s/>Zarówno tych<text:span text:style-name="T1268">...</text:span><text:s/><text:span text:style-name="T1269">I</text:span><text:s/><text:span text:style-name="T1270">w</text:span><text:s/>ogóle w górnictwie<text:span text:style-name="T1271">.</text:span><text:s/>Przyjęcia ludzi do pracy zarówno zwolnionych w ostatnim czasie jak i zwolnionych po 1981 roku.</text:p>
      <text:p text:style-name="P1272">Naprawdę, jeżeli mamy tę kartę nową otworzyć, to nie można tutaj mówić, że ten tak - a ten nie. Trzeba wszystkim dać szansę, prawda? Dlatego te sprawy wymagają załatwienia. Na przykład - wymieniam przykładowo. Pan Ryszard Zommerfeld - Wałbrzych zwolniony 24 sierpnia 1<text:span text:style-name="T1273">9</text:span>88 r. kopalnia<text:s/>„Witold”, pan Tadeusz Jedynak<text:s/>„Manifest Lipcowy”, pan Romuald Buszko kopalnia<text:s/>„Moszczenica”, pan Bazyli Tyszkiewicz.</text:p>
      <text:p text:style-name="P1274">Otóż chcielibyśmy, żeby te sprawy były uregulowane.<text:s/>Tak samo chcielibyśmy bardzo, ażeby te sprawy powołań do wojska, które były w takim trybie nadzwycz<text:span text:style-name="T1275">aj</text:span>nym, prawda, zostały w pełni uregulowane.</text:p>
      <text:p text:style-name="P1276">Zwracam się o to dlatego, że czasu jest mało i jakaś wiążące... jakieś wrażenie na tym<text:s/>„stole”<text:s/>wiążącej woli politycznej, że także w tym zakresie ta ogólna wola polityczna będzie respektowana, będzie doprowadzona do skutecznych rezultatów, myślę, że miałoby istotny rezultat dla atmosfery w jakiej te sprawy są rozwiązywane i będą rozwiązywane i dla dopięcia całego tego pakietu.</text:p>
      <text:p text:style-name="P1277">Dziękuję.</text:p>
      <text:p text:style-name="P1278"><text:span text:style-name="T1279">P</text:span><text:span text:style-name="T1280">rz</text:span><text:span text:style-name="T1281">ewodnicząc</text:span><text:span text:style-name="T1282">y</text:span>:</text:p>
      <text:p text:style-name="P1283">Dziękuję. Czy ktoś ze strony rządowej pragnie zabrać głos?</text:p>
      <text:p text:style-name="P1284">Proszę pan dyrektor Puszczewicz.</text:p>
      <text:p text:style-name="P1285"><text:span text:style-name="T1286">Dyr</text:span><text:span text:style-name="T1287">.</text:span><text:span text:style-name="T1288"><text:s/>Puszczewicz</text:span><text:span text:style-name="T1289">:</text:span></text:p>
      <text:p text:style-name="P1290">Ja zgadzając się z panem Stelmachowskim chciałbym powiedzieć, że struktury nie tylko determinowane są tymi trzema podstawowymi sprawami, ale również determinowane są jedną z n<text:span text:style-name="T1291">aj</text:span>istotniejszych w naszym przekonaniu dla Polski, dla gospodarki narodowej sprawą - wielkości wydobycia, możliwości wielkości wydobycia. Bo nie jest różnicą w jakich strukturach, szczególnie w Górnośląskim Okręgu Węglowym tak skoncentrowanym z ilością kopalń przychodzi wydobyć określoną ilość węgla<text:span text:style-name="T1292">.</text:span><text:s/>To nie mieści się tylko w procesie technologicznym.</text:p>
      <text:p text:style-name="P1293">Ja zgadzam się, że proces technologiczny jest bardzo istotną sprawą, bowiem zachodzenie obszarów górni<text:span text:style-name="T1294">cz</text:span>ych kopalń na siebie, eksploatacja pod miastami, eksploatacja w [nieczytelne], koordynowanie tej eksploatacji, nie ulega żadnej wątpliwości, że determinują te struktury.</text:p>
      <text:p text:style-name="P1295">Natomiast wielkość wydobycia również struktury determinuje. Zależy ile tego węgla chcemy wydobyć i ile potrzeba jest tego węgla społeczeństwu, ile potrzeba jest tego węgla gospodarce narodowej.</text:p>
      <text:p text:style-name="P1296">I dlatego też na początku dyskusji mówiliśmy, iż koniecznym jest dla sprawy gospodarki narodowej, dla kraju określić ile, by zamknąć bilans paliwowo-energetyczny, by przynajmniej go domknąć, ile potrzeba wydobyć węgla kamiennego.</text:p>
      <text:p text:style-name="P1297">Natomiast chciałbym tylko wyjaśnić, iż jeżeli chodzi o sprawę samorządności w kopalniach dzisiaj nic nie stoi na przeszkodzie. I z tego co się orientujemy w tej chwili<text:s/>trwają prace nad tym, by samorządy działały<text:s/><text:soft-page-break/>w kopalni<text:span text:style-name="T1298">a</text:span>ch, w obecnej strukturze przedsiębiorstw eksploatacji węgla, by one działały. Natomiast jest kwestia i też jesteśmy co do tego zgodni, co samorządy mogą zadecydować. Jeżeli my stawiamy sprawę, iż jesteśmy w układzie nakazowym, iż jeżeli chodzi o poziom wydobycia węgla, to przecież ten samorząd to jest ta podstawowa sprawa na kopalni, jeżeli chodzi o decydowanie. Z tego się wszystko bierze.<text:s/>Zatem my jesteśmy za tą samorządnością, za jej wprowadzaniem,<text:span text:style-name="T1299"><text:s/></text:span>ale ona także wiąże się z pozostałymi kwestiami.</text:p>
      <text:p text:style-name="P1300">Poziom wydobycia cały czas, ja się zgadzam z panami - on determinował ten poziom wydobycia, że tak powiem coraz większego<text:s/><text:span text:style-name="T1301">w</text:span>ęgla, determinował struktury, determinował sytuację, jaka powstała górnictwie węgla kamiennego.</text:p>
      <text:p text:style-name="P1302">I z drugiej strony też jesteśmy zgodni, że właśnie m<text:span text:style-name="T1303">a</text:span>rnotraw<text:span text:style-name="T1304">s</text:span>two tej energii poprzez wymuszanie wydobycia nie kładło się olbrzymiego nacisku na racjonalizację, na oszczędność tego węgla, tylko pojawia się pytanie - w jakim przedziale czasu, w j<text:span text:style-name="T1305">a</text:span>kim przedziale czasu jesteśmy<text:s/><text:span text:style-name="T1306">w</text:span><text:s/>stanie zejść na realne możliwości wydobyw<text:span text:style-name="T1307">c</text:span>ze naszych kopalń to znaczy zgodne z założeniami technicznymi techniczno-ekonomicznymi, które uwzględniają wszystkie uwarunkowania w kopalniach, w normalnym czasie pracy. Czy tego węgla wystarczy.<text:s/><text:span text:style-name="T1308">I</text:span><text:s/>to jest kwestia ogólnonarodowa, nie jest to kwestia górnictwa i proszę zrozumieć z kolei naszą stronę, nie górnikom zależy na tym, nie górnikom zależy na tym by wydobywać jak największą ilości węgla, na bardzo wąskim terenie, gdzie żyją i mieszkają ze swoimi rodzinami, ma to wpływ na ochronę środowiska, tylko górnicy wydobywają na dzisiaj, bo taka jest<text:s/><text:span text:style-name="T1309">p</text:span>otrzeba całego społeczeństwa, jeżeli potrzeba społeczeństwa będzie wyznaczała zmniejszenie tego wydobycia do poziomu 160 mln ton, ja używam tej cyfry, bowiem ona wynika z 5-dniowego bilansowania zdolności wydobywczych kopalń i jeżeli to wystarczy, to górnicy będą zadowoleni, bo będą mogli pracować tak jak wszyscy oni, bo będą mogli spokojnie żyć. Tylko uważamy z kolei powinniśmy także my<text:span text:style-name="T1310">ś</text:span>leć jako obywatele co się stanie jeżeli zmniejszymy podaż energii, czy procentowo dla wszystkich, bądź zmnie<text:span text:style-name="T1311">js</text:span>zymy wpływ określonej ilości dewiz co zresztą także przy tym stole mówiliśmy<text:span text:style-name="T1312">.</text:span><text:s/><text:span text:style-name="T1313">I</text:span><text:s/>dlatego stoimy na stanowisku, iż nie jest to sprawa prosta i łatwa, iż nie jest to sprawa dziś do za<text:span text:style-name="T1314">de</text:span>cydowania, bo każdy wie do jakich zakłóceń w gospodarce narodowej mogłoby to doprowadzić.</text:p>
      <text:p text:style-name="P1315">Dziękuję bardzo.</text:p>
      <text:p text:style-name="P1316"><text:span text:style-name="T1317">Ob. A.<text:s/></text:span><text:span text:style-name="T1318">P</text:span><text:span text:style-name="T1319">ietrzyk</text:span>:</text:p>
      <text:p text:style-name="P1320">Minister Marian Gustek ma głos.</text:p>
      <text:p text:style-name="P1321"><text:span text:style-name="T1322">Przewodnicz</text:span><text:span text:style-name="T1323">ą</text:span><text:span text:style-name="T1324">cy R.</text:span><text:span text:style-name="T1325"><text:s/></text:span><text:span text:style-name="T1326">Mori</text:span><text:span text:style-name="T1327">c</text:span>:</text:p>
      <text:p text:style-name="P1328"><text:span text:style-name="T1329">P</text:span>rzepraszam, pan prof. Trzeciakowski.</text:p>
      <text:p text:style-name="P1330"><text:span text:style-name="T1331">O</text:span><text:span text:style-name="T1332">b. W</text:span><text:span text:style-name="T1333">i</text:span><text:span text:style-name="T1334">told Trzeciakowski</text:span>:</text:p>
      <text:p text:style-name="P1335">Ja chciałem kilka słów powiedzieć jako<text:s/><text:span text:style-name="T1336">ws</text:span>półprzewodniczący tego zespołu ekonomicznego, przy czym mówiąc szczerze adresuję moje wystąpienie nie do tego<text:s/>„stołu”, bo jakoś widzę, że tutaj mijają się nasze stanowiska w przestrzeni, a chciałem zaadresować to wystąpienie do władz politycznych, które są odpowiedzialni za powodzenie tego<text:s/>„stolika”, tego Okrągłego Stołu, całego Okrągłeg<text:span text:style-name="T1337">o</text:span><text:s/>Stołu<text:span text:style-name="T1338">.</text:span></text:p>
      <text:p text:style-name="P1339">Jest sprawą niewątpliwą dla mnie, że największe zagrożenie - z porozumienia na odcinku ekonomicznym - jest zlokalizowane w tym<text:s/>„stole”<text:s/>górniczym. Jest dla mnie rzeczą niewątpliwą, że górnicy nie mogą odjechać stąd z kwitkiem. Jest sprawą ewidentną o czym mówił już pan Mazowiecki<text:span text:style-name="T1340">,<text:s/></text:span>że sprawy<text:s/><text:soft-page-break/>polityczne, represyjne, wojskowe mogą być załatwione jednym pociągnięciem - decyzją polityczną, i one mogą rozładować atmosferę, jaka panuje wśród górników. Jest oczywi<text:span text:style-name="T1341">ś</text:span>cie również sprawą ewidentną, że można znaleźć jakieś zbliżenie, o którym obie strony mówią, że strony się stano<text:span text:style-name="T1342">wi</text:span>skami tak wiele nie różnią, ale jak przychodzi co do czego to dochodzimy do roku 1991. Są rzeczy, które mogą poczekać do roku<text:s/><text:span text:style-name="T1343">1</text:span>9<text:span text:style-name="T1344">9</text:span>1, ale są rzeczy, które nie mogą poczekać do tego 1991 roku, muszą być zdecydowan<text:span text:style-name="T1345">e</text:span><text:s/>już i chodzi o to, oprócz tych politycznych spraw znaleźć sformułowanie, które by dało coś w garści realnego, konkretnego, że ten<text:s/>„stolik dopracował się jakichś uzgodnień, a nie tylko odsyłaniem tego wszystkiego do roku 1991<text:span text:style-name="T1346">.</text:span></text:p>
      <text:p text:style-name="P1347">Dziękuję.</text:p>
      <text:p text:style-name="P1348"><text:span text:style-name="T1349">Przewodniczący</text:span>:</text:p>
      <text:p text:style-name="P1350">Tak panie ministrze ja bym też chciał zabrać głos, nie chciałbym, żeby to odbywała się ta dyskusja na zasadzie tylko dwóch stron, jeżeli panowie przewodniczący pozwolą, pozwólcie, że i nasza strona trochę zabierze głosu, może celem uspokojenia i rozładowania atmosfery, która powsta<text:span text:style-name="T1351">ł</text:span>a.</text:p>
      <text:p text:style-name="P1352">Jeżeli państwo pozwolicie na temat oczywiście repres<text:span text:style-name="T1353">ji</text:span><text:s/>nie będę się wypowiadał, bo nasze stanowisko jest jedno znaczne, przedstawiliśmy go od razu przy pierwszym naszym spotkaniu i tutaj oczywiście go podtrzym<text:span text:style-name="T1354">uje</text:span>my.</text:p>
      <text:p text:style-name="P1355">Natomiast pozwolę sobie dla rozerwania trochę atmosfery powiedzieć na temat systemu ekonomicznego, a z tym związanych struktur, czy może na odwrót jak tu pan prof. Stelmachowski twierdził, struktur i systemu ekonomicznego.</text:p>
      <text:p text:style-name="P1356">Proszę Państwa! Rozwiązania jakie prz<text:span text:style-name="T1357">yj</text:span>miemy w tym zakresie, bo uważamy, że są to dwa tematy, które należy rozpatrywać łącznie, rozdzielanie tego byłoby - uważamy - błędem. To jedno z drugiego wynika. Rozwiązanie, któr<text:span text:style-name="T1358">e</text:span><text:s/>powinno było nam tutaj zap<text:span text:style-name="T1359">a</text:span>ść w tych tematach, musi zapewniać - naszym zdaniem - po pierwsze - interes gospodarki, ale i górników. I chcę powiedzieć, że z dużą satysfakcją wysłuchałem słów prof. Stelmachowskiego, który znając się na sprawach rolników wie w jaki sposób to rolnictwo - system ekonomiczny jaki jest w tej chwili kulą u nogi, ten brak samodzielności, ten brak urynkowienia gospodarki rolniczej. Taką samą kulą u nogi w zakresie rozwoju gó<text:span text:style-name="T1360">r</text:span>n<text:span text:style-name="T1361">i</text:span>ctwa, w zakresie rozwoju intensywnych metod wydobycia i wzrostu wydajności, jest obecny system i takie jest nasze stanowisko. Natomiast chcę powiedzieć, że jeżeli mamy mówić o samodzielnej kopalni, która nie ma samodzielności ekonomicznej, to jest nic innego jak uderzenie w załogi pracujące w tych zakładach pracy.</text:p>
      <text:p text:style-name="P1362">Bo cóż to znaczy samodzielna kopalnia, k<text:span text:style-name="T1363">tó</text:span>ra ma ceny na swoje produkty urzędowe, a wszystkie środki inwesty<text:span text:style-name="T1364">c</text:span>yjne, wsz<text:span text:style-name="T1365">ys</text:span>tkie usługi i ceny ma po cenach umownych. Oczywiście wtedy nastąpi rozwarcie nożyc i prędzej czy później musi to doprowadzić do upadłości, jeżeli nie wszystkie - oczywiście, że nie upadną wszystkie, ale znaczna ich część, co dzisiaj ma reperkusje zarówn<text:span text:style-name="T1366">o</text:span><text:s/>w sprawach wynagrodzeń załogi, jak i również stabilności miejsc pracy tych załóg.</text:p>
      <text:p text:style-name="P1367">I w tym momencie jako związki zawodowe musimy powiedzieć<text:s/><text:span text:style-name="T1368">je</text:span>dnoznacznie, jeżeli samodzielność kopalń tak, ale przy urynkowieniu gospodarki górniczej i to jest warunek jaki my stawiamy<text:span text:style-name="T1369">.</text:span><text:s/>Ja rozumiem, że tutaj strony też się z tym warunkiem zgadzają i rozumiem też, że w wypowiedziach strony solidarnościowo-opozyc<text:span text:style-name="T1370">yj</text:span>n<text:span text:style-name="T1371">ej<text:s/></text:span>było takie stwierdzenie, że taka radykaliza<text:span text:style-name="T1372">cj</text:span>a poglądów czy takie rozwiązanie sprawy spowoduje duży wzrost inflacji, to prawda. Ale powtórzę to, co powtórzyłem na<text:s/>„stoliku”<text:s/><text:soft-page-break/>ekonomicznym, proszę państwa my dążmy do urynkowienia wszystkiego na tę porę, ponieważ rozumiem, że zespół rolniczy się porozumiał [nieczytelne] o urynkowieniu gospodarki roln<text:span text:style-name="T1373">ej</text:span>. Wiem, że<text:s/>„stolik”<text:s/>zespół budowlany o urynkowieniu budownictwa, wszystkie zespoły dogadały się co do urynkowienia obszarów, w których one działają. Proszę Państwa! Wszystko to pięknie - ładnie i że to będzie wszystko urynkowione, chociaż to pociąga za sobą duży stopień inflacji, my tu mamy jako OPZZ swój pogląd na ten temat, że to nie można zrobić tak jednym pociągnięciem,<text:s/><text:span text:style-name="T1374">p</text:span>onieważ społeczeństwo tego nie wytrzyma, ale chcę zwrócić uwagę na jedną rzecz takie urynkowienie czy natychmiastowe czy docelowe wszystkiego z wyłączeniem urynkowienia górni<text:span text:style-name="T1375">c</text:span>twa doprowadzi do tego, że całe to urynkowienie jest - ja przepraszam za wyrażenie, ja jestem górnikiem - jest funta kłaków nie warte, ponieważ jest oparte o złą bazę, a bazą zawsze w każd<text:span text:style-name="T1376">ej<text:s/></text:span>produkcji jest surowiec i energia.</text:p>
      <text:p text:style-name="P1377">Ja chcę powiedzieć, zresztą dzisiaj się wypowiadali - słuchałem w radio takich ekonomistów, że w zasadzie urynkowienie w obszarach gdzie nie ma równowagi rynkowej jest utopią i prowadzi to do dużej inflacji, do nieszczęść gospodarczych. Proszę Państwa! Ja uważam, uważamy - nasza strona, że właśnie w tym momencie jaka jest dzięki Bogu jak to mówi strona solidarnościowo-opozycyjna, kiedy zima jest łagodna, mamy stosunkowo dobrą podaż węgla i surowców, i uważam, że w związku z tym to jest odcinek, gdzie w pierwszej kolejności należy urynkawiać, bo z punktu widzenia ekonomicznego on chyba najmniej zagraża naszej gospodarce.<text:s/>I dlatego bardzo bym serdecznie namawiał do przyjęcia naszego stanowiska, żeby wł<text:span text:style-name="T1378">a</text:span>śnie iść w kierunku urynkowienia górni<text:span text:style-name="T1379">ct</text:span>wa w pierwszej kolejności, co da też możliwość rozwiązania problemu i odejścia stronie solidarnośc<text:span text:style-name="T1380">i</text:span>owo-opozycyjnej od tego stołu z efektem jaką będzie też zmiana struktur,<text:s/>o to za sobą pociągnie możliwość samodzielnej kopalni, działającej w samodzielnym systemie ekonomicznym. To jest nasze stanowisko. Sądzę, że tutaj my nie jesteśmy ekspertami, jesteśmy górnikami, ale sądzę, że panowie eksperci z obydwu stron zechcą się do tego poglądu ustosunkować.</text:p>
      <text:p text:style-name="P1381">Dziękuję bardzo.</text:p>
      <text:p text:style-name="P1382">Przed moim wystąpieniem pan min. Gustek prosił o głos.</text:p>
      <text:p text:style-name="P1383">Proszę bardzo.</text:p>
      <text:p text:style-name="P1384"><text:span text:style-name="T1385">Min. Marian Gustek</text:span>:</text:p>
      <text:p text:style-name="P1386">Ja bym prosił o udzielenie głosu panu prof. Zabierowskiemu, a rezerwuję sobie po prof. Zabierowskim, żeby odpowiedzieć, może przejdziemy po moim wystąpieniu do jakichś dalszych bardziej symp<text:span text:style-name="T1387">at</text:span>y<text:span text:style-name="T1388">cz</text:span>ni<text:span text:style-name="T1389">ej</text:span>szych...</text:p>
      <text:p text:style-name="P1390"><text:span text:style-name="T1391">Pr</text:span><text:span text:style-name="T1392">o</text:span><text:span text:style-name="T1393">f.<text:s/></text:span><text:span text:style-name="T1394">Zabier</text:span><text:span text:style-name="T1395">o</text:span><text:span text:style-name="T1396">wski</text:span>:</text:p>
      <text:p text:style-name="P1397">Byłem swego czasu nadgórnikiem, później sztygarem zmianowym, oddziałowym, nadsztygarem, ki<text:span text:style-name="T1398">er</text:span>ownikiem robót górniczych. Później starszy asystent, adiunkt, docent, profesor.</text:p>
      <text:p text:style-name="P1399"><text:span text:style-name="T1400">W</text:span><text:s/>swojej wypowiedzi z<text:span text:style-name="T1401">aj</text:span>mę się głównie problematyką struktur w górnictwie węgla kamiennego, cho<text:span text:style-name="T1402">ć</text:span><text:s/>niektóre uwagi ogólne będą aktualne również dla innych branż górniczych. Wydaje się, że obecna dyskusja nad likwidacją struktur pośrednich w górnictwie węgla kamiennego ma po pierwsze swój kontekst gospodarczy oraz po drugie - pozago<text:span text:style-name="T1403">s</text:span>podarcz<text:span text:style-name="T1404">y</text:span>.<text:span text:style-name="T1405"><text:s/></text:span>Ja go tak będę nazywał, czy tak go nazywam.</text:p>
      <text:p text:style-name="P1406">W mojej wypowiedzi skoncentruję się głównie na problemach gospodarczych struktur organizacyjnych,<text:s/><text:span text:style-name="T1407">t</text:span>ego drugiego elementu podnosił nie będę.</text:p>
      <text:p text:style-name="P1408">Na wstępie wypowiem trzy uwagi ogólne. Otóż po pierwsze - struktura organizacyjna jest, bądź powinna<text:s/><text:soft-page-break/>b<text:span text:style-name="T1409">yć<text:s/></text:span>konsekwencją, pochodną szeregu ustaleń, decyzji, rozwiązań wyprzedza<text:span text:style-name="T1410">ją</text:span>cych. Nie można jej zatem określić w oderwaniu od tych ustaleń. I ta część tej wypowiedzi w pełni koreluje z wypowiedzią, tak jak mi się wydaje, pana prof. Stelmachowskiego. Trzeba pewne kwestie rozstrzygnąć, aby na ich tle - traktując tamte w formie założeń - budować dalsze rozwiązania.</text:p>
      <text:p text:style-name="P1411">D<text:span text:style-name="T1412">r</text:span>uga uwaga ogólna. Otóż wybaczcie państwo, że w tym gronie sformułu<text:span text:style-name="T1413">ję</text:span>, przypomnę definic<text:span text:style-name="T1414">ję</text:span><text:s/>struktury organizac<text:span text:style-name="T1415">yj</text:span>n<text:span text:style-name="T1416">ej.</text:span><text:s/>Otóż struktura organizacyjna jest to układ jednostek, komórek organizacyjnych, pionów organizacyjn<text:span text:style-name="T1417">yc</text:span>h wraz z ustalonymi między nimi różnego typu powiązaniami. I po to, żeby zwrócić uwagę na te ostatnie sformułowania, tę definicję wypowiedziałem.</text:p>
      <text:p text:style-name="P1418"><text:span text:style-name="T1419">I</text:span><text:s/>teraz można powiedzieć, że istnieją wypracowane<text:s/>przez naukę i praktykę zasady tworzenia struktur. I pozwólcie, że parę tych zasad tutaj również przypomnę. Otóż o strukturze organizacyjnej decydują pewne kryteria, jej wyodrębnienia. Można tu wymienić przykładowo kilka. Mianowicie, po pierwsze - są to cele jednostki, dużej jednostki systemu, cele, zadania realizacyjne. Następnie rozmieszczenie terytorialne. Następnie uprawnienia do podejmowania decyzji. Ale to tylko przykładowo, bo wśród tych również są te, które wymienił pan prof. Stelmachowski.</text:p>
      <text:p text:style-name="P1420">Ja nie będę wchodził i przywoływał tu jeszcze pewnych istotnych szczegół<text:span text:style-name="T1421">ó</text:span>w tego procederu tworzenia struktur, zapisanego i w teorii, i w praktyce, a przejdę już w tym miejscu do relacji, czy opisu, czy przypomnienia sytuacji, jaka w tej chwili występu<text:span text:style-name="T1422">je</text:span><text:s/>w górnictwie węgla kamiennego.</text:p>
      <text:p text:style-name="P1423">Otóż mówimy o likwidacji Wspólnoty oraz o likwidacji przedsiębiorstw. Wspólnota Węgla Kamiennego w tej chwili jest tworzona przez około 45 przedsiębiorstw. W tej liczbie zaledwie 5 przedsiębiorstw realizuje podstawowe zadania<text:s/>Wspólnoty<text:span text:style-name="T1424">.</text:span><text:s/>Są to przedsię<text:span text:style-name="T1425">b</text:span>iorstwa eksploatacji węgla. Natomiast pozostałe 40 przedsiębiorstw stanowi zaplecze dla realizacji tego podstawowego zadania, tworząc z tymi pięcioma poprzednimi jeden organizm, który to organizm ma spełniać funkcje zabezpieczenia produkcji również. Jakie? Przykładowo. Problem budownictwa górniczego wiąże się ze specyfiką górnictwa. Górnictwo bowiem ma to do siebie, że w każdym dniu, w każdym tygodniu stanowiska pracy, miejsca pracy w kopalni się przemieszcza<text:span text:style-name="T1426">ją</text:span>, są w innym<text:s/>położeniu w czasie i przestrzeni. A zatem trzeba zabezpieczać odpowiednimi robotami udos<text:span text:style-name="T1427">tę</text:span>pnia<text:span text:style-name="T1428">ją</text:span>cymi i przygotowawczymi ten front robót eksploatacyjnych. Mówimy, że trzeba realizować działalność inwestycyjną restytucyjną.</text:p>
      <text:p text:style-name="P1429">I dla tego celu funkcjonuje w tej strukturze Wspólnoty w tej chwili Przedsiębiorstwo Robót Górniczych, w skład którego wchodzi kilkanaście zakładów robót górniczych. Jeden element zaplecza.</text:p>
      <text:p text:style-name="P1430">Drugi - kwestia zabezpieczenia w maszyny i urządzenia. Kilkadziesiąt zakładów w przedsiębiorstwie,<text:s/><text:span text:style-name="T1431">p</text:span>ołączonym w tej chwili przedsiębiorstwie<text:s/>„Koma-Kemak”. Następnie sprawy projektowe, itd. I to wszystko jeden organizm, który realizuje zasadniczy cel, mianowicie produkcję węgla kamiennego.</text:p>
      <text:p text:style-name="P1432">Proszę zwrócić uwagę jeszcze na jedną okoliczność, mianowicie w tych przedsiębiorstwach eksploatacji węgla kamiennego, w tych 5 przedsiębiorstwach eksploatacji węgla kamiennego te mam na myśli - funkcjonują poza zakładami będącymi kopalniami - tych kopalń mamy 70 plus jedna, 70 czynnych i jedna w budowie - funkcjonują również zakłady tworzące zaplecze tych przedsiębiorstw eksploatacyjnych. I tak np. w takim przedsiębiorstwie<text:s/>„Wschód”<text:s/>- ja już upraszczając mówię - 6 przedsiębiorstw usługowych. W przedsiębiorstwie<text:s/>„Południe”<text:s/>- 9, itd. Razem 27 zakładów wchodzących w skład przedsiębiorstw,<text:s/><text:span text:style-name="T1433">t</text:span>ych 5 przedsiębiorstw eksploatacji, również stanowiących zaplecze. Jakie? Są to zakłady remontowo-<text:soft-page-break/>budowlane, spedycyjne, transportowe, naprawcze, gospodarki materiałowej itd., itd.<text:s/>Wszystkie one w tej chwili tworząc tę strukturę, jaka obecnie funkcjonuje są dopasowane do wcześniej ustalonych okoliczności, które określa<text:span text:style-name="T1434">ją</text:span><text:s/>nam realizowany obecnie system nakazow<text:span text:style-name="T1435">o</text:span>-rozdzielczy. Związany z systemem finansowym.</text:p>
      <text:p text:style-name="P1436">W związku z tym należy powiedzieć, że te struktury razem z tymi okolicznościami wcześniej ustalonymi tworzą jedną całość, zabezpiecza<text:span text:style-name="T1437">ją</text:span><text:s/>produkcję. A jak ją zabezpieczają, to wiemy. Tzn. od wielu lat zadania górnictwa węgla kamiennego są realizowane. I do tego nie ma zastrzeżeń.</text:p>
      <text:p text:style-name="P1438">W związku z tym można dalej powiedzieć,<text:s/><text:span text:style-name="T1439">że<text:s/></text:span>te struktur<text:span text:style-name="T1440">y</text:span><text:s/>są względnie dopasowane, czyli racjonalne w odniesieniu do aktualnych uwarunkowań. Natomiast problem perspektywy - i tu już bym przeszedł do konkluzji - <text:s/>w perspektywie z całą pewnością należy, w niezbyt odległej perspektywie należy z całą pewnością realizować - po pierwsze - procedurę modyfikacji funkc<text:span text:style-name="T1441">jo</text:span>nowania tych struktur, która by polegała na przekazywaniu pewnych uprawnień, pewnych sfer działania między tymi poziomami zarządzania oraz pracować nad rozstrzygnięciem założeń, które w efekcie będą właśnie tym systemem ekonomiczno-finansowym, te założenia muszą dotyczyć też wielkości produkcji, co się z czasem pracy w kopalniach i czasem pracy górnika wiąże bezpo<text:span text:style-name="T1442">ś</text:span>rednio, itd<text:span text:style-name="T1443">.</text:span></text:p>
      <text:p text:style-name="P1444">Te założenia mają wyprzedzać to, co jest koroną, zwieńczeniem tego całego modelu górnictwa. I tak właśnie sobie wyobrażam przyszłą działalność w kwestii tworzenia modelu górnictwa, gdzie na końcu pojawi się - być może - nowa struktura, o której w tej chwili tutaj nie można przesądzać, ponieważ są to problemy również optymalizacyjne, nie nadające się po prostu do rozstrzygania na zasadzie dyskusji. Natomiast nadają się one do rozstrzygania przez zastępowanie odpowiednich narzędzi. I takim narzędziem jest stworzenie pewnego systemu ekonomiczno-finansowego, zastosowanie pewnych modeli optymalizacyjnych itd.</text:p>
      <text:p text:style-name="P1445">Dziękuję bardzo.</text:p>
      <text:p text:style-name="P1446"><text:span text:style-name="T1447">P</text:span><text:span text:style-name="T1448">rz</text:span><text:span text:style-name="T1449">ewodnicząc</text:span><text:span text:style-name="T1450">y</text:span>:</text:p>
      <text:p text:style-name="P1451">Dziękuję bardzo.<text:s/><text:span text:style-name="T1452">P</text:span>an minister Gustek - proszę.</text:p>
      <text:p text:style-name="P1453">Minister Gustek:<text:bookmark-start text:name="bookmark10"/><text:bookmark-end text:name="bookmark10"/></text:p>
      <text:p text:style-name="P1454">Szanowni państwo, ja chciałbym bardzo krótko ustosunkować się do trzech wypowiedzi, mianowicie pana pro<text:span text:style-name="T1455">f.<text:s/></text:span>Stelmachowskiego, pana Mazowieckiego i pana pro<text:span text:style-name="T1456">f.</text:span><text:s/>Trzeciakowskiego, jako bardzo istotnych stanowisk zaprezentowanych tuta<text:span text:style-name="T1457">j</text:span>.</text:p>
      <text:p text:style-name="P1458"><text:span text:style-name="T1459">A</text:span><text:s/>na koniec swojego wystąpienia chciałbym może dojść do innych tematów, które by nam w jakiś sposób poprawiły samopoczucie.</text:p>
      <text:p text:style-name="P1460">Po pierwsze - można, ja osobiście w wielu sprawach z panami naprawdę się zgadzam. Nasz zespó<text:span text:style-name="T1461">ł</text:span><text:s/>przyszedł tutaj do tego stołu, naprawdę z głęboką troską o to, ażeby poprawić wiele nabrzmiałych, narosłych spraw w górnictwie.</text:p>
      <text:p text:style-name="P1462">I my się naprawdę w wielu spraw<text:span text:style-name="T1463">ac</text:span>h nie różnimy, bo jesteśmy górnikami. Jest tylko kwestia czasu i odpowiedzialności. To co pan Kuroń nazywa, że<text:s/><text:span text:style-name="T1464">m</text:span>y to trochę chcemy odwlekać. Górnictwo w tej chwili potrzebuje stabilności, trochę spokoju, żeby pewne rzeczy załatwić. I to powinna być nasza wspólna troska.</text:p>
      <text:p text:style-name="P1465">Do spraw struktur. Myśmy nigdy nie stali na stanowisku, a w szczególności przy tym stole, że istniejące strukt<text:span text:style-name="T1466">ur</text:span>y w górnictwie są strukturami doskonałym<text:span text:style-name="T1467">i.</text:span><text:s/>Te struktury trzeba poprawić, trzeba je udoskonalić. Ale<text:s/><text:soft-page-break/>te struktury są wymuszone przez system nakazowo-rozdzielczy i j<text:span text:style-name="T1468">a</text:span>ki w stosunku do górnictwa jest stosowany.</text:p>
      <text:p text:style-name="P1469">Jeżeli górnictwo ma z góry ustaloną wielkość produkcji, cenę zbytu i kierunki nawet sprzedaży co dla wsi, co na eksport, co dla gospodarki komunalnej. Tu muszą być i tutaj nie działają bodźce ekonomiczne, mechanizmy ekonomiczne, tylko działa ten rozdzielnik. To muszą być struktury, które zabezpieczą wyegzekwowanie tego całego interesu.</text:p>
      <text:p text:style-name="P1470">I dlatego z inicjatywy Wspólnoty, bo to na dłuższą metę być tak nie może, stawiamy<text:s/><text:span text:style-name="T1471">s</text:span>prawę, zwróciliśmy się nie do ludzi tylko ze środowiska górniczego. Wiele ludzi się nie chce podjąć tej sprawy.</text:p>
      <text:p text:style-name="P1472">Zwróciliśmy się, aby opracować system ekonomiczny dla górnictwa w ogóle, bo to górnictwo upadnie przy tym systemie, który teraz jest. Ono technicznie upadnie. To jest naprawdę głęboka troska. Przecież nie ma środków na odtwarzanie. Jest olbrzymia presja z zewnątrz, że na górników to wszyscy robią, bo te nieszczęśliwe dota<text:span text:style-name="T1473">cj</text:span>e. Ale z drugiej strony jest też chyba wszystkich nas świadomość, że gdybyśmy dzisiaj przeszli na pełne urynkowienie górnictwa, to ta inflacja poleci tak, że tego nikt i nic nie zatrzyma. Przynajmniej takie jest w większości odczucie.</text:p>
      <text:p text:style-name="P1474">Dlatego jest bardzo odpowiedzialną sprawą opracować taki system, który by jednocześnie załatwił sprawę górnictwa, górników, a nie rozwalił gospodarki. Dlaczego my stawiamy sprawę w czasie? Z dwóch przyczyn.</text:p>
      <text:p text:style-name="P1475">Pierwsza przyczyna - 1989 rok to są obowiązujące, zatwierdzone przez Radę Ministrów plany dla górnictwa, które obowiązują<text:span text:style-name="T1476">,</text:span><text:s/>których nikt nie zdjął - ilościowe, jakościowe i kierunkowe<text:span text:style-name="T1477">.<text:s/></text:span>Jest zatwierdzony<text:s/><text:span text:style-name="T1478">N</text:span>PSG do roku 1990 i chcielibyśmy pomóc tej gospodarce zrealizować te plany. Tej wielkiej rewolucji w tym górnictwie do tego czasu byśmy nie chcieli robić.</text:p>
      <text:p text:style-name="P1479">Drugie - wszyscy naukowcy, do których żeśmy się zwrócili, ten cały zespół, a jeden z tych panów jest tutaj pan d<text:span text:style-name="T1480">oc</text:span>.<text:s/><text:span text:style-name="T1481">M</text:span>a<text:span text:style-name="T1482">rcze</text:span>wski, ja też w tym zespole jestem. Nikt się nie podejmie wcześniej jak założenia zrobić gdzieś w ciągu pół roku, a za rok planistyczny cały interes.</text:p>
      <text:p text:style-name="P1483">Ja nie wiem, może to by się dało wcześniej zrobić. Ale niestety nikt się tego nie chce podjąć, żaden zespół. Dlaczego panie profesorze zwróciliśmy się do PTE, bo PTE się podjęło tego. A w PTE<text:s/><text:span text:style-name="T1484">jest</text:span><text:s/><text:span text:style-name="T1485">c</text:span>ały szereg ludzi o różn<text:span text:style-name="T1486">yc</text:span>h<text:span text:style-name="T1487"><text:s/></text:span>orientacjach politycznych. I nam to też odpowiada. I zapraszamy strony do wzięcia udziału, fachowców w tym zespole. Wypracujmy coś solidnego dla tego górnictwa. Naprawdę ja to mówię z rozsądku i w trosce o to górnictwo.</text:p>
      <text:p text:style-name="P1488">Sprawa represji. Myśmy przy tym<text:s/>„stoliku”<text:s/>postanowili, domówiliśmy, że załatwiamy wszystkie sprawy 1988 r.<text:s/>I nie powiedzieliśmy, że takiego problemu po 1981 roku nie ma. Tylko powiedzieliśmy, że taki problem istnieje i daliśmy to do decyzji ogólnokra<text:span text:style-name="T1489">jo</text:span>wej, bo to przecież nie dotyczy tylko górników. Dotyczy to stoczniowców. W moim przekonaniu dotyczy to innych zawodów.</text:p>
      <text:p text:style-name="P1490">Ja myślę, że jak będzie decyzja polityczna dotycząca wszystkich, to w górnictwie inaczej też nie będzie. Ale ja uważam, myśmy nie powiedzieli zdecydowanie absolutnie nie, takiego problemu nie widzimy, nie ma, tylko nie czuliśmy się kompetentni wypowiadać w sprawach wszystkich zawodów.</text:p>
      <text:p text:style-name="P1491">I panu profesorowi Trzeciakowskiemu - ja bardzo rozumiem, ja też bym chciał, żeby górnicy jadąc ze mną w stronę Katowic<text:s/><text:span text:style-name="T1492">z</text:span><text:s/>tego<text:s/>„stolika”<text:s/>wieźli coś dla załóg<text:span text:style-name="T1493">.</text:span><text:s/>I oni przywiozą, naprawdę przywiozą panie profesorze.</text:p>
      <text:soft-page-break/>
      <text:p text:style-name="P1494">Jest dwa protokoły porozumienia w dwóch ważkich dla górników, to znaczy<text:s/><text:span text:style-name="T1495">j</text:span>a nie zamknąłem dysku<text:span text:style-name="T1496">sj</text:span>i nad tamtym i sprawami, ja myślę jeszcze tam wyredagujemy, wyszli<text:span text:style-name="T1497">f</text:span>ujemy niektóre sprawy. Ale są dwa uzgodnienia naszego<text:s/>„podstolika”, przygotowane przez zespoły redakcyjne. To jest bezpieczeństwo i higiena pracy - bardzo ważny dla tego ciężkiego i trudnego zawodu uzgodnienia, to znaczy bezpieczeństwo i higiena pracy.</text:p>
      <text:p text:style-name="P1498">I drugie - to jest protokół porozumienia w sprawie majątkowej odpowiedzialności<text:s/>zakładów pracy za wypadki przy pracy i choroby zawodowe.<text:s/>Protokoły<text:s/>są zredagowane, strona rządowa wnosi o podpisanie tych dwóch<text:s/>protokołów, żebyśmy przynajmniej dzisiaj już mieli w dwóch ważkich, właściwie w trzech ważkich sprawach pełne porozumienie.</text:p>
      <text:p text:style-name="P1499"><text:span text:style-name="T1500">Przewodnicząc</text:span><text:span text:style-name="T1501">y</text:span>:</text:p>
      <text:p text:style-name="P1502">Dziękuję bardzo. Ja rozumiem, że zastąpiono mnie prawie w prowadzeniu tego naszego posiedzenia, z tego co ja zrozumiałem również strona opozycyjno- solidarnościowa zgłasza chę<text:span text:style-name="T1503">ć</text:span><text:s/>podpisania tychże dokumentów. Chcę powiedzieć, że uzyskałem informacje, że dwa zespoły zakończyły pracę i rozumiem, że prze<text:span text:style-name="T1504">ds</text:span>tawione dokumenty są uzgodnionymi dokumentami.</text:p>
      <text:p text:style-name="P1505">Natomiast chcę powiedzieć też, że biorąc dwa posiedzenia do tyłu wstecz, również była sprawa prezentowana trzeciego<text:span text:style-name="T1506"><text:s/></text:span>porozumienia, dotyczącego spraw górnictwa surowców chemicznych i surowców skalnych. O ile wiem tam nie było również - nie było rozbieżności i z tego co mi wiadomo, zarówno strona opozycyjna jak i strona rządowa przychyliła się do tego tekstu, więc jeżeli można by prosić rozpatrzyć<text:s/><text:span text:style-name="T1507">i</text:span><text:s/>ten dokument, żebyśmy go mogli podpisać, rozumiem przed przerwą, aby poprawiły nam się samopoczucia, jak to pan min. Gustek określił.</text:p>
      <text:p text:style-name="P1508">Czy strona rządowa jest gotowa do podpisania dwóch czy trzech dokumentów?</text:p>
      <text:p text:style-name="P1509"><text:span text:style-name="T1510">M.</text:span><text:span text:style-name="T1511"><text:s/></text:span><text:span text:style-name="T1512">G</text:span><text:span text:style-name="T1513">us</text:span><text:span text:style-name="T1514">te</text:span><text:span text:style-name="T1515">k</text:span>:</text:p>
      <text:p text:style-name="P1516">Ja bym tutaj sprawy górnictwa surowców chemicznych, nie żebym proponował to oddalić, ale ja<text:s/>go przed chwilą dosta<text:span text:style-name="T1517">ł</text:span>em i tu są trochę takie stwierdzenia zabezpieczyć kwotę 600 mln złotych<text:span text:style-name="T1518">,</text:span><text:s/>nie wiadomo kto to ma zabezpieczyć, to nie jest w sprawie reformy, to nie jest zgodne z reformą. Może byśmy się nad tekstem tego zastanowili, bo jeżeli co do zasady to jestem zgodny co do pieniędzy kogo my tu mamy skazać na 600 mln złotych? To nie jest zgodne z zasadami reformy.</text:p>
      <text:p text:style-name="P1519"><text:span text:style-name="T1520">Przewodnicz</text:span><text:span text:style-name="T1521">ą</text:span><text:span text:style-name="T1522">cy</text:span>:</text:p>
      <text:p text:style-name="P1523">Czy strona opozycyjno-solidarnościowa jest gotowa do podpisania dwóch wniosków czy trzech?</text:p>
      <text:p text:style-name="P1524"><text:span text:style-name="T1525">A</text:span><text:span text:style-name="T1526">.</text:span><text:span text:style-name="T1527"><text:s/>Pietrzyk</text:span>:</text:p>
      <text:p text:style-name="P1528">My jesteśmy za tym trzecim też.</text:p>
      <text:p text:style-name="P1529"><text:span text:style-name="T1530">Przewodniczący</text:span>:</text:p>
      <text:p text:style-name="P1531">Dzię<text:span text:style-name="T1532">k</text:span>uję b<text:span text:style-name="T1533">ar</text:span>dzo.</text:p>
      <text:p text:style-name="P1534">Ja panie ministrze Gustek chcę przypomnieć, że ten trzeci był zredagowany już półtora tygodnia temu i nie jest to wcale nowy zapis, który się dzisiaj pojawił. Był to zapis, który wtedy uzyskała akceptację półtora tygodnia temu i sądziliśmy, że ten zapis jest niejako już przyjęty, tylko formalnie nie został podpisany.</text:p>
      <text:p text:style-name="P1535">Ale rozumiem wola jest, że muszą trzy strony<text:span text:style-name="T1536"><text:s/></text:span>mieć wolę podpisania.</text:p>
      <text:p text:style-name="P1537">Czy pan min. Gustek zrewiduje swój pogląd w tym momencie.</text:p>
      <text:p text:style-name="P1538"><text:span text:style-name="T1539">Min</text:span><text:span text:style-name="T1540">.</text:span><text:span text:style-name="T1541"><text:s/>Gustek</text:span>:</text:p>
      <text:soft-page-break/>
      <text:p text:style-name="P1542">/Odpowiedź przy niewłączonym mikro<text:span text:style-name="T1543">fo</text:span>nie/.</text:p>
      <text:p text:style-name="P1544"><text:span text:style-name="T1545">Przewodniczący</text:span>:</text:p>
      <text:p text:style-name="P1546">Dobrze, przyjmuję propozycję pana ministra, Jeżeli można zaproponować wszystkim stronom, żeby w takim razie dokument w sprawie górnictwa surowców<text:span text:style-name="T1547"><text:s/></text:span>chemicznych i skalnych będziemy jeszcze doskonalić i jak będą wszystkie trzy strony gotowe podpisać, to wtedy byśmy go podpisali<text:span text:style-name="T1548">.</text:span></text:p>
      <text:p text:style-name="P1549">A teraz proponuję podpisać dokumenty dotyczące spraw bezpieczeństwa pracy i sprawy wypadków przy pracy.</text:p>
      <text:p text:style-name="P1550"><text:span text:style-name="T1551">Przewodniczący</text:span>:</text:p>
      <text:p text:style-name="P1552">Sadzę, że dokonując tego aktu porozumień, najbardziej zadowolone z tego będą nasze załogi. Uważam, że w ten sposób mimo... czy przed przerwą głos chce zabrać pan minister? Dobrze - proszę bardzo.</text:p>
      <text:p text:style-name="P1553"><text:span text:style-name="T1554">Min</text:span><text:span text:style-name="T1555">.</text:span><text:span text:style-name="T1556"><text:s/>M.<text:s/></text:span><text:span text:style-name="T1557">G</text:span><text:span text:style-name="T1558">uste</text:span>k:</text:p>
      <text:p text:style-name="P1559">Ja proponuję taką rzecz, żeby w tym porozumieniu - trzecim, tak zwanym w sprawie problemów surowców chemicznych trzeci punkt zmienić zabezpieczyć kwotę 600 mln zł, zabezpieczyć odpowiednią kwotą, bo ja nie wiem czy 600 mln zł to jest ta kwota, czy nie ta kwota. I podpisać.</text:p>
      <text:p text:style-name="P1560"><text:span text:style-name="T1561">Przewodnicząc</text:span><text:span text:style-name="T1562">y</text:span><text:span text:style-name="T1563">:</text:span></text:p>
      <text:p text:style-name="P1564">Dziękuję bardzo. Jako strona wnioskująca my się zgadzamy. Rozumiem że strona solidarnościowo-opozycyjna też przyzwala, z tym że ponieważ panie ministrze to wymaga jednak zmiany zapisu w tekście, trzeba po prostu napisać na maszynie, proponuję, żeby to porozumienie przepisać w czasie przerwy i po przerwie byśmy rozpoczęli nasze obrady od podpisania tego tekstu porozumienia.</text:p>
      <text:p text:style-name="P1565">Czy możemy tak przyjąć?</text:p>
      <text:p text:style-name="P1566">Ponieważ czas nieubłaganie zmierza do godziny 14-tej, jeżeli panowie współprzewodniczący pozwolą, na kanwie tej miłej uroczystości podziękuję wszystkim stronom i jednocześnie pozwolę sobie ogłosić przerwę<text:s/>obiadową.</text:p>
      <text:p text:style-name="P1567"/>
      <text:p text:style-name="P1568">/Przerwa/.</text:p>
      <text:p text:style-name="P1569"/>
      <text:p text:style-name="P1570">/Po przerwie/.</text:p>
      <text:p text:style-name="P1571"/>
      <text:p text:style-name="P1572"><text:span text:style-name="T1573">Przewodnicząc</text:span><text:span text:style-name="T1574">y</text:span><text:span text:style-name="T1575">:</text:span></text:p>
      <text:p text:style-name="P1576">Proszę o zajmowanie mie<text:span text:style-name="T1577">js</text:span>c. Widzę, że po porze obiadowej to się po<text:s/>przerzedzał<text:span text:style-name="T1578">y</text:span>, szczególnie strona rządowa tak jakoś - widzę<text:s/>–<text:s/>„cienkawo”. OPZZ tam stoi. Zaplecze rządu.</text:p>
      <text:p text:style-name="P1579">Proszę państwa przystępujemy do naszych obrad. W wypowiedzi, po przerwie prosiła strona opozyc<text:span text:style-name="T1580">yj</text:span>no-solidarnościowa o wystąpienie pana prof. Bojarskiego.</text:p>
      <text:p text:style-name="P1581">Proszę panie profesorze.</text:p>
      <text:p text:style-name="P1582"><text:span text:style-name="T1583">Prof. Włodzimierz Bojarski</text:span><text:span text:style-name="T1584">:</text:span></text:p>
      <text:p text:style-name="P1585">Chciałem, wracając do początku naszych tutaj spotkań, przypomnieć, że zderzyły się tu dwie, jak gdyby krańcowo przeciwstawne opcje. Jedna reprezentowana przez stronę rządową, opowiadająca się przy symbolicznej chyba liczbie wydobycia węgla na poziomie 192 mln ton. Krańcowo przeciwna<text:s/><text:soft-page-break/>solidarnościowa, która nie mówiła o żadnym poziomie wydobycia. I trzecia, która się chyba dzisiaj zjawiła, a niektórzy słyszeli ją już dwa, czy trzy dni wcześniej, w wypowiedzi pana ministra Wilczka, dotycząca uwzględnienia konieczności, czy też nieuniknionej sytuacji zmniejszenia wydobycia węgla.</text:p>
      <text:p text:style-name="P1586">Wydaje mi się, że... chciałbym nawiązać dalej do koncepcji, czy do nurtu zaczętego przez pana ministra Wilczka, ponieważ rozumiem, że ten nurt żeśmy tu wywołali i że jest to nurt ciekawy, do którego chyba trzeba byłoby się odwołać.</text:p>
      <text:p text:style-name="P1587">Mnie się wydaje, tu chciałbym jeszcze raz powiedzieć, że chciałbym się i tak nie całkiem wypowiedzieć, jako reprezentant tej strony, po k<text:span text:style-name="T1588">t</text:span>órej siedzę, a raczej też jako może ekspert niezależny, że tak naprawdę to chyba w tych 192 mln ton to nikt nie wierzy. Bo te 192 mln ton to było do utrzymania przy owym to nakazowo-rozdzielnym przymusie pracy w te soboty i w niedziele. Rozumiemy wszyscy, że obecna sytuacja owej to nieistnie<text:span text:style-name="T1589">ją</text:span>cej zimy zluzowała ten przymus, ale strona pracownicza ma prawo się obawiać, że przy braku węgla ów przymus z całą siłą ponownie powróci. Natomiast chciałbym, żebyśmy sobie uświadomili, że ten przymus, jeżeliby nawet powrócił, to on niczego innego nie spowoduje poza wygnaniem dalszej części załóg z kopalń. Bo nie jest taka to już dzisiaj sytuacja, żeby ludzie musieli w kopalni pracować.</text:p>
      <text:p text:style-name="P1590">Wydaje mi się, że wydobycie w Polsce jest zagrożone przede wszystkim przez niedostatek rąk do pracy. I nie można sobie wyobrażać, że my żonglując np. wolną sobotą, że my tutaj rzeczywiście zwiększamy lub zmniejszamy w<text:span text:style-name="T1591">y</text:span>dobycie. Ten sposób myślenia chciałbym nieco podważyć. Być może, że nie mam racji. Ale mnie się wydaje tak, będą trudniejsze warunki pracy, wydłużymy czas pracy, więcej ludzi odejdzie. Będą korzystnie<text:span text:style-name="T1592">js</text:span>ze warunki pracy, ktoś jeszcze może przyjdzie do tego górnictwa, a może trochę mniej ludzi odejdzie. Przecież nikt z tych ludzi nie będzie się kierował owym to mitycznym zapisem w planie.</text:p>
      <text:p text:style-name="P1593">I ten aspekt bym przede wszystkim proponował mieć na uwadze, ponieważ wydaje mi się, że moglibyśmy sobie wzajemnie próbować zaufać, że nam troska o to gospodarstwo<text:s/>narodowe, o ten bilans i nie o prywatne interesy chodzi, a w szczególności mnie nie chodzi, bo<text:s/><text:span text:style-name="T1594">j</text:span>a z tego w żaden sposób nie żyję. Natomiast, że istnieje obawa, realna obawa, że jak się te warunki w górnictwie znacznie nie poprawią, tak nie będzie komu tego węgla wydobywać. I że tutaj sprawa wolnych sobót, a również częściowo i sprawa<text:s/>„poprawy<text:span text:style-name="T1595">”</text:span><text:s/>warunków finansowych, chociaż przecież w istocie rzeczy jedynie można byłoby mówić o zapewnieniu jakiej takiej stabilizacji płac realnych, a nie poprawie, przecież nikt tu nie żąda żadnej poprawy - że chyba to są pewne minimalne warunki przy zapewnieniu, których można teraz mówić wspólnie, co dalej dałoby się z tym zrobić.</text:p>
      <text:p text:style-name="P1596">Otóż idąc tym nurtem, wydaje mi się, że po pierwsze<text:s/>- musielibyśmy<text:s/>zauważyć, że w tym kierunku reformy udoskonalenie rozliczeń finansowych z kopalniami musi następować, jako że pan dyr<text:span text:style-name="T1597">.</text:span><text:s/>Helski - wszyscy<text:s/><text:span text:style-name="T1598">ż</text:span>eśmy się zgodzili, że to jest stale system nakazowo-rozdzielczy także i w sprawach finansowych. Jest to prz<text:span text:style-name="T1599">et</text:span>argowo-uznani<text:span text:style-name="T1600">ow</text:span>y system.</text:p>
      <text:p text:style-name="P1601">Co w ramach tego przetargowo-uznaniowego systemu można, moim<text:s/><text:span text:style-name="T1602">z</text:span>daniem zrobić? Próbować zastąpić to, o co się posądza - ja nie twierdzę,<text:s/><text:span text:style-name="T1603">ż</text:span>e tak jest, ale o co się posądza, że ten przetargowo-uznaniowy system dokonuje się poprzez - w cudzysłowie, proszę się nie pogniewać - panów urzędników na dwóch szczeblach. Na szczeblu przedsiębiorstwa wielozakładowego i na szczeblu Wspólnoty.</text:p>
      <text:p text:style-name="P1604">Jaka może być inna propozycja, bo oczywiście to rozliczenie pozostaje. Nikt z nas nie wnioskuje, nie<text:s/><text:soft-page-break/>widzi możliwości zrezygnowania z tego typu rozwiązań, od ręki,<text:s/>bo w przyszłości może przynajmniej częściowo, ale tylko częściowo<text:span text:style-name="T1605">.</text:span></text:p>
      <text:p text:style-name="P1606">Można by powiedzieć tak, to może tą - proszę się nie pogniewać - urzędniczą operację prz<text:span text:style-name="T1607">et</text:span>arg<text:span text:style-name="T1608">ow</text:span>o-uznaniową próbować zastąpić. Czym by można było zastąpić? Bardziej formalnie-urzędową znowu oceną typu geologicznego,<text:s/><text:span text:style-name="T1609">s</text:span>prawowaną czy to przez urząd górniczy, czy przez specjalną instytucję od gospodarki zasobami. I przez drugą, sprzężoną z tym instytucję, typu finansowego.</text:p>
      <text:p text:style-name="P1610">Oczywiście można sobie wyobrazić, że w ramach istniejącej struktury np. do tej pory nazywanej Wspólnotą Węgla, te dwie funkcje zostaną jako funkcje jedne z wiodących funkcji. Funkcja bardzo specjalnej oceny zasobów, ale taka funkcja oceny zasobów, za którą idą rozliczenia, żeby zminimalizować ową prz<text:span text:style-name="T1611">et</text:span>argowość i uznaniowość. Bo teraz jak gdyby te dwie rzeczy odbywają się trochę w oderwaniu od siebie. Wszyscy uznajemy, że to jest niedobrze. No to wszystko co można tutaj zrobić to próbować zobiektywizować. Obiektywizować wobec osobnych kryteriów górniczo- geologicznych warunki pracy.<text:s/><text:span text:style-name="T1612">I</text:span><text:s/>obiektywizować zasady rozliczeń finansowych bazujące na tamtych to ocenach. Można to robić tak, jak wstępnie to proponowałem, żeby jedno załatwiał urząd górniczy, a drugie bank albo ogó<text:span text:style-name="T1613">l</text:span>ny bank, albo wyspecjalizowany. Przy stole ekonomicznym mówi się o powołaniu ministra, czy urzędu skarbu, urzędu skarbu państwowego. Na pewno kopalnie musiałyby się rozliczać.</text:p>
      <text:p text:style-name="P1614">Uważam, że kopalnie jak każde przedsiębiorstwo państwowe, korzystające z zasobów państwowych musi się z państwem rozliczać, wnosząc na tę rzecz opłatę. Ponieważ kopalnie pracują w zróżnicowanych warunkach, w związku z tym to rozliczanie musi być zindywidualizowane.</text:p>
      <text:p text:style-name="P1615">Jeżeli to rozliczanie musi być zindywidualizowane ze względu na warunki geologiczne i odniesienie do jakichś cen, to tu mogą być dwa podwarianty, czy dwie sytuacje. Albo to będzie różnicowanie warunków wydobycia w stosunku do ceny rynkowej - o czym był łaskaw powiedzieć pan Moric w swoim wystąpieniu<text:s/>- albo<text:s/>to będzie zróżnicowanie owych to rozliczeń z budżetem w oparciu o cenę zadekretowaną, czy ustaloną centralnie.</text:p>
      <text:p text:style-name="P1616">Wydaje mi się, że tak czy inaczej mechanizm tego rozliczenia musiałby pozostać w zasadzie ten sam. W efekcie wydaje mi się, że uściślenie i udrożnienie tego mechanizmu mogłoby być już zrealizowane, niezależnie od tego, czy są ceny rynkowe, czy są ceny regulowane.<text:s/><text:span text:style-name="T1617">I</text:span><text:s/>gdybyśmy się co do tego zgodzili, to może by tu był pierwszy krok do przodu.</text:p>
      <text:p text:style-name="P1618">D<text:span text:style-name="T1619">r</text:span>ugi krok widziałbym właśnie w tym, że na pewno by się, może nie warto było w tej chwili upierać co do tego, że to rozliczenie ma akurat następować wprost z funduszem skarbu narodowego poprzez oceny wyższego urzędu górniczego, a może można by się zgodzić co do tego, że właśnie istniejąca Wspólnota Węgla zostanie przekształcona, nie wiem, w jakiś taki holding czy coś takiego, który weźmie na siebie<text:s/>te funkcje, które zresztą do tej pory częściowo w efekcie sprawuje. Tylko będą to te określone funkcje. I<text:s/><text:span text:style-name="T1620">ż</text:span>e w tym kierunku można by tą Wspólnotę częściowo przekształcić.<text:s/>I gdybyśmy się co do tego mogli zgodzić, to wydaje mi się, że byłby następny krok do przodu.</text:p>
      <text:p text:style-name="P1621">Pozostaje sprawa dalsza, związana z tym, kiedy by to wszystko mogło być uzgodnione. Wszyscy panowie macie rac<text:span text:style-name="T1622">ję</text:span><text:s/>mówiąc o tym, że to jest problem trudny i że go trzeba studiować. I że wymaga również czasu wdrożenie. No, ale ze względu na owe to sytuacje zewnętrzne, społeczno- polityczne musimy sobie powiedzieć, że właśnie tego czasu to już my nie mamy. Już ten czas został zmarnowany. Ten czas może<text:s/><text:soft-page-break/>był pomiędzy 1<text:span text:style-name="T1623">9</text:span>80 rokiem a 1989, może był w latach siedemdziesiątych. Ale teraz po prostu tego czasu nie ma. Ja się całkowicie zgadzam tutaj z dwoma panami profesorami, którzy mów<text:span text:style-name="T1624">i</text:span>li o teorii organizacji, że to wszystko tak powinno być. Prawda. No, ale tego czasu, po pierwsze<text:s/>- nie<text:s/>ma, a po drugie - wszyscy ludzie patrzący na to z zewnątrz stale operują takim argumentem, no dobrze, ale wreszcie gwarectwa utworzono w ciągu miesiąca czasu, a nie w ciągu dwóch lat, zlikwidowano w ciągu dwóch tygodni, a nie w ciągu dwóch lat - prawda. A jak trzeba coś zrobić co by odpowiadało woli, że tak powiem ludu, to my wtedy powiadamy, że na to trzeba dwa lata.</text:p>
      <text:p text:style-name="P1625">Ja myślę, że można by też tutaj uzna<text:span text:style-name="T1626">ć</text:span><text:s/>pewne realia braku czasu, jak wydaje mi się, że jest to czynnik obiektywny, to nie zależy od tego po której stronie my siedzimy. Tu po prostu jest niecierpliwość ludu i niecierpliwość, która ma dwie możliwości. Jedna - to idę sadzić ziemniaki i mówię<text:s/>„do<text:s/>widzenia”<text:s/>na kopalni, a druga taka, że kopalnia staje, chociaż ja jeszcze nie poszedłem na razie sadzić tych ziemniaków.</text:p>
      <text:p text:style-name="P1627">Jedna i druga sprawa w zasadzie do tego samego zmierza, bo nie ma wydobycia, prawda.</text:p>
      <text:p text:style-name="P1628">Więc wydaje mi się, że ten argument czasowy - tu musielibyśmy wspólnie uwzględnić i powiedzieć sobie, że oczywiście, że pełne dopracowanie szczegółów to musi trwać miesiące, ale co do zasadniczych rozstrzygnięć to je<text:span text:style-name="T1629">d</text:span>nak trzeba by się w bardzo krótkim terminie domówić. To tutaj musiałby ten czas bardzo szybko biec.</text:p>
      <text:p text:style-name="P1630">Teraz ta sprawa samorządów wydaje mi się jest tutaj następną sprawą dosyć istotną. Panowie powiadacie - no nic nie stoi na przeszkodzie, żeby te samorządy powołać. Ale przecież powołanie samorządu na 1<text:span text:style-name="T1631">5</text:span><text:s/>kopalniach w ramach jednego przedsiębiorstwa to jest rzecz całkowicie nieskuteczna, jeżeli chodzi o wpływ owych to samorządów na to przedsiębiorstwo, prawda.</text:p>
      <text:p text:style-name="P1632">Po drugie - jest to rzecz niefunk<text:span text:style-name="T1633">cjo</text:span>n<text:span text:style-name="T1634">al</text:span>na pod każdym względem. Te samorządy w takim układzie nie miałyby praktycznie żadnych możliwości wpływu, analiz, decyzji itd. Jest to<text:s/><text:span text:style-name="T1635">-</text:span><text:s/>krótko mówiąc rozwiązanie pozorne, które wydaje mi się powinno być z góry założenia - oddalone. No, nie zależy nam na rozwiązaniach pozornych. Przecież na rozwiązaniu pozornym każda z wysoko umawiających się stron prawda się wyłoży w ciągu paru miesięcy.</text:p>
      <text:p text:style-name="P1636">A więc wyd<text:span text:style-name="T1637">aj</text:span>e mi się, że może jednak, dałoby się z jednej strony mając koncepcję przekształcenia obecnej wspólnoty w jakąś taką organizację typu rozliczeniowo- banko<text:span text:style-name="T1638">wo</text:span>-gospodarczego organizmu, mówić jednak o przesunięc<text:span text:style-name="T1639">i</text:span>u<text:span text:style-name="T1640"><text:s/></text:span>maksimum kompetencji z owych to przedsiębiorstw wielozakładowych do zakład<text:span text:style-name="T1641">ó</text:span>w czyniąc je maksym<text:span text:style-name="T1642">al</text:span>nie samodzielnymi przedsiębiorstwami, a inne funkcje przesuwając z owych to przedsiębiorstw wielozakładowych do tego holdingu, którym byłaby ta przekształcona wspólnota<text:span text:style-name="T1643">.</text:span><text:s/>I w ten sposób można byłoby może w ciągu stosunkowo krótkiego czasu zlikwidować te przedsiębiorstwa wieloz<text:span text:style-name="T1644">ak</text:span>ładowe, a na kopalniach, zgodnie ze statutem przedsiębiorstwa państwowego powołać wtedy samorządy, które funkc<text:span text:style-name="T1645">jo</text:span>nowałyby w ramach przedsiębiorstwa, jakim byłyby kopal<text:span text:style-name="T1646">ni</text:span>e, co moim zdaniem - w dalszym ciągu nie zamykałoby tych spraw, o których mówił słusznie pan minister Wilczek, że w dalszym ciągu tak powołane przedsiębiorstwa zakładowe, kopalniane stałyby wobec sytuacji takiej, że jedne właśnie księgowo by się okazały tymi bardzo nierentownymi, proponowałoby się wtedy temu to zakładowi, tej to załodze, temu to samorządowi, panowie podejmijcie rozmowy na temat likwidacji, konwersji jakiejś, połączenia się z kimś. Moim zdaniem powstawałaby właśnie strona do tego typu rozmów.</text:p>
      <text:p text:style-name="P1647">Zatem namawiałbym nas wszystkich tu po obydwóch stronach, żeby próbować tę myśl drążyć, że<text:s/><text:soft-page-break/>próbować odłożyć na półkę mit 190 mln ton. Bo moim zdaniem jest to mit całkowi<text:span text:style-name="T1648">cie</text:span><text:s/>nierealny w sytuacji, w jakiej my się znajdujemy. My próbujmy myśleć ekonomicznie. Jest alternatywa co dla kraju jest ważniejsze - czy dla kraju jest ważniejsze wydobycia 190 mln ton bez względu na koszty, czy dla kraju jest ważniejsze jednak urentownienie i maksymalne uefektywnienie górnictwa.</text:p>
      <text:p text:style-name="P1649">Mnie się wydaje, że ta druga sprawa nie jest mniej ważna niż pierwsza. Podejrzewam chyba, że stale jest jednak ważniejsza, bo przecież państwo wiecie, panowie wszyscy wiecie, że poza rentownością i gospodarką samego górnictwa, tego którego koszty r<text:span text:style-name="T1650">ej</text:span>estrujecie jest przecież zupełnie inna platforma rachunku kosztów i infrastruktury na Śląsku,<text:s/><text:span text:style-name="T1651">k</text:span>tóra tego górnictwa nie uniesie do początku przyszłego stulecia. Z tą infrastrukturą ktoś musi coś zrobi<text:span text:style-name="T1652">ć</text:span><text:s/>i w tę infr<text:span text:style-name="T1653">as</text:span>trukturę musi się wnieść ogromne kapitały, żeby ta infr<text:span text:style-name="T1654">as</text:span>truktura udźwignęła to górnictwo w przyszłym<text:span text:style-name="T1655"><text:s/></text:span>stuleciu, w początku przyszłego stulecia.</text:p>
      <text:p text:style-name="P1656">Program odsalania wód górniczych jest gigantycznym programem<text:span text:style-name="T1657">.</text:span><text:s/>Czy ten program musi być w całości zrealizowany przy fedrowaniu węgla na wszystkich kopalniach dostarczających najwięce<text:span text:style-name="T1658">j</text:span><text:s/>soli może niż węgla,<text:s/><text:span text:style-name="T1659">no</text:span><text:s/><text:span text:style-name="T1660">to</text:span><text:s/>ja<text:s/><text:span text:style-name="T1661">nie</text:span><text:s/><text:span text:style-name="T1662">w</text:span>i<text:span text:style-name="T1663">em</text:span>.<text:s/><text:span text:style-name="T1664">Ta</text:span><text:s/>sprawa<text:s/>musi być tu<text:span text:style-name="T1665">t</text:span>aj wzięta pod rozwagę.</text:p>
      <text:p text:style-name="P1666">Wydaje mi się zatem, że dla nas wszystki<text:span text:style-name="T1667">c</text:span>h chyba daleko bardziej obiecującym, konstruktywnym jest ten nurt myśle<text:span text:style-name="T1668">n</text:span>ia, który nam podał pan minister Wilczek, żeby trochę jak gdyby odstąpić od tego schem<text:span text:style-name="T1669">at</text:span>u 190 mln ton węgla, natomiast szukać rozwiązań pośrednich.</text:p>
      <text:p text:style-name="P1670">I w zakresie urentownienia i wydobycia, i owej to restrukturalizacji. Ja myślę, że godny uwagi jest oczywiście<text:s/><text:span text:style-name="T1671">fa</text:span>kt,<text:s/><text:span text:style-name="T1672">ż</text:span>eby uruchomić ten zespół ekspertów nawet międzynarodowych do spraw górnic<text:span text:style-name="T1673">t</text:span>wa. Myślę, że ta sprawa na pewno zobiektywizu<text:span text:style-name="T1674">je.</text:span><text:s/>Ale mnie się wydaje, że ona gdyby nawet była najbardziej zobiektywizowana ta ekspertyza, to ona naszych wszystkich stron nie zwolni z tego nacisku społecznego, pod jakim my się tutaj w sprawie struktury znajdujemy w Polsce. Jest to pewien fakt - moim zdaniem obiektywny. Ja też byłem na paru takich spotkaniach z ludźmi, z załogami. I możliwości przekonania kogoś o czymś w sytuacji totalnego krachu zaufania do siebie wzajemnie. No musimy to też wyraźnie powiedzieć, prawda. Możliwość przekonania rozwiązania czegokolwiek na tej drodze jest znikoma.</text:p>
      <text:p text:style-name="P1675">W efekcie rzecz biorąc, no biorąc pod uwagę właśnie te realia, wydaje mi się, że można byłoby może na początek przyjąć taką koncepcję, że jednak w skali kilku miesięcy zlikwiduje się te przedsiębiorstwa wielozakładowe, że podejmie się reorganizację wspólnoty w jakimś takim kierunku bardziej uniwersalnym, prawda. I że nie traktuje<text:s/>się tego jako rozwiązanie rozstrzyg<text:span text:style-name="T1676">aj</text:span>ące wszystko, tylko że w dalszym ciągu są prowadzone te studia. Jak tej nowej strukturze nadać pełne właściwe funkcje.</text:p>
      <text:p text:style-name="P1677">A zwrócę uwagę, że tych funkcji niepełnionych do tej pory jednak jest trochę, bo przy operacji, o której mówił pan<text:span text:style-name="T1678"><text:s/></text:span>minister, prawda i o której my tu musimy myśleć, to udział rad narodowych czynników wojewódzkich jest niezwykle duży. Bo wszędzie tam gdzie wchodzi w grę sprawa przerzutu dużych załóg, sprawa zamykania niektórych kopalń, zapewne także sprawa innej gospodarki odpadami, o czym wyraźnie w jednym z referatów tutaj była mowa. No, to wymaga także i pewnych negocjacji, nowych form domówienia się pomiędzy górnictwem a urzędem wo<text:span text:style-name="T1679">je</text:span>wódzkim.</text:p>
      <text:p text:style-name="P1680">Wydaje się zatem, że można byłoby na podstawie wypowiedzi tutaj dzisiaj zgłoszonych pr<text:span text:style-name="T1681">ó</text:span>bować te elementy, które starałem się ukazać na tyle doprecyzować, żeby mogły być one podstawą jakiegoś porozumienia wzajemnego między nami.</text:p>
      <text:p text:style-name="P1682">Dziękuję b<text:span text:style-name="T1683">a</text:span>r<text:span text:style-name="T1684">dz</text:span>o za uwagę<text:span text:style-name="T1685">.</text:span></text:p>
      <text:soft-page-break/>
      <text:h text:style-name="P1686" text:outline-level="3"><text:span text:style-name="T1687">Przewodnicz</text:span><text:span text:style-name="T1688">ą</text:span><text:span text:style-name="T1689">cy</text:span>:<text:bookmark-start text:name="bookmark12"/><text:bookmark-end text:name="bookmark12"/></text:h>
      <text:p text:style-name="P1690">Dziękuję panu profesorowi. Proszę państwa, zgodnie z ustaleniem, które zrobiłem z wiceprzewodniczącymi - ustaliliśmy, że głos zabierze pan prof. Bojarski po przerwie. Ja bym wnosił, żeby jeszcze głos mógł zabrać kol. Jarliński i następnie powołalibyśmy zespoły robocze do referowania spraw związanych z ochroną środowiska /jeden zesp<text:span text:style-name="T1691">ó</text:span>ł/, a drugi w sprawie służby zdrowia.</text:p>
      <text:p text:style-name="P1692">Tym niemniej przedtem doręczono mi wynik pracy naszego zespołu dotyczącego spraw rent i emerytur. Czy panowie współprzewodni<text:span text:style-name="T1693">cz</text:span>ący mają projekt tego porozumienia? Rozumiem,<text:s/><text:span text:style-name="T1694">ż</text:span>e mają<text:span text:style-name="T1695">.</text:span></text:p>
      <text:p text:style-name="P1696">Czy pan Pietrzyk ma? Macie panowie?</text:p>
      <text:p text:style-name="P1697"><text:span text:style-name="T1698">Ob. A. Pietrzyk</text:span>:</text:p>
      <text:p text:style-name="P1699">Tak, tylko że ja bym proponował zostawić to na wtorek raczej, bo czy jes<text:span text:style-name="T1700">t</text:span><text:s/><text:span text:style-name="T1701">j</text:span>uż jakaś konkretna propozycja odnośnie tego<text:s/>protokołu<text:s/>porozumienia, czy on już jest w całości zredagowany i...</text:p>
      <text:p text:style-name="P1702"><text:span text:style-name="T1703">Przewodniczący</text:span>:</text:p>
      <text:p text:style-name="P1704">Ja rozumiem, że dostarczył mi to nasz zespó<text:span text:style-name="T1705">l</text:span>, który pracował nad tą propozycją.</text:p>
      <text:p text:style-name="P1706">Rozumiem, że tekst jest uzgodniony przez trzy strony.</text:p>
      <text:p text:style-name="P1707"><text:span text:style-name="T1708">Ob</text:span><text:span text:style-name="T1709">.</text:span><text:span text:style-name="T1710"><text:s/>A.<text:s/></text:span><text:span text:style-name="T1711">P</text:span><text:span text:style-name="T1712">ietrzyk</text:span>:</text:p>
      <text:p text:style-name="P1713">Moje zastrzeżenia są tej natury, że ja z całym zespołem chciałem zapoznać się, a jako że już jest dość późna pora, proponowałbym przejść do tego we wtorek dopiero.</text:p>
      <text:p text:style-name="P1714"><text:span text:style-name="T1715">Przewodniczący</text:span>:</text:p>
      <text:p text:style-name="P1716">Dobrze<text:span text:style-name="T1717">.</text:span><text:s/>Czyli to się przepisze żeby technicznie to udoskonalić, bo są tu poprawki, w tym układzie byśmy to podpisali we wtorek po zapoznaniu się z tym tekstem<text:span text:style-name="T1718">.</text:span></text:p>
      <text:p text:style-name="P1719">Jeżeli tak, to proponuję - oddaję głos kol<text:span text:style-name="T1720">.<text:s/></text:span>Jarl<text:span text:style-name="T1721">i</text:span>ńskiemu<text:span text:style-name="T1722">.</text:span></text:p>
      <text:p text:style-name="P1723"><text:span text:style-name="T1724">Ob. Janusz Jarliński</text:span>:</text:p>
      <text:p text:style-name="P1725">Jeśli państwo pozwolą, będę starał się mówić bardzo krótko, bo czas rzeczywiście ucieka, a sprawy s<text:span text:style-name="T1726">ą</text:span><text:s/>dość istotne, bo pan prof. Bojarski zwrócił nam wszystkim uwagę na pewne rozbieżności w generalnych liniach i w generalnych sprawach na które tutaj patrzymy. Koncepcja rozwoju polskiego węg<text:span text:style-name="T1727">l</text:span>a nie została pozyty<text:span text:style-name="T1728">w</text:span>nie<text:span text:style-name="T1729"><text:s/></text:span>określona przez stronę rządową, stąd tutaj pytanie czy rząd ustąpi z tego pojęcia w systemie nakazowo-rozdzielczym czy nie, a od tego trzeba by zacząć. Trudno w tej chwili wnioskować. My<text:span text:style-name="T1730">śl</text:span>ę, że z wypowiedzi dotychczasowych przynajmniej ze strony rządowej wynikałoby, że raczej nie, natomiast strona rządowa byłaby zgodna co do tego, aby ten system w jakiś sposób zbliżać do przyszłościowego.</text:p>
      <text:p text:style-name="P1731">Stąd mam propozycję może drobną, ale bardzo istotną jeśli będziemy mówili potem o systemie<text:s/><text:span text:style-name="T1732">fi</text:span>nansowania, o indeksacji, która i w jednym, i w drugim systemie ma to samo znaczenie, a więc nie powinna budzić wielkich kontrowersji, aczkolwiek jest dość nową.</text:p>
      <text:p text:style-name="P1733">Chcę przypomnieć tylko, że w styczniu już zwróciliśmy się do Urzędu Rady Ministrów z żądaniem zmiany dotychcz<text:span text:style-name="T1734">as</text:span>ow<text:span text:style-name="T1735">yc</text:span>h przepisów regulujących zasady finansowania i wypłacania dodatków za pracę wykonywaną w warunkach szkodliwych dla zdrowia, uciążliwych i niebezpiecznych.<text:s/><text:span text:style-name="T1736">W</text:span><text:s/>tej sprawie otrzymaliśmy niedawno pismo sygnowane przez Departament Systemu Wynagrodzeń Min.<text:s/><text:span text:style-name="T1737">P</text:span>racy i Polityki Socjalnej, w którym wyjaśniono, iż dotychczasowa pra<text:span text:style-name="T1738">k</text:span>tyka włączania wspomnianych dodatków do prawnego pojęcia wynagrodzenia za pracę jest pono<text:span text:style-name="T1739">ć</text:span><text:s/>[nieczytelne] ze społecznego i ekonomicznego punktu widzenia.</text:p>
      <text:soft-page-break/>
      <text:p text:style-name="P1740">Po konsulta<text:span text:style-name="T1741">cj</text:span>ach z załogą uznaliśmy, że nie możemy się zgodzić z taką interpreta<text:span text:style-name="T1742">cj</text:span>ą. Uznaliśmy bowiem że świadczenia z tytułu pracy w warunkach szkodliwych dla zdrowia, uciążliwych i niebezpiecznych mogą i powinny być wyłączone spod ekonomicznego pojęcia wynagro<text:span text:style-name="T1743">dz</text:span>enia. Uważamy, że w warunkach reformy gospodarczej nie powinno opłacać się pracodawcy przerzucenie społecznych kosztów własnej nieudolności na pracownika, a za takie uważamy włączenie owych dodatków do wynagrodzeń.</text:p>
      <text:p text:style-name="P1744">Zdecydowanie upieramy się przy stanowisku, że świadczenia, o których była mowa wyżej, powinny pełnić rolę swoistej kary dla tego pracodawcy, który nie dokłada należytych starań by unowocześnić produkcję, a tym samym polepszyć warunki pracy. Stwierdzamy z całą mocą, że zamysł twórców norm prawnych, obowiązujących w tym zakresie, by poprzez włączenie dodatków do wynagrodzeń zmusić pracodawcę do ra<text:span text:style-name="T1745">cj</text:span>onaliza<text:span text:style-name="T1746">cji</text:span><text:s/>i unowocześnienia produkcji, nie spełnia przewidywanej rol<text:span text:style-name="T1747">i</text:span>. Fakt, iż świadomie świadczenia te podlegają również podatkowi od płac oraz obciążeniom z tytułu<text:s/><text:span text:style-name="T1748">s</text:span>kł<text:span text:style-name="T1749">a</text:span>dki ubezpieczeniowej, nie jest i chyba nie będzie dostatecznym argumentem zmuszającym pracodawców do polepszenia warunków pracy.<text:s/><text:span text:style-name="T1750">P</text:span>racodawcy mają bowiem świadomość, iż dzięki rozmaitym zabiegom uz<text:span text:style-name="T1751">y</text:span>skują ulgi podatkowe, a im bardziej zdekapitalizowany potencjał produkcyjny tym łatwiej uzyskać tę ulgę argumentując potrzeby.</text:p>
      <text:p text:style-name="P1752">Wobec faktu, że większość urządzeń produkcyjnych w naszym przemyśle jest zdekapitalizowana, a możliwość ich regeneracji lub całkowitej wymiany jest znikoma, nie widzimy możliwości, by poprzez proste działania podatkowe zmusić pracodawców do działań zmierzających do poprawy warunków pracy.</text:p>
      <text:p text:style-name="P1753">Uważamy, że jedynie modyfikacja obowiązujących przepisów w zakresie dodatków za pracę w warunkach szkodliwych dla zdrowia, uciążliwych i niebezpiecznych oraz przerzucenie ich z wynagrodzeń do koszt w produkcji, w ciężar kosztów wydobycia, jeśli chodzi o górnictwo, umożliwi zdecydowaną walkę z niesolidnymi pracodawcami.</text:p>
      <text:p text:style-name="P1754">W tym kon<text:span text:style-name="T1755">te</text:span>kście trudno zrozumieć argumentację Ministerstwa Pracy i Polityki Socjalnej, mówiącą, że praktyczne zwiększenie płacy zasadniczej, dokonywane poprzez włączenie d<text:span text:style-name="T1756">o</text:span><text:s/>niej wspomnianych dodatków jest ustaleniem wynagrodzenia odpowiednio do rodzaju i ilości, i jakości. Praca w warunkach nienormalnych, a za takie uważamy te, które niera<text:span text:style-name="T1757">cj</text:span>onalnie i w nieuzasadniony sposób zagrażają zdrowiu i życiu pracowników musi być poddawana szczególnej represji ekonomicznej i prawnej. I nie chodzi tutaj o wymiar finansowy<text:s/>proponowanego<text:s/>przez nas rozwiązania. My jako pracownicy nie chcemy po prostu pracować w ta<text:span text:style-name="T1758">k</text:span>ich warunkach.</text:p>
      <text:p text:style-name="P1759">Nie można bowiem wartościować pracy pod wzg<text:span text:style-name="T1760">l</text:span>ędem jej destrukcyjnego wpływu na zdrowie i życie. Wnioskujemy bowiem by w trybie pilnym doprowadzić do uzupełnienia treści uchwały nr 33 Rady Ministrów z dnia 25 marca 1983 r.<text:s/><text:span text:style-name="T1761">w</text:span><text:s/>sprawie klasyfikacji wynagrodzeń w jednostkach gospo<text:span text:style-name="T1762">d</text:span>arki uspołecznionej o następującą treść:</text:p>
      <text:p text:style-name="P1763">„Do wynagrodzenia nie zalicza się dodatków za pracę w warunkach szkodliwych dla zdrowia, uciążliwych i niebezpiecznych”.</text:p>
      <text:p text:style-name="P1764">Ja rozumiem, że Ministerstwo Pracy tę odpowiedź napisało, sformułowało w ten sposób, ponieważ zrozumiało, sytuację taka jaka ona właśnie jest, a jest następująca.<text:s/><text:span text:style-name="T1765">W</text:span><text:s/>zakładach pracy może na podstawie górnictwa w tym zespole najłatwiej będzie się porozumieć, te dodatki nie są jakąś wielką wartością finansową, ale zawsze są.<text:s/><text:span text:style-name="T1766">W</text:span><text:s/>żaden sposób nie odpowiadają one utraconemu zdrowiu, a nawet i życiu.<text:s/><text:soft-page-break/>Stąd z prostej logiki należałoby stwierdzić, że powinny być zwiększane i to wielokrotnie, a nie procentowo. Oczywiście byłaby to walka o płace, a nie chodzi nam o płace, tak jak powiedziałem na wstępie nie chcemy zapłaty za zdrowie, chcemy po prostu unikn<text:span text:style-name="T1767">ą</text:span>ć takich sytuacji, aby to zdrowie niszczyć i to niszczyć b<text:span text:style-name="T1768">e</text:span>z potrzeby, bo nie zawsze są to warunki takie, których nie można by było uniknąć<text:span text:style-name="T1769">.</text:span></text:p>
      <text:p text:style-name="P1770">Dziękuję.</text:p>
      <text:p text:style-name="P1771"><text:span text:style-name="T1772">Przewodniczący</text:span>:</text:p>
      <text:p text:style-name="P1773">D<text:span text:style-name="T1774">z</text:span>iękuję. Ja rozumiem, że jest to głos który daje pod rozwagę wszystkim stronom jak będziemy omawiali w przyszłym posiedzeniu sprawy związane z systemem płac i z płacami.</text:p>
      <text:p text:style-name="P1775">Proszę Państwa! Ponieważ zgodnie z przewodniczącymi tu uzgodniłem, że na tym wyczerpaliśmy dzisiejszy porządek dzienny - proponuję, abyśmy powołali dzisiaj na koniec naszego posiedzenia dwa zespoły. Do spraw ochrony środowiska i do spraw służby zdrowia.</text:p>
      <text:p text:style-name="P1776">Z naszej strony jeżeli jest zgoda do spraw...</text:p>
      <text:p text:style-name="P1777"><text:span text:style-name="T1778">Min</text:span><text:span text:style-name="T1779">.</text:span><text:span text:style-name="T1780"><text:s/>Gustek</text:span>:</text:p>
      <text:p text:style-name="P1781">Ja nie rozumiem bardzo, skąd się wziął temat służba zdrowia?</text:p>
      <text:p text:style-name="P1782"><text:span text:style-name="T1783">Przewodniczący</text:span>:</text:p>
      <text:p text:style-name="P1784">W ramach spraw socjalnych omawialiśmy sprawy służby zdrowia. Tam była sprawa wyboru lekarza, tam były sprawy związane z uniezależnieniem służby zdrowia od administracji gospodarczej przez stronę naszą związkową, ewentualnej samodzielnej służby lekarskiej, górnicz<text:span text:style-name="T1785">ej</text:span>. Był to temat omawiany w tym bloku spraw socjalnych i proponowaliśmy, żeby go wyodrębnić jako o<text:span text:style-name="T1786">dd</text:span>zielne porozumienie jeżeli można by takie osiągnąć.</text:p>
      <text:p text:style-name="P1787">Pan przewodniczący Pietrzyk popiera taką inicjatywę.</text:p>
      <text:p text:style-name="P1788"><text:span text:style-name="T1789">O</text:span><text:span text:style-name="T1790">b. A.<text:s/></text:span><text:span text:style-name="T1791">P</text:span><text:span text:style-name="T1792">ietrzyk</text:span>:</text:p>
      <text:p text:style-name="P1793">Tylko czekamy na zdanie przewodniczącego Gustka.</text:p>
      <text:p text:style-name="P1794"><text:span text:style-name="T1795">Ob. M.<text:s/></text:span><text:span text:style-name="T1796">G</text:span><text:span text:style-name="T1797">us</text:span><text:span text:style-name="T1798">te</text:span><text:span text:style-name="T1799">k</text:span>:</text:p>
      <text:p text:style-name="P1800">Ja nie mam nic przeciwko temu, żeby ten temat był omawiany, tylko że nam stale dochodzą jakieś nowe tematy, a sprawa doboru lekarza jest już tym<text:s/>protokole, który mamy podpisać. Mnie chodzi o to, żebyśmy tych tematów nie dorzucali, a skracali.</text:p>
      <text:p text:style-name="P1801"><text:span text:style-name="T1802">Przewodniczący</text:span>:</text:p>
      <text:p text:style-name="P1803">Jeżeli można ja rozumiem sprawa wyboru lekarza jest tylko jednym z fragmentów ogólnie dotyczących spraw dotyczących służby zdrowia. Ja rozumiem panie ministrze, że generalnie pan nie ma zastrzeżeń. Tylko chodzi, żeby nie dublować w tych porozumieniach tematów, które są zawarte w innych.</text:p>
      <text:p text:style-name="P1804">Czy w związku z tym możemy przyjąć, że takie dwa zespoły możemy powołać? Tak?</text:p>
      <text:p text:style-name="P1805"><text:span text:style-name="T1806">Ob. Marian Gustek</text:span>:</text:p>
      <text:p text:style-name="P1807">Jeżeli można. Do ochrony środowiska pan Hycner i Kamiński.</text:p>
      <text:p text:style-name="P1808"><text:span text:style-name="T1809">Przewodnicząc</text:span><text:span text:style-name="T1810">y</text:span><text:span text:style-name="T1811">:</text:span></text:p>
      <text:p text:style-name="P1812">Ze strony OPZZ do spraw ochrony środowiska kol. Pe<text:span text:style-name="T1813">te</text:span>rko.</text:p>
      <text:p text:style-name="P1814"><text:span text:style-name="T1815">Ob. Alojzy Pietrzyk</text:span>:</text:p>
      <text:p text:style-name="P1816">Ze strony<text:s/>„Solidarności”<text:s/>Krywulko i kol. Karaś.</text:p>
      <text:p text:style-name="P1817"><text:span text:style-name="T1818">Przewodnicząc</text:span><text:span text:style-name="T1819">y</text:span><text:span text:style-name="T1820">:</text:span></text:p>
      <text:soft-page-break/>
      <text:p text:style-name="P1821">Jeżeli można, jako przewodniczący, do spraw służby zdrowia z naszej strony wysuwamy kol. Zb<text:span text:style-name="T1822">rz</text:span>yznego.</text:p>
      <text:p text:style-name="P1823"><text:span text:style-name="T1824">Ob. <text:s text:c="22"/></text:span>:</text:p>
      <text:p text:style-name="P1825">...Szelachowski.</text:p>
      <text:p text:style-name="P1826"><text:span text:style-name="T1827">Ob. A. Pietrzyk:</text:span></text:p>
      <text:p text:style-name="P1828">„Solidarność”<text:s/>- Krzysztof Rajpert i Leszek Piotrowski.</text:p>
      <text:p text:style-name="P1829"><text:span text:style-name="T1830">Przewodnicząc</text:span><text:span text:style-name="T1831">y</text:span>:</text:p>
      <text:p text:style-name="P1832">Dziękuję. W ten sposób rozumiem, że ustaliliśmy dwa zespoły. Proponuję, żeby te zespoły po skończeniu naszego posiedzenia się zebrały i ustaliły miejsce, i termin rozpoczęcia prac, tak aby nam mogli przedstawić wyniki swoich prac, proponuję, na wtorek.</text:p>
      <text:p text:style-name="P1833">Jeżeli państwo pozwolą, zgodnie z konsultacją, jaką przeprowadziłem z wiceprzewodniczącymi, uważalibyśmy nasz dzisiejszy porządek za wyczerpany.</text:p>
      <text:p text:style-name="P1834">Następne obrady proponujemy rozpocząć we wtorek, o godz. 10. I liczymy,<text:s/><text:span text:style-name="T1835">ż</text:span>e rozpoczną się one od przyjemnego akcentu, jakim będzie podpisanie porozumienia w sprawie rent i emerytur, które jeszcze przeanalizu<text:span text:style-name="T1836">je</text:span>my.</text:p>
      <text:p text:style-name="P1837">Również proponowany jest porządek dzienny, tu uzgodnione mam ze stronami, aby porządkiem dziennym było następnie sprawa ustosunkowania się do propozycji ministra Wilczka w zakresie przedstawion<text:span text:style-name="T1838">yc</text:span>h tu propozycji strukturalnych, ekonomicznych i spraw czasu pracy. I byśmy ten temat omówili we wtorek. Jak również sprawę systemu płacowego.</text:p>
      <text:p text:style-name="P1839">Czy jest to do przyjęcia przez wszystkie strony? Ja rozumiem, że strona rządowa przyjmuje. Strona...?</text:p>
      <text:p text:style-name="P1840"><text:span text:style-name="T1841">O</text:span><text:span text:style-name="T1842">b</text:span><text:span text:style-name="T1843">.</text:span><text:span text:style-name="T1844"><text:s/>A. Pietrzyk</text:span>:</text:p>
      <text:p text:style-name="P1845"><text:span text:style-name="T1846">T</text:span>ak<text:span text:style-name="T1847">.</text:span></text:p>
      <text:p text:style-name="P1848"><text:span text:style-name="T1849">Przewodnicząc</text:span><text:span text:style-name="T1850">y</text:span>:</text:p>
      <text:p text:style-name="P1851">Proszę państwa, pozwólcie, że na tym zakończę obrady.</text:p>
      <text:p text:style-name="P1852">Dziękuję bardzo.</text:p>
      <text:p text:style-name="P1853"><text:span text:style-name="T1854">Ob. Jarosław Szczepański</text:span>:</text:p>
      <text:p text:style-name="P1855">Ja przepraszam, w sprawie formalnej na wszelki wypadek, czy nie zaklepać terminu jeszcze jednego, bo potem nie będzie sali?</text:p>
      <text:p text:style-name="P1856"><text:span text:style-name="T1857">Przewodnicząc</text:span><text:span text:style-name="T1858">y</text:span>:</text:p>
      <text:p text:style-name="P1859">Proszę państwa,<text:s/><text:span text:style-name="T1860">w</text:span><text:s/><text:span text:style-name="T1861">ś</text:span>rodę - czwartek to jest niemożliwe, ponieważ mamy struktury, posiedzenie. Ewentualnie piątek by wchodził w grę. Można? W piątek.</text:p>
      <text:p text:style-name="P1862">Na tym państwu dziękuję, dzięku<text:span text:style-name="T1863">ję</text:span><text:s/>za zrozumienie i przepraszam, jeżeli popełniłem jakieś faux pa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Cyrwus Artur (STUD)</dc:creator>
    <meta:creation-date>2023-07-03T12:13:00Z</meta:creation-date>
    <dc:date>2023-07-03T12:13:00Z</dc:date>
    <meta:template xlink:href="Normal.dotm" xlink:type="simple"/>
    <meta:editing-cycles>2</meta:editing-cycles>
    <meta:editing-duration>PT120S</meta:editing-duration>
    <meta:document-statistic meta:page-count="52" meta:paragraph-count="328" meta:word-count="23476" meta:character-count="164004" meta:row-count="1173" meta:non-whitespace-character-count="140856"/>
  </office:meta>
</office:document-meta>
</file>